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2.558cm"/>
    </style:style>
    <style:style style:name="co3" style:family="table-column">
      <style:table-column-properties fo:break-before="auto" style:column-width="1.947cm"/>
    </style:style>
    <style:style style:name="co4" style:family="table-column">
      <style:table-column-properties fo:break-before="auto" style:column-width="2.946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2" table:number-columns-repeated="10" table:default-cell-style-name="Default"/>
        <table:table-column table:style-name="co4" table:number-columns-repeated="10" table:default-cell-style-name="Default"/>
        <table:table-column table:style-name="co2" table:number-columns-repeated="20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0.000305047258734703">
            <text:p>0,0003050473</text:p>
          </table:table-cell>
          <table:table-cell table:style-name="ce1" office:value-type="float" office:value="0.0000951078254729509">
            <text:p>9,51E-005</text:p>
          </table:table-cell>
          <table:table-cell table:style-name="ce1" office:value-type="float" office:value="0.0000929598463699222">
            <text:p>9,30E-005</text:p>
          </table:table-cell>
          <table:table-cell table:style-name="ce1" office:value-type="float" office:value="0.0000929194502532482">
            <text:p>9,29E-005</text:p>
          </table:table-cell>
          <table:table-cell table:style-name="ce1" office:value-type="float" office:value="0.000093975686468184">
            <text:p>9,40E-005</text:p>
          </table:table-cell>
          <table:table-cell table:style-name="ce1" office:value-type="float" office:value="0.000094949034973979">
            <text:p>9,49E-005</text:p>
          </table:table-cell>
          <table:table-cell table:style-name="ce1" office:value-type="float" office:value="0.0000919954618439078">
            <text:p>9,20E-005</text:p>
          </table:table-cell>
          <table:table-cell table:style-name="ce1" office:value-type="float" office:value="0.0000969062093645334">
            <text:p>9,69E-005</text:p>
          </table:table-cell>
          <table:table-cell table:style-name="ce1" office:value-type="float" office:value="0.0000930714886635542">
            <text:p>9,31E-005</text:p>
          </table:table-cell>
          <table:table-cell table:style-name="ce1" office:value-type="float" office:value="0.0000959106255322695">
            <text:p>9,59E-005</text:p>
          </table:table-cell>
          <table:table-cell office:value-type="float" office:value="0.0141281019896269">
            <text:p>0,014128102</text:p>
          </table:table-cell>
          <table:table-cell office:value-type="float" office:value="0.00667094485834241">
            <text:p>0,0066709449</text:p>
          </table:table-cell>
          <table:table-cell office:value-type="float" office:value="0.00666688953060657">
            <text:p>0,0066668895</text:p>
          </table:table-cell>
          <table:table-cell office:value-type="float" office:value="0.00668308755848557">
            <text:p>0,0066830876</text:p>
          </table:table-cell>
          <table:table-cell office:value-type="float" office:value="0.0066749844700098">
            <text:p>0,0066749845</text:p>
          </table:table-cell>
          <table:table-cell office:value-type="float" office:value="0.00665701774414629">
            <text:p>0,0066570177</text:p>
          </table:table-cell>
          <table:table-cell office:value-type="float" office:value="0.00666011718567461">
            <text:p>0,0066601172</text:p>
          </table:table-cell>
          <table:table-cell office:value-type="float" office:value="0.00667711382266134">
            <text:p>0,0066771138</text:p>
          </table:table-cell>
          <table:table-cell office:value-type="float" office:value="0.00668590178247541">
            <text:p>0,0066859018</text:p>
          </table:table-cell>
          <table:table-cell office:value-type="float" office:value="0.00671889784280211">
            <text:p>0,0067188978</text:p>
          </table:table-cell>
          <table:table-cell office:value-type="float" office:value="2.20376603829209">
            <text:p>2,2037660383</text:p>
          </table:table-cell>
          <table:table-cell office:value-type="float" office:value="2.21346694545355">
            <text:p>2,2134669455</text:p>
          </table:table-cell>
          <table:table-cell office:value-type="float" office:value="2.25062409578823">
            <text:p>2,2506240958</text:p>
          </table:table-cell>
          <table:table-cell office:value-type="float" office:value="2.21437308145687">
            <text:p>2,2143730815</text:p>
          </table:table-cell>
          <table:table-cell office:value-type="float" office:value="2.21935908461455">
            <text:p>2,2193590846</text:p>
          </table:table-cell>
          <table:table-cell office:value-type="float" office:value="2.20246499916539">
            <text:p>2,2024649992</text:p>
          </table:table-cell>
          <table:table-cell office:value-type="float" office:value="2.24209404550493">
            <text:p>2,2420940455</text:p>
          </table:table-cell>
          <table:table-cell office:value-type="float" office:value="2.21852906816639">
            <text:p>2,2185290682</text:p>
          </table:table-cell>
          <table:table-cell office:value-type="float" office:value="2.18886508094147">
            <text:p>2,1888650809</text:p>
          </table:table-cell>
          <table:table-cell office:value-type="float" office:value="2.2328350294847">
            <text:p>2,2328350295</text:p>
          </table:table-cell>
          <table:table-cell office:value-type="float" office:value="0.00715089007280767">
            <text:p>0,0071508901</text:p>
          </table:table-cell>
          <table:table-cell office:value-type="float" office:value="0.00689804798457772">
            <text:p>0,006898048</text:p>
          </table:table-cell>
          <table:table-cell office:value-type="float" office:value="0.00688090117182583">
            <text:p>0,0068809012</text:p>
          </table:table-cell>
          <table:table-cell office:value-type="float" office:value="0.00684690859634429">
            <text:p>0,0068469086</text:p>
          </table:table-cell>
          <table:table-cell office:value-type="float" office:value="0.00683810235932469">
            <text:p>0,0068381024</text:p>
          </table:table-cell>
          <table:table-cell office:value-type="float" office:value="0.0068671191111207">
            <text:p>0,0068671191</text:p>
          </table:table-cell>
          <table:table-cell office:value-type="float" office:value="0.00685503031127155">
            <text:p>0,0068550303</text:p>
          </table:table-cell>
          <table:table-cell office:value-type="float" office:value="0.00681006058584899">
            <text:p>0,0068100606</text:p>
          </table:table-cell>
          <table:table-cell office:value-type="float" office:value="0.00680302712135017">
            <text:p>0,0068030271</text:p>
          </table:table-cell>
          <table:table-cell office:value-type="float" office:value="0.00683991389814764">
            <text:p>0,0068399139</text:p>
          </table:table-cell>
          <table:table-cell office:value-type="float" office:value="0.00693592813331634">
            <text:p>0,0069359281</text:p>
          </table:table-cell>
          <table:table-cell office:value-type="float" office:value="0.00669598823878914">
            <text:p>0,0066959882</text:p>
          </table:table-cell>
          <table:table-cell office:value-type="float" office:value="0.00674099405296147">
            <text:p>0,0067409941</text:p>
          </table:table-cell>
          <table:table-cell office:value-type="float" office:value="0.00663491676095873">
            <text:p>0,0066349168</text:p>
          </table:table-cell>
          <table:table-cell office:value-type="float" office:value="0.00663697835989296">
            <text:p>0,0066369784</text:p>
          </table:table-cell>
          <table:table-cell office:value-type="float" office:value="0.0066871001617983">
            <text:p>0,0066871002</text:p>
          </table:table-cell>
          <table:table-cell office:value-type="float" office:value="0.00672193232458085">
            <text:p>0,0067219323</text:p>
          </table:table-cell>
          <table:table-cell office:value-type="float" office:value="0.00669899536296725">
            <text:p>0,0066989954</text:p>
          </table:table-cell>
          <table:table-cell office:value-type="float" office:value="0.00665609631687403">
            <text:p>0,0066560963</text:p>
          </table:table-cell>
          <table:table-cell office:value-type="float" office:value="0.00665692891925573">
            <text:p>0,00665692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00161973410286009">
            <text:p>0,0001619734</text:p>
          </table:table-cell>
          <table:table-cell office:value-type="float" office:value="0.000150961801409721">
            <text:p>0,0001509618</text:p>
          </table:table-cell>
          <table:table-cell office:value-type="float" office:value="0.00015509850345552">
            <text:p>0,0001550985</text:p>
          </table:table-cell>
          <table:table-cell office:value-type="float" office:value="0.00015197170432657">
            <text:p>0,0001519717</text:p>
          </table:table-cell>
          <table:table-cell office:value-type="float" office:value="0.000156933907419443">
            <text:p>0,0001569339</text:p>
          </table:table-cell>
          <table:table-cell office:value-type="float" office:value="0.000149034080095589">
            <text:p>0,0001490341</text:p>
          </table:table-cell>
          <table:table-cell office:value-type="float" office:value="0.000156010850332677">
            <text:p>0,0001560109</text:p>
          </table:table-cell>
          <table:table-cell office:value-type="float" office:value="0.000147962011396885">
            <text:p>0,000147962</text:p>
          </table:table-cell>
          <table:table-cell office:value-type="float" office:value="0.000156978378072381">
            <text:p>0,0001569784</text:p>
          </table:table-cell>
          <table:table-cell office:value-type="float" office:value="0.000152049353346229">
            <text:p>0,0001520494</text:p>
          </table:table-cell>
          <table:table-cell office:value-type="float" office:value="0.0133710668887943">
            <text:p>0,0133710669</text:p>
          </table:table-cell>
          <table:table-cell office:value-type="float" office:value="0.013262115069665">
            <text:p>0,0132621151</text:p>
          </table:table-cell>
          <table:table-cell office:value-type="float" office:value="0.0132611059816554">
            <text:p>0,013261106</text:p>
          </table:table-cell>
          <table:table-cell office:value-type="float" office:value="0.0132050786633045">
            <text:p>0,0132050787</text:p>
          </table:table-cell>
          <table:table-cell office:value-type="float" office:value="0.0132589878048748">
            <text:p>0,0132589878</text:p>
          </table:table-cell>
          <table:table-cell office:value-type="float" office:value="0.013265002053231">
            <text:p>0,0132650021</text:p>
          </table:table-cell>
          <table:table-cell office:value-type="float" office:value="0.0132720647379756">
            <text:p>0,0132720647</text:p>
          </table:table-cell>
          <table:table-cell office:value-type="float" office:value="0.0132750758202747">
            <text:p>0,0132750758</text:p>
          </table:table-cell>
          <table:table-cell office:value-type="float" office:value="0.0132450786186382">
            <text:p>0,0132450786</text:p>
          </table:table-cell>
          <table:table-cell office:value-type="float" office:value="0.013211110024713">
            <text:p>0,01321111</text:p>
          </table:table-cell>
          <table:table-cell office:value-type="float" office:value="4.22692695632577">
            <text:p>4,2269269563</text:p>
          </table:table-cell>
          <table:table-cell office:value-type="float" office:value="4.37724900816102">
            <text:p>4,3772490082</text:p>
          </table:table-cell>
          <table:table-cell office:value-type="float" office:value="4.46329890645575">
            <text:p>4,4632989065</text:p>
          </table:table-cell>
          <table:table-cell office:value-type="float" office:value="4.26433209958486">
            <text:p>4,2643320996</text:p>
          </table:table-cell>
          <table:table-cell office:value-type="float" office:value="4.41148888762109">
            <text:p>4,4114888876</text:p>
          </table:table-cell>
          <table:table-cell office:value-type="float" office:value="4.47010094148573">
            <text:p>4,4701009415</text:p>
          </table:table-cell>
          <table:table-cell office:value-type="float" office:value="4.46178689785302">
            <text:p>4,4617868979</text:p>
          </table:table-cell>
          <table:table-cell office:value-type="float" office:value="4.3966360015329">
            <text:p>4,3966360015</text:p>
          </table:table-cell>
          <table:table-cell office:value-type="float" office:value="4.42863904510159">
            <text:p>4,4286390451</text:p>
          </table:table-cell>
          <table:table-cell office:value-type="float" office:value="4.4243839783594">
            <text:p>4,4243839784</text:p>
          </table:table-cell>
          <table:table-cell office:value-type="float" office:value="0.0138159198686481">
            <text:p>0,0138159199</text:p>
          </table:table-cell>
          <table:table-cell office:value-type="float" office:value="0.0135771107161418">
            <text:p>0,0135771107</text:p>
          </table:table-cell>
          <table:table-cell office:value-type="float" office:value="0.0134859754471108">
            <text:p>0,0134859754</text:p>
          </table:table-cell>
          <table:table-cell office:value-type="float" office:value="0.0134291022550315">
            <text:p>0,0134291023</text:p>
          </table:table-cell>
          <table:table-cell office:value-type="float" office:value="0.0134739828063175">
            <text:p>0,0134739828</text:p>
          </table:table-cell>
          <table:table-cell office:value-type="float" office:value="0.0135169284185395">
            <text:p>0,0135169284</text:p>
          </table:table-cell>
          <table:table-cell office:value-type="float" office:value="0.0135320174740627">
            <text:p>0,0135320175</text:p>
          </table:table-cell>
          <table:table-cell office:value-type="float" office:value="0.0134640047326684">
            <text:p>0,0134640047</text:p>
          </table:table-cell>
          <table:table-cell office:value-type="float" office:value="0.0136040230281651">
            <text:p>0,013604023</text:p>
          </table:table-cell>
          <table:table-cell office:value-type="float" office:value="0.0134409662568942">
            <text:p>0,0134409663</text:p>
          </table:table-cell>
          <table:table-cell office:value-type="float" office:value="0.0134669665712863">
            <text:p>0,0134669666</text:p>
          </table:table-cell>
          <table:table-cell office:value-type="float" office:value="0.0132120065391064">
            <text:p>0,0132120065</text:p>
          </table:table-cell>
          <table:table-cell office:value-type="float" office:value="0.0132029470987618">
            <text:p>0,0132029471</text:p>
          </table:table-cell>
          <table:table-cell office:value-type="float" office:value="0.0132091023260728">
            <text:p>0,0132091023</text:p>
          </table:table-cell>
          <table:table-cell office:value-type="float" office:value="0.0131669216789305">
            <text:p>0,0131669217</text:p>
          </table:table-cell>
          <table:table-cell office:value-type="float" office:value="0.013179097790271">
            <text:p>0,0131790978</text:p>
          </table:table-cell>
          <table:table-cell office:value-type="float" office:value="0.0132179743377492">
            <text:p>0,0132179743</text:p>
          </table:table-cell>
          <table:table-cell office:value-type="float" office:value="0.0131889109034091">
            <text:p>0,0131889109</text:p>
          </table:table-cell>
          <table:table-cell office:value-type="float" office:value="0.0133130238391459">
            <text:p>0,0133130238</text:p>
          </table:table-cell>
          <table:table-cell office:value-type="float" office:value="0.0131509989732876">
            <text:p>0,01315099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00226058065891266">
            <text:p>0,0002260581</text:p>
          </table:table-cell>
          <table:table-cell office:value-type="float" office:value="0.000219967449083924">
            <text:p>0,0002199674</text:p>
          </table:table-cell>
          <table:table-cell office:value-type="float" office:value="0.000218113651499152">
            <text:p>0,0002181137</text:p>
          </table:table-cell>
          <table:table-cell office:value-type="float" office:value="0.000225070049054921">
            <text:p>0,00022507</text:p>
          </table:table-cell>
          <table:table-cell office:value-type="float" office:value="0.00021789746824652">
            <text:p>0,0002178975</text:p>
          </table:table-cell>
          <table:table-cell office:value-type="float" office:value="0.000219106208533049">
            <text:p>0,0002191062</text:p>
          </table:table-cell>
          <table:table-cell office:value-type="float" office:value="0.000216882210224867">
            <text:p>0,0002168822</text:p>
          </table:table-cell>
          <table:table-cell office:value-type="float" office:value="0.000211905804462731">
            <text:p>0,0002119058</text:p>
          </table:table-cell>
          <table:table-cell office:value-type="float" office:value="0.000216087326407433">
            <text:p>0,0002160873</text:p>
          </table:table-cell>
          <table:table-cell office:value-type="float" office:value="0.000218995148316026">
            <text:p>0,0002189951</text:p>
          </table:table-cell>
          <table:table-cell office:value-type="float" office:value="0.0200340168084949">
            <text:p>0,0200340168</text:p>
          </table:table-cell>
          <table:table-cell office:value-type="float" office:value="0.0198319330811501">
            <text:p>0,0198319331</text:p>
          </table:table-cell>
          <table:table-cell office:value-type="float" office:value="0.0197948940331116">
            <text:p>0,019794894</text:p>
          </table:table-cell>
          <table:table-cell office:value-type="float" office:value="0.0197829362004995">
            <text:p>0,0197829362</text:p>
          </table:table-cell>
          <table:table-cell office:value-type="float" office:value="0.0198040088871494">
            <text:p>0,0198040089</text:p>
          </table:table-cell>
          <table:table-cell office:value-type="float" office:value="0.0198040718678385">
            <text:p>0,0198040719</text:p>
          </table:table-cell>
          <table:table-cell office:value-type="float" office:value="0.0197819472523406">
            <text:p>0,0197819473</text:p>
          </table:table-cell>
          <table:table-cell office:value-type="float" office:value="0.0197719313437119">
            <text:p>0,0197719313</text:p>
          </table:table-cell>
          <table:table-cell office:value-type="float" office:value="0.0198020597454161">
            <text:p>0,0198020597</text:p>
          </table:table-cell>
          <table:table-cell office:value-type="float" office:value="0.0198781065410003">
            <text:p>0,0198781065</text:p>
          </table:table-cell>
          <table:table-cell office:value-type="float" office:value="6.42662406072486">
            <text:p>6,4266240607</text:p>
          </table:table-cell>
          <table:table-cell office:value-type="float" office:value="6.64569796377327">
            <text:p>6,6456979638</text:p>
          </table:table-cell>
          <table:table-cell office:value-type="float" office:value="6.68384507170413">
            <text:p>6,6838450717</text:p>
          </table:table-cell>
          <table:table-cell office:value-type="float" office:value="6.69419703481253">
            <text:p>6,6941970348</text:p>
          </table:table-cell>
          <table:table-cell office:value-type="float" office:value="6.73032903391868">
            <text:p>6,7303290339</text:p>
          </table:table-cell>
          <table:table-cell office:value-type="float" office:value="6.63249590492342">
            <text:p>6,6324959049</text:p>
          </table:table-cell>
          <table:table-cell office:value-type="float" office:value="6.56806995312218">
            <text:p>6,5680699531</text:p>
          </table:table-cell>
          <table:table-cell office:value-type="float" office:value="6.71249599719886">
            <text:p>6,7124959972</text:p>
          </table:table-cell>
          <table:table-cell office:value-type="float" office:value="6.61150908481795">
            <text:p>6,6115090848</text:p>
          </table:table-cell>
          <table:table-cell office:value-type="float" office:value="6.69524107605685">
            <text:p>6,6952410761</text:p>
          </table:table-cell>
          <table:table-cell office:value-type="float" office:value="0.0203209534520283">
            <text:p>0,0203209535</text:p>
          </table:table-cell>
          <table:table-cell office:value-type="float" office:value="0.0201569981873035">
            <text:p>0,0201569982</text:p>
          </table:table-cell>
          <table:table-cell office:value-type="float" office:value="0.0201340871863067">
            <text:p>0,0201340872</text:p>
          </table:table-cell>
          <table:table-cell office:value-type="float" office:value="0.0201499155955389">
            <text:p>0,0201499156</text:p>
          </table:table-cell>
          <table:table-cell office:value-type="float" office:value="0.0202039565192536">
            <text:p>0,0202039565</text:p>
          </table:table-cell>
          <table:table-cell office:value-type="float" office:value="0.0201060371473432">
            <text:p>0,0201060371</text:p>
          </table:table-cell>
          <table:table-cell office:value-type="float" office:value="0.0201368848793209">
            <text:p>0,0201368849</text:p>
          </table:table-cell>
          <table:table-cell office:value-type="float" office:value="0.0200710068456829">
            <text:p>0,0200710068</text:p>
          </table:table-cell>
          <table:table-cell office:value-type="float" office:value="0.02011205884628">
            <text:p>0,0201120588</text:p>
          </table:table-cell>
          <table:table-cell office:value-type="float" office:value="0.0201450146269053">
            <text:p>0,0201450146</text:p>
          </table:table-cell>
          <table:table-cell office:value-type="float" office:value="0.0198869876330718">
            <text:p>0,0198869876</text:p>
          </table:table-cell>
          <table:table-cell office:value-type="float" office:value="0.0199240643996745">
            <text:p>0,0199240644</text:p>
          </table:table-cell>
          <table:table-cell office:value-type="float" office:value="0.019766948884353">
            <text:p>0,0197669489</text:p>
          </table:table-cell>
          <table:table-cell office:value-type="float" office:value="0.0197010879637674">
            <text:p>0,019701088</text:p>
          </table:table-cell>
          <table:table-cell office:value-type="float" office:value="0.0198340541683137">
            <text:p>0,0198340542</text:p>
          </table:table-cell>
          <table:table-cell office:value-type="float" office:value="0.0197090785950422">
            <text:p>0,0197090786</text:p>
          </table:table-cell>
          <table:table-cell office:value-type="float" office:value="0.0197969782166183">
            <text:p>0,0197969782</text:p>
          </table:table-cell>
          <table:table-cell office:value-type="float" office:value="0.0197429036488756">
            <text:p>0,0197429036</text:p>
          </table:table-cell>
          <table:table-cell office:value-type="float" office:value="0.0197469013510272">
            <text:p>0,0197469014</text:p>
          </table:table-cell>
          <table:table-cell office:value-type="float" office:value="0.020014955312945">
            <text:p>0,020014955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00289943651296198">
            <text:p>0,0002899437</text:p>
          </table:table-cell>
          <table:table-cell office:value-type="float" office:value="0.000277019222266972">
            <text:p>0,0002770192</text:p>
          </table:table-cell>
          <table:table-cell office:value-type="float" office:value="0.000278021558187902">
            <text:p>0,0002780216</text:p>
          </table:table-cell>
          <table:table-cell office:value-type="float" office:value="0.000287056784145534">
            <text:p>0,0002870568</text:p>
          </table:table-cell>
          <table:table-cell office:value-type="float" office:value="0.000298892729915678">
            <text:p>0,0002988927</text:p>
          </table:table-cell>
          <table:table-cell office:value-type="float" office:value="0.0002850869204849">
            <text:p>0,0002850869</text:p>
          </table:table-cell>
          <table:table-cell office:value-type="float" office:value="0.000292010139673948">
            <text:p>0,0002920101</text:p>
          </table:table-cell>
          <table:table-cell office:value-type="float" office:value="0.000292056589387357">
            <text:p>0,0002920566</text:p>
          </table:table-cell>
          <table:table-cell office:value-type="float" office:value="0.000281001208350062">
            <text:p>0,0002810012</text:p>
          </table:table-cell>
          <table:table-cell office:value-type="float" office:value="0.000278072664514184">
            <text:p>0,0002780727</text:p>
          </table:table-cell>
          <table:table-cell office:value-type="float" office:value="0.0265760063193738">
            <text:p>0,0265760063</text:p>
          </table:table-cell>
          <table:table-cell office:value-type="float" office:value="0.0264709563925862">
            <text:p>0,0264709564</text:p>
          </table:table-cell>
          <table:table-cell office:value-type="float" office:value="0.0264090050477535">
            <text:p>0,026409005</text:p>
          </table:table-cell>
          <table:table-cell office:value-type="float" office:value="0.0263369804015383">
            <text:p>0,0263369804</text:p>
          </table:table-cell>
          <table:table-cell office:value-type="float" office:value="0.0263108954532072">
            <text:p>0,0263108955</text:p>
          </table:table-cell>
          <table:table-cell office:value-type="float" office:value="0.0264001099858433">
            <text:p>0,02640011</text:p>
          </table:table-cell>
          <table:table-cell office:value-type="float" office:value="0.0264081191271543">
            <text:p>0,0264081191</text:p>
          </table:table-cell>
          <table:table-cell office:value-type="float" office:value="0.0263379734242335">
            <text:p>0,0263379734</text:p>
          </table:table-cell>
          <table:table-cell office:value-type="float" office:value="0.0263988852966577">
            <text:p>0,0263988853</text:p>
          </table:table-cell>
          <table:table-cell office:value-type="float" office:value="0.0263890562346205">
            <text:p>0,0263890562</text:p>
          </table:table-cell>
          <table:table-cell office:value-type="float" office:value="8.65301308268681">
            <text:p>8,6530130827</text:p>
          </table:table-cell>
          <table:table-cell office:value-type="float" office:value="8.76342089066748">
            <text:p>8,7634208907</text:p>
          </table:table-cell>
          <table:table-cell office:value-type="float" office:value="8.7234389744699">
            <text:p>8,7234389745</text:p>
          </table:table-cell>
          <table:table-cell office:value-type="float" office:value="8.79004509805236">
            <text:p>8,7900450981</text:p>
          </table:table-cell>
          <table:table-cell office:value-type="float" office:value="8.85003704705741">
            <text:p>8,8500370471</text:p>
          </table:table-cell>
          <table:table-cell office:value-type="float" office:value="8.74779109295923">
            <text:p>8,747791093</text:p>
          </table:table-cell>
          <table:table-cell office:value-type="float" office:value="8.74056099588051">
            <text:p>8,7405609959</text:p>
          </table:table-cell>
          <table:table-cell office:value-type="float" office:value="8.82612294529099">
            <text:p>8,8261229453</text:p>
          </table:table-cell>
          <table:table-cell office:value-type="float" office:value="8.94625710672699">
            <text:p>8,9462571067</text:p>
          </table:table-cell>
          <table:table-cell office:value-type="float" office:value="8.97755605285056">
            <text:p>8,9775560529</text:p>
          </table:table-cell>
          <table:table-cell office:value-type="float" office:value="0.0270850047236308">
            <text:p>0,0270850047</text:p>
          </table:table-cell>
          <table:table-cell office:value-type="float" office:value="0.0269470297498629">
            <text:p>0,0269470297</text:p>
          </table:table-cell>
          <table:table-cell office:value-type="float" office:value="0.0267561014043167">
            <text:p>0,0267561014</text:p>
          </table:table-cell>
          <table:table-cell office:value-type="float" office:value="0.0268240344012156">
            <text:p>0,0268240344</text:p>
          </table:table-cell>
          <table:table-cell office:value-type="float" office:value="0.0267069083638489">
            <text:p>0,0267069084</text:p>
          </table:table-cell>
          <table:table-cell office:value-type="float" office:value="0.0266739077633247">
            <text:p>0,0266739078</text:p>
          </table:table-cell>
          <table:table-cell office:value-type="float" office:value="0.0266600925242528">
            <text:p>0,0266600925</text:p>
          </table:table-cell>
          <table:table-cell office:value-type="float" office:value="0.026729051140137">
            <text:p>0,0267290511</text:p>
          </table:table-cell>
          <table:table-cell office:value-type="float" office:value="0.0267660974059254">
            <text:p>0,0267660974</text:p>
          </table:table-cell>
          <table:table-cell office:value-type="float" office:value="0.0266769292065874">
            <text:p>0,0266769292</text:p>
          </table:table-cell>
          <table:table-cell office:value-type="float" office:value="0.0263209117110819">
            <text:p>0,0263209117</text:p>
          </table:table-cell>
          <table:table-cell office:value-type="float" office:value="0.0264599347719923">
            <text:p>0,0264599348</text:p>
          </table:table-cell>
          <table:table-cell office:value-type="float" office:value="0.0262478870572522">
            <text:p>0,0262478871</text:p>
          </table:table-cell>
          <table:table-cell office:value-type="float" office:value="0.0263089170912281">
            <text:p>0,0263089171</text:p>
          </table:table-cell>
          <table:table-cell office:value-type="float" office:value="0.0261990930885077">
            <text:p>0,0261990931</text:p>
          </table:table-cell>
          <table:table-cell office:value-type="float" office:value="0.0262479941593483">
            <text:p>0,0262479942</text:p>
          </table:table-cell>
          <table:table-cell office:value-type="float" office:value="0.0262720071477815">
            <text:p>0,0262720071</text:p>
          </table:table-cell>
          <table:table-cell office:value-type="float" office:value="0.0263840628322214">
            <text:p>0,0263840628</text:p>
          </table:table-cell>
          <table:table-cell office:value-type="float" office:value="0.0262729157693684">
            <text:p>0,0262729158</text:p>
          </table:table-cell>
          <table:table-cell office:value-type="float" office:value="0.0262539162067696">
            <text:p>0,026253916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00360095989890397">
            <text:p>0,000360096</text:p>
          </table:table-cell>
          <table:table-cell office:value-type="float" office:value="0.000344882602803409">
            <text:p>0,0003448826</text:p>
          </table:table-cell>
          <table:table-cell office:value-type="float" office:value="0.000338027370162308">
            <text:p>0,0003380274</text:p>
          </table:table-cell>
          <table:table-cell office:value-type="float" office:value="0.000348068657331169">
            <text:p>0,0003480687</text:p>
          </table:table-cell>
          <table:table-cell office:value-type="float" office:value="0.000345917185768485">
            <text:p>0,0003459172</text:p>
          </table:table-cell>
          <table:table-cell office:value-type="float" office:value="0.000347896129824221">
            <text:p>0,0003478961</text:p>
          </table:table-cell>
          <table:table-cell office:value-type="float" office:value="0.000338067300617695">
            <text:p>0,0003380673</text:p>
          </table:table-cell>
          <table:table-cell office:value-type="float" office:value="0.000344112515449524">
            <text:p>0,0003441125</text:p>
          </table:table-cell>
          <table:table-cell office:value-type="float" office:value="0.000352022238075733">
            <text:p>0,0003520222</text:p>
          </table:table-cell>
          <table:table-cell office:value-type="float" office:value="0.000351096037775278">
            <text:p>0,000351096</text:p>
          </table:table-cell>
          <table:table-cell office:value-type="float" office:value="0.0331280635436997">
            <text:p>0,0331280635</text:p>
          </table:table-cell>
          <table:table-cell office:value-type="float" office:value="0.0331271089380607">
            <text:p>0,0331271089</text:p>
          </table:table-cell>
          <table:table-cell office:value-type="float" office:value="0.0329739295411855">
            <text:p>0,0329739295</text:p>
          </table:table-cell>
          <table:table-cell office:value-type="float" office:value="0.0329869107808918">
            <text:p>0,0329869108</text:p>
          </table:table-cell>
          <table:table-cell office:value-type="float" office:value="0.0328849977813661">
            <text:p>0,0328849978</text:p>
          </table:table-cell>
          <table:table-cell office:value-type="float" office:value="0.0328899767482653">
            <text:p>0,0328899767</text:p>
          </table:table-cell>
          <table:table-cell office:value-type="float" office:value="0.0329439693596214">
            <text:p>0,0329439694</text:p>
          </table:table-cell>
          <table:table-cell office:value-type="float" office:value="0.0329031004803255">
            <text:p>0,0329031005</text:p>
          </table:table-cell>
          <table:table-cell office:value-type="float" office:value="0.0329270496731624">
            <text:p>0,0329270497</text:p>
          </table:table-cell>
          <table:table-cell office:value-type="float" office:value="0.0329978851368651">
            <text:p>0,0329978851</text:p>
          </table:table-cell>
          <table:table-cell office:value-type="float" office:value="10.7467811127426">
            <text:p>10,7467811127</text:p>
          </table:table-cell>
          <table:table-cell office:value-type="float" office:value="11.0003859197022">
            <text:p>11,0003859197</text:p>
          </table:table-cell>
          <table:table-cell office:value-type="float" office:value="11.0084710896481">
            <text:p>11,0084710896</text:p>
          </table:table-cell>
          <table:table-cell office:value-type="float" office:value="11.0592779116705">
            <text:p>11,0592779117</text:p>
          </table:table-cell>
          <table:table-cell office:value-type="float" office:value="11.0626380416797">
            <text:p>11,0626380417</text:p>
          </table:table-cell>
          <table:table-cell office:value-type="float" office:value="11.0131610139506">
            <text:p>11,013161014</text:p>
          </table:table-cell>
          <table:table-cell office:value-type="float" office:value="11.1132178854896">
            <text:p>11,1132178855</text:p>
          </table:table-cell>
          <table:table-cell office:value-type="float" office:value="10.9460190247046">
            <text:p>10,9460190247</text:p>
          </table:table-cell>
          <table:table-cell office:value-type="float" office:value="10.8493699398823">
            <text:p>10,8493699399</text:p>
          </table:table-cell>
          <table:table-cell office:value-type="float" office:value="11.1109499187442">
            <text:p>11,1109499187</text:p>
          </table:table-cell>
          <table:table-cell office:value-type="float" office:value="0.0336059612454846">
            <text:p>0,0336059612</text:p>
          </table:table-cell>
          <table:table-cell office:value-type="float" office:value="0.033278071321547">
            <text:p>0,0332780713</text:p>
          </table:table-cell>
          <table:table-cell office:value-type="float" office:value="0.0334068977972493">
            <text:p>0,0334068978</text:p>
          </table:table-cell>
          <table:table-cell office:value-type="float" office:value="0.0334640979999676">
            <text:p>0,033464098</text:p>
          </table:table-cell>
          <table:table-cell office:value-type="float" office:value="0.0334069565869868">
            <text:p>0,0334069566</text:p>
          </table:table-cell>
          <table:table-cell office:value-type="float" office:value="0.0334409365896136">
            <text:p>0,0334409366</text:p>
          </table:table-cell>
          <table:table-cell office:value-type="float" office:value="0.0334230141015723">
            <text:p>0,0334230141</text:p>
          </table:table-cell>
          <table:table-cell office:value-type="float" office:value="0.0333240033360198">
            <text:p>0,0333240033</text:p>
          </table:table-cell>
          <table:table-cell office:value-type="float" office:value="0.0331959958421066">
            <text:p>0,0331959958</text:p>
          </table:table-cell>
          <table:table-cell office:value-type="float" office:value="0.0334499311866239">
            <text:p>0,0334499312</text:p>
          </table:table-cell>
          <table:table-cell office:value-type="float" office:value="0.0330270737176761">
            <text:p>0,0330270737</text:p>
          </table:table-cell>
          <table:table-cell office:value-type="float" office:value="0.0328280094545335">
            <text:p>0,0328280095</text:p>
          </table:table-cell>
          <table:table-cell office:value-type="float" office:value="0.0327420436078683">
            <text:p>0,0327420436</text:p>
          </table:table-cell>
          <table:table-cell office:value-type="float" office:value="0.0328600232023746">
            <text:p>0,0328600232</text:p>
          </table:table-cell>
          <table:table-cell office:value-type="float" office:value="0.0328939566388726">
            <text:p>0,0328939566</text:p>
          </table:table-cell>
          <table:table-cell office:value-type="float" office:value="0.0328460347373039">
            <text:p>0,0328460347</text:p>
          </table:table-cell>
          <table:table-cell office:value-type="float" office:value="0.032952947425656">
            <text:p>0,0329529474</text:p>
          </table:table-cell>
          <table:table-cell office:value-type="float" office:value="0.0327671187696978">
            <text:p>0,0327671188</text:p>
          </table:table-cell>
          <table:table-cell office:value-type="float" office:value="0.0328779036644846">
            <text:p>0,0328779037</text:p>
          </table:table-cell>
          <table:table-cell office:value-type="float" office:value="0.0328389694914222">
            <text:p>0,032838969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00427066581323743">
            <text:p>0,0004270666</text:p>
          </table:table-cell>
          <table:table-cell office:value-type="float" office:value="0.000402035424485803">
            <text:p>0,0004020354</text:p>
          </table:table-cell>
          <table:table-cell office:value-type="float" office:value="0.000405946630053222">
            <text:p>0,0004059466</text:p>
          </table:table-cell>
          <table:table-cell office:value-type="float" office:value="0.000418101204559207">
            <text:p>0,0004181012</text:p>
          </table:table-cell>
          <table:table-cell office:value-type="float" office:value="0.000419940683059394">
            <text:p>0,0004199407</text:p>
          </table:table-cell>
          <table:table-cell office:value-type="float" office:value="0.000401940895244479">
            <text:p>0,0004019409</text:p>
          </table:table-cell>
          <table:table-cell office:value-type="float" office:value="0.000408088439144194">
            <text:p>0,0004080884</text:p>
          </table:table-cell>
          <table:table-cell office:value-type="float" office:value="0.000398987904191017">
            <text:p>0,0003989879</text:p>
          </table:table-cell>
          <table:table-cell office:value-type="float" office:value="0.000407053856179118">
            <text:p>0,0004070539</text:p>
          </table:table-cell>
          <table:table-cell office:value-type="float" office:value="0.000405882485210895">
            <text:p>0,0004058825</text:p>
          </table:table-cell>
          <table:table-cell office:value-type="float" office:value="0.039732031757012">
            <text:p>0,0397320318</text:p>
          </table:table-cell>
          <table:table-cell office:value-type="float" office:value="0.0395160414045677">
            <text:p>0,0395160414</text:p>
          </table:table-cell>
          <table:table-cell office:value-type="float" office:value="0.0394070914480835">
            <text:p>0,0394070914</text:p>
          </table:table-cell>
          <table:table-cell office:value-type="float" office:value="0.0395958946319297">
            <text:p>0,0395958946</text:p>
          </table:table-cell>
          <table:table-cell office:value-type="float" office:value="0.0395870652282611">
            <text:p>0,0395870652</text:p>
          </table:table-cell>
          <table:table-cell office:value-type="float" office:value="0.0395209931302816">
            <text:p>0,0395209931</text:p>
          </table:table-cell>
          <table:table-cell office:value-type="float" office:value="0.0395228954730555">
            <text:p>0,0395228955</text:p>
          </table:table-cell>
          <table:table-cell office:value-type="float" office:value="0.0394889011513442">
            <text:p>0,0394889012</text:p>
          </table:table-cell>
          <table:table-cell office:value-type="float" office:value="0.0394140529679135">
            <text:p>0,039414053</text:p>
          </table:table-cell>
          <table:table-cell office:value-type="float" office:value="0.0394158816197887">
            <text:p>0,0394158816</text:p>
          </table:table-cell>
          <table:table-cell office:value-type="float" office:value="12.8374289257918">
            <text:p>12,8374289258</text:p>
          </table:table-cell>
          <table:table-cell office:value-type="float" office:value="13.3381979494588">
            <text:p>13,3381979495</text:p>
          </table:table-cell>
          <table:table-cell office:value-type="float" office:value="13.1238729568431">
            <text:p>13,1238729568</text:p>
          </table:table-cell>
          <table:table-cell office:value-type="float" office:value="13.1910989324097">
            <text:p>13,1910989324</text:p>
          </table:table-cell>
          <table:table-cell office:value-type="float" office:value="13.3749119244749">
            <text:p>13,3749119245</text:p>
          </table:table-cell>
          <table:table-cell office:value-type="float" office:value="13.22393389442">
            <text:p>13,2239338944</text:p>
          </table:table-cell>
          <table:table-cell office:value-type="float" office:value="13.2272559356643">
            <text:p>13,2272559357</text:p>
          </table:table-cell>
          <table:table-cell office:value-type="float" office:value="13.3162209888687">
            <text:p>13,3162209889</text:p>
          </table:table-cell>
          <table:table-cell office:value-type="float" office:value="13.3821929577971">
            <text:p>13,3821929578</text:p>
          </table:table-cell>
          <table:table-cell office:value-type="float" office:value="13.3122559254989">
            <text:p>13,3122559255</text:p>
          </table:table-cell>
          <table:table-cell office:value-type="float" office:value="0.0404999637976289">
            <text:p>0,0404999638</text:p>
          </table:table-cell>
          <table:table-cell office:value-type="float" office:value="0.0399611078901216">
            <text:p>0,0399611079</text:p>
          </table:table-cell>
          <table:table-cell office:value-type="float" office:value="0.0400381127838045">
            <text:p>0,0400381128</text:p>
          </table:table-cell>
          <table:table-cell office:value-type="float" office:value="0.0399929633131251">
            <text:p>0,0399929633</text:p>
          </table:table-cell>
          <table:table-cell office:value-type="float" office:value="0.0400070060277358">
            <text:p>0,040007006</text:p>
          </table:table-cell>
          <table:table-cell office:value-type="float" office:value="0.0400080642430112">
            <text:p>0,0400080642</text:p>
          </table:table-cell>
          <table:table-cell office:value-type="float" office:value="0.0399359810398892">
            <text:p>0,039935981</text:p>
          </table:table-cell>
          <table:table-cell office:value-type="float" office:value="0.039940903079696">
            <text:p>0,0399409031</text:p>
          </table:table-cell>
          <table:table-cell office:value-type="float" office:value="0.0399580206722021">
            <text:p>0,0399580207</text:p>
          </table:table-cell>
          <table:table-cell office:value-type="float" office:value="0.0399769326904789">
            <text:p>0,0399769327</text:p>
          </table:table-cell>
          <table:table-cell office:value-type="float" office:value="0.0394271037075669">
            <text:p>0,0394271037</text:p>
          </table:table-cell>
          <table:table-cell office:value-type="float" office:value="0.0394188885111362">
            <text:p>0,0394188885</text:p>
          </table:table-cell>
          <table:table-cell office:value-type="float" office:value="0.0393288842169568">
            <text:p>0,0393288842</text:p>
          </table:table-cell>
          <table:table-cell office:value-type="float" office:value="0.0393828883534297">
            <text:p>0,0393828884</text:p>
          </table:table-cell>
          <table:table-cell office:value-type="float" office:value="0.0395829638000578">
            <text:p>0,0395829638</text:p>
          </table:table-cell>
          <table:table-cell office:value-type="float" office:value="0.0395471148658544">
            <text:p>0,0395471149</text:p>
          </table:table-cell>
          <table:table-cell office:value-type="float" office:value="0.0392370339250192">
            <text:p>0,0392370339</text:p>
          </table:table-cell>
          <table:table-cell office:value-type="float" office:value="0.0394039491657168">
            <text:p>0,0394039492</text:p>
          </table:table-cell>
          <table:table-cell office:value-type="float" office:value="0.0393009469844401">
            <text:p>0,039300947</text:p>
          </table:table-cell>
          <table:table-cell office:value-type="float" office:value="0.0393670703051612">
            <text:p>0,039367070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00481935101561248">
            <text:p>0,0004819351</text:p>
          </table:table-cell>
          <table:table-cell office:value-type="float" office:value="0.000477071269415319">
            <text:p>0,0004770713</text:p>
          </table:table-cell>
          <table:table-cell office:value-type="float" office:value="0.000477997120469809">
            <text:p>0,0004779971</text:p>
          </table:table-cell>
          <table:table-cell office:value-type="float" office:value="0.000457118730992079">
            <text:p>0,0004571187</text:p>
          </table:table-cell>
          <table:table-cell office:value-type="float" office:value="0.000475114677101374">
            <text:p>0,0004751147</text:p>
          </table:table-cell>
          <table:table-cell office:value-type="float" office:value="0.000477028428576887">
            <text:p>0,0004770284</text:p>
          </table:table-cell>
          <table:table-cell office:value-type="float" office:value="0.000464891782030463">
            <text:p>0,0004648918</text:p>
          </table:table-cell>
          <table:table-cell office:value-type="float" office:value="0.000478960340842605">
            <text:p>0,0004789603</text:p>
          </table:table-cell>
          <table:table-cell office:value-type="float" office:value="0.000479954876936972">
            <text:p>0,0004799549</text:p>
          </table:table-cell>
          <table:table-cell office:value-type="float" office:value="0.000475989887490869">
            <text:p>0,0004759899</text:p>
          </table:table-cell>
          <table:table-cell office:value-type="float" office:value="0.0462629712419585">
            <text:p>0,0462629712</text:p>
          </table:table-cell>
          <table:table-cell office:value-type="float" office:value="0.0461370217381045">
            <text:p>0,0461370217</text:p>
          </table:table-cell>
          <table:table-cell office:value-type="float" office:value="0.0460389475338161">
            <text:p>0,0460389475</text:p>
          </table:table-cell>
          <table:table-cell office:value-type="float" office:value="0.0459860499249771">
            <text:p>0,0459860499</text:p>
          </table:table-cell>
          <table:table-cell office:value-type="float" office:value="0.0460041181650013">
            <text:p>0,0460041182</text:p>
          </table:table-cell>
          <table:table-cell office:value-type="float" office:value="0.0460599325597286">
            <text:p>0,0460599326</text:p>
          </table:table-cell>
          <table:table-cell office:value-type="float" office:value="0.045976908877492">
            <text:p>0,0459769089</text:p>
          </table:table-cell>
          <table:table-cell office:value-type="float" office:value="0.0461730032693595">
            <text:p>0,0461730033</text:p>
          </table:table-cell>
          <table:table-cell office:value-type="float" office:value="0.0460790442302823">
            <text:p>0,0460790442</text:p>
          </table:table-cell>
          <table:table-cell office:value-type="float" office:value="0.0460960860364139">
            <text:p>0,046096086</text:p>
          </table:table-cell>
          <table:table-cell office:value-type="float" office:value="14.9252660109196">
            <text:p>14,9252660109</text:p>
          </table:table-cell>
          <table:table-cell office:value-type="float" office:value="15.5102209994802">
            <text:p>15,5102209995</text:p>
          </table:table-cell>
          <table:table-cell office:value-type="float" office:value="15.5679109616904">
            <text:p>15,5679109617</text:p>
          </table:table-cell>
          <table:table-cell office:value-type="float" office:value="15.3599300393835">
            <text:p>15,3599300394</text:p>
          </table:table-cell>
          <table:table-cell office:value-type="float" office:value="15.578594941413">
            <text:p>15,5785949414</text:p>
          </table:table-cell>
          <table:table-cell office:value-type="float" office:value="15.3421339658089">
            <text:p>15,3421339658</text:p>
          </table:table-cell>
          <table:table-cell office:value-type="float" office:value="15.3234161039582">
            <text:p>15,323416104</text:p>
          </table:table-cell>
          <table:table-cell office:value-type="float" office:value="15.4302760725841">
            <text:p>15,4302760726</text:p>
          </table:table-cell>
          <table:table-cell office:value-type="float" office:value="15.4255190041149">
            <text:p>15,4255190041</text:p>
          </table:table-cell>
          <table:table-cell office:value-type="float" office:value="15.5375249261269">
            <text:p>15,5375249261</text:p>
          </table:table-cell>
          <table:table-cell office:value-type="float" office:value="0.0468260218622163">
            <text:p>0,0468260219</text:p>
          </table:table-cell>
          <table:table-cell office:value-type="float" office:value="0.0464801000198349">
            <text:p>0,0464801</text:p>
          </table:table-cell>
          <table:table-cell office:value-type="float" office:value="0.0465120112057775">
            <text:p>0,0465120112</text:p>
          </table:table-cell>
          <table:table-cell office:value-type="float" office:value="0.0464619138510898">
            <text:p>0,0464619139</text:p>
          </table:table-cell>
          <table:table-cell office:value-type="float" office:value="0.0466269314056262">
            <text:p>0,0466269314</text:p>
          </table:table-cell>
          <table:table-cell office:value-type="float" office:value="0.0466851183446124">
            <text:p>0,0466851183</text:p>
          </table:table-cell>
          <table:table-cell office:value-type="float" office:value="0.046488975873217">
            <text:p>0,0464889759</text:p>
          </table:table-cell>
          <table:table-cell office:value-type="float" office:value="0.0465520684374496">
            <text:p>0,0465520684</text:p>
          </table:table-cell>
          <table:table-cell office:value-type="float" office:value="0.0465819737873972">
            <text:p>0,0465819738</text:p>
          </table:table-cell>
          <table:table-cell office:value-type="float" office:value="0.0464810925768688">
            <text:p>0,0464810926</text:p>
          </table:table-cell>
          <table:table-cell office:value-type="float" office:value="0.0458200094290078">
            <text:p>0,0458200094</text:p>
          </table:table-cell>
          <table:table-cell office:value-type="float" office:value="0.0458910397719592">
            <text:p>0,0458910398</text:p>
          </table:table-cell>
          <table:table-cell office:value-type="float" office:value="0.0460090029519051">
            <text:p>0,046009003</text:p>
          </table:table-cell>
          <table:table-cell office:value-type="float" office:value="0.0460069734835997">
            <text:p>0,0460069735</text:p>
          </table:table-cell>
          <table:table-cell office:value-type="float" office:value="0.0459560516756028">
            <text:p>0,0459560517</text:p>
          </table:table-cell>
          <table:table-cell office:value-type="float" office:value="0.0458690644009039">
            <text:p>0,0458690644</text:p>
          </table:table-cell>
          <table:table-cell office:value-type="float" office:value="0.0458639020798728">
            <text:p>0,0458639021</text:p>
          </table:table-cell>
          <table:table-cell office:value-type="float" office:value="0.0459250058047473">
            <text:p>0,0459250058</text:p>
          </table:table-cell>
          <table:table-cell office:value-type="float" office:value="0.0459221088094637">
            <text:p>0,0459221088</text:p>
          </table:table-cell>
          <table:table-cell office:value-type="float" office:value="0.0459110785741359">
            <text:p>0,045911078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00538977677933872">
            <text:p>0,0005389777</text:p>
          </table:table-cell>
          <table:table-cell office:value-type="float" office:value="0.000528111821040511">
            <text:p>0,0005281118</text:p>
          </table:table-cell>
          <table:table-cell office:value-type="float" office:value="0.000550057855434716">
            <text:p>0,0005500579</text:p>
          </table:table-cell>
          <table:table-cell office:value-type="float" office:value="0.000535935629159212">
            <text:p>0,0005359356</text:p>
          </table:table-cell>
          <table:table-cell office:value-type="float" office:value="0.000547035480849445">
            <text:p>0,0005470355</text:p>
          </table:table-cell>
          <table:table-cell office:value-type="float" office:value="0.000544070964679122">
            <text:p>0,000544071</text:p>
          </table:table-cell>
          <table:table-cell office:value-type="float" office:value="0.000535961822606623">
            <text:p>0,0005359618</text:p>
          </table:table-cell>
          <table:table-cell office:value-type="float" office:value="0.000531937694177032">
            <text:p>0,0005319377</text:p>
          </table:table-cell>
          <table:table-cell office:value-type="float" office:value="0.000536948093213141">
            <text:p>0,0005369481</text:p>
          </table:table-cell>
          <table:table-cell office:value-type="float" office:value="0.000558931496925652">
            <text:p>0,0005589315</text:p>
          </table:table-cell>
          <table:table-cell office:value-type="float" office:value="0.0526830318849534">
            <text:p>0,0526830319</text:p>
          </table:table-cell>
          <table:table-cell office:value-type="float" office:value="0.0527229480212554">
            <text:p>0,052722948</text:p>
          </table:table-cell>
          <table:table-cell office:value-type="float" office:value="0.0525720521109179">
            <text:p>0,0525720521</text:p>
          </table:table-cell>
          <table:table-cell office:value-type="float" office:value="0.0526579503202811">
            <text:p>0,0526579503</text:p>
          </table:table-cell>
          <table:table-cell office:value-type="float" office:value="0.0527770365588367">
            <text:p>0,0527770366</text:p>
          </table:table-cell>
          <table:table-cell office:value-type="float" office:value="0.052482933155261">
            <text:p>0,0524829332</text:p>
          </table:table-cell>
          <table:table-cell office:value-type="float" office:value="0.0526289300760254">
            <text:p>0,0526289301</text:p>
          </table:table-cell>
          <table:table-cell office:value-type="float" office:value="0.0526050054468215">
            <text:p>0,0526050054</text:p>
          </table:table-cell>
          <table:table-cell office:value-type="float" office:value="0.0526810090523213">
            <text:p>0,0526810091</text:p>
          </table:table-cell>
          <table:table-cell office:value-type="float" office:value="0.0527291042963043">
            <text:p>0,0527291043</text:p>
          </table:table-cell>
          <table:table-cell office:value-type="float" office:value="17.3197970287874">
            <text:p>17,3197970288</text:p>
          </table:table-cell>
          <table:table-cell office:value-type="float" office:value="17.7571348972851">
            <text:p>17,7571348973</text:p>
          </table:table-cell>
          <table:table-cell office:value-type="float" office:value="17.6898721124744">
            <text:p>17,6898721125</text:p>
          </table:table-cell>
          <table:table-cell office:value-type="float" office:value="17.478555941605">
            <text:p>17,4785559416</text:p>
          </table:table-cell>
          <table:table-cell office:value-type="float" office:value="17.6756321032299">
            <text:p>17,6756321032</text:p>
          </table:table-cell>
          <table:table-cell office:value-type="float" office:value="17.7552079235902">
            <text:p>17,7552079236</text:p>
          </table:table-cell>
          <table:table-cell office:value-type="float" office:value="17.641746101086">
            <text:p>17,6417461011</text:p>
          </table:table-cell>
          <table:table-cell office:value-type="float" office:value="17.5191909256391">
            <text:p>17,5191909256</text:p>
          </table:table-cell>
          <table:table-cell office:value-type="float" office:value="17.8810479199747">
            <text:p>17,88104792</text:p>
          </table:table-cell>
          <table:table-cell office:value-type="float" office:value="17.7941890930524">
            <text:p>17,7941890931</text:p>
          </table:table-cell>
          <table:table-cell office:value-type="float" office:value="0.0534700279822573">
            <text:p>0,053470028</text:p>
          </table:table-cell>
          <table:table-cell office:value-type="float" office:value="0.0532378958305344">
            <text:p>0,0532378958</text:p>
          </table:table-cell>
          <table:table-cell office:value-type="float" office:value="0.0533019989961758">
            <text:p>0,053301999</text:p>
          </table:table-cell>
          <table:table-cell office:value-type="float" office:value="0.0530978904571384">
            <text:p>0,0530978905</text:p>
          </table:table-cell>
          <table:table-cell office:value-type="float" office:value="0.0533270161831752">
            <text:p>0,0533270162</text:p>
          </table:table-cell>
          <table:table-cell office:value-type="float" office:value="0.0532430132152513">
            <text:p>0,0532430132</text:p>
          </table:table-cell>
          <table:table-cell office:value-type="float" office:value="0.0532219698652625">
            <text:p>0,0532219699</text:p>
          </table:table-cell>
          <table:table-cell office:value-type="float" office:value="0.0532270040130243">
            <text:p>0,053227004</text:p>
          </table:table-cell>
          <table:table-cell office:value-type="float" office:value="0.0532481073169038">
            <text:p>0,0532481073</text:p>
          </table:table-cell>
          <table:table-cell office:value-type="float" office:value="0.0531289766076952">
            <text:p>0,0531289766</text:p>
          </table:table-cell>
          <table:table-cell office:value-type="float" office:value="0.0524990051053464">
            <text:p>0,0524990051</text:p>
          </table:table-cell>
          <table:table-cell office:value-type="float" office:value="0.0526300395140424">
            <text:p>0,0526300395</text:p>
          </table:table-cell>
          <table:table-cell office:value-type="float" office:value="0.0523711142595858">
            <text:p>0,0523711143</text:p>
          </table:table-cell>
          <table:table-cell office:value-type="float" office:value="0.0525430457200855">
            <text:p>0,0525430457</text:p>
          </table:table-cell>
          <table:table-cell office:value-type="float" office:value="0.0523640512255952">
            <text:p>0,0523640512</text:p>
          </table:table-cell>
          <table:table-cell office:value-type="float" office:value="0.0524159715278074">
            <text:p>0,0524159715</text:p>
          </table:table-cell>
          <table:table-cell office:value-type="float" office:value="0.0524319553514943">
            <text:p>0,0524319554</text:p>
          </table:table-cell>
          <table:table-cell office:value-type="float" office:value="0.052370936376974">
            <text:p>0,0523709364</text:p>
          </table:table-cell>
          <table:table-cell office:value-type="float" office:value="0.0526380587834865">
            <text:p>0,0526380588</text:p>
          </table:table-cell>
          <table:table-cell office:value-type="float" office:value="0.0524229453876615">
            <text:p>0,052422945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00598107348196209">
            <text:p>0,0005981073</text:p>
          </table:table-cell>
          <table:table-cell office:value-type="float" office:value="0.000587018323130906">
            <text:p>0,0005870183</text:p>
          </table:table-cell>
          <table:table-cell office:value-type="float" office:value="0.000583969289436936">
            <text:p>0,0005839693</text:p>
          </table:table-cell>
          <table:table-cell office:value-type="float" office:value="0.00059200101532042">
            <text:p>0,000592001</text:p>
          </table:table-cell>
          <table:table-cell office:value-type="float" office:value="0.0005971051286906">
            <text:p>0,0005971051</text:p>
          </table:table-cell>
          <table:table-cell office:value-type="float" office:value="0.0006000503199175">
            <text:p>0,0006000503</text:p>
          </table:table-cell>
          <table:table-cell office:value-type="float" office:value="0.000602013664320111">
            <text:p>0,0006020137</text:p>
          </table:table-cell>
          <table:table-cell office:value-type="float" office:value="0.000604983535595238">
            <text:p>0,0006049835</text:p>
          </table:table-cell>
          <table:table-cell office:value-type="float" office:value="0.000589885166846216">
            <text:p>0,0005898852</text:p>
          </table:table-cell>
          <table:table-cell office:value-type="float" office:value="0.000605017296038568">
            <text:p>0,0006050173</text:p>
          </table:table-cell>
          <table:table-cell office:value-type="float" office:value="0.0593990801135078">
            <text:p>0,0593990801</text:p>
          </table:table-cell>
          <table:table-cell office:value-type="float" office:value="0.0591020577121526">
            <text:p>0,0591020577</text:p>
          </table:table-cell>
          <table:table-cell office:value-type="float" office:value="0.059049061848782">
            <text:p>0,0590490618</text:p>
          </table:table-cell>
          <table:table-cell office:value-type="float" office:value="0.0593249410158023">
            <text:p>0,059324941</text:p>
          </table:table-cell>
          <table:table-cell office:value-type="float" office:value="0.0592810383532196">
            <text:p>0,0592810384</text:p>
          </table:table-cell>
          <table:table-cell office:value-type="float" office:value="0.0591209303820506">
            <text:p>0,0591209304</text:p>
          </table:table-cell>
          <table:table-cell office:value-type="float" office:value="0.0592119864886627">
            <text:p>0,0592119865</text:p>
          </table:table-cell>
          <table:table-cell office:value-type="float" office:value="0.0591000489657745">
            <text:p>0,059100049</text:p>
          </table:table-cell>
          <table:table-cell office:value-type="float" office:value="0.059266017167829">
            <text:p>0,0592660172</text:p>
          </table:table-cell>
          <table:table-cell office:value-type="float" office:value="0.0590468905866146">
            <text:p>0,0590468906</text:p>
          </table:table-cell>
          <table:table-cell office:value-type="float" office:value="19.1079530639108">
            <text:p>19,1079530639</text:p>
          </table:table-cell>
          <table:table-cell office:value-type="float" office:value="19.8555999258533">
            <text:p>19,8555999259</text:p>
          </table:table-cell>
          <table:table-cell office:value-type="float" office:value="19.9461260973476">
            <text:p>19,9461260973</text:p>
          </table:table-cell>
          <table:table-cell office:value-type="float" office:value="19.9796998876846">
            <text:p>19,9796998877</text:p>
          </table:table-cell>
          <table:table-cell office:value-type="float" office:value="19.8596489004558">
            <text:p>19,8596489005</text:p>
          </table:table-cell>
          <table:table-cell office:value-type="float" office:value="19.7112711091759">
            <text:p>19,7112711092</text:p>
          </table:table-cell>
          <table:table-cell office:value-type="float" office:value="19.8997780893697">
            <text:p>19,8997780894</text:p>
          </table:table-cell>
          <table:table-cell office:value-type="float" office:value="19.9813640627544">
            <text:p>19,9813640628</text:p>
          </table:table-cell>
          <table:table-cell office:value-type="float" office:value="19.8435570917791">
            <text:p>19,8435570918</text:p>
          </table:table-cell>
          <table:table-cell office:value-type="float" office:value="20.1381440254627">
            <text:p>20,1381440255</text:p>
          </table:table-cell>
          <table:table-cell office:value-type="float" office:value="0.0600669312989339">
            <text:p>0,0600669313</text:p>
          </table:table-cell>
          <table:table-cell office:value-type="float" office:value="0.0597979449667037">
            <text:p>0,059797945</text:p>
          </table:table-cell>
          <table:table-cell office:value-type="float" office:value="0.0596790260169655">
            <text:p>0,059679026</text:p>
          </table:table-cell>
          <table:table-cell office:value-type="float" office:value="0.0598499969346449">
            <text:p>0,0598499969</text:p>
          </table:table-cell>
          <table:table-cell office:value-type="float" office:value="0.0597901088185609">
            <text:p>0,0597901088</text:p>
          </table:table-cell>
          <table:table-cell office:value-type="float" office:value="0.0598670208128169">
            <text:p>0,0598670208</text:p>
          </table:table-cell>
          <table:table-cell office:value-type="float" office:value="0.0599329209653661">
            <text:p>0,059932921</text:p>
          </table:table-cell>
          <table:table-cell office:value-type="float" office:value="0.0599689639639109">
            <text:p>0,059968964</text:p>
          </table:table-cell>
          <table:table-cell office:value-type="float" office:value="0.0597799316747114">
            <text:p>0,0597799317</text:p>
          </table:table-cell>
          <table:table-cell office:value-type="float" office:value="0.0596169221680611">
            <text:p>0,0596169222</text:p>
          </table:table-cell>
          <table:table-cell office:value-type="float" office:value="0.0590661047026515">
            <text:p>0,0590661047</text:p>
          </table:table-cell>
          <table:table-cell office:value-type="float" office:value="0.0590641077142209">
            <text:p>0,0590641077</text:p>
          </table:table-cell>
          <table:table-cell office:value-type="float" office:value="0.0589319212595001">
            <text:p>0,0589319213</text:p>
          </table:table-cell>
          <table:table-cell office:value-type="float" office:value="0.0591359458630905">
            <text:p>0,0591359459</text:p>
          </table:table-cell>
          <table:table-cell office:value-type="float" office:value="0.0591399009572342">
            <text:p>0,059139901</text:p>
          </table:table-cell>
          <table:table-cell office:value-type="float" office:value="0.0590739957988262">
            <text:p>0,0590739958</text:p>
          </table:table-cell>
          <table:table-cell office:value-type="float" office:value="0.0591000923886895">
            <text:p>0,0591000924</text:p>
          </table:table-cell>
          <table:table-cell office:value-type="float" office:value="0.0591008957708255">
            <text:p>0,0591008958</text:p>
          </table:table-cell>
          <table:table-cell office:value-type="float" office:value="0.0591079756850377">
            <text:p>0,0591079757</text:p>
          </table:table-cell>
          <table:table-cell office:value-type="float" office:value="0.0589589981827885">
            <text:p>0,058958998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67705987021327">
            <text:p>0,0006770599</text:p>
          </table:table-cell>
          <table:table-cell office:value-type="float" office:value="0.000649884343147278">
            <text:p>0,0006498843</text:p>
          </table:table-cell>
          <table:table-cell office:value-type="float" office:value="0.000659973826259375">
            <text:p>0,0006599738</text:p>
          </table:table-cell>
          <table:table-cell office:value-type="float" office:value="0.000681912293657661">
            <text:p>0,0006819123</text:p>
          </table:table-cell>
          <table:table-cell office:value-type="float" office:value="0.000680006225593388">
            <text:p>0,0006800062</text:p>
          </table:table-cell>
          <table:table-cell office:value-type="float" office:value="0.000662950915284455">
            <text:p>0,0006629509</text:p>
          </table:table-cell>
          <table:table-cell office:value-type="float" office:value="0.000639106263406575">
            <text:p>0,0006391063</text:p>
          </table:table-cell>
          <table:table-cell office:value-type="float" office:value="0.000662956037558615">
            <text:p>0,000662956</text:p>
          </table:table-cell>
          <table:table-cell office:value-type="float" office:value="0.000653075403533876">
            <text:p>0,0006530754</text:p>
          </table:table-cell>
          <table:table-cell office:value-type="float" office:value="0.000657917466014623">
            <text:p>0,0006579175</text:p>
          </table:table-cell>
          <table:table-cell office:value-type="float" office:value="0.0662050233222544">
            <text:p>0,0662050233</text:p>
          </table:table-cell>
          <table:table-cell office:value-type="float" office:value="0.065679888590239">
            <text:p>0,0656798886</text:p>
          </table:table-cell>
          <table:table-cell office:value-type="float" office:value="0.0657000108622015">
            <text:p>0,0657000109</text:p>
          </table:table-cell>
          <table:table-cell office:value-type="float" office:value="0.0657800147309899">
            <text:p>0,0657800147</text:p>
          </table:table-cell>
          <table:table-cell office:value-type="float" office:value="0.0658500624122098">
            <text:p>0,0658500624</text:p>
          </table:table-cell>
          <table:table-cell office:value-type="float" office:value="0.0657898884965107">
            <text:p>0,0657898885</text:p>
          </table:table-cell>
          <table:table-cell office:value-type="float" office:value="0.0656518856994808">
            <text:p>0,0656518857</text:p>
          </table:table-cell>
          <table:table-cell office:value-type="float" office:value="0.0657508935546503">
            <text:p>0,0657508936</text:p>
          </table:table-cell>
          <table:table-cell office:value-type="float" office:value="0.0655990729574114">
            <text:p>0,065599073</text:p>
          </table:table-cell>
          <table:table-cell office:value-type="float" office:value="0.0657440539216623">
            <text:p>0,0657440539</text:p>
          </table:table-cell>
          <table:table-cell office:value-type="float" office:value="21.568945064093">
            <text:p>21,5689450641</text:p>
          </table:table-cell>
          <table:table-cell office:value-type="float" office:value="22.1196020265343">
            <text:p>22,1196020265</text:p>
          </table:table-cell>
          <table:table-cell office:value-type="float" office:value="22.0493240753422">
            <text:p>22,0493240753</text:p>
          </table:table-cell>
          <table:table-cell office:value-type="float" office:value="22.1284439705778">
            <text:p>22,1284439706</text:p>
          </table:table-cell>
          <table:table-cell office:value-type="float" office:value="22.1337929693982">
            <text:p>22,1337929694</text:p>
          </table:table-cell>
          <table:table-cell office:value-type="float" office:value="21.9031191155082">
            <text:p>21,9031191155</text:p>
          </table:table-cell>
          <table:table-cell office:value-type="float" office:value="22.1367289185291">
            <text:p>22,1367289185</text:p>
          </table:table-cell>
          <table:table-cell office:value-type="float" office:value="22.0803379827412">
            <text:p>22,0803379827</text:p>
          </table:table-cell>
          <table:table-cell office:value-type="float" office:value="22.2385660810396">
            <text:p>22,238566081</text:p>
          </table:table-cell>
          <table:table-cell office:value-type="float" office:value="22.2730090572732">
            <text:p>22,2730090573</text:p>
          </table:table-cell>
          <table:table-cell office:value-type="float" office:value="0.0666220256825909">
            <text:p>0,0666220257</text:p>
          </table:table-cell>
          <table:table-cell office:value-type="float" office:value="0.0664929281920195">
            <text:p>0,0664929282</text:p>
          </table:table-cell>
          <table:table-cell office:value-type="float" office:value="0.0663439525524154">
            <text:p>0,0663439526</text:p>
          </table:table-cell>
          <table:table-cell office:value-type="float" office:value="0.0665948807727546">
            <text:p>0,0665948808</text:p>
          </table:table-cell>
          <table:table-cell office:value-type="float" office:value="0.0663859588094056">
            <text:p>0,0663859588</text:p>
          </table:table-cell>
          <table:table-cell office:value-type="float" office:value="0.0663559412350878">
            <text:p>0,0663559412</text:p>
          </table:table-cell>
          <table:table-cell office:value-type="float" office:value="0.0664080679416657">
            <text:p>0,0664080679</text:p>
          </table:table-cell>
          <table:table-cell office:value-type="float" office:value="0.0664758944185451">
            <text:p>0,0664758944</text:p>
          </table:table-cell>
          <table:table-cell office:value-type="float" office:value="0.0662911185063422">
            <text:p>0,0662911185</text:p>
          </table:table-cell>
          <table:table-cell office:value-type="float" office:value="0.0663619083352387">
            <text:p>0,0663619083</text:p>
          </table:table-cell>
          <table:table-cell office:value-type="float" office:value="0.0659330723574385">
            <text:p>0,0659330724</text:p>
          </table:table-cell>
          <table:table-cell office:value-type="float" office:value="0.0657180123962462">
            <text:p>0,0657180124</text:p>
          </table:table-cell>
          <table:table-cell office:value-type="float" office:value="0.065500094788149">
            <text:p>0,0655000948</text:p>
          </table:table-cell>
          <table:table-cell office:value-type="float" office:value="0.065525014535524">
            <text:p>0,0655250145</text:p>
          </table:table-cell>
          <table:table-cell office:value-type="float" office:value="0.0656950930133462">
            <text:p>0,065695093</text:p>
          </table:table-cell>
          <table:table-cell office:value-type="float" office:value="0.0654709703521803">
            <text:p>0,0654709704</text:p>
          </table:table-cell>
          <table:table-cell office:value-type="float" office:value="0.065403075539507">
            <text:p>0,0654030755</text:p>
          </table:table-cell>
          <table:table-cell office:value-type="float" office:value="0.0654819527408108">
            <text:p>0,0654819527</text:p>
          </table:table-cell>
          <table:table-cell office:value-type="float" office:value="0.0654359512263909">
            <text:p>0,0654359512</text:p>
          </table:table-cell>
          <table:table-cell office:value-type="float" office:value="0.065566930687055">
            <text:p>0,065566930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0075095659121871">
            <text:p>0,0007509566</text:p>
          </table:table-cell>
          <table:table-cell office:value-type="float" office:value="0.000709003419615328">
            <text:p>0,0007090034</text:p>
          </table:table-cell>
          <table:table-cell office:value-type="float" office:value="0.000714000314474106">
            <text:p>0,0007140003</text:p>
          </table:table-cell>
          <table:table-cell office:value-type="float" office:value="0.000722078140825033">
            <text:p>0,0007220781</text:p>
          </table:table-cell>
          <table:table-cell office:value-type="float" office:value="0.000733972177840769">
            <text:p>0,0007339722</text:p>
          </table:table-cell>
          <table:table-cell office:value-type="float" office:value="0.000720962882041931">
            <text:p>0,0007209629</text:p>
          </table:table-cell>
          <table:table-cell office:value-type="float" office:value="0.000732017448171973">
            <text:p>0,0007320174</text:p>
          </table:table-cell>
          <table:table-cell office:value-type="float" office:value="0.000720931682735682">
            <text:p>0,0007209317</text:p>
          </table:table-cell>
          <table:table-cell office:value-type="float" office:value="0.000734991393983364">
            <text:p>0,0007349914</text:p>
          </table:table-cell>
          <table:table-cell office:value-type="float" office:value="0.000757886911742389">
            <text:p>0,0007578869</text:p>
          </table:table-cell>
          <table:table-cell office:value-type="float" office:value="0.072894056676887">
            <text:p>0,0728940567</text:p>
          </table:table-cell>
          <table:table-cell office:value-type="float" office:value="0.0721200187690556">
            <text:p>0,0721200188</text:p>
          </table:table-cell>
          <table:table-cell office:value-type="float" office:value="0.07242396264337">
            <text:p>0,0724239626</text:p>
          </table:table-cell>
          <table:table-cell office:value-type="float" office:value="0.0725218879524618">
            <text:p>0,072521888</text:p>
          </table:table-cell>
          <table:table-cell office:value-type="float" office:value="0.0724010531557724">
            <text:p>0,0724010532</text:p>
          </table:table-cell>
          <table:table-cell office:value-type="float" office:value="0.0724330111406744">
            <text:p>0,0724330111</text:p>
          </table:table-cell>
          <table:table-cell office:value-type="float" office:value="0.0725330519489944">
            <text:p>0,0725330519</text:p>
          </table:table-cell>
          <table:table-cell office:value-type="float" office:value="0.0721399799222127">
            <text:p>0,0721399799</text:p>
          </table:table-cell>
          <table:table-cell office:value-type="float" office:value="0.0720941185718402">
            <text:p>0,0720941186</text:p>
          </table:table-cell>
          <table:table-cell office:value-type="float" office:value="0.072419980308041">
            <text:p>0,0724199803</text:p>
          </table:table-cell>
          <table:table-cell office:value-type="float" office:value="23.5161110721528">
            <text:p>23,5161110722</text:p>
          </table:table-cell>
          <table:table-cell office:value-type="float" office:value="24.3764409940923">
            <text:p>24,3764409941</text:p>
          </table:table-cell>
          <table:table-cell office:value-type="float" office:value="24.4113649078645">
            <text:p>24,4113649079</text:p>
          </table:table-cell>
          <table:table-cell office:value-type="float" office:value="24.1947038894286">
            <text:p>24,1947038894</text:p>
          </table:table-cell>
          <table:table-cell office:value-type="float" office:value="24.3241968865041">
            <text:p>24,3241968865</text:p>
          </table:table-cell>
          <table:table-cell office:value-type="float" office:value="24.5891649427358">
            <text:p>24,5891649427</text:p>
          </table:table-cell>
          <table:table-cell office:value-type="float" office:value="24.4505580399418">
            <text:p>24,4505580399</text:p>
          </table:table-cell>
          <table:table-cell office:value-type="float" office:value="24.3307258817367">
            <text:p>24,3307258817</text:p>
          </table:table-cell>
          <table:table-cell office:value-type="float" office:value="24.3030090351822">
            <text:p>24,3030090352</text:p>
          </table:table-cell>
          <table:table-cell office:value-type="float" office:value="24.3227809786331">
            <text:p>24,3227809786</text:p>
          </table:table-cell>
          <table:table-cell office:value-type="float" office:value="0.0733050212729722">
            <text:p>0,0733050213</text:p>
          </table:table-cell>
          <table:table-cell office:value-type="float" office:value="0.0731239051092416">
            <text:p>0,0731239051</text:p>
          </table:table-cell>
          <table:table-cell office:value-type="float" office:value="0.0728730201954022">
            <text:p>0,0728730202</text:p>
          </table:table-cell>
          <table:table-cell office:value-type="float" office:value="0.0730179850943387">
            <text:p>0,0730179851</text:p>
          </table:table-cell>
          <table:table-cell office:value-type="float" office:value="0.0731020303210244">
            <text:p>0,0731020303</text:p>
          </table:table-cell>
          <table:table-cell office:value-type="float" office:value="0.0730790755478665">
            <text:p>0,0730790755</text:p>
          </table:table-cell>
          <table:table-cell office:value-type="float" office:value="0.073171052034013">
            <text:p>0,073171052</text:p>
          </table:table-cell>
          <table:table-cell office:value-type="float" office:value="0.0729079326847568">
            <text:p>0,0729079327</text:p>
          </table:table-cell>
          <table:table-cell office:value-type="float" office:value="0.0729749149177223">
            <text:p>0,0729749149</text:p>
          </table:table-cell>
          <table:table-cell office:value-type="float" office:value="0.0731200902955607">
            <text:p>0,0731200903</text:p>
          </table:table-cell>
          <table:table-cell office:value-type="float" office:value="0.0724439105251804">
            <text:p>0,0724439105</text:p>
          </table:table-cell>
          <table:table-cell office:value-type="float" office:value="0.0721779461018741">
            <text:p>0,0721779461</text:p>
          </table:table-cell>
          <table:table-cell office:value-type="float" office:value="0.0720320695545524">
            <text:p>0,0720320696</text:p>
          </table:table-cell>
          <table:table-cell office:value-type="float" office:value="0.0721190759213641">
            <text:p>0,0721190759</text:p>
          </table:table-cell>
          <table:table-cell office:value-type="float" office:value="0.0722589594079182">
            <text:p>0,0722589594</text:p>
          </table:table-cell>
          <table:table-cell office:value-type="float" office:value="0.0720088927773759">
            <text:p>0,0720088928</text:p>
          </table:table-cell>
          <table:table-cell office:value-type="float" office:value="0.0722230782266706">
            <text:p>0,0722230782</text:p>
          </table:table-cell>
          <table:table-cell office:value-type="float" office:value="0.0721378881717101">
            <text:p>0,0721378882</text:p>
          </table:table-cell>
          <table:table-cell office:value-type="float" office:value="0.0722869210876524">
            <text:p>0,0722869211</text:p>
          </table:table-cell>
          <table:table-cell office:value-type="float" office:value="0.0721798996673897">
            <text:p>0,072179899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00828106538392603">
            <text:p>0,0008281065</text:p>
          </table:table-cell>
          <table:table-cell office:value-type="float" office:value="0.000779939233325422">
            <text:p>0,0007799392</text:p>
          </table:table-cell>
          <table:table-cell office:value-type="float" office:value="0.000777974957600236">
            <text:p>0,000777975</text:p>
          </table:table-cell>
          <table:table-cell office:value-type="float" office:value="0.000794958556070924">
            <text:p>0,0007949586</text:p>
          </table:table-cell>
          <table:table-cell office:value-type="float" office:value="0.000805890304036438">
            <text:p>0,0008058903</text:p>
          </table:table-cell>
          <table:table-cell office:value-type="float" office:value="0.000777924782596529">
            <text:p>0,0007779248</text:p>
          </table:table-cell>
          <table:table-cell office:value-type="float" office:value="0.000811010366305709">
            <text:p>0,0008110104</text:p>
          </table:table-cell>
          <table:table-cell office:value-type="float" office:value="0.000807982054539025">
            <text:p>0,0008079821</text:p>
          </table:table-cell>
          <table:table-cell office:value-type="float" office:value="0.000769957085140049">
            <text:p>0,0007699571</text:p>
          </table:table-cell>
          <table:table-cell office:value-type="float" office:value="0.000767078134231269">
            <text:p>0,0007670781</text:p>
          </table:table-cell>
          <table:table-cell office:value-type="float" office:value="0.0793529589427635">
            <text:p>0,0793529589</text:p>
          </table:table-cell>
          <table:table-cell office:value-type="float" office:value="0.0790390054462478">
            <text:p>0,0790390054</text:p>
          </table:table-cell>
          <table:table-cell office:value-type="float" office:value="0.0789539947872981">
            <text:p>0,0789539948</text:p>
          </table:table-cell>
          <table:table-cell office:value-type="float" office:value="0.0789060506504029">
            <text:p>0,0789060507</text:p>
          </table:table-cell>
          <table:table-cell office:value-type="float" office:value="0.0790419689146802">
            <text:p>0,0790419689</text:p>
          </table:table-cell>
          <table:table-cell office:value-type="float" office:value="0.0788628982845694">
            <text:p>0,0788628983</text:p>
          </table:table-cell>
          <table:table-cell office:value-type="float" office:value="0.0788608900038526">
            <text:p>0,07886089</text:p>
          </table:table-cell>
          <table:table-cell office:value-type="float" office:value="0.0788569147698581">
            <text:p>0,0788569148</text:p>
          </table:table-cell>
          <table:table-cell office:value-type="float" office:value="0.0789610830834135">
            <text:p>0,0789610831</text:p>
          </table:table-cell>
          <table:table-cell office:value-type="float" office:value="0.0788390652742237">
            <text:p>0,0788390653</text:p>
          </table:table-cell>
          <table:table-cell office:value-type="float" office:value="25.581547930371">
            <text:p>25,5815479304</text:p>
          </table:table-cell>
          <table:table-cell office:value-type="float" office:value="26.5663630272029">
            <text:p>26,5663630272</text:p>
          </table:table-cell>
          <table:table-cell office:value-type="float" office:value="26.4302848936059">
            <text:p>26,4302848936</text:p>
          </table:table-cell>
          <table:table-cell office:value-type="float" office:value="26.4391521100188">
            <text:p>26,43915211</text:p>
          </table:table-cell>
          <table:table-cell office:value-type="float" office:value="26.695987891173">
            <text:p>26,6959878912</text:p>
          </table:table-cell>
          <table:table-cell office:value-type="float" office:value="26.5453051114455">
            <text:p>26,5453051114</text:p>
          </table:table-cell>
          <table:table-cell office:value-type="float" office:value="26.5082349641016">
            <text:p>26,5082349641</text:p>
          </table:table-cell>
          <table:table-cell office:value-type="float" office:value="26.7051848962437">
            <text:p>26,7051848962</text:p>
          </table:table-cell>
          <table:table-cell office:value-type="float" office:value="26.5681400677422">
            <text:p>26,5681400677</text:p>
          </table:table-cell>
          <table:table-cell office:value-type="float" office:value="26.4331238818122">
            <text:p>26,4331238818</text:p>
          </table:table-cell>
          <table:table-cell office:value-type="float" office:value="0.0800090858247131">
            <text:p>0,0800090858</text:p>
          </table:table-cell>
          <table:table-cell office:value-type="float" office:value="0.079915082314983">
            <text:p>0,0799150823</text:p>
          </table:table-cell>
          <table:table-cell office:value-type="float" office:value="0.0797160679940134">
            <text:p>0,079716068</text:p>
          </table:table-cell>
          <table:table-cell office:value-type="float" office:value="0.0796199742471799">
            <text:p>0,0796199742</text:p>
          </table:table-cell>
          <table:table-cell office:value-type="float" office:value="0.0798011027509347">
            <text:p>0,0798011028</text:p>
          </table:table-cell>
          <table:table-cell office:value-type="float" office:value="0.0797550106653944">
            <text:p>0,0797550107</text:p>
          </table:table-cell>
          <table:table-cell office:value-type="float" office:value="0.0793408992467448">
            <text:p>0,0793408992</text:p>
          </table:table-cell>
          <table:table-cell office:value-type="float" office:value="0.0798201111610979">
            <text:p>0,0798201112</text:p>
          </table:table-cell>
          <table:table-cell office:value-type="float" office:value="0.0798059507505968">
            <text:p>0,0798059508</text:p>
          </table:table-cell>
          <table:table-cell office:value-type="float" office:value="0.079721967689693">
            <text:p>0,0797219677</text:p>
          </table:table-cell>
          <table:table-cell office:value-type="float" office:value="0.0790889755589888">
            <text:p>0,0790889756</text:p>
          </table:table-cell>
          <table:table-cell office:value-type="float" office:value="0.0785610480234027">
            <text:p>0,078561048</text:p>
          </table:table-cell>
          <table:table-cell office:value-type="float" office:value="0.0785299809649587">
            <text:p>0,078529981</text:p>
          </table:table-cell>
          <table:table-cell office:value-type="float" office:value="0.0786240162560716">
            <text:p>0,0786240163</text:p>
          </table:table-cell>
          <table:table-cell office:value-type="float" office:value="0.078676900244318">
            <text:p>0,0786769002</text:p>
          </table:table-cell>
          <table:table-cell office:value-type="float" office:value="0.078536061453633">
            <text:p>0,0785360615</text:p>
          </table:table-cell>
          <table:table-cell office:value-type="float" office:value="0.0785039836773649">
            <text:p>0,0785039837</text:p>
          </table:table-cell>
          <table:table-cell office:value-type="float" office:value="0.078523974167183">
            <text:p>0,0785239742</text:p>
          </table:table-cell>
          <table:table-cell office:value-type="float" office:value="0.0784699799260125">
            <text:p>0,0784699799</text:p>
          </table:table-cell>
          <table:table-cell office:value-type="float" office:value="0.0786029666196555">
            <text:p>0,078602966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00875015277415514">
            <text:p>0,0008750153</text:p>
          </table:table-cell>
          <table:table-cell office:value-type="float" office:value="0.000864099012687802">
            <text:p>0,000864099</text:p>
          </table:table-cell>
          <table:table-cell office:value-type="float" office:value="0.00083502649795264">
            <text:p>0,0008350265</text:p>
          </table:table-cell>
          <table:table-cell office:value-type="float" office:value="0.000871886382810771">
            <text:p>0,0008718864</text:p>
          </table:table-cell>
          <table:table-cell office:value-type="float" office:value="0.00086788774933666">
            <text:p>0,0008678877</text:p>
          </table:table-cell>
          <table:table-cell office:value-type="float" office:value="0.000849954318255186">
            <text:p>0,0008499543</text:p>
          </table:table-cell>
          <table:table-cell office:value-type="float" office:value="0.000833063037134707">
            <text:p>0,000833063</text:p>
          </table:table-cell>
          <table:table-cell office:value-type="float" office:value="0.000845026457682252">
            <text:p>0,0008450265</text:p>
          </table:table-cell>
          <table:table-cell office:value-type="float" office:value="0.000834914855659008">
            <text:p>0,0008349149</text:p>
          </table:table-cell>
          <table:table-cell office:value-type="float" office:value="0.000822102301754057">
            <text:p>0,0008221023</text:p>
          </table:table-cell>
          <table:table-cell office:value-type="float" office:value="0.0861328993923962">
            <text:p>0,0861328994</text:p>
          </table:table-cell>
          <table:table-cell office:value-type="float" office:value="0.0854640960460529">
            <text:p>0,085464096</text:p>
          </table:table-cell>
          <table:table-cell office:value-type="float" office:value="0.0853900641668588">
            <text:p>0,0853900642</text:p>
          </table:table-cell>
          <table:table-cell office:value-type="float" office:value="0.0856229693163186">
            <text:p>0,0856229693</text:p>
          </table:table-cell>
          <table:table-cell office:value-type="float" office:value="0.085453070118092">
            <text:p>0,0854530701</text:p>
          </table:table-cell>
          <table:table-cell office:value-type="float" office:value="0.0854089254280552">
            <text:p>0,0854089254</text:p>
          </table:table-cell>
          <table:table-cell office:value-type="float" office:value="0.0853250545915216">
            <text:p>0,0853250546</text:p>
          </table:table-cell>
          <table:table-cell office:value-type="float" office:value="0.0851880969712511">
            <text:p>0,085188097</text:p>
          </table:table-cell>
          <table:table-cell office:value-type="float" office:value="0.0854099988937378">
            <text:p>0,0854099989</text:p>
          </table:table-cell>
          <table:table-cell office:value-type="float" office:value="0.0852589682908729">
            <text:p>0,0852589683</text:p>
          </table:table-cell>
          <table:table-cell office:value-type="float" office:value="27.8076250079321">
            <text:p>27,8076250079</text:p>
          </table:table-cell>
          <table:table-cell office:value-type="float" office:value="28.8286809291458">
            <text:p>28,8286809291</text:p>
          </table:table-cell>
          <table:table-cell office:value-type="float" office:value="28.7097970918985">
            <text:p>28,7097970919</text:p>
          </table:table-cell>
          <table:table-cell office:value-type="float" office:value="28.9031081083231">
            <text:p>28,9031081083</text:p>
          </table:table-cell>
          <table:table-cell office:value-type="float" office:value="28.8738189168507">
            <text:p>28,8738189169</text:p>
          </table:table-cell>
          <table:table-cell office:value-type="float" office:value="28.7660400717286">
            <text:p>28,7660400717</text:p>
          </table:table-cell>
          <table:table-cell office:value-type="float" office:value="28.5491149320733">
            <text:p>28,5491149321</text:p>
          </table:table-cell>
          <table:table-cell office:value-type="float" office:value="29.1352319193538">
            <text:p>29,1352319194</text:p>
          </table:table-cell>
          <table:table-cell office:value-type="float" office:value="28.9511509994045">
            <text:p>28,9511509994</text:p>
          </table:table-cell>
          <table:table-cell office:value-type="float" office:value="28.8689840799198">
            <text:p>28,8689840799</text:p>
          </table:table-cell>
          <table:table-cell office:value-type="float" office:value="0.0866198914591223">
            <text:p>0,0866198915</text:p>
          </table:table-cell>
          <table:table-cell office:value-type="float" office:value="0.0862060420913622">
            <text:p>0,0862060421</text:p>
          </table:table-cell>
          <table:table-cell office:value-type="float" office:value="0.0861640992807224">
            <text:p>0,0861640993</text:p>
          </table:table-cell>
          <table:table-cell office:value-type="float" office:value="0.0863469012547285">
            <text:p>0,0863469013</text:p>
          </table:table-cell>
          <table:table-cell office:value-type="float" office:value="0.0863329553976655">
            <text:p>0,0863329554</text:p>
          </table:table-cell>
          <table:table-cell office:value-type="float" office:value="0.0866890900069848">
            <text:p>0,08668909</text:p>
          </table:table-cell>
          <table:table-cell office:value-type="float" office:value="0.0862659023841843">
            <text:p>0,0862659024</text:p>
          </table:table-cell>
          <table:table-cell office:value-type="float" office:value="0.0863240526523441">
            <text:p>0,0863240527</text:p>
          </table:table-cell>
          <table:table-cell office:value-type="float" office:value="0.0860019718529657">
            <text:p>0,0860019719</text:p>
          </table:table-cell>
          <table:table-cell office:value-type="float" office:value="0.0862330088857561">
            <text:p>0,0862330089</text:p>
          </table:table-cell>
          <table:table-cell office:value-type="float" office:value="0.0854709108825773">
            <text:p>0,0854709109</text:p>
          </table:table-cell>
          <table:table-cell office:value-type="float" office:value="0.0853970092721283">
            <text:p>0,0853970093</text:p>
          </table:table-cell>
          <table:table-cell office:value-type="float" office:value="0.0852250281022862">
            <text:p>0,0852250281</text:p>
          </table:table-cell>
          <table:table-cell office:value-type="float" office:value="0.0855319630354643">
            <text:p>0,085531963</text:p>
          </table:table-cell>
          <table:table-cell office:value-type="float" office:value="0.0853200838901103">
            <text:p>0,0853200839</text:p>
          </table:table-cell>
          <table:table-cell office:value-type="float" office:value="0.0848989747464657">
            <text:p>0,0848989747</text:p>
          </table:table-cell>
          <table:table-cell office:value-type="float" office:value="0.0850899802753702">
            <text:p>0,0850899803</text:p>
          </table:table-cell>
          <table:table-cell office:value-type="float" office:value="0.0853230026550591">
            <text:p>0,0853230027</text:p>
          </table:table-cell>
          <table:table-cell office:value-type="float" office:value="0.084955025347881">
            <text:p>0,0849550253</text:p>
          </table:table-cell>
          <table:table-cell office:value-type="float" office:value="0.0850470347795636">
            <text:p>0,085047034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0093110790476203">
            <text:p>0,0009311079</text:p>
          </table:table-cell>
          <table:table-cell office:value-type="float" office:value="0.000922930776141584">
            <text:p>0,0009229308</text:p>
          </table:table-cell>
          <table:table-cell office:value-type="float" office:value="0.000895041506737471">
            <text:p>0,0008950415</text:p>
          </table:table-cell>
          <table:table-cell office:value-type="float" office:value="0.000915893237106502">
            <text:p>0,0009158932</text:p>
          </table:table-cell>
          <table:table-cell office:value-type="float" office:value="0.000916014541871846">
            <text:p>0,0009160145</text:p>
          </table:table-cell>
          <table:table-cell office:value-type="float" office:value="0.00089490634854883">
            <text:p>0,0008949063</text:p>
          </table:table-cell>
          <table:table-cell office:value-type="float" office:value="0.000923984800465405">
            <text:p>0,0009239848</text:p>
          </table:table-cell>
          <table:table-cell office:value-type="float" office:value="0.000890072202309966">
            <text:p>0,0008900722</text:p>
          </table:table-cell>
          <table:table-cell office:value-type="float" office:value="0.000937974778935313">
            <text:p>0,0009379748</text:p>
          </table:table-cell>
          <table:table-cell office:value-type="float" office:value="0.000916908262297511">
            <text:p>0,0009169083</text:p>
          </table:table-cell>
          <table:table-cell office:value-type="float" office:value="0.0924559634877369">
            <text:p>0,0924559635</text:p>
          </table:table-cell>
          <table:table-cell office:value-type="float" office:value="0.0919819920090959">
            <text:p>0,091981992</text:p>
          </table:table-cell>
          <table:table-cell office:value-type="float" office:value="0.0919039977015927">
            <text:p>0,0919039977</text:p>
          </table:table-cell>
          <table:table-cell office:value-type="float" office:value="0.0920491071883589">
            <text:p>0,0920491072</text:p>
          </table:table-cell>
          <table:table-cell office:value-type="float" office:value="0.0924340363126248">
            <text:p>0,0924340363</text:p>
          </table:table-cell>
          <table:table-cell office:value-type="float" office:value="0.0915259089088067">
            <text:p>0,0915259089</text:p>
          </table:table-cell>
          <table:table-cell office:value-type="float" office:value="0.0920710924547166">
            <text:p>0,0920710925</text:p>
          </table:table-cell>
          <table:table-cell office:value-type="float" office:value="0.0922380352858454">
            <text:p>0,0922380353</text:p>
          </table:table-cell>
          <table:table-cell office:value-type="float" office:value="0.0920820620376617">
            <text:p>0,092082062</text:p>
          </table:table-cell>
          <table:table-cell office:value-type="float" office:value="0.0919639300554991">
            <text:p>0,0919639301</text:p>
          </table:table-cell>
          <table:table-cell office:value-type="float" office:value="30.1569349729689">
            <text:p>30,156934973</text:p>
          </table:table-cell>
          <table:table-cell office:value-type="float" office:value="30.7513649844332">
            <text:p>30,7513649844</text:p>
          </table:table-cell>
          <table:table-cell office:value-type="float" office:value="30.902865953045">
            <text:p>30,902865953</text:p>
          </table:table-cell>
          <table:table-cell office:value-type="float" office:value="31.0520301038632">
            <text:p>31,0520301039</text:p>
          </table:table-cell>
          <table:table-cell office:value-type="float" office:value="31.0646680333884">
            <text:p>31,0646680334</text:p>
          </table:table-cell>
          <table:table-cell office:value-type="float" office:value="31.1842600423843">
            <text:p>31,1842600424</text:p>
          </table:table-cell>
          <table:table-cell office:value-type="float" office:value="30.8144829625962">
            <text:p>30,8144829626</text:p>
          </table:table-cell>
          <table:table-cell office:value-type="float" office:value="31.1071390124271">
            <text:p>31,1071390124</text:p>
          </table:table-cell>
          <table:table-cell office:value-type="float" office:value="31.1468351107324">
            <text:p>31,1468351107</text:p>
          </table:table-cell>
          <table:table-cell office:value-type="float" office:value="31.1453899958869">
            <text:p>31,1453899959</text:p>
          </table:table-cell>
          <table:table-cell office:value-type="float" office:value="0.0933279353193939">
            <text:p>0,0933279353</text:p>
          </table:table-cell>
          <table:table-cell office:value-type="float" office:value="0.0928269509458914">
            <text:p>0,0928269509</text:p>
          </table:table-cell>
          <table:table-cell office:value-type="float" office:value="0.0925919329747558">
            <text:p>0,092591933</text:p>
          </table:table-cell>
          <table:table-cell office:value-type="float" office:value="0.0929609303129837">
            <text:p>0,0929609303</text:p>
          </table:table-cell>
          <table:table-cell office:value-type="float" office:value="0.0929120061919093">
            <text:p>0,0929120062</text:p>
          </table:table-cell>
          <table:table-cell office:value-type="float" office:value="0.0931601100601256">
            <text:p>0,0931601101</text:p>
          </table:table-cell>
          <table:table-cell office:value-type="float" office:value="0.092987994547002">
            <text:p>0,0929879945</text:p>
          </table:table-cell>
          <table:table-cell office:value-type="float" office:value="0.0929100995417685">
            <text:p>0,0929100995</text:p>
          </table:table-cell>
          <table:table-cell office:value-type="float" office:value="0.0928169349208474">
            <text:p>0,0928169349</text:p>
          </table:table-cell>
          <table:table-cell office:value-type="float" office:value="0.0928351135225967">
            <text:p>0,0928351135</text:p>
          </table:table-cell>
          <table:table-cell office:value-type="float" office:value="0.0921000016387552">
            <text:p>0,0921000016</text:p>
          </table:table-cell>
          <table:table-cell office:value-type="float" office:value="0.0917850342812017">
            <text:p>0,0917850343</text:p>
          </table:table-cell>
          <table:table-cell office:value-type="float" office:value="0.0914370506070554">
            <text:p>0,0914370506</text:p>
          </table:table-cell>
          <table:table-cell office:value-type="float" office:value="0.0918120223795995">
            <text:p>0,0918120224</text:p>
          </table:table-cell>
          <table:table-cell office:value-type="float" office:value="0.091932927723974">
            <text:p>0,0919329277</text:p>
          </table:table-cell>
          <table:table-cell office:value-type="float" office:value="0.0917768841609359">
            <text:p>0,0917768842</text:p>
          </table:table-cell>
          <table:table-cell office:value-type="float" office:value="0.0917369067901745">
            <text:p>0,0917369068</text:p>
          </table:table-cell>
          <table:table-cell office:value-type="float" office:value="0.0916309284511954">
            <text:p>0,0916309285</text:p>
          </table:table-cell>
          <table:table-cell office:value-type="float" office:value="0.09178107813932">
            <text:p>0,0917810781</text:p>
          </table:table-cell>
          <table:table-cell office:value-type="float" office:value="0.0914648985490203">
            <text:p>0,091464898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0101992371492088">
            <text:p>0,0010199237</text:p>
          </table:table-cell>
          <table:table-cell office:value-type="float" office:value="0.000962960300967097">
            <text:p>0,0009629603</text:p>
          </table:table-cell>
          <table:table-cell office:value-type="float" office:value="0.000989067833870649">
            <text:p>0,0009890678</text:p>
          </table:table-cell>
          <table:table-cell office:value-type="float" office:value="0.000986053491942584">
            <text:p>0,0009860535</text:p>
          </table:table-cell>
          <table:table-cell office:value-type="float" office:value="0.000976034323684871">
            <text:p>0,0009760343</text:p>
          </table:table-cell>
          <table:table-cell office:value-type="float" office:value="0.000969916582107544">
            <text:p>0,0009699166</text:p>
          </table:table-cell>
          <table:table-cell office:value-type="float" office:value="0.000976039795204997">
            <text:p>0,0009760398</text:p>
          </table:table-cell>
          <table:table-cell office:value-type="float" office:value="0.000972111360169947">
            <text:p>0,0009721114</text:p>
          </table:table-cell>
          <table:table-cell office:value-type="float" office:value="0.000974057358689606">
            <text:p>0,0009740574</text:p>
          </table:table-cell>
          <table:table-cell office:value-type="float" office:value="0.00100706703960896">
            <text:p>0,001007067</text:p>
          </table:table-cell>
          <table:table-cell office:value-type="float" office:value="0.0992100413423032">
            <text:p>0,0992100413</text:p>
          </table:table-cell>
          <table:table-cell office:value-type="float" office:value="0.0984479209873825">
            <text:p>0,098447921</text:p>
          </table:table-cell>
          <table:table-cell office:value-type="float" office:value="0.0985868950374424">
            <text:p>0,098586895</text:p>
          </table:table-cell>
          <table:table-cell office:value-type="float" office:value="0.0985079802339897">
            <text:p>0,0985079802</text:p>
          </table:table-cell>
          <table:table-cell office:value-type="float" office:value="0.0985699283191934">
            <text:p>0,0985699283</text:p>
          </table:table-cell>
          <table:table-cell office:value-type="float" office:value="0.0985720093594864">
            <text:p>0,0985720094</text:p>
          </table:table-cell>
          <table:table-cell office:value-type="float" office:value="0.0983969337539748">
            <text:p>0,0983969338</text:p>
          </table:table-cell>
          <table:table-cell office:value-type="float" office:value="0.0984991047298536">
            <text:p>0,0984991047</text:p>
          </table:table-cell>
          <table:table-cell office:value-type="float" office:value="0.0988529049791396">
            <text:p>0,098852905</text:p>
          </table:table-cell>
          <table:table-cell office:value-type="float" office:value="0.0984639202943072">
            <text:p>0,0984639203</text:p>
          </table:table-cell>
          <table:table-cell office:value-type="float" office:value="31.7842050829204">
            <text:p>31,7842050829</text:p>
          </table:table-cell>
          <table:table-cell office:value-type="float" office:value="33.217389001511">
            <text:p>33,2173890015</text:p>
          </table:table-cell>
          <table:table-cell office:value-type="float" office:value="33.0250940239057">
            <text:p>33,0250940239</text:p>
          </table:table-cell>
          <table:table-cell office:value-type="float" office:value="32.6706460255664">
            <text:p>32,6706460256</text:p>
          </table:table-cell>
          <table:table-cell office:value-type="float" office:value="33.22663898475">
            <text:p>33,2266389848</text:p>
          </table:table-cell>
          <table:table-cell office:value-type="float" office:value="33.3116821122821">
            <text:p>33,3116821123</text:p>
          </table:table-cell>
          <table:table-cell office:value-type="float" office:value="32.9180738901487">
            <text:p>32,9180738901</text:p>
          </table:table-cell>
          <table:table-cell office:value-type="float" office:value="33.1393749252893">
            <text:p>33,1393749253</text:p>
          </table:table-cell>
          <table:table-cell office:value-type="float" office:value="33.4627470049309">
            <text:p>33,4627470049</text:p>
          </table:table-cell>
          <table:table-cell office:value-type="float" office:value="33.3427840267541">
            <text:p>33,3427840268</text:p>
          </table:table-cell>
          <table:table-cell office:value-type="float" office:value="0.0999820156721398">
            <text:p>0,0999820157</text:p>
          </table:table-cell>
          <table:table-cell office:value-type="float" office:value="0.0996710461331531">
            <text:p>0,0996710461</text:p>
          </table:table-cell>
          <table:table-cell office:value-type="float" office:value="0.0994809045223519">
            <text:p>0,0994809045</text:p>
          </table:table-cell>
          <table:table-cell office:value-type="float" office:value="0.0994959399104119">
            <text:p>0,0994959399</text:p>
          </table:table-cell>
          <table:table-cell office:value-type="float" office:value="0.0996791038196534">
            <text:p>0,0996791038</text:p>
          </table:table-cell>
          <table:table-cell office:value-type="float" office:value="0.0996190393343568">
            <text:p>0,0996190393</text:p>
          </table:table-cell>
          <table:table-cell office:value-type="float" office:value="0.0993951024720445">
            <text:p>0,0993951025</text:p>
          </table:table-cell>
          <table:table-cell office:value-type="float" office:value="0.0998051052447408">
            <text:p>0,0998051052</text:p>
          </table:table-cell>
          <table:table-cell office:value-type="float" office:value="0.0994150593178347">
            <text:p>0,0994150593</text:p>
          </table:table-cell>
          <table:table-cell office:value-type="float" office:value="0.0995350581360981">
            <text:p>0,0995350581</text:p>
          </table:table-cell>
          <table:table-cell office:value-type="float" office:value="0.0985381042119116">
            <text:p>0,0985381042</text:p>
          </table:table-cell>
          <table:table-cell office:value-type="float" office:value="0.0983960856683552">
            <text:p>0,0983960857</text:p>
          </table:table-cell>
          <table:table-cell office:value-type="float" office:value="0.0982409636490047">
            <text:p>0,0982409636</text:p>
          </table:table-cell>
          <table:table-cell office:value-type="float" office:value="0.0985539323883131">
            <text:p>0,0985539324</text:p>
          </table:table-cell>
          <table:table-cell office:value-type="float" office:value="0.0984200370730832">
            <text:p>0,0984200371</text:p>
          </table:table-cell>
          <table:table-cell office:value-type="float" office:value="0.0982910078018904">
            <text:p>0,0982910078</text:p>
          </table:table-cell>
          <table:table-cell office:value-type="float" office:value="0.0984299923293293">
            <text:p>0,0984299923</text:p>
          </table:table-cell>
          <table:table-cell office:value-type="float" office:value="0.0981269150506705">
            <text:p>0,0981269151</text:p>
          </table:table-cell>
          <table:table-cell office:value-type="float" office:value="0.0982519219396636">
            <text:p>0,0982519219</text:p>
          </table:table-cell>
          <table:table-cell office:value-type="float" office:value="0.0983770888997242">
            <text:p>0,098377088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0103310204576701">
            <text:p>0,001033102</text:p>
          </table:table-cell>
          <table:table-cell office:value-type="float" office:value="0.00105990294832736">
            <text:p>0,0010599029</text:p>
          </table:table-cell>
          <table:table-cell office:value-type="float" office:value="0.00102603784762323">
            <text:p>0,0010260378</text:p>
          </table:table-cell>
          <table:table-cell office:value-type="float" office:value="0.00105191662441939">
            <text:p>0,0010519166</text:p>
          </table:table-cell>
          <table:table-cell office:value-type="float" office:value="0.0010571051388979">
            <text:p>0,0010571051</text:p>
          </table:table-cell>
          <table:table-cell office:value-type="float" office:value="0.00103896763175726">
            <text:p>0,0010389676</text:p>
          </table:table-cell>
          <table:table-cell office:value-type="float" office:value="0.00103400053922087">
            <text:p>0,0010340005</text:p>
          </table:table-cell>
          <table:table-cell office:value-type="float" office:value="0.0010390990646556">
            <text:p>0,0010390991</text:p>
          </table:table-cell>
          <table:table-cell office:value-type="float" office:value="0.00103798252530396">
            <text:p>0,0010379825</text:p>
          </table:table-cell>
          <table:table-cell office:value-type="float" office:value="0.00105102604720742">
            <text:p>0,001051026</text:p>
          </table:table-cell>
          <table:table-cell office:value-type="float" office:value="0.105783914448693">
            <text:p>0,1057839144</text:p>
          </table:table-cell>
          <table:table-cell office:value-type="float" office:value="0.105354111990891">
            <text:p>0,105354112</text:p>
          </table:table-cell>
          <table:table-cell office:value-type="float" office:value="0.10529610235244">
            <text:p>0,1052961024</text:p>
          </table:table-cell>
          <table:table-cell office:value-type="float" office:value="0.105024993419647">
            <text:p>0,1050249934</text:p>
          </table:table-cell>
          <table:table-cell office:value-type="float" office:value="0.104948936845176">
            <text:p>0,1049489368</text:p>
          </table:table-cell>
          <table:table-cell office:value-type="float" office:value="0.104665965423919">
            <text:p>0,1046659654</text:p>
          </table:table-cell>
          <table:table-cell office:value-type="float" office:value="0.105119958869182">
            <text:p>0,1051199589</text:p>
          </table:table-cell>
          <table:table-cell office:value-type="float" office:value="0.10522505058907">
            <text:p>0,1052250506</text:p>
          </table:table-cell>
          <table:table-cell office:value-type="float" office:value="0.105115887708962">
            <text:p>0,1051158877</text:p>
          </table:table-cell>
          <table:table-cell office:value-type="float" office:value="0.105276056565344">
            <text:p>0,1052760566</text:p>
          </table:table-cell>
          <table:table-cell office:value-type="float" office:value="34.2419920406537">
            <text:p>34,2419920407</text:p>
          </table:table-cell>
          <table:table-cell office:value-type="float" office:value="35.1902569215745">
            <text:p>35,1902569216</text:p>
          </table:table-cell>
          <table:table-cell office:value-type="float" office:value="35.1352150859311">
            <text:p>35,1352150859</text:p>
          </table:table-cell>
          <table:table-cell office:value-type="float" office:value="35.4977990126936">
            <text:p>35,4977990127</text:p>
          </table:table-cell>
          <table:table-cell office:value-type="float" office:value="35.5309210579144">
            <text:p>35,5309210579</text:p>
          </table:table-cell>
          <table:table-cell office:value-type="float" office:value="35.1193318973528">
            <text:p>35,1193318974</text:p>
          </table:table-cell>
          <table:table-cell office:value-type="float" office:value="35.2796660874737">
            <text:p>35,2796660875</text:p>
          </table:table-cell>
          <table:table-cell office:value-type="float" office:value="35.3901660830015">
            <text:p>35,390166083</text:p>
          </table:table-cell>
          <table:table-cell office:value-type="float" office:value="35.6217051157728">
            <text:p>35,6217051158</text:p>
          </table:table-cell>
          <table:table-cell office:value-type="float" office:value="35.5445781137096">
            <text:p>35,5445781137</text:p>
          </table:table-cell>
          <table:table-cell office:value-type="float" office:value="0.106505075353198">
            <text:p>0,1065050754</text:p>
          </table:table-cell>
          <table:table-cell office:value-type="float" office:value="0.106195954140276">
            <text:p>0,1061959541</text:p>
          </table:table-cell>
          <table:table-cell office:value-type="float" office:value="0.106175954919308">
            <text:p>0,1061759549</text:p>
          </table:table-cell>
          <table:table-cell office:value-type="float" office:value="0.105831005959772">
            <text:p>0,105831006</text:p>
          </table:table-cell>
          <table:table-cell office:value-type="float" office:value="0.106084988568909">
            <text:p>0,1060849886</text:p>
          </table:table-cell>
          <table:table-cell office:value-type="float" office:value="0.10603901988361">
            <text:p>0,1060390199</text:p>
          </table:table-cell>
          <table:table-cell office:value-type="float" office:value="0.106110099819489">
            <text:p>0,1061100998</text:p>
          </table:table-cell>
          <table:table-cell office:value-type="float" office:value="0.106100951670669">
            <text:p>0,1061009517</text:p>
          </table:table-cell>
          <table:table-cell office:value-type="float" office:value="0.106011973461136">
            <text:p>0,1060119735</text:p>
          </table:table-cell>
          <table:table-cell office:value-type="float" office:value="0.105933951213956">
            <text:p>0,1059339512</text:p>
          </table:table-cell>
          <table:table-cell office:value-type="float" office:value="0.10510998533573">
            <text:p>0,1051099853</text:p>
          </table:table-cell>
          <table:table-cell office:value-type="float" office:value="0.104739907663316">
            <text:p>0,1047399077</text:p>
          </table:table-cell>
          <table:table-cell office:value-type="float" office:value="0.104806028190069">
            <text:p>0,1048060282</text:p>
          </table:table-cell>
          <table:table-cell office:value-type="float" office:value="0.104748024605215">
            <text:p>0,1047480246</text:p>
          </table:table-cell>
          <table:table-cell office:value-type="float" office:value="0.105120899388567">
            <text:p>0,1051208994</text:p>
          </table:table-cell>
          <table:table-cell office:value-type="float" office:value="0.104769899160601">
            <text:p>0,1047698992</text:p>
          </table:table-cell>
          <table:table-cell office:value-type="float" office:value="0.105020930292085">
            <text:p>0,1050209303</text:p>
          </table:table-cell>
          <table:table-cell office:value-type="float" office:value="0.104810034157708">
            <text:p>0,1048100342</text:p>
          </table:table-cell>
          <table:table-cell office:value-type="float" office:value="0.104791032499634">
            <text:p>0,1047910325</text:p>
          </table:table-cell>
          <table:table-cell office:value-type="float" office:value="0.104823019471951">
            <text:p>0,104823019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011189749930054">
            <text:p>0,001118975</text:p>
          </table:table-cell>
          <table:table-cell office:value-type="float" office:value="0.00111488346010447">
            <text:p>0,0011148835</text:p>
          </table:table-cell>
          <table:table-cell office:value-type="float" office:value="0.00112100841943175">
            <text:p>0,0011210084</text:p>
          </table:table-cell>
          <table:table-cell office:value-type="float" office:value="0.00109594047535211">
            <text:p>0,0010959405</text:p>
          </table:table-cell>
          <table:table-cell office:value-type="float" office:value="0.00109088222961873">
            <text:p>0,0010908822</text:p>
          </table:table-cell>
          <table:table-cell office:value-type="float" office:value="0.00110407266765833">
            <text:p>0,0011040727</text:p>
          </table:table-cell>
          <table:table-cell office:value-type="float" office:value="0.00110609538387507">
            <text:p>0,0011060954</text:p>
          </table:table-cell>
          <table:table-cell office:value-type="float" office:value="0.00112491496838629">
            <text:p>0,001124915</text:p>
          </table:table-cell>
          <table:table-cell office:value-type="float" office:value="0.00109398667700589">
            <text:p>0,0010939867</text:p>
          </table:table-cell>
          <table:table-cell office:value-type="float" office:value="0.00109907181467861">
            <text:p>0,0010990718</text:p>
          </table:table-cell>
          <table:table-cell office:value-type="float" office:value="0.112409956869669">
            <text:p>0,1124099569</text:p>
          </table:table-cell>
          <table:table-cell office:value-type="float" office:value="0.112046971451491">
            <text:p>0,1120469715</text:p>
          </table:table-cell>
          <table:table-cell office:value-type="float" office:value="0.111583897494711">
            <text:p>0,1115838975</text:p>
          </table:table-cell>
          <table:table-cell office:value-type="float" office:value="0.111568909953348">
            <text:p>0,11156891</text:p>
          </table:table-cell>
          <table:table-cell office:value-type="float" office:value="0.111935050575994">
            <text:p>0,1119350506</text:p>
          </table:table-cell>
          <table:table-cell office:value-type="float" office:value="0.111320982105099">
            <text:p>0,1113209821</text:p>
          </table:table-cell>
          <table:table-cell office:value-type="float" office:value="0.111710004857741">
            <text:p>0,1117100049</text:p>
          </table:table-cell>
          <table:table-cell office:value-type="float" office:value="0.111876035691239">
            <text:p>0,1118760357</text:p>
          </table:table-cell>
          <table:table-cell office:value-type="float" office:value="0.111439101863653">
            <text:p>0,1114391019</text:p>
          </table:table-cell>
          <table:table-cell office:value-type="float" office:value="0.112060941872187">
            <text:p>0,1120609419</text:p>
          </table:table-cell>
          <table:table-cell office:value-type="float" office:value="36.3855249538319">
            <text:p>36,3855249538</text:p>
          </table:table-cell>
          <table:table-cell office:value-type="float" office:value="37.8501420867396">
            <text:p>37,8501420867</text:p>
          </table:table-cell>
          <table:table-cell office:value-type="float" office:value="37.5706630679779">
            <text:p>37,570663068</text:p>
          </table:table-cell>
          <table:table-cell office:value-type="float" office:value="37.61891710083">
            <text:p>37,6189171008</text:p>
          </table:table-cell>
          <table:table-cell office:value-type="float" office:value="37.5706540767569">
            <text:p>37,5706540768</text:p>
          </table:table-cell>
          <table:table-cell office:value-type="float" office:value="37.3226198898628">
            <text:p>37,3226198899</text:p>
          </table:table-cell>
          <table:table-cell office:value-type="float" office:value="37.4144520518603">
            <text:p>37,4144520519</text:p>
          </table:table-cell>
          <table:table-cell office:value-type="float" office:value="37.6664689512691">
            <text:p>37,6664689513</text:p>
          </table:table-cell>
          <table:table-cell office:value-type="float" office:value="37.9063429924427">
            <text:p>37,9063429924</text:p>
          </table:table-cell>
          <table:table-cell office:value-type="float" office:value="37.8761250830721">
            <text:p>37,8761250831</text:p>
          </table:table-cell>
          <table:table-cell office:value-type="float" office:value="0.112976096570492">
            <text:p>0,1129760966</text:p>
          </table:table-cell>
          <table:table-cell office:value-type="float" office:value="0.112850997596979">
            <text:p>0,1128509976</text:p>
          </table:table-cell>
          <table:table-cell office:value-type="float" office:value="0.112613959237933">
            <text:p>0,1126139592</text:p>
          </table:table-cell>
          <table:table-cell office:value-type="float" office:value="0.112759025301784">
            <text:p>0,1127590253</text:p>
          </table:table-cell>
          <table:table-cell office:value-type="float" office:value="0.112763074343093">
            <text:p>0,1127630743</text:p>
          </table:table-cell>
          <table:table-cell office:value-type="float" office:value="0.112805887823924">
            <text:p>0,1128058878</text:p>
          </table:table-cell>
          <table:table-cell office:value-type="float" office:value="0.112706935149618">
            <text:p>0,1127069351</text:p>
          </table:table-cell>
          <table:table-cell office:value-type="float" office:value="0.112736051902175">
            <text:p>0,1127360519</text:p>
          </table:table-cell>
          <table:table-cell office:value-type="float" office:value="0.112809922080487">
            <text:p>0,1128099221</text:p>
          </table:table-cell>
          <table:table-cell office:value-type="float" office:value="0.112719090771861">
            <text:p>0,1127190908</text:p>
          </table:table-cell>
          <table:table-cell office:value-type="float" office:value="0.111676942091435">
            <text:p>0,1116769421</text:p>
          </table:table-cell>
          <table:table-cell office:value-type="float" office:value="0.111517019569874">
            <text:p>0,1115170196</text:p>
          </table:table-cell>
          <table:table-cell office:value-type="float" office:value="0.111279969336465">
            <text:p>0,1112799693</text:p>
          </table:table-cell>
          <table:table-cell office:value-type="float" office:value="0.11117788485717">
            <text:p>0,1111778849</text:p>
          </table:table-cell>
          <table:table-cell office:value-type="float" office:value="0.111339026479982">
            <text:p>0,1113390265</text:p>
          </table:table-cell>
          <table:table-cell office:value-type="float" office:value="0.111147924675606">
            <text:p>0,1111479247</text:p>
          </table:table-cell>
          <table:table-cell office:value-type="float" office:value="0.11123296211008">
            <text:p>0,1112329621</text:p>
          </table:table-cell>
          <table:table-cell office:value-type="float" office:value="0.111310991691425">
            <text:p>0,1113109917</text:p>
          </table:table-cell>
          <table:table-cell office:value-type="float" office:value="0.111130998469889">
            <text:p>0,1111309985</text:p>
          </table:table-cell>
          <table:table-cell office:value-type="float" office:value="0.111323958379217">
            <text:p>0,111323958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0116688408888876">
            <text:p>0,0011668841</text:p>
          </table:table-cell>
          <table:table-cell office:value-type="float" office:value="0.00117399357259274">
            <text:p>0,0011739936</text:p>
          </table:table-cell>
          <table:table-cell office:value-type="float" office:value="0.00117493141442537">
            <text:p>0,0011749314</text:p>
          </table:table-cell>
          <table:table-cell office:value-type="float" office:value="0.00116108218207955">
            <text:p>0,0011610822</text:p>
          </table:table-cell>
          <table:table-cell office:value-type="float" office:value="0.00115905283018947">
            <text:p>0,0011590528</text:p>
          </table:table-cell>
          <table:table-cell office:value-type="float" office:value="0.00117897056043148">
            <text:p>0,0011789706</text:p>
          </table:table-cell>
          <table:table-cell office:value-type="float" office:value="0.00115589261986315">
            <text:p>0,0011558926</text:p>
          </table:table-cell>
          <table:table-cell office:value-type="float" office:value="0.00114695925731212">
            <text:p>0,0011469593</text:p>
          </table:table-cell>
          <table:table-cell office:value-type="float" office:value="0.00117411790415645">
            <text:p>0,0011741179</text:p>
          </table:table-cell>
          <table:table-cell office:value-type="float" office:value="0.00116800505202264">
            <text:p>0,0011680051</text:p>
          </table:table-cell>
          <table:table-cell office:value-type="float" office:value="0.119167897501029">
            <text:p>0,1191678975</text:p>
          </table:table-cell>
          <table:table-cell office:value-type="float" office:value="0.118095000158064">
            <text:p>0,1180950002</text:p>
          </table:table-cell>
          <table:table-cell office:value-type="float" office:value="0.118242984288372">
            <text:p>0,1182429843</text:p>
          </table:table-cell>
          <table:table-cell office:value-type="float" office:value="0.118171963375062">
            <text:p>0,1181719634</text:p>
          </table:table-cell>
          <table:table-cell office:value-type="float" office:value="0.118325079791248">
            <text:p>0,1183250798</text:p>
          </table:table-cell>
          <table:table-cell office:value-type="float" office:value="0.11833397031296">
            <text:p>0,1183339703</text:p>
          </table:table-cell>
          <table:table-cell office:value-type="float" office:value="0.118165972642601">
            <text:p>0,1181659726</text:p>
          </table:table-cell>
          <table:table-cell office:value-type="float" office:value="0.11823695350904">
            <text:p>0,1182369535</text:p>
          </table:table-cell>
          <table:table-cell office:value-type="float" office:value="0.118245886056684">
            <text:p>0,1182458861</text:p>
          </table:table-cell>
          <table:table-cell office:value-type="float" office:value="0.118217925773933">
            <text:p>0,1182179258</text:p>
          </table:table-cell>
          <table:table-cell office:value-type="float" office:value="38.2569259197917">
            <text:p>38,2569259198</text:p>
          </table:table-cell>
          <table:table-cell office:value-type="float" office:value="39.4329120055772">
            <text:p>39,4329120056</text:p>
          </table:table-cell>
          <table:table-cell office:value-type="float" office:value="39.680667931796">
            <text:p>39,6806679318</text:p>
          </table:table-cell>
          <table:table-cell office:value-type="float" office:value="39.7919799132505">
            <text:p>39,7919799133</text:p>
          </table:table-cell>
          <table:table-cell office:value-type="float" office:value="39.7479960111668">
            <text:p>39,7479960112</text:p>
          </table:table-cell>
          <table:table-cell office:value-type="float" office:value="39.6092580340337">
            <text:p>39,609258034</text:p>
          </table:table-cell>
          <table:table-cell office:value-type="float" office:value="39.7649059293326">
            <text:p>39,7649059293</text:p>
          </table:table-cell>
          <table:table-cell office:value-type="float" office:value="39.7903490997851">
            <text:p>39,7903490998</text:p>
          </table:table-cell>
          <table:table-cell office:value-type="float" office:value="39.9544939724728">
            <text:p>39,9544939725</text:p>
          </table:table-cell>
          <table:table-cell office:value-type="float" office:value="39.7682220992865">
            <text:p>39,7682220993</text:p>
          </table:table-cell>
          <table:table-cell office:value-type="float" office:value="0.120074991020374">
            <text:p>0,120074991</text:p>
          </table:table-cell>
          <table:table-cell office:value-type="float" office:value="0.119505045586266">
            <text:p>0,1195050456</text:p>
          </table:table-cell>
          <table:table-cell office:value-type="float" office:value="0.118927967501804">
            <text:p>0,1189279675</text:p>
          </table:table-cell>
          <table:table-cell office:value-type="float" office:value="0.119145036442205">
            <text:p>0,1191450364</text:p>
          </table:table-cell>
          <table:table-cell office:value-type="float" office:value="0.119320070720278">
            <text:p>0,1193200707</text:p>
          </table:table-cell>
          <table:table-cell office:value-type="float" office:value="0.11928105680272">
            <text:p>0,1192810568</text:p>
          </table:table-cell>
          <table:table-cell office:value-type="float" office:value="0.11951595894061">
            <text:p>0,1195159589</text:p>
          </table:table-cell>
          <table:table-cell office:value-type="float" office:value="0.11913800612092">
            <text:p>0,1191380061</text:p>
          </table:table-cell>
          <table:table-cell office:value-type="float" office:value="0.119147932273336">
            <text:p>0,1191479323</text:p>
          </table:table-cell>
          <table:table-cell office:value-type="float" office:value="0.119363110745326">
            <text:p>0,1193631107</text:p>
          </table:table-cell>
          <table:table-cell office:value-type="float" office:value="0.118383115506731">
            <text:p>0,1183831155</text:p>
          </table:table-cell>
          <table:table-cell office:value-type="float" office:value="0.118196043535136">
            <text:p>0,1181960435</text:p>
          </table:table-cell>
          <table:table-cell office:value-type="float" office:value="0.11767998477444">
            <text:p>0,1176799848</text:p>
          </table:table-cell>
          <table:table-cell office:value-type="float" office:value="0.117832092684694">
            <text:p>0,1178320927</text:p>
          </table:table-cell>
          <table:table-cell office:value-type="float" office:value="0.117809035116807">
            <text:p>0,1178090351</text:p>
          </table:table-cell>
          <table:table-cell office:value-type="float" office:value="0.117520929779857">
            <text:p>0,1175209298</text:p>
          </table:table-cell>
          <table:table-cell office:value-type="float" office:value="0.117920989636332">
            <text:p>0,1179209896</text:p>
          </table:table-cell>
          <table:table-cell office:value-type="float" office:value="0.118044976494275">
            <text:p>0,1180449765</text:p>
          </table:table-cell>
          <table:table-cell office:value-type="float" office:value="0.117837034864351">
            <text:p>0,1178370349</text:p>
          </table:table-cell>
          <table:table-cell office:value-type="float" office:value="0.117932014050893">
            <text:p>0,117932014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0127410446293652">
            <text:p>0,0012741045</text:p>
          </table:table-cell>
          <table:table-cell office:value-type="float" office:value="0.00122491316869855">
            <text:p>0,0012249132</text:p>
          </table:table-cell>
          <table:table-cell office:value-type="float" office:value="0.0012550768442452">
            <text:p>0,0012550768</text:p>
          </table:table-cell>
          <table:table-cell office:value-type="float" office:value="0.00120002753101289">
            <text:p>0,0012000275</text:p>
          </table:table-cell>
          <table:table-cell office:value-type="float" office:value="0.00127390446141362">
            <text:p>0,0012739045</text:p>
          </table:table-cell>
          <table:table-cell office:value-type="float" office:value="0.00127200083807111">
            <text:p>0,0012720008</text:p>
          </table:table-cell>
          <table:table-cell office:value-type="float" office:value="0.0012560406466946">
            <text:p>0,0012560406</text:p>
          </table:table-cell>
          <table:table-cell office:value-type="float" office:value="0.00121700356248766">
            <text:p>0,0012170036</text:p>
          </table:table-cell>
          <table:table-cell office:value-type="float" office:value="0.00119896291289479">
            <text:p>0,0011989629</text:p>
          </table:table-cell>
          <table:table-cell office:value-type="float" office:value="0.00123509776312858">
            <text:p>0,0012350978</text:p>
          </table:table-cell>
          <table:table-cell office:value-type="float" office:value="0.125537114217877">
            <text:p>0,1255371142</text:p>
          </table:table-cell>
          <table:table-cell office:value-type="float" office:value="0.12481799069792">
            <text:p>0,1248179907</text:p>
          </table:table-cell>
          <table:table-cell office:value-type="float" office:value="0.124044021125883">
            <text:p>0,1240440211</text:p>
          </table:table-cell>
          <table:table-cell office:value-type="float" office:value="0.124871046398766">
            <text:p>0,1248710464</text:p>
          </table:table-cell>
          <table:table-cell office:value-type="float" office:value="0.124940013629384">
            <text:p>0,1249400136</text:p>
          </table:table-cell>
          <table:table-cell office:value-type="float" office:value="0.124445017310791">
            <text:p>0,1244450173</text:p>
          </table:table-cell>
          <table:table-cell office:value-type="float" office:value="0.124848031206057">
            <text:p>0,1248480312</text:p>
          </table:table-cell>
          <table:table-cell office:value-type="float" office:value="0.124863948905841">
            <text:p>0,1248639489</text:p>
          </table:table-cell>
          <table:table-cell office:value-type="float" office:value="0.124458935461007">
            <text:p>0,1244589355</text:p>
          </table:table-cell>
          <table:table-cell office:value-type="float" office:value="0.12443306914065">
            <text:p>0,1244330691</text:p>
          </table:table-cell>
          <table:table-cell office:value-type="float" office:value="40.8382240226492">
            <text:p>40,8382240226</text:p>
          </table:table-cell>
          <table:table-cell office:value-type="float" office:value="41.9827330227708">
            <text:p>41,9827330228</text:p>
          </table:table-cell>
          <table:table-cell office:value-type="float" office:value="41.9363789597992">
            <text:p>41,9363789598</text:p>
          </table:table-cell>
          <table:table-cell office:value-type="float" office:value="41.9896519110771">
            <text:p>41,9896519111</text:p>
          </table:table-cell>
          <table:table-cell office:value-type="float" office:value="41.9320580215426">
            <text:p>41,9320580215</text:p>
          </table:table-cell>
          <table:table-cell office:value-type="float" office:value="42.134929114487">
            <text:p>42,1349291145</text:p>
          </table:table-cell>
          <table:table-cell office:value-type="float" office:value="42.2254690687405">
            <text:p>42,2254690687</text:p>
          </table:table-cell>
          <table:table-cell office:value-type="float" office:value="42.1212600125">
            <text:p>42,1212600125</text:p>
          </table:table-cell>
          <table:table-cell office:value-type="float" office:value="42.1307460258249">
            <text:p>42,1307460258</text:p>
          </table:table-cell>
          <table:table-cell office:value-type="float" office:value="42.555211954983">
            <text:p>42,555211955</text:p>
          </table:table-cell>
          <table:table-cell office:value-type="float" office:value="0.126632066792809">
            <text:p>0,1266320668</text:p>
          </table:table-cell>
          <table:table-cell office:value-type="float" office:value="0.125842924462631">
            <text:p>0,1258429245</text:p>
          </table:table-cell>
          <table:table-cell office:value-type="float" office:value="0.125933916890062">
            <text:p>0,1259339169</text:p>
          </table:table-cell>
          <table:table-cell office:value-type="float" office:value="0.126180951832794">
            <text:p>0,1261809518</text:p>
          </table:table-cell>
          <table:table-cell office:value-type="float" office:value="0.126140077016316">
            <text:p>0,126140077</text:p>
          </table:table-cell>
          <table:table-cell office:value-type="float" office:value="0.125933085684664">
            <text:p>0,1259330857</text:p>
          </table:table-cell>
          <table:table-cell office:value-type="float" office:value="0.126068915589713">
            <text:p>0,1260689156</text:p>
          </table:table-cell>
          <table:table-cell office:value-type="float" office:value="0.125936997705139">
            <text:p>0,1259369977</text:p>
          </table:table-cell>
          <table:table-cell office:value-type="float" office:value="0.126351051032543">
            <text:p>0,126351051</text:p>
          </table:table-cell>
          <table:table-cell office:value-type="float" office:value="0.125856085447594">
            <text:p>0,1258560854</text:p>
          </table:table-cell>
          <table:table-cell office:value-type="float" office:value="0.125039965030737">
            <text:p>0,125039965</text:p>
          </table:table-cell>
          <table:table-cell office:value-type="float" office:value="0.124483041232452">
            <text:p>0,1244830412</text:p>
          </table:table-cell>
          <table:table-cell office:value-type="float" office:value="0.124549911473878">
            <text:p>0,1245499115</text:p>
          </table:table-cell>
          <table:table-cell office:value-type="float" office:value="0.12460299115628">
            <text:p>0,1246029912</text:p>
          </table:table-cell>
          <table:table-cell office:value-type="float" office:value="0.124678885913454">
            <text:p>0,1246788859</text:p>
          </table:table-cell>
          <table:table-cell office:value-type="float" office:value="0.124595080269501">
            <text:p>0,1245950803</text:p>
          </table:table-cell>
          <table:table-cell office:value-type="float" office:value="0.124465965316631">
            <text:p>0,1244659653</text:p>
          </table:table-cell>
          <table:table-cell office:value-type="float" office:value="0.124693939113058">
            <text:p>0,1246939391</text:p>
          </table:table-cell>
          <table:table-cell office:value-type="float" office:value="0.124533051508479">
            <text:p>0,1245330515</text:p>
          </table:table-cell>
          <table:table-cell office:value-type="float" office:value="0.124578089336865">
            <text:p>0,124578089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129411520902067">
            <text:p>0,0012941152</text:p>
          </table:table-cell>
          <table:table-cell office:value-type="float" office:value="0.00127590552438051">
            <text:p>0,0012759055</text:p>
          </table:table-cell>
          <table:table-cell office:value-type="float" office:value="0.00126797228585929">
            <text:p>0,0012679723</text:p>
          </table:table-cell>
          <table:table-cell office:value-type="float" office:value="0.00127207674086094">
            <text:p>0,0012720767</text:p>
          </table:table-cell>
          <table:table-cell office:value-type="float" office:value="0.0013049622066319">
            <text:p>0,0013049622</text:p>
          </table:table-cell>
          <table:table-cell office:value-type="float" office:value="0.00128507998306304">
            <text:p>0,00128508</text:p>
          </table:table-cell>
          <table:table-cell office:value-type="float" office:value="0.00129290309268981">
            <text:p>0,0012929031</text:p>
          </table:table-cell>
          <table:table-cell office:value-type="float" office:value="0.00131294876337051">
            <text:p>0,0013129488</text:p>
          </table:table-cell>
          <table:table-cell office:value-type="float" office:value="0.00129699369426817">
            <text:p>0,0012969937</text:p>
          </table:table-cell>
          <table:table-cell office:value-type="float" office:value="0.0013190166791901">
            <text:p>0,0013190167</text:p>
          </table:table-cell>
          <table:table-cell office:value-type="float" office:value="0.131860097753815">
            <text:p>0,1318600978</text:p>
          </table:table-cell>
          <table:table-cell office:value-type="float" office:value="0.131394107360393">
            <text:p>0,1313941074</text:p>
          </table:table-cell>
          <table:table-cell office:value-type="float" office:value="0.131293088314124">
            <text:p>0,1312930883</text:p>
          </table:table-cell>
          <table:table-cell office:value-type="float" office:value="0.131171093205921">
            <text:p>0,1311710932</text:p>
          </table:table-cell>
          <table:table-cell office:value-type="float" office:value="0.131727076950483">
            <text:p>0,131727077</text:p>
          </table:table-cell>
          <table:table-cell office:value-type="float" office:value="0.131114029791206">
            <text:p>0,1311140298</text:p>
          </table:table-cell>
          <table:table-cell office:value-type="float" office:value="0.130947938770987">
            <text:p>0,1309479388</text:p>
          </table:table-cell>
          <table:table-cell office:value-type="float" office:value="0.131464003701694">
            <text:p>0,1314640037</text:p>
          </table:table-cell>
          <table:table-cell office:value-type="float" office:value="0.131045976304449">
            <text:p>0,1310459763</text:p>
          </table:table-cell>
          <table:table-cell office:value-type="float" office:value="0.131401064689271">
            <text:p>0,1314010647</text:p>
          </table:table-cell>
          <table:table-cell office:value-type="float" office:value="42.8870499071199">
            <text:p>42,8870499071</text:p>
          </table:table-cell>
          <table:table-cell office:value-type="float" office:value="44.2123710317537">
            <text:p>44,2123710318</text:p>
          </table:table-cell>
          <table:table-cell office:value-type="float" office:value="44.1854639563244">
            <text:p>44,1854639563</text:p>
          </table:table-cell>
          <table:table-cell office:value-type="float" office:value="44.1084039853886">
            <text:p>44,1084039854</text:p>
          </table:table-cell>
          <table:table-cell office:value-type="float" office:value="44.0776630232576">
            <text:p>44,0776630233</text:p>
          </table:table-cell>
          <table:table-cell office:value-type="float" office:value="44.2190529039362">
            <text:p>44,2190529039</text:p>
          </table:table-cell>
          <table:table-cell office:value-type="float" office:value="44.2939340369776">
            <text:p>44,293934037</text:p>
          </table:table-cell>
          <table:table-cell office:value-type="float" office:value="44.3332759256009">
            <text:p>44,3332759256</text:p>
          </table:table-cell>
          <table:table-cell office:value-type="float" office:value="44.3720480381744">
            <text:p>44,3720480382</text:p>
          </table:table-cell>
          <table:table-cell office:value-type="float" office:value="44.4039058829658">
            <text:p>44,403905883</text:p>
          </table:table-cell>
          <table:table-cell office:value-type="float" office:value="0.133019886212423">
            <text:p>0,1330198862</text:p>
          </table:table-cell>
          <table:table-cell office:value-type="float" office:value="0.1325971117476">
            <text:p>0,1325971117</text:p>
          </table:table-cell>
          <table:table-cell office:value-type="float" office:value="0.132346963975578">
            <text:p>0,132346964</text:p>
          </table:table-cell>
          <table:table-cell office:value-type="float" office:value="0.132488023489714">
            <text:p>0,1324880235</text:p>
          </table:table-cell>
          <table:table-cell office:value-type="float" office:value="0.132678991416469">
            <text:p>0,1326789914</text:p>
          </table:table-cell>
          <table:table-cell office:value-type="float" office:value="0.13242902525235">
            <text:p>0,1324290253</text:p>
          </table:table-cell>
          <table:table-cell office:value-type="float" office:value="0.13276108156424">
            <text:p>0,1327610816</text:p>
          </table:table-cell>
          <table:table-cell office:value-type="float" office:value="0.132308089872822">
            <text:p>0,1323080899</text:p>
          </table:table-cell>
          <table:table-cell office:value-type="float" office:value="0.132707096287049">
            <text:p>0,1327070963</text:p>
          </table:table-cell>
          <table:table-cell office:value-type="float" office:value="0.132372927269898">
            <text:p>0,1323729273</text:p>
          </table:table-cell>
          <table:table-cell office:value-type="float" office:value="0.131554073886946">
            <text:p>0,1315540739</text:p>
          </table:table-cell>
          <table:table-cell office:value-type="float" office:value="0.130808068672195">
            <text:p>0,1308080687</text:p>
          </table:table-cell>
          <table:table-cell office:value-type="float" office:value="0.131014975602739">
            <text:p>0,1310149756</text:p>
          </table:table-cell>
          <table:table-cell office:value-type="float" office:value="0.131204984034412">
            <text:p>0,131204984</text:p>
          </table:table-cell>
          <table:table-cell office:value-type="float" office:value="0.131103978608735">
            <text:p>0,1311039786</text:p>
          </table:table-cell>
          <table:table-cell office:value-type="float" office:value="0.131031020893715">
            <text:p>0,1310310209</text:p>
          </table:table-cell>
          <table:table-cell office:value-type="float" office:value="0.13124000641983">
            <text:p>0,1312400064</text:p>
          </table:table-cell>
          <table:table-cell office:value-type="float" office:value="0.131225010147318">
            <text:p>0,1312250101</text:p>
          </table:table-cell>
          <table:table-cell office:value-type="float" office:value="0.130883903708309">
            <text:p>0,1308839037</text:p>
          </table:table-cell>
          <table:table-cell office:value-type="float" office:value="0.130753997713327">
            <text:p>0,130753997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0134610524401069">
            <text:p>0,0013461052</text:p>
          </table:table-cell>
          <table:table-cell office:value-type="float" office:value="0.00136511866003275">
            <text:p>0,0013651187</text:p>
          </table:table-cell>
          <table:table-cell office:value-type="float" office:value="0.00139207823667675">
            <text:p>0,0013920782</text:p>
          </table:table-cell>
          <table:table-cell office:value-type="float" office:value="0.00137602060567588">
            <text:p>0,0013760206</text:p>
          </table:table-cell>
          <table:table-cell office:value-type="float" office:value="0.00134191266261041">
            <text:p>0,0013419127</text:p>
          </table:table-cell>
          <table:table-cell office:value-type="float" office:value="0.00129710312467068">
            <text:p>0,0012971031</text:p>
          </table:table-cell>
          <table:table-cell office:value-type="float" office:value="0.00135604187380523">
            <text:p>0,0013560419</text:p>
          </table:table-cell>
          <table:table-cell office:value-type="float" office:value="0.00136297335848212">
            <text:p>0,0013629734</text:p>
          </table:table-cell>
          <table:table-cell office:value-type="float" office:value="0.00135909020900726">
            <text:p>0,0013590902</text:p>
          </table:table-cell>
          <table:table-cell office:value-type="float" office:value="0.0013649765169248">
            <text:p>0,0013649765</text:p>
          </table:table-cell>
          <table:table-cell office:value-type="float" office:value="0.138760112575255">
            <text:p>0,1387601126</text:p>
          </table:table-cell>
          <table:table-cell office:value-type="float" office:value="0.137392913457006">
            <text:p>0,1373929135</text:p>
          </table:table-cell>
          <table:table-cell office:value-type="float" office:value="0.137565931770951">
            <text:p>0,1375659318</text:p>
          </table:table-cell>
          <table:table-cell office:value-type="float" office:value="0.138110086671077">
            <text:p>0,1381100867</text:p>
          </table:table-cell>
          <table:table-cell office:value-type="float" office:value="0.137728072586469">
            <text:p>0,1377280726</text:p>
          </table:table-cell>
          <table:table-cell office:value-type="float" office:value="0.137829039362259">
            <text:p>0,1378290394</text:p>
          </table:table-cell>
          <table:table-cell office:value-type="float" office:value="0.13777189666871">
            <text:p>0,1377718967</text:p>
          </table:table-cell>
          <table:table-cell office:value-type="float" office:value="0.138027913984843">
            <text:p>0,138027914</text:p>
          </table:table-cell>
          <table:table-cell office:value-type="float" office:value="0.137914891936816">
            <text:p>0,1379148919</text:p>
          </table:table-cell>
          <table:table-cell office:value-type="float" office:value="0.138039009761997">
            <text:p>0,1380390098</text:p>
          </table:table-cell>
          <table:table-cell office:value-type="float" office:value="44.7622250881977">
            <text:p>44,7622250882</text:p>
          </table:table-cell>
          <table:table-cell office:value-type="float" office:value="46.3277930342592">
            <text:p>46,3277930343</text:p>
          </table:table-cell>
          <table:table-cell office:value-type="float" office:value="45.9238579607336">
            <text:p>45,9238579607</text:p>
          </table:table-cell>
          <table:table-cell office:value-type="float" office:value="46.3711630444741">
            <text:p>46,3711630445</text:p>
          </table:table-cell>
          <table:table-cell office:value-type="float" office:value="46.2059750232147">
            <text:p>46,2059750232</text:p>
          </table:table-cell>
          <table:table-cell office:value-type="float" office:value="46.4494959005387">
            <text:p>46,4494959005</text:p>
          </table:table-cell>
          <table:table-cell office:value-type="float" office:value="46.6485109783243">
            <text:p>46,6485109783</text:p>
          </table:table-cell>
          <table:table-cell office:value-type="float" office:value="46.5123428876977">
            <text:p>46,5123428877</text:p>
          </table:table-cell>
          <table:table-cell office:value-type="float" office:value="46.691173922387">
            <text:p>46,6911739224</text:p>
          </table:table-cell>
          <table:table-cell office:value-type="float" office:value="46.7159061089624">
            <text:p>46,715906109</text:p>
          </table:table-cell>
          <table:table-cell office:value-type="float" office:value="0.139556114445441">
            <text:p>0,1395561144</text:p>
          </table:table-cell>
          <table:table-cell office:value-type="float" office:value="0.139349064324051">
            <text:p>0,1393490643</text:p>
          </table:table-cell>
          <table:table-cell office:value-type="float" office:value="0.139144946355373">
            <text:p>0,1391449464</text:p>
          </table:table-cell>
          <table:table-cell office:value-type="float" office:value="0.13917106599547">
            <text:p>0,139171066</text:p>
          </table:table-cell>
          <table:table-cell office:value-type="float" office:value="0.138978973147459">
            <text:p>0,1389789731</text:p>
          </table:table-cell>
          <table:table-cell office:value-type="float" office:value="0.13875206746161">
            <text:p>0,1387520675</text:p>
          </table:table-cell>
          <table:table-cell office:value-type="float" office:value="0.138763004681096">
            <text:p>0,1387630047</text:p>
          </table:table-cell>
          <table:table-cell office:value-type="float" office:value="0.138890917180106">
            <text:p>0,1388909172</text:p>
          </table:table-cell>
          <table:table-cell office:value-type="float" office:value="0.139017043402419">
            <text:p>0,1390170434</text:p>
          </table:table-cell>
          <table:table-cell office:value-type="float" office:value="0.139316925080493">
            <text:p>0,1393169251</text:p>
          </table:table-cell>
          <table:table-cell office:value-type="float" office:value="0.137720010476187">
            <text:p>0,1377200105</text:p>
          </table:table-cell>
          <table:table-cell office:value-type="float" office:value="0.137447960791178">
            <text:p>0,1374479608</text:p>
          </table:table-cell>
          <table:table-cell office:value-type="float" office:value="0.137513975379989">
            <text:p>0,1375139754</text:p>
          </table:table-cell>
          <table:table-cell office:value-type="float" office:value="0.137587061151862">
            <text:p>0,1375870612</text:p>
          </table:table-cell>
          <table:table-cell office:value-type="float" office:value="0.137518895207904">
            <text:p>0,1375188952</text:p>
          </table:table-cell>
          <table:table-cell office:value-type="float" office:value="0.137416950426996">
            <text:p>0,1374169504</text:p>
          </table:table-cell>
          <table:table-cell office:value-type="float" office:value="0.137434980249964">
            <text:p>0,1374349802</text:p>
          </table:table-cell>
          <table:table-cell office:value-type="float" office:value="0.137602100381628">
            <text:p>0,1376021004</text:p>
          </table:table-cell>
          <table:table-cell office:value-type="float" office:value="0.137476056930609">
            <text:p>0,1374760569</text:p>
          </table:table-cell>
          <table:table-cell office:value-type="float" office:value="0.137651007971726">
            <text:p>0,137651008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0146410684101284">
            <text:p>0,0014641068</text:p>
          </table:table-cell>
          <table:table-cell office:value-type="float" office:value="0.00144300691317767">
            <text:p>0,0014430069</text:p>
          </table:table-cell>
          <table:table-cell office:value-type="float" office:value="0.00142202596180141">
            <text:p>0,001422026</text:p>
          </table:table-cell>
          <table:table-cell office:value-type="float" office:value="0.0014109171461314">
            <text:p>0,0014109171</text:p>
          </table:table-cell>
          <table:table-cell office:value-type="float" office:value="0.00136989261955023">
            <text:p>0,0013698926</text:p>
          </table:table-cell>
          <table:table-cell office:value-type="float" office:value="0.00140703737270087">
            <text:p>0,0014070374</text:p>
          </table:table-cell>
          <table:table-cell office:value-type="float" office:value="0.00140599370934069">
            <text:p>0,0014059937</text:p>
          </table:table-cell>
          <table:table-cell office:value-type="float" office:value="0.00140793609898537">
            <text:p>0,0014079361</text:p>
          </table:table-cell>
          <table:table-cell office:value-type="float" office:value="0.00142996967770159">
            <text:p>0,0014299697</text:p>
          </table:table-cell>
          <table:table-cell office:value-type="float" office:value="0.00139792147092521">
            <text:p>0,0013979215</text:p>
          </table:table-cell>
          <table:table-cell office:value-type="float" office:value="0.145107096992433">
            <text:p>0,145107097</text:p>
          </table:table-cell>
          <table:table-cell office:value-type="float" office:value="0.144664030987769">
            <text:p>0,144664031</text:p>
          </table:table-cell>
          <table:table-cell office:value-type="float" office:value="0.144654030911624">
            <text:p>0,1446540309</text:p>
          </table:table-cell>
          <table:table-cell office:value-type="float" office:value="0.144158935640007">
            <text:p>0,1441589356</text:p>
          </table:table-cell>
          <table:table-cell office:value-type="float" office:value="0.144347919034772">
            <text:p>0,144347919</text:p>
          </table:table-cell>
          <table:table-cell office:value-type="float" office:value="0.14426710898988">
            <text:p>0,144267109</text:p>
          </table:table-cell>
          <table:table-cell office:value-type="float" office:value="0.144847065326758">
            <text:p>0,1448470653</text:p>
          </table:table-cell>
          <table:table-cell office:value-type="float" office:value="0.144361053942703">
            <text:p>0,1443610539</text:p>
          </table:table-cell>
          <table:table-cell office:value-type="float" office:value="0.144263961003162">
            <text:p>0,144263961</text:p>
          </table:table-cell>
          <table:table-cell office:value-type="float" office:value="0.144579053041525">
            <text:p>0,144579053</text:p>
          </table:table-cell>
          <table:table-cell office:value-type="float" office:value="47.1375988931395">
            <text:p>47,1375988931</text:p>
          </table:table-cell>
          <table:table-cell office:value-type="float" office:value="48.5738169546239">
            <text:p>48,5738169546</text:p>
          </table:table-cell>
          <table:table-cell office:value-type="float" office:value="48.5135591139551">
            <text:p>48,513559114</text:p>
          </table:table-cell>
          <table:table-cell office:value-type="float" office:value="48.357013021945">
            <text:p>48,3570130219</text:p>
          </table:table-cell>
          <table:table-cell office:value-type="float" office:value="48.507249893155">
            <text:p>48,5072498932</text:p>
          </table:table-cell>
          <table:table-cell office:value-type="float" office:value="48.7402909068624">
            <text:p>48,7402909069</text:p>
          </table:table-cell>
          <table:table-cell office:value-type="float" office:value="49.1581970755942">
            <text:p>49,1581970756</text:p>
          </table:table-cell>
          <table:table-cell office:value-type="float" office:value="48.8308880076511">
            <text:p>48,8308880077</text:p>
          </table:table-cell>
          <table:table-cell office:value-type="float" office:value="48.5263370969333">
            <text:p>48,5263370969</text:p>
          </table:table-cell>
          <table:table-cell office:value-type="float" office:value="48.8821519995108">
            <text:p>48,8821519995</text:p>
          </table:table-cell>
          <table:table-cell office:value-type="float" office:value="0.146822032751516">
            <text:p>0,1468220328</text:p>
          </table:table-cell>
          <table:table-cell office:value-type="float" office:value="0.146258091321215">
            <text:p>0,1462580913</text:p>
          </table:table-cell>
          <table:table-cell office:value-type="float" office:value="0.145548923872411">
            <text:p>0,1455489239</text:p>
          </table:table-cell>
          <table:table-cell office:value-type="float" office:value="0.145805994048715">
            <text:p>0,145805994</text:p>
          </table:table-cell>
          <table:table-cell office:value-type="float" office:value="0.145959973917343">
            <text:p>0,1459599739</text:p>
          </table:table-cell>
          <table:table-cell office:value-type="float" office:value="0.145879985997453">
            <text:p>0,145879986</text:p>
          </table:table-cell>
          <table:table-cell office:value-type="float" office:value="0.145889062434435">
            <text:p>0,1458890624</text:p>
          </table:table-cell>
          <table:table-cell office:value-type="float" office:value="0.145699887652881">
            <text:p>0,1456998877</text:p>
          </table:table-cell>
          <table:table-cell office:value-type="float" office:value="0.145833101472817">
            <text:p>0,1458331015</text:p>
          </table:table-cell>
          <table:table-cell office:value-type="float" office:value="0.145576023962349">
            <text:p>0,145576024</text:p>
          </table:table-cell>
          <table:table-cell office:value-type="float" office:value="0.144442930468358">
            <text:p>0,1444429305</text:p>
          </table:table-cell>
          <table:table-cell office:value-type="float" office:value="0.144010902033187">
            <text:p>0,144010902</text:p>
          </table:table-cell>
          <table:table-cell office:value-type="float" office:value="0.143973029917106">
            <text:p>0,1439730299</text:p>
          </table:table-cell>
          <table:table-cell office:value-type="float" office:value="0.144096084870398">
            <text:p>0,1440960849</text:p>
          </table:table-cell>
          <table:table-cell office:value-type="float" office:value="0.144100000034086">
            <text:p>0,1441</text:p>
          </table:table-cell>
          <table:table-cell office:value-type="float" office:value="0.144134974922053">
            <text:p>0,1441349749</text:p>
          </table:table-cell>
          <table:table-cell office:value-type="float" office:value="0.144071945105679">
            <text:p>0,1440719451</text:p>
          </table:table-cell>
          <table:table-cell office:value-type="float" office:value="0.143716074759141">
            <text:p>0,1437160748</text:p>
          </table:table-cell>
          <table:table-cell office:value-type="float" office:value="0.14442005881574">
            <text:p>0,1444200588</text:p>
          </table:table-cell>
          <table:table-cell office:value-type="float" office:value="0.143823903985321">
            <text:p>0,14382390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0153305346611887">
            <text:p>0,0015330535</text:p>
          </table:table-cell>
          <table:table-cell office:value-type="float" office:value="0.00155304640065879">
            <text:p>0,0015530464</text:p>
          </table:table-cell>
          <table:table-cell office:value-type="float" office:value="0.00150589062832296">
            <text:p>0,0015058906</text:p>
          </table:table-cell>
          <table:table-cell office:value-type="float" office:value="0.00147306732833386">
            <text:p>0,0014730673</text:p>
          </table:table-cell>
          <table:table-cell office:value-type="float" office:value="0.00145192944910377">
            <text:p>0,0014519294</text:p>
          </table:table-cell>
          <table:table-cell office:value-type="float" office:value="0.0015549031086266">
            <text:p>0,0015549031</text:p>
          </table:table-cell>
          <table:table-cell office:value-type="float" office:value="0.00145605427678675">
            <text:p>0,0014560543</text:p>
          </table:table-cell>
          <table:table-cell office:value-type="float" office:value="0.0014879044611007">
            <text:p>0,0014879045</text:p>
          </table:table-cell>
          <table:table-cell office:value-type="float" office:value="0.00150807003956288">
            <text:p>0,00150807</text:p>
          </table:table-cell>
          <table:table-cell office:value-type="float" office:value="0.00151996838394553">
            <text:p>0,0015199684</text:p>
          </table:table-cell>
          <table:table-cell office:value-type="float" office:value="0.152074948535301">
            <text:p>0,1520749485</text:p>
          </table:table-cell>
          <table:table-cell office:value-type="float" office:value="0.150574967381544">
            <text:p>0,1505749674</text:p>
          </table:table-cell>
          <table:table-cell office:value-type="float" office:value="0.150559044443071">
            <text:p>0,1505590444</text:p>
          </table:table-cell>
          <table:table-cell office:value-type="float" office:value="0.151325097074732">
            <text:p>0,1513250971</text:p>
          </table:table-cell>
          <table:table-cell office:value-type="float" office:value="0.151319986209273">
            <text:p>0,1513199862</text:p>
          </table:table-cell>
          <table:table-cell office:value-type="float" office:value="0.15150191669818">
            <text:p>0,1515019167</text:p>
          </table:table-cell>
          <table:table-cell office:value-type="float" office:value="0.151146011659875">
            <text:p>0,1511460117</text:p>
          </table:table-cell>
          <table:table-cell office:value-type="float" office:value="0.151392959989607">
            <text:p>0,15139296</text:p>
          </table:table-cell>
          <table:table-cell office:value-type="float" office:value="0.150785052217543">
            <text:p>0,1507850522</text:p>
          </table:table-cell>
          <table:table-cell office:value-type="float" office:value="0.15106498321984">
            <text:p>0,1510649832</text:p>
          </table:table-cell>
          <table:table-cell office:value-type="float" office:value="48.9226369617973">
            <text:p>48,9226369618</text:p>
          </table:table-cell>
          <table:table-cell office:value-type="float" office:value="50.780388971325">
            <text:p>50,7803889713</text:p>
          </table:table-cell>
          <table:table-cell office:value-type="float" office:value="50.5709189760964">
            <text:p>50,5709189761</text:p>
          </table:table-cell>
          <table:table-cell office:value-type="float" office:value="50.7333159898408">
            <text:p>50,7333159898</text:p>
          </table:table-cell>
          <table:table-cell office:value-type="float" office:value="50.8108718857402">
            <text:p>50,8108718857</text:p>
          </table:table-cell>
          <table:table-cell office:value-type="float" office:value="50.9680919029051">
            <text:p>50,9680919029</text:p>
          </table:table-cell>
          <table:table-cell office:value-type="float" office:value="51.3782649567584">
            <text:p>51,3782649568</text:p>
          </table:table-cell>
          <table:table-cell office:value-type="float" office:value="51.1562409497565">
            <text:p>51,1562409498</text:p>
          </table:table-cell>
          <table:table-cell office:value-type="float" office:value="50.8547269630944">
            <text:p>50,8547269631</text:p>
          </table:table-cell>
          <table:table-cell office:value-type="float" office:value="51.1438140833052">
            <text:p>51,1438140833</text:p>
          </table:table-cell>
          <table:table-cell office:value-type="float" office:value="0.153174914885312">
            <text:p>0,1531749149</text:p>
          </table:table-cell>
          <table:table-cell office:value-type="float" office:value="0.152405052096583">
            <text:p>0,1524050521</text:p>
          </table:table-cell>
          <table:table-cell office:value-type="float" office:value="0.152138898498379">
            <text:p>0,1521388985</text:p>
          </table:table-cell>
          <table:table-cell office:value-type="float" office:value="0.152293958119117">
            <text:p>0,1522939581</text:p>
          </table:table-cell>
          <table:table-cell office:value-type="float" office:value="0.152173005510122">
            <text:p>0,1521730055</text:p>
          </table:table-cell>
          <table:table-cell office:value-type="float" office:value="0.152700089616701">
            <text:p>0,1527000896</text:p>
          </table:table-cell>
          <table:table-cell office:value-type="float" office:value="0.152552919345908">
            <text:p>0,1525529193</text:p>
          </table:table-cell>
          <table:table-cell office:value-type="float" office:value="0.152447922620922">
            <text:p>0,1524479226</text:p>
          </table:table-cell>
          <table:table-cell office:value-type="float" office:value="0.152479084557854">
            <text:p>0,1524790846</text:p>
          </table:table-cell>
          <table:table-cell office:value-type="float" office:value="0.152338909334503">
            <text:p>0,1523389093</text:p>
          </table:table-cell>
          <table:table-cell office:value-type="float" office:value="0.151012957445346">
            <text:p>0,1510129574</text:p>
          </table:table-cell>
          <table:table-cell office:value-type="float" office:value="0.150760908727534">
            <text:p>0,1507609087</text:p>
          </table:table-cell>
          <table:table-cell office:value-type="float" office:value="0.150689068716019">
            <text:p>0,1506890687</text:p>
          </table:table-cell>
          <table:table-cell office:value-type="float" office:value="0.150703964056447">
            <text:p>0,1507039641</text:p>
          </table:table-cell>
          <table:table-cell office:value-type="float" office:value="0.150798889691941">
            <text:p>0,1507988897</text:p>
          </table:table-cell>
          <table:table-cell office:value-type="float" office:value="0.150849022436887">
            <text:p>0,1508490224</text:p>
          </table:table-cell>
          <table:table-cell office:value-type="float" office:value="0.150644002715126">
            <text:p>0,1506440027</text:p>
          </table:table-cell>
          <table:table-cell office:value-type="float" office:value="0.150540910195559">
            <text:p>0,1505409102</text:p>
          </table:table-cell>
          <table:table-cell office:value-type="float" office:value="0.150643077795394">
            <text:p>0,1506430778</text:p>
          </table:table-cell>
          <table:table-cell office:value-type="float" office:value="0.15083209273871">
            <text:p>0,150832092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0152993330266327">
            <text:p>0,0015299333</text:p>
          </table:table-cell>
          <table:table-cell office:value-type="float" office:value="0.00155089993495494">
            <text:p>0,0015508999</text:p>
          </table:table-cell>
          <table:table-cell office:value-type="float" office:value="0.00156710855662823">
            <text:p>0,0015671086</text:p>
          </table:table-cell>
          <table:table-cell office:value-type="float" office:value="0.00156793720088899">
            <text:p>0,0015679372</text:p>
          </table:table-cell>
          <table:table-cell office:value-type="float" office:value="0.00153301865793765">
            <text:p>0,0015330187</text:p>
          </table:table-cell>
          <table:table-cell office:value-type="float" office:value="0.00150508340448141">
            <text:p>0,0015050834</text:p>
          </table:table-cell>
          <table:table-cell office:value-type="float" office:value="0.0015681036747992">
            <text:p>0,0015681037</text:p>
          </table:table-cell>
          <table:table-cell office:value-type="float" office:value="0.00155896169599146">
            <text:p>0,0015589617</text:p>
          </table:table-cell>
          <table:table-cell office:value-type="float" office:value="0.00153794034849852">
            <text:p>0,0015379403</text:p>
          </table:table-cell>
          <table:table-cell office:value-type="float" office:value="0.00154908141121268">
            <text:p>0,0015490814</text:p>
          </table:table-cell>
          <table:table-cell office:value-type="float" office:value="0.158055881503969">
            <text:p>0,1580558815</text:p>
          </table:table-cell>
          <table:table-cell office:value-type="float" office:value="0.157590966671705">
            <text:p>0,1575909667</text:p>
          </table:table-cell>
          <table:table-cell office:value-type="float" office:value="0.157600916572847">
            <text:p>0,1576009166</text:p>
          </table:table-cell>
          <table:table-cell office:value-type="float" office:value="0.157484076335095">
            <text:p>0,1574840763</text:p>
          </table:table-cell>
          <table:table-cell office:value-type="float" office:value="0.157830920419656">
            <text:p>0,1578309204</text:p>
          </table:table-cell>
          <table:table-cell office:value-type="float" office:value="0.157578972866759">
            <text:p>0,1575789729</text:p>
          </table:table-cell>
          <table:table-cell office:value-type="float" office:value="0.157853004406206">
            <text:p>0,1578530044</text:p>
          </table:table-cell>
          <table:table-cell office:value-type="float" office:value="0.157773968647234">
            <text:p>0,1577739686</text:p>
          </table:table-cell>
          <table:table-cell office:value-type="float" office:value="0.15726988168899">
            <text:p>0,1572698817</text:p>
          </table:table-cell>
          <table:table-cell office:value-type="float" office:value="0.157395055517554">
            <text:p>0,1573950555</text:p>
          </table:table-cell>
          <table:table-cell office:value-type="float" office:value="51.3836329726037">
            <text:p>51,3836329726</text:p>
          </table:table-cell>
          <table:table-cell office:value-type="float" office:value="52.8052480270853">
            <text:p>52,8052480271</text:p>
          </table:table-cell>
          <table:table-cell office:value-type="float" office:value="53.1879591090838">
            <text:p>53,1879591091</text:p>
          </table:table-cell>
          <table:table-cell office:value-type="float" office:value="52.9678329018643">
            <text:p>52,9678329019</text:p>
          </table:table-cell>
          <table:table-cell office:value-type="float" office:value="52.5916430854704">
            <text:p>52,5916430855</text:p>
          </table:table-cell>
          <table:table-cell office:value-type="float" office:value="53.184229907929">
            <text:p>53,1842299079</text:p>
          </table:table-cell>
          <table:table-cell office:value-type="float" office:value="53.0683790891198">
            <text:p>53,0683790891</text:p>
          </table:table-cell>
          <table:table-cell office:value-type="float" office:value="53.4933529235423">
            <text:p>53,4933529235</text:p>
          </table:table-cell>
          <table:table-cell office:value-type="float" office:value="53.2741010920145">
            <text:p>53,274101092</text:p>
          </table:table-cell>
          <table:table-cell office:value-type="float" office:value="53.3673040959984">
            <text:p>53,367304096</text:p>
          </table:table-cell>
          <table:table-cell office:value-type="float" office:value="0.158885920536704">
            <text:p>0,1588859205</text:p>
          </table:table-cell>
          <table:table-cell office:value-type="float" office:value="0.158709109993652">
            <text:p>0,15870911</text:p>
          </table:table-cell>
          <table:table-cell office:value-type="float" office:value="0.158932112623006">
            <text:p>0,1589321126</text:p>
          </table:table-cell>
          <table:table-cell office:value-type="float" office:value="0.158769011148252">
            <text:p>0,1587690111</text:p>
          </table:table-cell>
          <table:table-cell office:value-type="float" office:value="0.158708903356455">
            <text:p>0,1587089034</text:p>
          </table:table-cell>
          <table:table-cell office:value-type="float" office:value="0.159022016334347">
            <text:p>0,1590220163</text:p>
          </table:table-cell>
          <table:table-cell office:value-type="float" office:value="0.158927076729014">
            <text:p>0,1589270767</text:p>
          </table:table-cell>
          <table:table-cell office:value-type="float" office:value="0.158870946499519">
            <text:p>0,1588709465</text:p>
          </table:table-cell>
          <table:table-cell office:value-type="float" office:value="0.159090986009687">
            <text:p>0,159090986</text:p>
          </table:table-cell>
          <table:table-cell office:value-type="float" office:value="0.159586968598887">
            <text:p>0,1595869686</text:p>
          </table:table-cell>
          <table:table-cell office:value-type="float" office:value="0.157527030212805">
            <text:p>0,1575270302</text:p>
          </table:table-cell>
          <table:table-cell office:value-type="float" office:value="0.157259940984659">
            <text:p>0,157259941</text:p>
          </table:table-cell>
          <table:table-cell office:value-type="float" office:value="0.156926068593748">
            <text:p>0,1569260686</text:p>
          </table:table-cell>
          <table:table-cell office:value-type="float" office:value="0.157142091658898">
            <text:p>0,1571420917</text:p>
          </table:table-cell>
          <table:table-cell office:value-type="float" office:value="0.156946065486409">
            <text:p>0,1569460655</text:p>
          </table:table-cell>
          <table:table-cell office:value-type="float" office:value="0.156947088544257">
            <text:p>0,1569470885</text:p>
          </table:table-cell>
          <table:table-cell office:value-type="float" office:value="0.156972085707821">
            <text:p>0,1569720857</text:p>
          </table:table-cell>
          <table:table-cell office:value-type="float" office:value="0.157532937591895">
            <text:p>0,1575329376</text:p>
          </table:table-cell>
          <table:table-cell office:value-type="float" office:value="0.157473916769959">
            <text:p>0,1574739168</text:p>
          </table:table-cell>
          <table:table-cell office:value-type="float" office:value="0.157358988653868">
            <text:p>0,1573589887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0163793365936726">
            <text:p>0,0016379337</text:p>
          </table:table-cell>
          <table:table-cell office:value-type="float" office:value="0.00164011854212731">
            <text:p>0,0016401185</text:p>
          </table:table-cell>
          <table:table-cell office:value-type="float" office:value="0.00161303207278252">
            <text:p>0,0016130321</text:p>
          </table:table-cell>
          <table:table-cell office:value-type="float" office:value="0.00158590218052268">
            <text:p>0,0015859022</text:p>
          </table:table-cell>
          <table:table-cell office:value-type="float" office:value="0.00161404814571142">
            <text:p>0,0016140481</text:p>
          </table:table-cell>
          <table:table-cell office:value-type="float" office:value="0.00161607121117413">
            <text:p>0,0016160712</text:p>
          </table:table-cell>
          <table:table-cell office:value-type="float" office:value="0.0016210344620049">
            <text:p>0,0016210345</text:p>
          </table:table-cell>
          <table:table-cell office:value-type="float" office:value="0.00165588734671474">
            <text:p>0,0016558873</text:p>
          </table:table-cell>
          <table:table-cell office:value-type="float" office:value="0.00158204068429768">
            <text:p>0,0015820407</text:p>
          </table:table-cell>
          <table:table-cell office:value-type="float" office:value="0.0016240767436102">
            <text:p>0,0016240767</text:p>
          </table:table-cell>
          <table:table-cell office:value-type="float" office:value="0.164083070354536">
            <text:p>0,1640830704</text:p>
          </table:table-cell>
          <table:table-cell office:value-type="float" office:value="0.16408901673276">
            <text:p>0,1640890167</text:p>
          </table:table-cell>
          <table:table-cell office:value-type="float" office:value="0.164183109998703">
            <text:p>0,16418311</text:p>
          </table:table-cell>
          <table:table-cell office:value-type="float" office:value="0.163677921402268">
            <text:p>0,1636779214</text:p>
          </table:table-cell>
          <table:table-cell office:value-type="float" office:value="0.164160933927633">
            <text:p>0,1641609339</text:p>
          </table:table-cell>
          <table:table-cell office:value-type="float" office:value="0.163940096041188">
            <text:p>0,163940096</text:p>
          </table:table-cell>
          <table:table-cell office:value-type="float" office:value="0.164212959818542">
            <text:p>0,1642129598</text:p>
          </table:table-cell>
          <table:table-cell office:value-type="float" office:value="0.16436704993248">
            <text:p>0,1643670499</text:p>
          </table:table-cell>
          <table:table-cell office:value-type="float" office:value="0.164227920933627">
            <text:p>0,1642279209</text:p>
          </table:table-cell>
          <table:table-cell office:value-type="float" office:value="0.164403995266184">
            <text:p>0,1644039953</text:p>
          </table:table-cell>
          <table:table-cell office:value-type="float" office:value="53.096249939641">
            <text:p>53,0962499396</text:p>
          </table:table-cell>
          <table:table-cell office:value-type="float" office:value="55.2046009324258">
            <text:p>55,2046009324</text:p>
          </table:table-cell>
          <table:table-cell office:value-type="float" office:value="55.4228038967121">
            <text:p>55,4228038967</text:p>
          </table:table-cell>
          <table:table-cell office:value-type="float" office:value="54.9769051092444">
            <text:p>54,9769051092</text:p>
          </table:table-cell>
          <table:table-cell office:value-type="float" office:value="55.2113668936072">
            <text:p>55,2113668936</text:p>
          </table:table-cell>
          <table:table-cell office:value-type="float" office:value="55.1831700697076">
            <text:p>55,1831700697</text:p>
          </table:table-cell>
          <table:table-cell office:value-type="float" office:value="55.7339968979359">
            <text:p>55,7339968979</text:p>
          </table:table-cell>
          <table:table-cell office:value-type="float" office:value="55.3400960159488">
            <text:p>55,3400960159</text:p>
          </table:table-cell>
          <table:table-cell office:value-type="float" office:value="55.3016720770393">
            <text:p>55,301672077</text:p>
          </table:table-cell>
          <table:table-cell office:value-type="float" office:value="55.5612380064558">
            <text:p>55,5612380065</text:p>
          </table:table-cell>
          <table:table-cell office:value-type="float" office:value="0.165377953555435">
            <text:p>0,1653779536</text:p>
          </table:table-cell>
          <table:table-cell office:value-type="float" office:value="0.16610403440427">
            <text:p>0,1661040344</text:p>
          </table:table-cell>
          <table:table-cell office:value-type="float" office:value="0.165503977215849">
            <text:p>0,1655039772</text:p>
          </table:table-cell>
          <table:table-cell office:value-type="float" office:value="0.165351960924454">
            <text:p>0,1653519609</text:p>
          </table:table-cell>
          <table:table-cell office:value-type="float" office:value="0.165139914723113">
            <text:p>0,1651399147</text:p>
          </table:table-cell>
          <table:table-cell office:value-type="float" office:value="0.164974948740564">
            <text:p>0,1649749487</text:p>
          </table:table-cell>
          <table:table-cell office:value-type="float" office:value="0.165398988989182">
            <text:p>0,165398989</text:p>
          </table:table-cell>
          <table:table-cell office:value-type="float" office:value="0.165196978370659">
            <text:p>0,1651969784</text:p>
          </table:table-cell>
          <table:table-cell office:value-type="float" office:value="0.165911054471508">
            <text:p>0,1659110545</text:p>
          </table:table-cell>
          <table:table-cell office:value-type="float" office:value="0.166198915219866">
            <text:p>0,1661989152</text:p>
          </table:table-cell>
          <table:table-cell office:value-type="float" office:value="0.16377201792784">
            <text:p>0,1637720179</text:p>
          </table:table-cell>
          <table:table-cell office:value-type="float" office:value="0.163601074717008">
            <text:p>0,1636010747</text:p>
          </table:table-cell>
          <table:table-cell office:value-type="float" office:value="0.163424924947321">
            <text:p>0,1634249249</text:p>
          </table:table-cell>
          <table:table-cell office:value-type="float" office:value="0.163514066138305">
            <text:p>0,1635140661</text:p>
          </table:table-cell>
          <table:table-cell office:value-type="float" office:value="0.163367927656509">
            <text:p>0,1633679277</text:p>
          </table:table-cell>
          <table:table-cell office:value-type="float" office:value="0.163493901025504">
            <text:p>0,163493901</text:p>
          </table:table-cell>
          <table:table-cell office:value-type="float" office:value="0.163949079462327">
            <text:p>0,1639490795</text:p>
          </table:table-cell>
          <table:table-cell office:value-type="float" office:value="0.163765962934122">
            <text:p>0,1637659629</text:p>
          </table:table-cell>
          <table:table-cell office:value-type="float" office:value="0.163598021725193">
            <text:p>0,1635980217</text:p>
          </table:table-cell>
          <table:table-cell office:value-type="float" office:value="0.163737111259252">
            <text:p>0,163737111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0171906989999116">
            <text:p>0,0017190699</text:p>
          </table:table-cell>
          <table:table-cell office:value-type="float" office:value="0.00171707954723388">
            <text:p>0,0017170795</text:p>
          </table:table-cell>
          <table:table-cell office:value-type="float" office:value="0.00173488270957023">
            <text:p>0,0017348827</text:p>
          </table:table-cell>
          <table:table-cell office:value-type="float" office:value="0.00171090173535049">
            <text:p>0,0017109017</text:p>
          </table:table-cell>
          <table:table-cell office:value-type="float" office:value="0.00175010587554425">
            <text:p>0,0017501059</text:p>
          </table:table-cell>
          <table:table-cell office:value-type="float" office:value="0.00163708801846951">
            <text:p>0,001637088</text:p>
          </table:table-cell>
          <table:table-cell office:value-type="float" office:value="0.00168303947430104">
            <text:p>0,0016830395</text:p>
          </table:table-cell>
          <table:table-cell office:value-type="float" office:value="0.00165293586906046">
            <text:p>0,0016529359</text:p>
          </table:table-cell>
          <table:table-cell office:value-type="float" office:value="0.00158488762099296">
            <text:p>0,0015848876</text:p>
          </table:table-cell>
          <table:table-cell office:value-type="float" office:value="0.00161497911904007">
            <text:p>0,0016149791</text:p>
          </table:table-cell>
          <table:table-cell office:value-type="float" office:value="0.170584952225909">
            <text:p>0,1705849522</text:p>
          </table:table-cell>
          <table:table-cell office:value-type="float" office:value="0.170962014934048">
            <text:p>0,1709620149</text:p>
          </table:table-cell>
          <table:table-cell office:value-type="float" office:value="0.170362936682068">
            <text:p>0,1703629367</text:p>
          </table:table-cell>
          <table:table-cell office:value-type="float" office:value="0.170137989567593">
            <text:p>0,1701379896</text:p>
          </table:table-cell>
          <table:table-cell office:value-type="float" office:value="0.170484093134292">
            <text:p>0,1704840931</text:p>
          </table:table-cell>
          <table:table-cell office:value-type="float" office:value="0.170755085651763">
            <text:p>0,1707550857</text:p>
          </table:table-cell>
          <table:table-cell office:value-type="float" office:value="0.170905022416264">
            <text:p>0,1709050224</text:p>
          </table:table-cell>
          <table:table-cell office:value-type="float" office:value="0.170648959465325">
            <text:p>0,1706489595</text:p>
          </table:table-cell>
          <table:table-cell office:value-type="float" office:value="0.171009906916879">
            <text:p>0,1710099069</text:p>
          </table:table-cell>
          <table:table-cell office:value-type="float" office:value="0.170793103403412">
            <text:p>0,1707931034</text:p>
          </table:table-cell>
          <table:table-cell office:value-type="float" office:value="55.3508409548085">
            <text:p>55,3508409548</text:p>
          </table:table-cell>
          <table:table-cell office:value-type="float" office:value="57.3981250845827">
            <text:p>57,3981250846</text:p>
          </table:table-cell>
          <table:table-cell office:value-type="float" office:value="57.4382781059248">
            <text:p>57,4382781059</text:p>
          </table:table-cell>
          <table:table-cell office:value-type="float" office:value="57.4730310338782">
            <text:p>57,4730310339</text:p>
          </table:table-cell>
          <table:table-cell office:value-type="float" office:value="57.4372589536942">
            <text:p>57,4372589537</text:p>
          </table:table-cell>
          <table:table-cell office:value-type="float" office:value="57.4594920563977">
            <text:p>57,4594920564</text:p>
          </table:table-cell>
          <table:table-cell office:value-type="float" office:value="58.1086450740695">
            <text:p>58,1086450741</text:p>
          </table:table-cell>
          <table:table-cell office:value-type="float" office:value="57.2205801190576">
            <text:p>57,2205801191</text:p>
          </table:table-cell>
          <table:table-cell office:value-type="float" office:value="57.8154520081589">
            <text:p>57,8154520082</text:p>
          </table:table-cell>
          <table:table-cell office:value-type="float" office:value="57.6670309734764">
            <text:p>57,6670309735</text:p>
          </table:table-cell>
          <table:table-cell office:value-type="float" office:value="0.171765994164161">
            <text:p>0,1717659942</text:p>
          </table:table-cell>
          <table:table-cell office:value-type="float" office:value="0.171899017994292">
            <text:p>0,171899018</text:p>
          </table:table-cell>
          <table:table-cell office:value-type="float" office:value="0.172004059073515">
            <text:p>0,1720040591</text:p>
          </table:table-cell>
          <table:table-cell office:value-type="float" office:value="0.172209949116223">
            <text:p>0,1722099491</text:p>
          </table:table-cell>
          <table:table-cell office:value-type="float" office:value="0.172120907809585">
            <text:p>0,1721209078</text:p>
          </table:table-cell>
          <table:table-cell office:value-type="float" office:value="0.172222047462128">
            <text:p>0,1722220475</text:p>
          </table:table-cell>
          <table:table-cell office:value-type="float" office:value="0.172617071075365">
            <text:p>0,1726170711</text:p>
          </table:table-cell>
          <table:table-cell office:value-type="float" office:value="0.17286793095991">
            <text:p>0,172867931</text:p>
          </table:table-cell>
          <table:table-cell office:value-type="float" office:value="0.171923107001931">
            <text:p>0,171923107</text:p>
          </table:table-cell>
          <table:table-cell office:value-type="float" office:value="0.171860028756782">
            <text:p>0,1718600288</text:p>
          </table:table-cell>
          <table:table-cell office:value-type="float" office:value="0.170200109598227">
            <text:p>0,1702001096</text:p>
          </table:table-cell>
          <table:table-cell office:value-type="float" office:value="0.170106056262739">
            <text:p>0,1701060563</text:p>
          </table:table-cell>
          <table:table-cell office:value-type="float" office:value="0.170185001101345">
            <text:p>0,1701850011</text:p>
          </table:table-cell>
          <table:table-cell office:value-type="float" office:value="0.17013589758426">
            <text:p>0,1701358976</text:p>
          </table:table-cell>
          <table:table-cell office:value-type="float" office:value="0.170166024705395">
            <text:p>0,1701660247</text:p>
          </table:table-cell>
          <table:table-cell office:value-type="float" office:value="0.17001702869311">
            <text:p>0,1700170287</text:p>
          </table:table-cell>
          <table:table-cell office:value-type="float" office:value="0.170203979010694">
            <text:p>0,170203979</text:p>
          </table:table-cell>
          <table:table-cell office:value-type="float" office:value="0.170097976340912">
            <text:p>0,1700979763</text:p>
          </table:table-cell>
          <table:table-cell office:value-type="float" office:value="0.170448111370206">
            <text:p>0,1704481114</text:p>
          </table:table-cell>
          <table:table-cell office:value-type="float" office:value="0.169789975625463">
            <text:p>0,169789975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0174191978294402">
            <text:p>0,0017419198</text:p>
          </table:table-cell>
          <table:table-cell office:value-type="float" office:value="0.00175204873085022">
            <text:p>0,0017520487</text:p>
          </table:table-cell>
          <table:table-cell office:value-type="float" office:value="0.00177307694684714">
            <text:p>0,0017730769</text:p>
          </table:table-cell>
          <table:table-cell office:value-type="float" office:value="0.00171489547938108">
            <text:p>0,0017148955</text:p>
          </table:table-cell>
          <table:table-cell office:value-type="float" office:value="0.00177093560341746">
            <text:p>0,0017709356</text:p>
          </table:table-cell>
          <table:table-cell office:value-type="float" office:value="0.00166690477635711">
            <text:p>0,0016669048</text:p>
          </table:table-cell>
          <table:table-cell office:value-type="float" office:value="0.00175198132637888">
            <text:p>0,0017519813</text:p>
          </table:table-cell>
          <table:table-cell office:value-type="float" office:value="0.00177007494494319">
            <text:p>0,0017700749</text:p>
          </table:table-cell>
          <table:table-cell office:value-type="float" office:value="0.00178992666769773">
            <text:p>0,0017899267</text:p>
          </table:table-cell>
          <table:table-cell office:value-type="float" office:value="0.00173911103047431">
            <text:p>0,001739111</text:p>
          </table:table-cell>
          <table:table-cell office:value-type="float" office:value="0.177225913852453">
            <text:p>0,1772259139</text:p>
          </table:table-cell>
          <table:table-cell office:value-type="float" office:value="0.177222890197299">
            <text:p>0,1772228902</text:p>
          </table:table-cell>
          <table:table-cell office:value-type="float" office:value="0.177041937597096">
            <text:p>0,1770419376</text:p>
          </table:table-cell>
          <table:table-cell office:value-type="float" office:value="0.177246883977205">
            <text:p>0,177246884</text:p>
          </table:table-cell>
          <table:table-cell office:value-type="float" office:value="0.17768194200471">
            <text:p>0,177681942</text:p>
          </table:table-cell>
          <table:table-cell office:value-type="float" office:value="0.177516908035614">
            <text:p>0,177516908</text:p>
          </table:table-cell>
          <table:table-cell office:value-type="float" office:value="0.177087054471485">
            <text:p>0,1770870545</text:p>
          </table:table-cell>
          <table:table-cell office:value-type="float" office:value="0.177249034983106">
            <text:p>0,177249035</text:p>
          </table:table-cell>
          <table:table-cell office:value-type="float" office:value="0.176883906009607">
            <text:p>0,176883906</text:p>
          </table:table-cell>
          <table:table-cell office:value-type="float" office:value="0.17660901916679">
            <text:p>0,1766090192</text:p>
          </table:table-cell>
          <table:table-cell office:value-type="float" office:value="57.4221949126804">
            <text:p>57,4221949127</text:p>
          </table:table-cell>
          <table:table-cell office:value-type="float" office:value="59.8254550879356">
            <text:p>59,8254550879</text:p>
          </table:table-cell>
          <table:table-cell office:value-type="float" office:value="59.540531048784">
            <text:p>59,5405310488</text:p>
          </table:table-cell>
          <table:table-cell office:value-type="float" office:value="59.020134955179">
            <text:p>59,0201349552</text:p>
          </table:table-cell>
          <table:table-cell office:value-type="float" office:value="59.5884278992889">
            <text:p>59,5884278993</text:p>
          </table:table-cell>
          <table:table-cell office:value-type="float" office:value="59.7068920431193">
            <text:p>59,7068920431</text:p>
          </table:table-cell>
          <table:table-cell office:value-type="float" office:value="60.1543959124247">
            <text:p>60,1543959124</text:p>
          </table:table-cell>
          <table:table-cell office:value-type="float" office:value="59.6211410067044">
            <text:p>59,6211410067</text:p>
          </table:table-cell>
          <table:table-cell office:value-type="float" office:value="60.0327228965471">
            <text:p>60,0327228965</text:p>
          </table:table-cell>
          <table:table-cell office:value-type="float" office:value="60.1376149064163">
            <text:p>60,1376149064</text:p>
          </table:table-cell>
          <table:table-cell office:value-type="float" office:value="0.178362993290648">
            <text:p>0,1783629933</text:p>
          </table:table-cell>
          <table:table-cell office:value-type="float" office:value="0.178882004227489">
            <text:p>0,1788820042</text:p>
          </table:table-cell>
          <table:table-cell office:value-type="float" office:value="0.178983041667379">
            <text:p>0,1789830417</text:p>
          </table:table-cell>
          <table:table-cell office:value-type="float" office:value="0.179080988513306">
            <text:p>0,1790809885</text:p>
          </table:table-cell>
          <table:table-cell office:value-type="float" office:value="0.179084030212835">
            <text:p>0,1790840302</text:p>
          </table:table-cell>
          <table:table-cell office:value-type="float" office:value="0.17874298884999">
            <text:p>0,1787429888</text:p>
          </table:table-cell>
          <table:table-cell office:value-type="float" office:value="0.178375006653369">
            <text:p>0,1783750067</text:p>
          </table:table-cell>
          <table:table-cell office:value-type="float" office:value="0.179134962731041">
            <text:p>0,1791349627</text:p>
          </table:table-cell>
          <table:table-cell office:value-type="float" office:value="0.17894795211032">
            <text:p>0,1789479521</text:p>
          </table:table-cell>
          <table:table-cell office:value-type="float" office:value="0.179699900210835">
            <text:p>0,1796999002</text:p>
          </table:table-cell>
          <table:table-cell office:value-type="float" office:value="0.176716020330787">
            <text:p>0,1767160203</text:p>
          </table:table-cell>
          <table:table-cell office:value-type="float" office:value="0.176299093407579">
            <text:p>0,1762990934</text:p>
          </table:table-cell>
          <table:table-cell office:value-type="float" office:value="0.176609948743135">
            <text:p>0,1766099487</text:p>
          </table:table-cell>
          <table:table-cell office:value-type="float" office:value="0.176983998273499">
            <text:p>0,1769839983</text:p>
          </table:table-cell>
          <table:table-cell office:value-type="float" office:value="0.176598039921373">
            <text:p>0,1765980399</text:p>
          </table:table-cell>
          <table:table-cell office:value-type="float" office:value="0.17668302974198">
            <text:p>0,1766830297</text:p>
          </table:table-cell>
          <table:table-cell office:value-type="float" office:value="0.176805881084874">
            <text:p>0,1768058811</text:p>
          </table:table-cell>
          <table:table-cell office:value-type="float" office:value="0.177017997251823">
            <text:p>0,1770179973</text:p>
          </table:table-cell>
          <table:table-cell office:value-type="float" office:value="0.176794999395497">
            <text:p>0,1767949994</text:p>
          </table:table-cell>
          <table:table-cell office:value-type="float" office:value="0.176790928933769">
            <text:p>0,1767909289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0177108927164227">
            <text:p>0,0017710893</text:p>
          </table:table-cell>
          <table:table-cell office:value-type="float" office:value="0.00184292485937476">
            <text:p>0,0018429249</text:p>
          </table:table-cell>
          <table:table-cell office:value-type="float" office:value="0.00182388233952224">
            <text:p>0,0018238823</text:p>
          </table:table-cell>
          <table:table-cell office:value-type="float" office:value="0.00178389938082546">
            <text:p>0,0017838994</text:p>
          </table:table-cell>
          <table:table-cell office:value-type="float" office:value="0.00189889431931078">
            <text:p>0,0018988943</text:p>
          </table:table-cell>
          <table:table-cell office:value-type="float" office:value="0.00179000722710043">
            <text:p>0,0017900072</text:p>
          </table:table-cell>
          <table:table-cell office:value-type="float" office:value="0.00177807302679867">
            <text:p>0,001778073</text:p>
          </table:table-cell>
          <table:table-cell office:value-type="float" office:value="0.00179799657780677">
            <text:p>0,0017979966</text:p>
          </table:table-cell>
          <table:table-cell office:value-type="float" office:value="0.00181496643926948">
            <text:p>0,0018149664</text:p>
          </table:table-cell>
          <table:table-cell office:value-type="float" office:value="0.00184594909660518">
            <text:p>0,0018459491</text:p>
          </table:table-cell>
          <table:table-cell office:value-type="float" office:value="0.183837996213697">
            <text:p>0,1838379962</text:p>
          </table:table-cell>
          <table:table-cell office:value-type="float" office:value="0.184089928865433">
            <text:p>0,1840899289</text:p>
          </table:table-cell>
          <table:table-cell office:value-type="float" office:value="0.183418959844858">
            <text:p>0,1834189598</text:p>
          </table:table-cell>
          <table:table-cell office:value-type="float" office:value="0.183551031164825">
            <text:p>0,1835510312</text:p>
          </table:table-cell>
          <table:table-cell office:value-type="float" office:value="0.184000108391046">
            <text:p>0,1840001084</text:p>
          </table:table-cell>
          <table:table-cell office:value-type="float" office:value="0.183261893806048">
            <text:p>0,1832618938</text:p>
          </table:table-cell>
          <table:table-cell office:value-type="float" office:value="0.184546926873736">
            <text:p>0,1845469269</text:p>
          </table:table-cell>
          <table:table-cell office:value-type="float" office:value="0.183702061651275">
            <text:p>0,1837020617</text:p>
          </table:table-cell>
          <table:table-cell office:value-type="float" office:value="0.183658103924245">
            <text:p>0,1836581039</text:p>
          </table:table-cell>
          <table:table-cell office:value-type="float" office:value="0.18381409207359">
            <text:p>0,1838140921</text:p>
          </table:table-cell>
          <table:table-cell office:value-type="float" office:value="59.8612130252877">
            <text:p>59,8612130253</text:p>
          </table:table-cell>
          <table:table-cell office:value-type="float" office:value="62.0430489099817">
            <text:p>62,04304891</text:p>
          </table:table-cell>
          <table:table-cell office:value-type="float" office:value="61.9623790892074">
            <text:p>61,9623790892</text:p>
          </table:table-cell>
          <table:table-cell office:value-type="float" office:value="61.8518480766797">
            <text:p>61,8518480767</text:p>
          </table:table-cell>
          <table:table-cell office:value-type="float" office:value="61.7153389733285">
            <text:p>61,7153389733</text:p>
          </table:table-cell>
          <table:table-cell office:value-type="float" office:value="61.6592839026125">
            <text:p>61,6592839026</text:p>
          </table:table-cell>
          <table:table-cell office:value-type="float" office:value="62.6750149058644">
            <text:p>62,6750149059</text:p>
          </table:table-cell>
          <table:table-cell office:value-type="float" office:value="61.9613289498957">
            <text:p>61,9613289499</text:p>
          </table:table-cell>
          <table:table-cell office:value-type="float" office:value="62.4602129074046">
            <text:p>62,4602129074</text:p>
          </table:table-cell>
          <table:table-cell office:value-type="float" office:value="62.1352579235099">
            <text:p>62,1352579235</text:p>
          </table:table-cell>
          <table:table-cell office:value-type="float" office:value="0.185043041710742">
            <text:p>0,1850430417</text:p>
          </table:table-cell>
          <table:table-cell office:value-type="float" office:value="0.185487964190543">
            <text:p>0,1854879642</text:p>
          </table:table-cell>
          <table:table-cell office:value-type="float" office:value="0.18555602338165">
            <text:p>0,1855560234</text:p>
          </table:table-cell>
          <table:table-cell office:value-type="float" office:value="0.185128056327812">
            <text:p>0,1851280563</text:p>
          </table:table-cell>
          <table:table-cell office:value-type="float" office:value="0.184948987211101">
            <text:p>0,1849489872</text:p>
          </table:table-cell>
          <table:table-cell office:value-type="float" office:value="0.1850549854571">
            <text:p>0,1850549855</text:p>
          </table:table-cell>
          <table:table-cell office:value-type="float" office:value="0.185375892440788">
            <text:p>0,1853758924</text:p>
          </table:table-cell>
          <table:table-cell office:value-type="float" office:value="0.185586117906496">
            <text:p>0,1855861179</text:p>
          </table:table-cell>
          <table:table-cell office:value-type="float" office:value="0.186001112801023">
            <text:p>0,1860011128</text:p>
          </table:table-cell>
          <table:table-cell office:value-type="float" office:value="0.1853571155807">
            <text:p>0,1853571156</text:p>
          </table:table-cell>
          <table:table-cell office:value-type="float" office:value="0.183205010718666">
            <text:p>0,1832050107</text:p>
          </table:table-cell>
          <table:table-cell office:value-type="float" office:value="0.183123905095272">
            <text:p>0,1831239051</text:p>
          </table:table-cell>
          <table:table-cell office:value-type="float" office:value="0.183386968681589">
            <text:p>0,1833869687</text:p>
          </table:table-cell>
          <table:table-cell office:value-type="float" office:value="0.183751949341968">
            <text:p>0,1837519493</text:p>
          </table:table-cell>
          <table:table-cell office:value-type="float" office:value="0.183381946175359">
            <text:p>0,1833819462</text:p>
          </table:table-cell>
          <table:table-cell office:value-type="float" office:value="0.18346208659932">
            <text:p>0,1834620866</text:p>
          </table:table-cell>
          <table:table-cell office:value-type="float" office:value="0.183413890074007">
            <text:p>0,1834138901</text:p>
          </table:table-cell>
          <table:table-cell office:value-type="float" office:value="0.18334006879013">
            <text:p>0,1833400688</text:p>
          </table:table-cell>
          <table:table-cell office:value-type="float" office:value="0.183239930542186">
            <text:p>0,1832399305</text:p>
          </table:table-cell>
          <table:table-cell office:value-type="float" office:value="0.183314948226325">
            <text:p>0,183314948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0181704107671976">
            <text:p>0,0018170411</text:p>
          </table:table-cell>
          <table:table-cell office:value-type="float" office:value="0.00186400464735925">
            <text:p>0,0018640046</text:p>
          </table:table-cell>
          <table:table-cell office:value-type="float" office:value="0.00190109258983284">
            <text:p>0,0019010926</text:p>
          </table:table-cell>
          <table:table-cell office:value-type="float" office:value="0.00180310069117695">
            <text:p>0,0018031007</text:p>
          </table:table-cell>
          <table:table-cell office:value-type="float" office:value="0.00197607686277479">
            <text:p>0,0019760769</text:p>
          </table:table-cell>
          <table:table-cell office:value-type="float" office:value="0.00183206226211041">
            <text:p>0,0018320623</text:p>
          </table:table-cell>
          <table:table-cell office:value-type="float" office:value="0.0019001190084964">
            <text:p>0,001900119</text:p>
          </table:table-cell>
          <table:table-cell office:value-type="float" office:value="0.0018849226180464">
            <text:p>0,0018849226</text:p>
          </table:table-cell>
          <table:table-cell office:value-type="float" office:value="0.00177611235994846">
            <text:p>0,0017761124</text:p>
          </table:table-cell>
          <table:table-cell office:value-type="float" office:value="0.00181107444223017">
            <text:p>0,0018110744</text:p>
          </table:table-cell>
          <table:table-cell office:value-type="float" office:value="0.189398933318444">
            <text:p>0,1893989333</text:p>
          </table:table-cell>
          <table:table-cell office:value-type="float" office:value="0.190328981494531">
            <text:p>0,1903289815</text:p>
          </table:table-cell>
          <table:table-cell office:value-type="float" office:value="0.189640922471881">
            <text:p>0,1896409225</text:p>
          </table:table-cell>
          <table:table-cell office:value-type="float" office:value="0.19044792058412">
            <text:p>0,1904479206</text:p>
          </table:table-cell>
          <table:table-cell office:value-type="float" office:value="0.190201089601032">
            <text:p>0,1902010896</text:p>
          </table:table-cell>
          <table:table-cell office:value-type="float" office:value="0.190596079919487">
            <text:p>0,1905960799</text:p>
          </table:table-cell>
          <table:table-cell office:value-type="float" office:value="0.19031590258237">
            <text:p>0,1903159026</text:p>
          </table:table-cell>
          <table:table-cell office:value-type="float" office:value="0.190229965024628">
            <text:p>0,190229965</text:p>
          </table:table-cell>
          <table:table-cell office:value-type="float" office:value="0.190325111965649">
            <text:p>0,190325112</text:p>
          </table:table-cell>
          <table:table-cell office:value-type="float" office:value="0.190306026604958">
            <text:p>0,1903060266</text:p>
          </table:table-cell>
          <table:table-cell office:value-type="float" office:value="61.7988570875023">
            <text:p>61,7988570875</text:p>
          </table:table-cell>
          <table:table-cell office:value-type="float" office:value="63.8813240252202">
            <text:p>63,8813240252</text:p>
          </table:table-cell>
          <table:table-cell office:value-type="float" office:value="64.3583170422353">
            <text:p>64,3583170422</text:p>
          </table:table-cell>
          <table:table-cell office:value-type="float" office:value="63.8175119934604">
            <text:p>63,8175119935</text:p>
          </table:table-cell>
          <table:table-cell office:value-type="float" office:value="64.129182972014">
            <text:p>64,129182972</text:p>
          </table:table-cell>
          <table:table-cell office:value-type="float" office:value="64.0151959026698">
            <text:p>64,0151959027</text:p>
          </table:table-cell>
          <table:table-cell office:value-type="float" office:value="64.5029990592739">
            <text:p>64,5029990593</text:p>
          </table:table-cell>
          <table:table-cell office:value-type="float" office:value="64.7377709524008">
            <text:p>64,7377709524</text:p>
          </table:table-cell>
          <table:table-cell office:value-type="float" office:value="64.171814016765">
            <text:p>64,1718140168</text:p>
          </table:table-cell>
          <table:table-cell office:value-type="float" office:value="64.2509149585385">
            <text:p>64,2509149585</text:p>
          </table:table-cell>
          <table:table-cell office:value-type="float" office:value="0.191549052717164">
            <text:p>0,1915490527</text:p>
          </table:table-cell>
          <table:table-cell office:value-type="float" office:value="0.192551885382272">
            <text:p>0,1925518854</text:p>
          </table:table-cell>
          <table:table-cell office:value-type="float" office:value="0.192324056755751">
            <text:p>0,1923240568</text:p>
          </table:table-cell>
          <table:table-cell office:value-type="float" office:value="0.191701109404676">
            <text:p>0,1917011094</text:p>
          </table:table-cell>
          <table:table-cell office:value-type="float" office:value="0.192807069397531">
            <text:p>0,1928070694</text:p>
          </table:table-cell>
          <table:table-cell office:value-type="float" office:value="0.191639015451074">
            <text:p>0,1916390155</text:p>
          </table:table-cell>
          <table:table-cell office:value-type="float" office:value="0.192292904946953">
            <text:p>0,1922929049</text:p>
          </table:table-cell>
          <table:table-cell office:value-type="float" office:value="0.191876069526188">
            <text:p>0,1918760695</text:p>
          </table:table-cell>
          <table:table-cell office:value-type="float" office:value="0.192401964915916">
            <text:p>0,1924019649</text:p>
          </table:table-cell>
          <table:table-cell office:value-type="float" office:value="0.192427105735987">
            <text:p>0,1924271057</text:p>
          </table:table-cell>
          <table:table-cell office:value-type="float" office:value="0.189513055491261">
            <text:p>0,1895130555</text:p>
          </table:table-cell>
          <table:table-cell office:value-type="float" office:value="0.189693914260715">
            <text:p>0,1896939143</text:p>
          </table:table-cell>
          <table:table-cell office:value-type="float" office:value="0.189935013884678">
            <text:p>0,1899350139</text:p>
          </table:table-cell>
          <table:table-cell office:value-type="float" office:value="0.189834100543521">
            <text:p>0,1898341005</text:p>
          </table:table-cell>
          <table:table-cell office:value-type="float" office:value="0.189285990432836">
            <text:p>0,1892859904</text:p>
          </table:table-cell>
          <table:table-cell office:value-type="float" office:value="0.189974995446391">
            <text:p>0,1899749954</text:p>
          </table:table-cell>
          <table:table-cell office:value-type="float" office:value="0.189852094859816">
            <text:p>0,1898520949</text:p>
          </table:table-cell>
          <table:table-cell office:value-type="float" office:value="0.18994001520332">
            <text:p>0,1899400152</text:p>
          </table:table-cell>
          <table:table-cell office:value-type="float" office:value="0.189949959050864">
            <text:p>0,1899499591</text:p>
          </table:table-cell>
          <table:table-cell office:value-type="float" office:value="0.189980112249032">
            <text:p>0,189980112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189905345905572">
            <text:p>0,0018990535</text:p>
          </table:table-cell>
          <table:table-cell office:value-type="float" office:value="0.00186491303611547">
            <text:p>0,001864913</text:p>
          </table:table-cell>
          <table:table-cell office:value-type="float" office:value="0.00191192515194416">
            <text:p>0,0019119252</text:p>
          </table:table-cell>
          <table:table-cell office:value-type="float" office:value="0.00187810126226395">
            <text:p>0,0018781013</text:p>
          </table:table-cell>
          <table:table-cell office:value-type="float" office:value="0.00198792340233922">
            <text:p>0,0019879234</text:p>
          </table:table-cell>
          <table:table-cell office:value-type="float" office:value="0.00198209076188505">
            <text:p>0,0019820908</text:p>
          </table:table-cell>
          <table:table-cell office:value-type="float" office:value="0.00191702204756439">
            <text:p>0,001917022</text:p>
          </table:table-cell>
          <table:table-cell office:value-type="float" office:value="0.00188696593977511">
            <text:p>0,0018869659</text:p>
          </table:table-cell>
          <table:table-cell office:value-type="float" office:value="0.00192189624067396">
            <text:p>0,0019218962</text:p>
          </table:table-cell>
          <table:table-cell office:value-type="float" office:value="0.00190700870007277">
            <text:p>0,0019070087</text:p>
          </table:table-cell>
          <table:table-cell office:value-type="float" office:value="0.196489022346213">
            <text:p>0,1964890223</text:p>
          </table:table-cell>
          <table:table-cell office:value-type="float" office:value="0.196626028860919">
            <text:p>0,1966260289</text:p>
          </table:table-cell>
          <table:table-cell office:value-type="float" office:value="0.196566026192158">
            <text:p>0,1965660262</text:p>
          </table:table-cell>
          <table:table-cell office:value-type="float" office:value="0.196780104073696">
            <text:p>0,1967801041</text:p>
          </table:table-cell>
          <table:table-cell office:value-type="float" office:value="0.196779968915507">
            <text:p>0,1967799689</text:p>
          </table:table-cell>
          <table:table-cell office:value-type="float" office:value="0.197021096711978">
            <text:p>0,1970210967</text:p>
          </table:table-cell>
          <table:table-cell office:value-type="float" office:value="0.197339924285188">
            <text:p>0,1973399243</text:p>
          </table:table-cell>
          <table:table-cell office:value-type="float" office:value="0.197031054645777">
            <text:p>0,1970310546</text:p>
          </table:table-cell>
          <table:table-cell office:value-type="float" office:value="0.196377983666025">
            <text:p>0,1963779837</text:p>
          </table:table-cell>
          <table:table-cell office:value-type="float" office:value="0.196874924469739">
            <text:p>0,1968749245</text:p>
          </table:table-cell>
          <table:table-cell office:value-type="float" office:value="63.6684459457174">
            <text:p>63,6684459457</text:p>
          </table:table-cell>
          <table:table-cell office:value-type="float" office:value="66.5892510537524">
            <text:p>66,5892510538</text:p>
          </table:table-cell>
          <table:table-cell office:value-type="float" office:value="66.5596430398291">
            <text:p>66,5596430398</text:p>
          </table:table-cell>
          <table:table-cell office:value-type="float" office:value="66.2474460642552">
            <text:p>66,2474460643</text:p>
          </table:table-cell>
          <table:table-cell office:value-type="float" office:value="66.6599168827524">
            <text:p>66,6599168828</text:p>
          </table:table-cell>
          <table:table-cell office:value-type="float" office:value="66.5196630157297">
            <text:p>66,5196630157</text:p>
          </table:table-cell>
          <table:table-cell office:value-type="float" office:value="66.3935160775436">
            <text:p>66,3935160775</text:p>
          </table:table-cell>
          <table:table-cell office:value-type="float" office:value="66.5571879136842">
            <text:p>66,5571879137</text:p>
          </table:table-cell>
          <table:table-cell office:value-type="float" office:value="66.7337171096588">
            <text:p>66,7337171097</text:p>
          </table:table-cell>
          <table:table-cell office:value-type="float" office:value="66.608658993966">
            <text:p>66,608658994</text:p>
          </table:table-cell>
          <table:table-cell office:value-type="float" office:value="0.19819010538049">
            <text:p>0,1981901054</text:p>
          </table:table-cell>
          <table:table-cell office:value-type="float" office:value="0.198514925315976">
            <text:p>0,1985149253</text:p>
          </table:table-cell>
          <table:table-cell office:value-type="float" office:value="0.199010922573507">
            <text:p>0,1990109226</text:p>
          </table:table-cell>
          <table:table-cell office:value-type="float" office:value="0.198220917023718">
            <text:p>0,198220917</text:p>
          </table:table-cell>
          <table:table-cell office:value-type="float" office:value="0.198783964267932">
            <text:p>0,1987839643</text:p>
          </table:table-cell>
          <table:table-cell office:value-type="float" office:value="0.198884071549401">
            <text:p>0,1988840715</text:p>
          </table:table-cell>
          <table:table-cell office:value-type="float" office:value="0.198757926817052">
            <text:p>0,1987579268</text:p>
          </table:table-cell>
          <table:table-cell office:value-type="float" office:value="0.198722077300772">
            <text:p>0,1987220773</text:p>
          </table:table-cell>
          <table:table-cell office:value-type="float" office:value="0.198352057952434">
            <text:p>0,198352058</text:p>
          </table:table-cell>
          <table:table-cell office:value-type="float" office:value="0.198653116356581">
            <text:p>0,1986531164</text:p>
          </table:table-cell>
          <table:table-cell office:value-type="float" office:value="0.196443051332608">
            <text:p>0,1964430513</text:p>
          </table:table-cell>
          <table:table-cell office:value-type="float" office:value="0.196548105566762">
            <text:p>0,1965481056</text:p>
          </table:table-cell>
          <table:table-cell office:value-type="float" office:value="0.196059000096284">
            <text:p>0,1960590001</text:p>
          </table:table-cell>
          <table:table-cell office:value-type="float" office:value="0.196327067445964">
            <text:p>0,1963270674</text:p>
          </table:table-cell>
          <table:table-cell office:value-type="float" office:value="0.196250108885579">
            <text:p>0,1962501089</text:p>
          </table:table-cell>
          <table:table-cell office:value-type="float" office:value="0.196112987818196">
            <text:p>0,1961129878</text:p>
          </table:table-cell>
          <table:table-cell office:value-type="float" office:value="0.196027920115739">
            <text:p>0,1960279201</text:p>
          </table:table-cell>
          <table:table-cell office:value-type="float" office:value="0.196403118083254">
            <text:p>0,1964031181</text:p>
          </table:table-cell>
          <table:table-cell office:value-type="float" office:value="0.196255885995925">
            <text:p>0,196255886</text:p>
          </table:table-cell>
          <table:table-cell office:value-type="float" office:value="0.196224060142413">
            <text:p>0,196224060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00191889016423374">
            <text:p>0,0019188902</text:p>
          </table:table-cell>
          <table:table-cell office:value-type="float" office:value="0.00200000067707151">
            <text:p>0,0020000007</text:p>
          </table:table-cell>
          <table:table-cell office:value-type="float" office:value="0.00207602395676076">
            <text:p>0,002076024</text:p>
          </table:table-cell>
          <table:table-cell office:value-type="float" office:value="0.00198802282102406">
            <text:p>0,0019880228</text:p>
          </table:table-cell>
          <table:table-cell office:value-type="float" office:value="0.00201402720995247">
            <text:p>0,0020140272</text:p>
          </table:table-cell>
          <table:table-cell office:value-type="float" office:value="0.0019440894247964">
            <text:p>0,0019440894</text:p>
          </table:table-cell>
          <table:table-cell office:value-type="float" office:value="0.00192409090232104">
            <text:p>0,0019240909</text:p>
          </table:table-cell>
          <table:table-cell office:value-type="float" office:value="0.00207101809792221">
            <text:p>0,0020710181</text:p>
          </table:table-cell>
          <table:table-cell office:value-type="float" office:value="0.00198189017828554">
            <text:p>0,0019818902</text:p>
          </table:table-cell>
          <table:table-cell office:value-type="float" office:value="0.00196405872702599">
            <text:p>0,0019640587</text:p>
          </table:table-cell>
          <table:table-cell office:value-type="float" office:value="0.202188977622427">
            <text:p>0,2021889776</text:p>
          </table:table-cell>
          <table:table-cell office:value-type="float" office:value="0.202888078871183">
            <text:p>0,2028880789</text:p>
          </table:table-cell>
          <table:table-cell office:value-type="float" office:value="0.202925900928676">
            <text:p>0,2029259009</text:p>
          </table:table-cell>
          <table:table-cell office:value-type="float" office:value="0.203467068378814">
            <text:p>0,2034670684</text:p>
          </table:table-cell>
          <table:table-cell office:value-type="float" office:value="0.203264085110277">
            <text:p>0,2032640851</text:p>
          </table:table-cell>
          <table:table-cell office:value-type="float" office:value="0.203443003934808">
            <text:p>0,2034430039</text:p>
          </table:table-cell>
          <table:table-cell office:value-type="float" office:value="0.203209078870714">
            <text:p>0,2032090789</text:p>
          </table:table-cell>
          <table:table-cell office:value-type="float" office:value="0.203153901849873">
            <text:p>0,2031539018</text:p>
          </table:table-cell>
          <table:table-cell office:value-type="float" office:value="0.203708942513913">
            <text:p>0,2037089425</text:p>
          </table:table-cell>
          <table:table-cell office:value-type="float" office:value="0.203620992484502">
            <text:p>0,2036209925</text:p>
          </table:table-cell>
          <table:table-cell office:value-type="float" office:value="66.1829528823728">
            <text:p>66,1829528824</text:p>
          </table:table-cell>
          <table:table-cell office:value-type="float" office:value="68.8191779934568">
            <text:p>68,8191779935</text:p>
          </table:table-cell>
          <table:table-cell office:value-type="float" office:value="68.7741460989928">
            <text:p>68,774146099</text:p>
          </table:table-cell>
          <table:table-cell office:value-type="float" office:value="68.339284056332">
            <text:p>68,3392840563</text:p>
          </table:table-cell>
          <table:table-cell office:value-type="float" office:value="68.6124359673122">
            <text:p>68,6124359673</text:p>
          </table:table-cell>
          <table:table-cell office:value-type="float" office:value="68.3570711185457">
            <text:p>68,3570711185</text:p>
          </table:table-cell>
          <table:table-cell office:value-type="float" office:value="68.541201035725">
            <text:p>68,5412010357</text:p>
          </table:table-cell>
          <table:table-cell office:value-type="float" office:value="69.0199789333856">
            <text:p>69,0199789334</text:p>
          </table:table-cell>
          <table:table-cell office:value-type="float" office:value="68.6946558891796">
            <text:p>68,6946558892</text:p>
          </table:table-cell>
          <table:table-cell office:value-type="float" office:value="68.9288550083293">
            <text:p>68,9288550083</text:p>
          </table:table-cell>
          <table:table-cell office:value-type="float" office:value="0.204818887286819">
            <text:p>0,2048188873</text:p>
          </table:table-cell>
          <table:table-cell office:value-type="float" office:value="0.205349040450528">
            <text:p>0,2053490405</text:p>
          </table:table-cell>
          <table:table-cell office:value-type="float" office:value="0.205513931927271">
            <text:p>0,2055139319</text:p>
          </table:table-cell>
          <table:table-cell office:value-type="float" office:value="0.204918026109226">
            <text:p>0,2049180261</text:p>
          </table:table-cell>
          <table:table-cell office:value-type="float" office:value="0.205466108862311">
            <text:p>0,2054661089</text:p>
          </table:table-cell>
          <table:table-cell office:value-type="float" office:value="0.204957916517742">
            <text:p>0,2049579165</text:p>
          </table:table-cell>
          <table:table-cell office:value-type="float" office:value="0.205458118813112">
            <text:p>0,2054581188</text:p>
          </table:table-cell>
          <table:table-cell office:value-type="float" office:value="0.205481892568059">
            <text:p>0,2054818926</text:p>
          </table:table-cell>
          <table:table-cell office:value-type="float" office:value="0.204634099034592">
            <text:p>0,204634099</text:p>
          </table:table-cell>
          <table:table-cell office:value-type="float" office:value="0.205701978993602">
            <text:p>0,205701979</text:p>
          </table:table-cell>
          <table:table-cell office:value-type="float" office:value="0.202687081415206">
            <text:p>0,2026870814</text:p>
          </table:table-cell>
          <table:table-cell office:value-type="float" office:value="0.202995952102356">
            <text:p>0,2029959521</text:p>
          </table:table-cell>
          <table:table-cell office:value-type="float" office:value="0.202961096423678">
            <text:p>0,2029610964</text:p>
          </table:table-cell>
          <table:table-cell office:value-type="float" office:value="0.202932044863701">
            <text:p>0,2029320449</text:p>
          </table:table-cell>
          <table:table-cell office:value-type="float" office:value="0.203246957040392">
            <text:p>0,203246957</text:p>
          </table:table-cell>
          <table:table-cell office:value-type="float" office:value="0.202848881017417">
            <text:p>0,202848881</text:p>
          </table:table-cell>
          <table:table-cell office:value-type="float" office:value="0.202519881073385">
            <text:p>0,2025198811</text:p>
          </table:table-cell>
          <table:table-cell office:value-type="float" office:value="0.203179005067795">
            <text:p>0,2031790051</text:p>
          </table:table-cell>
          <table:table-cell office:value-type="float" office:value="0.203122074366547">
            <text:p>0,2031220744</text:p>
          </table:table-cell>
          <table:table-cell office:value-type="float" office:value="0.202631885418668">
            <text:p>0,202631885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0213697599247098">
            <text:p>0,002136976</text:p>
          </table:table-cell>
          <table:table-cell office:value-type="float" office:value="0.00207690941169858">
            <text:p>0,0020769094</text:p>
          </table:table-cell>
          <table:table-cell office:value-type="float" office:value="0.00203505484387279">
            <text:p>0,0020350548</text:p>
          </table:table-cell>
          <table:table-cell office:value-type="float" office:value="0.0020430440781638">
            <text:p>0,0020430441</text:p>
          </table:table-cell>
          <table:table-cell office:value-type="float" office:value="0.00202500529121607">
            <text:p>0,0020250053</text:p>
          </table:table-cell>
          <table:table-cell office:value-type="float" office:value="0.00199589622206986">
            <text:p>0,0019958962</text:p>
          </table:table-cell>
          <table:table-cell office:value-type="float" office:value="0.00202196033205837">
            <text:p>0,0020219603</text:p>
          </table:table-cell>
          <table:table-cell office:value-type="float" office:value="0.00201204896438867">
            <text:p>0,002012049</text:p>
          </table:table-cell>
          <table:table-cell office:value-type="float" office:value="0.0020370539277792">
            <text:p>0,0020370539</text:p>
          </table:table-cell>
          <table:table-cell office:value-type="float" office:value="0.00197990785818547">
            <text:p>0,0019799079</text:p>
          </table:table-cell>
          <table:table-cell office:value-type="float" office:value="0.21036210260354">
            <text:p>0,2103621026</text:p>
          </table:table-cell>
          <table:table-cell office:value-type="float" office:value="0.210439071175642">
            <text:p>0,2104390712</text:p>
          </table:table-cell>
          <table:table-cell office:value-type="float" office:value="0.210465893498622">
            <text:p>0,2104658935</text:p>
          </table:table-cell>
          <table:table-cell office:value-type="float" office:value="0.209765014937147">
            <text:p>0,2097650149</text:p>
          </table:table-cell>
          <table:table-cell office:value-type="float" office:value="0.210413049557246">
            <text:p>0,2104130496</text:p>
          </table:table-cell>
          <table:table-cell office:value-type="float" office:value="0.21011607395485">
            <text:p>0,210116074</text:p>
          </table:table-cell>
          <table:table-cell office:value-type="float" office:value="0.209681911976077">
            <text:p>0,209681912</text:p>
          </table:table-cell>
          <table:table-cell office:value-type="float" office:value="0.210559014230967">
            <text:p>0,2105590142</text:p>
          </table:table-cell>
          <table:table-cell office:value-type="float" office:value="0.20980793889612">
            <text:p>0,2098079389</text:p>
          </table:table-cell>
          <table:table-cell office:value-type="float" office:value="0.209487105952576">
            <text:p>0,209487106</text:p>
          </table:table-cell>
          <table:table-cell office:value-type="float" office:value="68.3329809721326">
            <text:p>68,3329809721</text:p>
          </table:table-cell>
          <table:table-cell office:value-type="float" office:value="70.5263809845783">
            <text:p>70,5263809846</text:p>
          </table:table-cell>
          <table:table-cell office:value-type="float" office:value="71.0796120577725">
            <text:p>71,0796120578</text:p>
          </table:table-cell>
          <table:table-cell office:value-type="float" office:value="70.6917349377181">
            <text:p>70,6917349377</text:p>
          </table:table-cell>
          <table:table-cell office:value-type="float" office:value="70.1125539042987">
            <text:p>70,1125539043</text:p>
          </table:table-cell>
          <table:table-cell office:value-type="float" office:value="70.1817520444747">
            <text:p>70,1817520445</text:p>
          </table:table-cell>
          <table:table-cell office:value-type="float" office:value="69.8379200428026">
            <text:p>69,8379200428</text:p>
          </table:table-cell>
          <table:table-cell office:value-type="float" office:value="71.0033070957288">
            <text:p>71,0033070957</text:p>
          </table:table-cell>
          <table:table-cell office:value-type="float" office:value="71.1707099463092">
            <text:p>71,1707099463</text:p>
          </table:table-cell>
          <table:table-cell office:value-type="float" office:value="71.2122781174257">
            <text:p>71,2122781174</text:p>
          </table:table-cell>
          <table:table-cell office:value-type="float" office:value="0.210925086168572">
            <text:p>0,2109250862</text:p>
          </table:table-cell>
          <table:table-cell office:value-type="float" office:value="0.211593928048387">
            <text:p>0,211593928</text:p>
          </table:table-cell>
          <table:table-cell office:value-type="float" office:value="0.211690954049118">
            <text:p>0,211690954</text:p>
          </table:table-cell>
          <table:table-cell office:value-type="float" office:value="0.212072106194682">
            <text:p>0,2120721062</text:p>
          </table:table-cell>
          <table:table-cell office:value-type="float" office:value="0.211652982397936">
            <text:p>0,2116529824</text:p>
          </table:table-cell>
          <table:table-cell office:value-type="float" office:value="0.212238990934566">
            <text:p>0,2122389909</text:p>
          </table:table-cell>
          <table:table-cell office:value-type="float" office:value="0.212396097835153">
            <text:p>0,2123960978</text:p>
          </table:table-cell>
          <table:table-cell office:value-type="float" office:value="0.212343950872309">
            <text:p>0,2123439509</text:p>
          </table:table-cell>
          <table:table-cell office:value-type="float" office:value="0.212322010891512">
            <text:p>0,2123220109</text:p>
          </table:table-cell>
          <table:table-cell office:value-type="float" office:value="0.211345902644098">
            <text:p>0,2113459026</text:p>
          </table:table-cell>
          <table:table-cell office:value-type="float" office:value="0.209412903641351">
            <text:p>0,2094129036</text:p>
          </table:table-cell>
          <table:table-cell office:value-type="float" office:value="0.209562080912292">
            <text:p>0,2095620809</text:p>
          </table:table-cell>
          <table:table-cell office:value-type="float" office:value="0.209291977807879">
            <text:p>0,2092919778</text:p>
          </table:table-cell>
          <table:table-cell office:value-type="float" office:value="0.209874090738594">
            <text:p>0,2098740907</text:p>
          </table:table-cell>
          <table:table-cell office:value-type="float" office:value="0.209699106751941">
            <text:p>0,2096991068</text:p>
          </table:table-cell>
          <table:table-cell office:value-type="float" office:value="0.208876890479587">
            <text:p>0,2088768905</text:p>
          </table:table-cell>
          <table:table-cell office:value-type="float" office:value="0.209760071593337">
            <text:p>0,2097600716</text:p>
          </table:table-cell>
          <table:table-cell office:value-type="float" office:value="0.209606899879873">
            <text:p>0,2096068999</text:p>
          </table:table-cell>
          <table:table-cell office:value-type="float" office:value="0.209533940651454">
            <text:p>0,2095339407</text:p>
          </table:table-cell>
          <table:table-cell office:value-type="float" office:value="0.20877991814632">
            <text:p>0,208779918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00208201014902443">
            <text:p>0,0020820101</text:p>
          </table:table-cell>
          <table:table-cell office:value-type="float" office:value="0.00208489783108234">
            <text:p>0,0020848978</text:p>
          </table:table-cell>
          <table:table-cell office:value-type="float" office:value="0.00207196932751685">
            <text:p>0,0020719693</text:p>
          </table:table-cell>
          <table:table-cell office:value-type="float" office:value="0.00207895680796355">
            <text:p>0,0020789568</text:p>
          </table:table-cell>
          <table:table-cell office:value-type="float" office:value="0.00213811779394746">
            <text:p>0,0021381178</text:p>
          </table:table-cell>
          <table:table-cell office:value-type="float" office:value="0.00220501504372805">
            <text:p>0,002205015</text:p>
          </table:table-cell>
          <table:table-cell office:value-type="float" office:value="0.00218409381341189">
            <text:p>0,0021840938</text:p>
          </table:table-cell>
          <table:table-cell office:value-type="float" office:value="0.00205603311769664">
            <text:p>0,0020560331</text:p>
          </table:table-cell>
          <table:table-cell office:value-type="float" office:value="0.00216598366387188">
            <text:p>0,0021659837</text:p>
          </table:table-cell>
          <table:table-cell office:value-type="float" office:value="0.00209403282497078">
            <text:p>0,0020940328</text:p>
          </table:table-cell>
          <table:table-cell office:value-type="float" office:value="0.216181065654382">
            <text:p>0,2161810657</text:p>
          </table:table-cell>
          <table:table-cell office:value-type="float" office:value="0.21640590694733">
            <text:p>0,2164059069</text:p>
          </table:table-cell>
          <table:table-cell office:value-type="float" office:value="0.216947084758431">
            <text:p>0,2169470848</text:p>
          </table:table-cell>
          <table:table-cell office:value-type="float" office:value="0.216502118506469">
            <text:p>0,2165021185</text:p>
          </table:table-cell>
          <table:table-cell office:value-type="float" office:value="0.216953959665261">
            <text:p>0,2169539597</text:p>
          </table:table-cell>
          <table:table-cell office:value-type="float" office:value="0.216328099719249">
            <text:p>0,2163280997</text:p>
          </table:table-cell>
          <table:table-cell office:value-type="float" office:value="0.216804920812137">
            <text:p>0,2168049208</text:p>
          </table:table-cell>
          <table:table-cell office:value-type="float" office:value="0.216566890943795">
            <text:p>0,2165668909</text:p>
          </table:table-cell>
          <table:table-cell office:value-type="float" office:value="0.216173930559307">
            <text:p>0,2161739306</text:p>
          </table:table-cell>
          <table:table-cell office:value-type="float" office:value="0.215962982038036">
            <text:p>0,215962982</text:p>
          </table:table-cell>
          <table:table-cell office:value-type="float" office:value="70.3357030450134">
            <text:p>70,335703045</text:p>
          </table:table-cell>
          <table:table-cell office:value-type="float" office:value="73.2460699649528">
            <text:p>73,246069965</text:p>
          </table:table-cell>
          <table:table-cell office:value-type="float" office:value="73.2559999325313">
            <text:p>73,2559999325</text:p>
          </table:table-cell>
          <table:table-cell office:value-type="float" office:value="73.2353710473981">
            <text:p>73,2353710474</text:p>
          </table:table-cell>
          <table:table-cell office:value-type="float" office:value="73.0823908933671">
            <text:p>73,0823908934</text:p>
          </table:table-cell>
          <table:table-cell office:value-type="float" office:value="73.2392660742626">
            <text:p>73,2392660743</text:p>
          </table:table-cell>
          <table:table-cell office:value-type="float" office:value="70.672164912452">
            <text:p>70,6721649125</text:p>
          </table:table-cell>
          <table:table-cell office:value-type="float" office:value="73.1797569700284">
            <text:p>73,17975697</text:p>
          </table:table-cell>
          <table:table-cell office:value-type="float" office:value="73.067542923498">
            <text:p>73,0675429235</text:p>
          </table:table-cell>
          <table:table-cell office:value-type="float" office:value="73.5149410218">
            <text:p>73,5149410218</text:p>
          </table:table-cell>
          <table:table-cell office:value-type="float" office:value="0.218304087757133">
            <text:p>0,2183040878</text:p>
          </table:table-cell>
          <table:table-cell office:value-type="float" office:value="0.218233969761059">
            <text:p>0,2182339698</text:p>
          </table:table-cell>
          <table:table-cell office:value-type="float" office:value="0.218500988790765">
            <text:p>0,2185009888</text:p>
          </table:table-cell>
          <table:table-cell office:value-type="float" office:value="0.21873003966175">
            <text:p>0,2187300397</text:p>
          </table:table-cell>
          <table:table-cell office:value-type="float" office:value="0.218790060607716">
            <text:p>0,2187900606</text:p>
          </table:table-cell>
          <table:table-cell office:value-type="float" office:value="0.218670114758424">
            <text:p>0,2186701148</text:p>
          </table:table-cell>
          <table:table-cell office:value-type="float" office:value="0.219758954714052">
            <text:p>0,2197589547</text:p>
          </table:table-cell>
          <table:table-cell office:value-type="float" office:value="0.217950003221631">
            <text:p>0,2179500032</text:p>
          </table:table-cell>
          <table:table-cell office:value-type="float" office:value="0.218859045067802">
            <text:p>0,2188590451</text:p>
          </table:table-cell>
          <table:table-cell office:value-type="float" office:value="0.2178669112036">
            <text:p>0,2178669112</text:p>
          </table:table-cell>
          <table:table-cell office:value-type="float" office:value="0.216393996030092">
            <text:p>0,216393996</text:p>
          </table:table-cell>
          <table:table-cell office:value-type="float" office:value="0.215993072488345">
            <text:p>0,2159930725</text:p>
          </table:table-cell>
          <table:table-cell office:value-type="float" office:value="0.215604062774219">
            <text:p>0,2156040628</text:p>
          </table:table-cell>
          <table:table-cell office:value-type="float" office:value="0.215954993385822">
            <text:p>0,2159549934</text:p>
          </table:table-cell>
          <table:table-cell office:value-type="float" office:value="0.216099932789803">
            <text:p>0,2160999328</text:p>
          </table:table-cell>
          <table:table-cell office:value-type="float" office:value="0.216069911490194">
            <text:p>0,2160699115</text:p>
          </table:table-cell>
          <table:table-cell office:value-type="float" office:value="0.216157893766649">
            <text:p>0,2161578938</text:p>
          </table:table-cell>
          <table:table-cell office:value-type="float" office:value="0.216508016106673">
            <text:p>0,2165080161</text:p>
          </table:table-cell>
          <table:table-cell office:value-type="float" office:value="0.216106060659513">
            <text:p>0,2161060607</text:p>
          </table:table-cell>
          <table:table-cell office:value-type="float" office:value="0.216287986491807">
            <text:p>0,216287986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00217796815559268">
            <text:p>0,0021779682</text:p>
          </table:table-cell>
          <table:table-cell office:value-type="float" office:value="0.00211802509147674">
            <text:p>0,0021180251</text:p>
          </table:table-cell>
          <table:table-cell office:value-type="float" office:value="0.00221811456140131">
            <text:p>0,0022181146</text:p>
          </table:table-cell>
          <table:table-cell office:value-type="float" office:value="0.00217490084469318">
            <text:p>0,0021749008</text:p>
          </table:table-cell>
          <table:table-cell office:value-type="float" office:value="0.00214588176459074">
            <text:p>0,0021458818</text:p>
          </table:table-cell>
          <table:table-cell office:value-type="float" office:value="0.00220704707317054">
            <text:p>0,0022070471</text:p>
          </table:table-cell>
          <table:table-cell office:value-type="float" office:value="0.00223590712994337">
            <text:p>0,0022359071</text:p>
          </table:table-cell>
          <table:table-cell office:value-type="float" office:value="0.00227398460265249">
            <text:p>0,0022739846</text:p>
          </table:table-cell>
          <table:table-cell office:value-type="float" office:value="0.00224204920232296">
            <text:p>0,0022420492</text:p>
          </table:table-cell>
          <table:table-cell office:value-type="float" office:value="0.00216801534406841">
            <text:p>0,0021680153</text:p>
          </table:table-cell>
          <table:table-cell office:value-type="float" office:value="0.22301189461723">
            <text:p>0,2230118946</text:p>
          </table:table-cell>
          <table:table-cell office:value-type="float" office:value="0.223121894174255">
            <text:p>0,2231218942</text:p>
          </table:table-cell>
          <table:table-cell office:value-type="float" office:value="0.222910086158663">
            <text:p>0,2229100862</text:p>
          </table:table-cell>
          <table:table-cell office:value-type="float" office:value="0.223304026178084">
            <text:p>0,2233040262</text:p>
          </table:table-cell>
          <table:table-cell office:value-type="float" office:value="0.22311009420082">
            <text:p>0,2231100942</text:p>
          </table:table-cell>
          <table:table-cell office:value-type="float" office:value="0.223291939590126">
            <text:p>0,2232919396</text:p>
          </table:table-cell>
          <table:table-cell office:value-type="float" office:value="0.225050043663941">
            <text:p>0,2250500437</text:p>
          </table:table-cell>
          <table:table-cell office:value-type="float" office:value="0.222764020552859">
            <text:p>0,2227640206</text:p>
          </table:table-cell>
          <table:table-cell office:value-type="float" office:value="0.2237478941679">
            <text:p>0,2237478942</text:p>
          </table:table-cell>
          <table:table-cell office:value-type="float" office:value="0.223336101160385">
            <text:p>0,2233361012</text:p>
          </table:table-cell>
          <table:table-cell office:value-type="float" office:value="72.2574779895367">
            <text:p>72,2574779895</text:p>
          </table:table-cell>
          <table:table-cell office:value-type="float" office:value="74.7168888928136">
            <text:p>74,7168888928</text:p>
          </table:table-cell>
          <table:table-cell office:value-type="float" office:value="74.8931880389573">
            <text:p>74,893188039</text:p>
          </table:table-cell>
          <table:table-cell office:value-type="float" office:value="75.4443551115692">
            <text:p>75,4443551116</text:p>
          </table:table-cell>
          <table:table-cell office:value-type="float" office:value="75.1287301065167">
            <text:p>75,1287301065</text:p>
          </table:table-cell>
          <table:table-cell office:value-type="float" office:value="75.0804419458145">
            <text:p>75,0804419458</text:p>
          </table:table-cell>
          <table:table-cell office:value-type="float" office:value="72.8941790439421">
            <text:p>72,8941790439</text:p>
          </table:table-cell>
          <table:table-cell office:value-type="float" office:value="75.3446459318511">
            <text:p>75,3446459319</text:p>
          </table:table-cell>
          <table:table-cell office:value-type="float" office:value="75.7041110903956">
            <text:p>75,7041110904</text:p>
          </table:table-cell>
          <table:table-cell office:value-type="float" office:value="75.6275600000518">
            <text:p>75,6275600001</text:p>
          </table:table-cell>
          <table:table-cell office:value-type="float" office:value="0.223851075512357">
            <text:p>0,2238510755</text:p>
          </table:table-cell>
          <table:table-cell office:value-type="float" office:value="0.225227947463281">
            <text:p>0,2252279475</text:p>
          </table:table-cell>
          <table:table-cell office:value-type="float" office:value="0.224523952114396">
            <text:p>0,2245239521</text:p>
          </table:table-cell>
          <table:table-cell office:value-type="float" office:value="0.224741059821099">
            <text:p>0,2247410598</text:p>
          </table:table-cell>
          <table:table-cell office:value-type="float" office:value="0.225426953984424">
            <text:p>0,225426954</text:p>
          </table:table-cell>
          <table:table-cell office:value-type="float" office:value="0.225271953269839">
            <text:p>0,2252719533</text:p>
          </table:table-cell>
          <table:table-cell office:value-type="float" office:value="0.225860089529306">
            <text:p>0,2258600895</text:p>
          </table:table-cell>
          <table:table-cell office:value-type="float" office:value="0.224942914093845">
            <text:p>0,2249429141</text:p>
          </table:table-cell>
          <table:table-cell office:value-type="float" office:value="0.224957904079929">
            <text:p>0,2249579041</text:p>
          </table:table-cell>
          <table:table-cell office:value-type="float" office:value="0.225379012641497">
            <text:p>0,2253790126</text:p>
          </table:table-cell>
          <table:table-cell office:value-type="float" office:value="0.222209923435003">
            <text:p>0,2222099234</text:p>
          </table:table-cell>
          <table:table-cell office:value-type="float" office:value="0.222866994910873">
            <text:p>0,2228669949</text:p>
          </table:table-cell>
          <table:table-cell office:value-type="float" office:value="0.221952095860615">
            <text:p>0,2219520959</text:p>
          </table:table-cell>
          <table:table-cell office:value-type="float" office:value="0.222443004255183">
            <text:p>0,2224430043</text:p>
          </table:table-cell>
          <table:table-cell office:value-type="float" office:value="0.22268596815411">
            <text:p>0,2226859682</text:p>
          </table:table-cell>
          <table:table-cell office:value-type="float" office:value="0.222300939611159">
            <text:p>0,2223009396</text:p>
          </table:table-cell>
          <table:table-cell office:value-type="float" office:value="0.222811897168867">
            <text:p>0,2228118972</text:p>
          </table:table-cell>
          <table:table-cell office:value-type="float" office:value="0.222708110115491">
            <text:p>0,2227081101</text:p>
          </table:table-cell>
          <table:table-cell office:value-type="float" office:value="0.222766887629405">
            <text:p>0,2227668876</text:p>
          </table:table-cell>
          <table:table-cell office:value-type="float" office:value="0.222760948934592">
            <text:p>0,2227609489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00221695913933218">
            <text:p>0,0022169591</text:p>
          </table:table-cell>
          <table:table-cell office:value-type="float" office:value="0.00224290939513594">
            <text:p>0,0022429094</text:p>
          </table:table-cell>
          <table:table-cell office:value-type="float" office:value="0.00216901453677565">
            <text:p>0,0021690145</text:p>
          </table:table-cell>
          <table:table-cell office:value-type="float" office:value="0.00227806542534381">
            <text:p>0,0022780654</text:p>
          </table:table-cell>
          <table:table-cell office:value-type="float" office:value="0.0023130807094276">
            <text:p>0,0023130807</text:p>
          </table:table-cell>
          <table:table-cell office:value-type="float" office:value="0.00227609823923558">
            <text:p>0,0022760982</text:p>
          </table:table-cell>
          <table:table-cell office:value-type="float" office:value="0.00222893268801272">
            <text:p>0,0022289327</text:p>
          </table:table-cell>
          <table:table-cell office:value-type="float" office:value="0.00225604977458715">
            <text:p>0,0022560498</text:p>
          </table:table-cell>
          <table:table-cell office:value-type="float" office:value="0.00225793791469186">
            <text:p>0,0022579379</text:p>
          </table:table-cell>
          <table:table-cell office:value-type="float" office:value="0.00225195975508541">
            <text:p>0,0022519598</text:p>
          </table:table-cell>
          <table:table-cell office:value-type="float" office:value="0.229393023299053">
            <text:p>0,2293930233</text:p>
          </table:table-cell>
          <table:table-cell office:value-type="float" office:value="0.229957085452042">
            <text:p>0,2299570855</text:p>
          </table:table-cell>
          <table:table-cell office:value-type="float" office:value="0.23024205409456">
            <text:p>0,2302420541</text:p>
          </table:table-cell>
          <table:table-cell office:value-type="float" office:value="0.229596955468878">
            <text:p>0,2295969555</text:p>
          </table:table-cell>
          <table:table-cell office:value-type="float" office:value="0.229658923344687">
            <text:p>0,2296589233</text:p>
          </table:table-cell>
          <table:table-cell office:value-type="float" office:value="0.229128087754361">
            <text:p>0,2291280878</text:p>
          </table:table-cell>
          <table:table-cell office:value-type="float" office:value="0.229854937060736">
            <text:p>0,2298549371</text:p>
          </table:table-cell>
          <table:table-cell office:value-type="float" office:value="0.229248920688406">
            <text:p>0,2292489207</text:p>
          </table:table-cell>
          <table:table-cell office:value-type="float" office:value="0.229651093599386">
            <text:p>0,2296510936</text:p>
          </table:table-cell>
          <table:table-cell office:value-type="float" office:value="0.230535029550083">
            <text:p>0,2305350296</text:p>
          </table:table-cell>
          <table:table-cell office:value-type="float" office:value="75.100321083446">
            <text:p>75,1003210834</text:p>
          </table:table-cell>
          <table:table-cell office:value-type="float" office:value="77.2934319082415">
            <text:p>77,2934319082</text:p>
          </table:table-cell>
          <table:table-cell office:value-type="float" office:value="77.4471249203198">
            <text:p>77,4471249203</text:p>
          </table:table-cell>
          <table:table-cell office:value-type="float" office:value="77.5502299361397">
            <text:p>77,5502299361</text:p>
          </table:table-cell>
          <table:table-cell office:value-type="float" office:value="77.3775660077808">
            <text:p>77,3775660078</text:p>
          </table:table-cell>
          <table:table-cell office:value-type="float" office:value="77.1378700840287">
            <text:p>77,137870084</text:p>
          </table:table-cell>
          <table:table-cell office:value-type="float" office:value="74.706279041362">
            <text:p>74,7062790414</text:p>
          </table:table-cell>
          <table:table-cell office:value-type="float" office:value="77.7157140850322">
            <text:p>77,715714085</text:p>
          </table:table-cell>
          <table:table-cell office:value-type="float" office:value="77.6449089995585">
            <text:p>77,6449089996</text:p>
          </table:table-cell>
          <table:table-cell office:value-type="float" office:value="77.4211361177731">
            <text:p>77,4211361178</text:p>
          </table:table-cell>
          <table:table-cell office:value-type="float" office:value="0.230598113615997">
            <text:p>0,2305981136</text:p>
          </table:table-cell>
          <table:table-cell office:value-type="float" office:value="0.231511108577251">
            <text:p>0,2315111086</text:p>
          </table:table-cell>
          <table:table-cell office:value-type="float" office:value="0.232066113618202">
            <text:p>0,2320661136</text:p>
          </table:table-cell>
          <table:table-cell office:value-type="float" office:value="0.231510061188601">
            <text:p>0,2315100612</text:p>
          </table:table-cell>
          <table:table-cell office:value-type="float" office:value="0.232751106261276">
            <text:p>0,2327511063</text:p>
          </table:table-cell>
          <table:table-cell office:value-type="float" office:value="0.232177016325295">
            <text:p>0,2321770163</text:p>
          </table:table-cell>
          <table:table-cell office:value-type="float" office:value="0.232456914964132">
            <text:p>0,232456915</text:p>
          </table:table-cell>
          <table:table-cell office:value-type="float" office:value="0.231317066471092">
            <text:p>0,2313170665</text:p>
          </table:table-cell>
          <table:table-cell office:value-type="float" office:value="0.232774007483385">
            <text:p>0,2327740075</text:p>
          </table:table-cell>
          <table:table-cell office:value-type="float" office:value="0.231143936282024">
            <text:p>0,2311439363</text:p>
          </table:table-cell>
          <table:table-cell office:value-type="float" office:value="0.228810060536489">
            <text:p>0,2288100605</text:p>
          </table:table-cell>
          <table:table-cell office:value-type="float" office:value="0.228435111232102">
            <text:p>0,2284351112</text:p>
          </table:table-cell>
          <table:table-cell office:value-type="float" office:value="0.22882988571655">
            <text:p>0,2288298857</text:p>
          </table:table-cell>
          <table:table-cell office:value-type="float" office:value="0.229135017492808">
            <text:p>0,2291350175</text:p>
          </table:table-cell>
          <table:table-cell office:value-type="float" office:value="0.229373093810864">
            <text:p>0,2293730938</text:p>
          </table:table-cell>
          <table:table-cell office:value-type="float" office:value="0.228980969986878">
            <text:p>0,22898097</text:p>
          </table:table-cell>
          <table:table-cell office:value-type="float" office:value="0.229979918920435">
            <text:p>0,2299799189</text:p>
          </table:table-cell>
          <table:table-cell office:value-type="float" office:value="0.229365903418511">
            <text:p>0,2293659034</text:p>
          </table:table-cell>
          <table:table-cell office:value-type="float" office:value="0.229226914700121">
            <text:p>0,2292269147</text:p>
          </table:table-cell>
          <table:table-cell office:value-type="float" office:value="0.22891691129189">
            <text:p>0,2289169113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00223690830171108">
            <text:p>0,0022369083</text:p>
          </table:table-cell>
          <table:table-cell office:value-type="float" office:value="0.00233799812849611">
            <text:p>0,0023379981</text:p>
          </table:table-cell>
          <table:table-cell office:value-type="float" office:value="0.00237995153293014">
            <text:p>0,0023799515</text:p>
          </table:table-cell>
          <table:table-cell office:value-type="float" office:value="0.00231090746819973">
            <text:p>0,0023109075</text:p>
          </table:table-cell>
          <table:table-cell office:value-type="float" office:value="0.00240504217799753">
            <text:p>0,0024050422</text:p>
          </table:table-cell>
          <table:table-cell office:value-type="float" office:value="0.00231292482931167">
            <text:p>0,0023129248</text:p>
          </table:table-cell>
          <table:table-cell office:value-type="float" office:value="0.00226089986972511">
            <text:p>0,0022608999</text:p>
          </table:table-cell>
          <table:table-cell office:value-type="float" office:value="0.00229200429748744">
            <text:p>0,0022920043</text:p>
          </table:table-cell>
          <table:table-cell office:value-type="float" office:value="0.00223596731666476">
            <text:p>0,0022359673</text:p>
          </table:table-cell>
          <table:table-cell office:value-type="float" office:value="0.00226000067777932">
            <text:p>0,0022600007</text:p>
          </table:table-cell>
          <table:table-cell office:value-type="float" office:value="0.236348945414647">
            <text:p>0,2363489454</text:p>
          </table:table-cell>
          <table:table-cell office:value-type="float" office:value="0.235769045189954">
            <text:p>0,2357690452</text:p>
          </table:table-cell>
          <table:table-cell office:value-type="float" office:value="0.236461036838591">
            <text:p>0,2364610368</text:p>
          </table:table-cell>
          <table:table-cell office:value-type="float" office:value="0.236450895899907">
            <text:p>0,2364508959</text:p>
          </table:table-cell>
          <table:table-cell office:value-type="float" office:value="0.236590901506133">
            <text:p>0,2365909015</text:p>
          </table:table-cell>
          <table:table-cell office:value-type="float" office:value="0.236131959478371">
            <text:p>0,2361319595</text:p>
          </table:table-cell>
          <table:table-cell office:value-type="float" office:value="0.238129995646886">
            <text:p>0,2381299956</text:p>
          </table:table-cell>
          <table:table-cell office:value-type="float" office:value="0.236182112479582">
            <text:p>0,2361821125</text:p>
          </table:table-cell>
          <table:table-cell office:value-type="float" office:value="0.236498057493009">
            <text:p>0,2364980575</text:p>
          </table:table-cell>
          <table:table-cell office:value-type="float" office:value="0.236015010625124">
            <text:p>0,2360150106</text:p>
          </table:table-cell>
          <table:table-cell office:value-type="float" office:value="76.821382097085">
            <text:p>76,8213820971</text:p>
          </table:table-cell>
          <table:table-cell office:value-type="float" office:value="79.5105688920012">
            <text:p>79,510568892</text:p>
          </table:table-cell>
          <table:table-cell office:value-type="float" office:value="78.9462699929718">
            <text:p>78,946269993</text:p>
          </table:table-cell>
          <table:table-cell office:value-type="float" office:value="79.748630103888">
            <text:p>79,7486301039</text:p>
          </table:table-cell>
          <table:table-cell office:value-type="float" office:value="79.8949319657404">
            <text:p>79,8949319657</text:p>
          </table:table-cell>
          <table:table-cell office:value-type="float" office:value="79.3103759331862">
            <text:p>79,3103759332</text:p>
          </table:table-cell>
          <table:table-cell office:value-type="float" office:value="77.1537801142549">
            <text:p>77,1537801143</text:p>
          </table:table-cell>
          <table:table-cell office:value-type="float" office:value="79.1997690645512">
            <text:p>79,1997690646</text:p>
          </table:table-cell>
          <table:table-cell office:value-type="float" office:value="79.9067939128727">
            <text:p>79,9067939129</text:p>
          </table:table-cell>
          <table:table-cell office:value-type="float" office:value="80.1136750478763">
            <text:p>80,1136750479</text:p>
          </table:table-cell>
          <table:table-cell office:value-type="float" office:value="0.237956897588447">
            <text:p>0,2379568976</text:p>
          </table:table-cell>
          <table:table-cell office:value-type="float" office:value="0.238228994072415">
            <text:p>0,2382289941</text:p>
          </table:table-cell>
          <table:table-cell office:value-type="float" office:value="0.238212963216938">
            <text:p>0,2382129632</text:p>
          </table:table-cell>
          <table:table-cell office:value-type="float" office:value="0.238333016284741">
            <text:p>0,2383330163</text:p>
          </table:table-cell>
          <table:table-cell office:value-type="float" office:value="0.238335085450672">
            <text:p>0,2383350855</text:p>
          </table:table-cell>
          <table:table-cell office:value-type="float" office:value="0.238060910371132">
            <text:p>0,2380609104</text:p>
          </table:table-cell>
          <table:table-cell office:value-type="float" office:value="0.239080089959316">
            <text:p>0,23908009</text:p>
          </table:table-cell>
          <table:table-cell office:value-type="float" office:value="0.237995957373641">
            <text:p>0,2379959574</text:p>
          </table:table-cell>
          <table:table-cell office:value-type="float" office:value="0.237938039354049">
            <text:p>0,2379380394</text:p>
          </table:table-cell>
          <table:table-cell office:value-type="float" office:value="0.237408889573999">
            <text:p>0,2374088896</text:p>
          </table:table-cell>
          <table:table-cell office:value-type="float" office:value="0.235637008678168">
            <text:p>0,2356370087</text:p>
          </table:table-cell>
          <table:table-cell office:value-type="float" office:value="0.235797884175554">
            <text:p>0,2357978842</text:p>
          </table:table-cell>
          <table:table-cell office:value-type="float" office:value="0.23538911214564">
            <text:p>0,2353891121</text:p>
          </table:table-cell>
          <table:table-cell office:value-type="float" office:value="0.235721956007183">
            <text:p>0,235721956</text:p>
          </table:table-cell>
          <table:table-cell office:value-type="float" office:value="0.235796117805876">
            <text:p>0,2357961178</text:p>
          </table:table-cell>
          <table:table-cell office:value-type="float" office:value="0.235657885670662">
            <text:p>0,2356578857</text:p>
          </table:table-cell>
          <table:table-cell office:value-type="float" office:value="0.236445017973892">
            <text:p>0,236445018</text:p>
          </table:table-cell>
          <table:table-cell office:value-type="float" office:value="0.235566020943224">
            <text:p>0,2355660209</text:p>
          </table:table-cell>
          <table:table-cell office:value-type="float" office:value="0.235917038633488">
            <text:p>0,2359170386</text:p>
          </table:table-cell>
          <table:table-cell office:value-type="float" office:value="0.235869939671829">
            <text:p>0,2358699397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00241993251256645">
            <text:p>0,0024199325</text:p>
          </table:table-cell>
          <table:table-cell office:value-type="float" office:value="0.00241697498131543">
            <text:p>0,002416975</text:p>
          </table:table-cell>
          <table:table-cell office:value-type="float" office:value="0.00235999806318432">
            <text:p>0,0023599981</text:p>
          </table:table-cell>
          <table:table-cell office:value-type="float" office:value="0.00235305598471314">
            <text:p>0,002353056</text:p>
          </table:table-cell>
          <table:table-cell office:value-type="float" office:value="0.00231702323071659">
            <text:p>0,0023170232</text:p>
          </table:table-cell>
          <table:table-cell office:value-type="float" office:value="0.00225907389540225">
            <text:p>0,0022590739</text:p>
          </table:table-cell>
          <table:table-cell office:value-type="float" office:value="0.00248594803269953">
            <text:p>0,002485948</text:p>
          </table:table-cell>
          <table:table-cell office:value-type="float" office:value="0.00238300033379346">
            <text:p>0,0023830003</text:p>
          </table:table-cell>
          <table:table-cell office:value-type="float" office:value="0.00242511217948049">
            <text:p>0,0024251122</text:p>
          </table:table-cell>
          <table:table-cell office:value-type="float" office:value="0.00244393537286669">
            <text:p>0,0024439354</text:p>
          </table:table-cell>
          <table:table-cell office:value-type="float" office:value="0.242258102516644">
            <text:p>0,2422581025</text:p>
          </table:table-cell>
          <table:table-cell office:value-type="float" office:value="0.242761105531827">
            <text:p>0,2427611055</text:p>
          </table:table-cell>
          <table:table-cell office:value-type="float" office:value="0.242801110609434">
            <text:p>0,2428011106</text:p>
          </table:table-cell>
          <table:table-cell office:value-type="float" office:value="0.243172082584351">
            <text:p>0,2431720826</text:p>
          </table:table-cell>
          <table:table-cell office:value-type="float" office:value="0.242402097443119">
            <text:p>0,2424020974</text:p>
          </table:table-cell>
          <table:table-cell office:value-type="float" office:value="0.242502037552185">
            <text:p>0,2425020376</text:p>
          </table:table-cell>
          <table:table-cell office:value-type="float" office:value="0.244299983489327">
            <text:p>0,2442999835</text:p>
          </table:table-cell>
          <table:table-cell office:value-type="float" office:value="0.242733986233361">
            <text:p>0,2427339862</text:p>
          </table:table-cell>
          <table:table-cell office:value-type="float" office:value="0.242738090106286">
            <text:p>0,2427380901</text:p>
          </table:table-cell>
          <table:table-cell office:value-type="float" office:value="0.24311693245545">
            <text:p>0,2431169325</text:p>
          </table:table-cell>
          <table:table-cell office:value-type="float" office:value="81.3879420962185">
            <text:p>81,3879420962</text:p>
          </table:table-cell>
          <table:table-cell office:value-type="float" office:value="81.002080088947">
            <text:p>81,0020800889</text:p>
          </table:table-cell>
          <table:table-cell office:value-type="float" office:value="81.3161850398174">
            <text:p>81,3161850398</text:p>
          </table:table-cell>
          <table:table-cell office:value-type="float" office:value="81.7862100788625">
            <text:p>81,7862100789</text:p>
          </table:table-cell>
          <table:table-cell office:value-type="float" office:value="81.9017659008969">
            <text:p>81,9017659009</text:p>
          </table:table-cell>
          <table:table-cell office:value-type="float" office:value="81.9638729435392">
            <text:p>81,9638729435</text:p>
          </table:table-cell>
          <table:table-cell office:value-type="float" office:value="79.1323850676417">
            <text:p>79,1323850676</text:p>
          </table:table-cell>
          <table:table-cell office:value-type="float" office:value="82.0258739111014">
            <text:p>82,0258739111</text:p>
          </table:table-cell>
          <table:table-cell office:value-type="float" office:value="81.8036200081697">
            <text:p>81,8036200082</text:p>
          </table:table-cell>
          <table:table-cell office:value-type="float" office:value="82.5264400034212">
            <text:p>82,5264400034</text:p>
          </table:table-cell>
          <table:table-cell office:value-type="float" office:value="0.2447490519844">
            <text:p>0,244749052</text:p>
          </table:table-cell>
          <table:table-cell office:value-type="float" office:value="0.244970991858281">
            <text:p>0,2449709919</text:p>
          </table:table-cell>
          <table:table-cell office:value-type="float" office:value="0.244965955149382">
            <text:p>0,2449659551</text:p>
          </table:table-cell>
          <table:table-cell office:value-type="float" office:value="0.2449669779744">
            <text:p>0,244966978</text:p>
          </table:table-cell>
          <table:table-cell office:value-type="float" office:value="0.245494036818854">
            <text:p>0,2454940368</text:p>
          </table:table-cell>
          <table:table-cell office:value-type="float" office:value="0.245620946981944">
            <text:p>0,245620947</text:p>
          </table:table-cell>
          <table:table-cell office:value-type="float" office:value="0.245904057752341">
            <text:p>0,2459040578</text:p>
          </table:table-cell>
          <table:table-cell office:value-type="float" office:value="0.244382970849983">
            <text:p>0,2443829708</text:p>
          </table:table-cell>
          <table:table-cell office:value-type="float" office:value="0.244600059464574">
            <text:p>0,2446000595</text:p>
          </table:table-cell>
          <table:table-cell office:value-type="float" office:value="0.244528057519346">
            <text:p>0,2445280575</text:p>
          </table:table-cell>
          <table:table-cell office:value-type="float" office:value="0.242238048231229">
            <text:p>0,2422380482</text:p>
          </table:table-cell>
          <table:table-cell office:value-type="float" office:value="0.241631073644385">
            <text:p>0,2416310736</text:p>
          </table:table-cell>
          <table:table-cell office:value-type="float" office:value="0.242282897932455">
            <text:p>0,2422828979</text:p>
          </table:table-cell>
          <table:table-cell office:value-type="float" office:value="0.24243092071265">
            <text:p>0,2424309207</text:p>
          </table:table-cell>
          <table:table-cell office:value-type="float" office:value="0.243017882341519">
            <text:p>0,2430178823</text:p>
          </table:table-cell>
          <table:table-cell office:value-type="float" office:value="0.242715099593624">
            <text:p>0,2427150996</text:p>
          </table:table-cell>
          <table:table-cell office:value-type="float" office:value="0.243014969164506">
            <text:p>0,2430149692</text:p>
          </table:table-cell>
          <table:table-cell office:value-type="float" office:value="0.241461039055139">
            <text:p>0,2414610391</text:p>
          </table:table-cell>
          <table:table-cell office:value-type="float" office:value="0.242265928420238">
            <text:p>0,2422659284</text:p>
          </table:table-cell>
          <table:table-cell office:value-type="float" office:value="0.241892928839661">
            <text:p>0,2418929288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00250811537262052">
            <text:p>0,0025081154</text:p>
          </table:table-cell>
          <table:table-cell office:value-type="float" office:value="0.00247596902772784">
            <text:p>0,002475969</text:p>
          </table:table-cell>
          <table:table-cell office:value-type="float" office:value="0.00248400331474841">
            <text:p>0,0024840033</text:p>
          </table:table-cell>
          <table:table-cell office:value-type="float" office:value="0.00245611392892897">
            <text:p>0,0024561139</text:p>
          </table:table-cell>
          <table:table-cell office:value-type="float" office:value="0.00249989691656083">
            <text:p>0,0024998969</text:p>
          </table:table-cell>
          <table:table-cell office:value-type="float" office:value="0.00238309788983315">
            <text:p>0,0023830979</text:p>
          </table:table-cell>
          <table:table-cell office:value-type="float" office:value="0.00231108325533569">
            <text:p>0,0023110833</text:p>
          </table:table-cell>
          <table:table-cell office:value-type="float" office:value="0.00252692704088986">
            <text:p>0,002526927</text:p>
          </table:table-cell>
          <table:table-cell office:value-type="float" office:value="0.00240991520695388">
            <text:p>0,0024099152</text:p>
          </table:table-cell>
          <table:table-cell office:value-type="float" office:value="0.00252404063940048">
            <text:p>0,0025240406</text:p>
          </table:table-cell>
          <table:table-cell office:value-type="float" office:value="0.249293070519343">
            <text:p>0,2492930705</text:p>
          </table:table-cell>
          <table:table-cell office:value-type="float" office:value="0.248358018114231">
            <text:p>0,2483580181</text:p>
          </table:table-cell>
          <table:table-cell office:value-type="float" office:value="0.249373946106061">
            <text:p>0,2493739461</text:p>
          </table:table-cell>
          <table:table-cell office:value-type="float" office:value="0.249476951663382">
            <text:p>0,2494769517</text:p>
          </table:table-cell>
          <table:table-cell office:value-type="float" office:value="0.250814057770185">
            <text:p>0,2508140578</text:p>
          </table:table-cell>
          <table:table-cell office:value-type="float" office:value="0.249603083822876">
            <text:p>0,2496030838</text:p>
          </table:table-cell>
          <table:table-cell office:value-type="float" office:value="0.25080107152462">
            <text:p>0,2508010715</text:p>
          </table:table-cell>
          <table:table-cell office:value-type="float" office:value="0.249665908166207">
            <text:p>0,2496659082</text:p>
          </table:table-cell>
          <table:table-cell office:value-type="float" office:value="0.249835913535207">
            <text:p>0,2498359135</text:p>
          </table:table-cell>
          <table:table-cell office:value-type="float" office:value="0.248685882776044">
            <text:p>0,2486858828</text:p>
          </table:table-cell>
          <table:table-cell office:value-type="float" office:value="83.5833000470884">
            <text:p>83,5833000471</text:p>
          </table:table-cell>
          <table:table-cell office:value-type="float" office:value="83.7642739333678">
            <text:p>83,7642739334</text:p>
          </table:table-cell>
          <table:table-cell office:value-type="float" office:value="83.868998959777">
            <text:p>83,8689989598</text:p>
          </table:table-cell>
          <table:table-cell office:value-type="float" office:value="83.8113609685097">
            <text:p>83,8113609685</text:p>
          </table:table-cell>
          <table:table-cell office:value-type="float" office:value="84.0108790232334">
            <text:p>84,0108790232</text:p>
          </table:table-cell>
          <table:table-cell office:value-type="float" office:value="83.6514049309772">
            <text:p>83,651404931</text:p>
          </table:table-cell>
          <table:table-cell office:value-type="float" office:value="81.300654911669">
            <text:p>81,3006549117</text:p>
          </table:table-cell>
          <table:table-cell office:value-type="float" office:value="84.5810230975039">
            <text:p>84,5810230975</text:p>
          </table:table-cell>
          <table:table-cell office:value-type="float" office:value="84.3219199182931">
            <text:p>84,3219199183</text:p>
          </table:table-cell>
          <table:table-cell office:value-type="float" office:value="84.4692489261506">
            <text:p>84,4692489262</text:p>
          </table:table-cell>
          <table:table-cell office:value-type="float" office:value="0.250361017999239">
            <text:p>0,250361018</text:p>
          </table:table-cell>
          <table:table-cell office:value-type="float" office:value="0.251126964343712">
            <text:p>0,2511269643</text:p>
          </table:table-cell>
          <table:table-cell office:value-type="float" office:value="0.25188590795733">
            <text:p>0,251885908</text:p>
          </table:table-cell>
          <table:table-cell office:value-type="float" office:value="0.25179809180554">
            <text:p>0,2517980918</text:p>
          </table:table-cell>
          <table:table-cell office:value-type="float" office:value="0.252954896423034">
            <text:p>0,2529548964</text:p>
          </table:table-cell>
          <table:table-cell office:value-type="float" office:value="0.250797986285761">
            <text:p>0,2507979863</text:p>
          </table:table-cell>
          <table:table-cell office:value-type="float" office:value="0.252723982790485">
            <text:p>0,2527239828</text:p>
          </table:table-cell>
          <table:table-cell office:value-type="float" office:value="0.251783078885637">
            <text:p>0,2517830789</text:p>
          </table:table-cell>
          <table:table-cell office:value-type="float" office:value="0.25071695947554">
            <text:p>0,2507169595</text:p>
          </table:table-cell>
          <table:table-cell office:value-type="float" office:value="0.252039067447186">
            <text:p>0,2520390674</text:p>
          </table:table-cell>
          <table:table-cell office:value-type="float" office:value="0.249131925753318">
            <text:p>0,2491319258</text:p>
          </table:table-cell>
          <table:table-cell office:value-type="float" office:value="0.248960886267014">
            <text:p>0,2489608863</text:p>
          </table:table-cell>
          <table:table-cell office:value-type="float" office:value="0.248662897152826">
            <text:p>0,2486628972</text:p>
          </table:table-cell>
          <table:table-cell office:value-type="float" office:value="0.248968103784136">
            <text:p>0,2489681038</text:p>
          </table:table-cell>
          <table:table-cell office:value-type="float" office:value="0.249125055153854">
            <text:p>0,2491250552</text:p>
          </table:table-cell>
          <table:table-cell office:value-type="float" office:value="0.248786117881536">
            <text:p>0,2487861179</text:p>
          </table:table-cell>
          <table:table-cell office:value-type="float" office:value="0.249479976948351">
            <text:p>0,2494799769</text:p>
          </table:table-cell>
          <table:table-cell office:value-type="float" office:value="0.248517064959742">
            <text:p>0,248517065</text:p>
          </table:table-cell>
          <table:table-cell office:value-type="float" office:value="0.248914961353876">
            <text:p>0,2489149614</text:p>
          </table:table-cell>
          <table:table-cell office:value-type="float" office:value="0.248831038246863">
            <text:p>0,2488310382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002481973846443">
            <text:p>0,0024819738</text:p>
          </table:table-cell>
          <table:table-cell office:value-type="float" office:value="0.00249407941009849">
            <text:p>0,0024940794</text:p>
          </table:table-cell>
          <table:table-cell office:value-type="float" office:value="0.00253111345227808">
            <text:p>0,0025311135</text:p>
          </table:table-cell>
          <table:table-cell office:value-type="float" office:value="0.00248609797563404">
            <text:p>0,002486098</text:p>
          </table:table-cell>
          <table:table-cell office:value-type="float" office:value="0.00245397782418877">
            <text:p>0,0024539778</text:p>
          </table:table-cell>
          <table:table-cell office:value-type="float" office:value="0.00245502544566989">
            <text:p>0,0024550254</text:p>
          </table:table-cell>
          <table:table-cell office:value-type="float" office:value="0.00246494077146053">
            <text:p>0,0024649408</text:p>
          </table:table-cell>
          <table:table-cell office:value-type="float" office:value="0.00254890869837254">
            <text:p>0,0025489087</text:p>
          </table:table-cell>
          <table:table-cell office:value-type="float" office:value="0.00251693080645055">
            <text:p>0,0025169308</text:p>
          </table:table-cell>
          <table:table-cell office:value-type="float" office:value="0.0024419310502708">
            <text:p>0,0024419311</text:p>
          </table:table-cell>
          <table:table-cell office:value-type="float" office:value="0.256422108621337">
            <text:p>0,2564221086</text:p>
          </table:table-cell>
          <table:table-cell office:value-type="float" office:value="0.256015962222591">
            <text:p>0,2560159622</text:p>
          </table:table-cell>
          <table:table-cell office:value-type="float" office:value="0.254751041415147">
            <text:p>0,2547510414</text:p>
          </table:table-cell>
          <table:table-cell office:value-type="float" office:value="0.25526789505966">
            <text:p>0,2552678951</text:p>
          </table:table-cell>
          <table:table-cell office:value-type="float" office:value="0.257397961337119">
            <text:p>0,2573979613</text:p>
          </table:table-cell>
          <table:table-cell office:value-type="float" office:value="0.255310055334121">
            <text:p>0,2553100553</text:p>
          </table:table-cell>
          <table:table-cell office:value-type="float" office:value="0.2572159107076">
            <text:p>0,2572159107</text:p>
          </table:table-cell>
          <table:table-cell office:value-type="float" office:value="0.255468955379911">
            <text:p>0,2554689554</text:p>
          </table:table-cell>
          <table:table-cell office:value-type="float" office:value="0.2558941176394">
            <text:p>0,2558941176</text:p>
          </table:table-cell>
          <table:table-cell office:value-type="float" office:value="0.256181027623825">
            <text:p>0,2561810276</text:p>
          </table:table-cell>
          <table:table-cell office:value-type="float" office:value="86.1184138929239">
            <text:p>86,1184138929</text:p>
          </table:table-cell>
          <table:table-cell office:value-type="float" office:value="85.8072679190664">
            <text:p>85,8072679191</text:p>
          </table:table-cell>
          <table:table-cell office:value-type="float" office:value="86.524738954613">
            <text:p>86,5247389546</text:p>
          </table:table-cell>
          <table:table-cell office:value-type="float" office:value="86.1469499167288">
            <text:p>86,1469499167</text:p>
          </table:table-cell>
          <table:table-cell office:value-type="float" office:value="86.1734470441006">
            <text:p>86,1734470441</text:p>
          </table:table-cell>
          <table:table-cell office:value-type="float" office:value="85.8160939232912">
            <text:p>85,8160939233</text:p>
          </table:table-cell>
          <table:table-cell office:value-type="float" office:value="83.56693390687">
            <text:p>83,5669339069</text:p>
          </table:table-cell>
          <table:table-cell office:value-type="float" office:value="86.6786550364923">
            <text:p>86,6786550365</text:p>
          </table:table-cell>
          <table:table-cell office:value-type="float" office:value="86.679203098407">
            <text:p>86,6792030984</text:p>
          </table:table-cell>
          <table:table-cell office:value-type="float" office:value="86.8004569062032">
            <text:p>86,8004569062</text:p>
          </table:table-cell>
          <table:table-cell office:value-type="float" office:value="0.258605952956714">
            <text:p>0,258605953</text:p>
          </table:table-cell>
          <table:table-cell office:value-type="float" office:value="0.258671927731484">
            <text:p>0,2586719277</text:p>
          </table:table-cell>
          <table:table-cell office:value-type="float" office:value="0.25760607898701">
            <text:p>0,257606079</text:p>
          </table:table-cell>
          <table:table-cell office:value-type="float" office:value="0.258458061609417">
            <text:p>0,2584580616</text:p>
          </table:table-cell>
          <table:table-cell office:value-type="float" office:value="0.260375063400716">
            <text:p>0,2603750634</text:p>
          </table:table-cell>
          <table:table-cell office:value-type="float" office:value="0.258480914519168">
            <text:p>0,2584809145</text:p>
          </table:table-cell>
          <table:table-cell office:value-type="float" office:value="0.258847949444316">
            <text:p>0,2588479494</text:p>
          </table:table-cell>
          <table:table-cell office:value-type="float" office:value="0.257632033433765">
            <text:p>0,2576320334</text:p>
          </table:table-cell>
          <table:table-cell office:value-type="float" office:value="0.258755024173297">
            <text:p>0,2587550242</text:p>
          </table:table-cell>
          <table:table-cell office:value-type="float" office:value="0.258422103128396">
            <text:p>0,2584221031</text:p>
          </table:table-cell>
          <table:table-cell office:value-type="float" office:value="0.255679061403498">
            <text:p>0,2556790614</text:p>
          </table:table-cell>
          <table:table-cell office:value-type="float" office:value="0.255718047381379">
            <text:p>0,2557180474</text:p>
          </table:table-cell>
          <table:table-cell office:value-type="float" office:value="0.255136929568835">
            <text:p>0,2551369296</text:p>
          </table:table-cell>
          <table:table-cell office:value-type="float" office:value="0.255168042611331">
            <text:p>0,2551680426</text:p>
          </table:table-cell>
          <table:table-cell office:value-type="float" office:value="0.256266013369896">
            <text:p>0,2562660134</text:p>
          </table:table-cell>
          <table:table-cell office:value-type="float" office:value="0.255448053707369">
            <text:p>0,2554480537</text:p>
          </table:table-cell>
          <table:table-cell office:value-type="float" office:value="0.25541092408821">
            <text:p>0,2554109241</text:p>
          </table:table-cell>
          <table:table-cell office:value-type="float" office:value="0.255029942840338">
            <text:p>0,2550299428</text:p>
          </table:table-cell>
          <table:table-cell office:value-type="float" office:value="0.255543028470129">
            <text:p>0,2555430285</text:p>
          </table:table-cell>
          <table:table-cell office:value-type="float" office:value="0.255647085374221">
            <text:p>0,2556470854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0254504266194999">
            <text:p>0,0025450427</text:p>
          </table:table-cell>
          <table:table-cell office:value-type="float" office:value="0.00253293476998806">
            <text:p>0,0025329348</text:p>
          </table:table-cell>
          <table:table-cell office:value-type="float" office:value="0.00246293575037271">
            <text:p>0,0024629358</text:p>
          </table:table-cell>
          <table:table-cell office:value-type="float" office:value="0.00253696169238537">
            <text:p>0,0025369617</text:p>
          </table:table-cell>
          <table:table-cell office:value-type="float" office:value="0.00256206118501723">
            <text:p>0,0025620612</text:p>
          </table:table-cell>
          <table:table-cell office:value-type="float" office:value="0.00262906937859952">
            <text:p>0,0026290694</text:p>
          </table:table-cell>
          <table:table-cell office:value-type="float" office:value="0.00257694092579186">
            <text:p>0,0025769409</text:p>
          </table:table-cell>
          <table:table-cell office:value-type="float" office:value="0.00263895257376134">
            <text:p>0,0026389526</text:p>
          </table:table-cell>
          <table:table-cell office:value-type="float" office:value="0.00248300773091614">
            <text:p>0,0024830077</text:p>
          </table:table-cell>
          <table:table-cell office:value-type="float" office:value="0.00263106788042933">
            <text:p>0,0026310679</text:p>
          </table:table-cell>
          <table:table-cell office:value-type="float" office:value="0.261997042922303">
            <text:p>0,2619970429</text:p>
          </table:table-cell>
          <table:table-cell office:value-type="float" office:value="0.262163955369033">
            <text:p>0,2621639554</text:p>
          </table:table-cell>
          <table:table-cell office:value-type="float" office:value="0.262285005184822">
            <text:p>0,2622850052</text:p>
          </table:table-cell>
          <table:table-cell office:value-type="float" office:value="0.26262992923148">
            <text:p>0,2626299292</text:p>
          </table:table-cell>
          <table:table-cell office:value-type="float" office:value="0.263873041025363">
            <text:p>0,263873041</text:p>
          </table:table-cell>
          <table:table-cell office:value-type="float" office:value="0.262672007316723">
            <text:p>0,2626720073</text:p>
          </table:table-cell>
          <table:table-cell office:value-type="float" office:value="0.262497092597187">
            <text:p>0,2624970926</text:p>
          </table:table-cell>
          <table:table-cell office:value-type="float" office:value="0.262934923288412">
            <text:p>0,2629349233</text:p>
          </table:table-cell>
          <table:table-cell office:value-type="float" office:value="0.26203004992567">
            <text:p>0,2620300499</text:p>
          </table:table-cell>
          <table:table-cell office:value-type="float" office:value="0.262086906353943">
            <text:p>0,2620869064</text:p>
          </table:table-cell>
          <table:table-cell office:value-type="float" office:value="87.8903578855097">
            <text:p>87,8903578855</text:p>
          </table:table-cell>
          <table:table-cell office:value-type="float" office:value="88.6117600044236">
            <text:p>88,6117600044</text:p>
          </table:table-cell>
          <table:table-cell office:value-type="float" office:value="88.2122139375424">
            <text:p>88,2122139375</text:p>
          </table:table-cell>
          <table:table-cell office:value-type="float" office:value="88.1911230157129">
            <text:p>88,1911230157</text:p>
          </table:table-cell>
          <table:table-cell office:value-type="float" office:value="89.0207079136744">
            <text:p>89,0207079137</text:p>
          </table:table-cell>
          <table:table-cell office:value-type="float" office:value="88.3081758937333">
            <text:p>88,3081758937</text:p>
          </table:table-cell>
          <table:table-cell office:value-type="float" office:value="85.3267660244601">
            <text:p>85,3267660245</text:p>
          </table:table-cell>
          <table:table-cell office:value-type="float" office:value="88.4528709267033">
            <text:p>88,4528709267</text:p>
          </table:table-cell>
          <table:table-cell office:value-type="float" office:value="88.9050160902552">
            <text:p>88,9050160903</text:p>
          </table:table-cell>
          <table:table-cell office:value-type="float" office:value="88.9490819183411">
            <text:p>88,9490819183</text:p>
          </table:table-cell>
          <table:table-cell office:value-type="float" office:value="0.264244045363739">
            <text:p>0,2642440454</text:p>
          </table:table-cell>
          <table:table-cell office:value-type="float" office:value="0.263923062710091">
            <text:p>0,2639230627</text:p>
          </table:table-cell>
          <table:table-cell office:value-type="float" office:value="0.265099095762707">
            <text:p>0,2650990958</text:p>
          </table:table-cell>
          <table:table-cell office:value-type="float" office:value="0.264369919896126">
            <text:p>0,2643699199</text:p>
          </table:table-cell>
          <table:table-cell office:value-type="float" office:value="0.266299980808981">
            <text:p>0,2662999808</text:p>
          </table:table-cell>
          <table:table-cell office:value-type="float" office:value="0.26495600445196">
            <text:p>0,2649560045</text:p>
          </table:table-cell>
          <table:table-cell office:value-type="float" office:value="0.264146969653666">
            <text:p>0,2641469697</text:p>
          </table:table-cell>
          <table:table-cell office:value-type="float" office:value="0.265122040058486">
            <text:p>0,2651220401</text:p>
          </table:table-cell>
          <table:table-cell office:value-type="float" office:value="0.26473305770196">
            <text:p>0,2647330577</text:p>
          </table:table-cell>
          <table:table-cell office:value-type="float" office:value="0.265208979835734">
            <text:p>0,2652089798</text:p>
          </table:table-cell>
          <table:table-cell office:value-type="float" office:value="0.262164031271823">
            <text:p>0,2621640313</text:p>
          </table:table-cell>
          <table:table-cell office:value-type="float" office:value="0.262272045831196">
            <text:p>0,2622720458</text:p>
          </table:table-cell>
          <table:table-cell office:value-type="float" office:value="0.261995973763987">
            <text:p>0,2619959738</text:p>
          </table:table-cell>
          <table:table-cell office:value-type="float" office:value="0.261231881799176">
            <text:p>0,2612318818</text:p>
          </table:table-cell>
          <table:table-cell office:value-type="float" office:value="0.26289894443471">
            <text:p>0,2628989444</text:p>
          </table:table-cell>
          <table:table-cell office:value-type="float" office:value="0.261937933508307">
            <text:p>0,2619379335</text:p>
          </table:table-cell>
          <table:table-cell office:value-type="float" office:value="0.261890091351233">
            <text:p>0,2618900914</text:p>
          </table:table-cell>
          <table:table-cell office:value-type="float" office:value="0.261556029785424">
            <text:p>0,2615560298</text:p>
          </table:table-cell>
          <table:table-cell office:value-type="float" office:value="0.261345908162184">
            <text:p>0,2613459082</text:p>
          </table:table-cell>
          <table:table-cell office:value-type="float" office:value="0.26127699308563">
            <text:p>0,261276993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00269707350526005">
            <text:p>0,0026970735</text:p>
          </table:table-cell>
          <table:table-cell office:value-type="float" office:value="0.00258989911526442">
            <text:p>0,0025898991</text:p>
          </table:table-cell>
          <table:table-cell office:value-type="float" office:value="0.00257010781206191">
            <text:p>0,0025701078</text:p>
          </table:table-cell>
          <table:table-cell office:value-type="float" office:value="0.00266390910837799">
            <text:p>0,0026639091</text:p>
          </table:table-cell>
          <table:table-cell office:value-type="float" office:value="0.00262694887351245">
            <text:p>0,0026269489</text:p>
          </table:table-cell>
          <table:table-cell office:value-type="float" office:value="0.00262895703781396">
            <text:p>0,002628957</text:p>
          </table:table-cell>
          <table:table-cell office:value-type="float" office:value="0.00262908334843814">
            <text:p>0,0026290833</text:p>
          </table:table-cell>
          <table:table-cell office:value-type="float" office:value="0.00255599990487099">
            <text:p>0,0025559999</text:p>
          </table:table-cell>
          <table:table-cell office:value-type="float" office:value="0.00256197131238878">
            <text:p>0,0025619713</text:p>
          </table:table-cell>
          <table:table-cell office:value-type="float" office:value="0.00261095922905952">
            <text:p>0,0026109592</text:p>
          </table:table-cell>
          <table:table-cell office:value-type="float" office:value="0.269116916344501">
            <text:p>0,2691169163</text:p>
          </table:table-cell>
          <table:table-cell office:value-type="float" office:value="0.269016937701963">
            <text:p>0,2690169377</text:p>
          </table:table-cell>
          <table:table-cell office:value-type="float" office:value="0.269302888889797">
            <text:p>0,2693028889</text:p>
          </table:table-cell>
          <table:table-cell office:value-type="float" office:value="0.26846803794615">
            <text:p>0,2684680379</text:p>
          </table:table-cell>
          <table:table-cell office:value-type="float" office:value="0.269228079007007">
            <text:p>0,269228079</text:p>
          </table:table-cell>
          <table:table-cell office:value-type="float" office:value="0.268638941342942">
            <text:p>0,2686389413</text:p>
          </table:table-cell>
          <table:table-cell office:value-type="float" office:value="0.268721021246165">
            <text:p>0,2687210212</text:p>
          </table:table-cell>
          <table:table-cell office:value-type="float" office:value="0.269192893989384">
            <text:p>0,269192894</text:p>
          </table:table-cell>
          <table:table-cell office:value-type="float" office:value="0.26828094443772">
            <text:p>0,2682809444</text:p>
          </table:table-cell>
          <table:table-cell office:value-type="float" office:value="0.26820501696784">
            <text:p>0,268205017</text:p>
          </table:table-cell>
          <table:table-cell office:value-type="float" office:value="90.5672611033078">
            <text:p>90,5672611033</text:p>
          </table:table-cell>
          <table:table-cell office:value-type="float" office:value="90.6150908831041">
            <text:p>90,6150908831</text:p>
          </table:table-cell>
          <table:table-cell office:value-type="float" office:value="90.2622039240086">
            <text:p>90,262203924</text:p>
          </table:table-cell>
          <table:table-cell office:value-type="float" office:value="91.0140220150351">
            <text:p>91,014022015</text:p>
          </table:table-cell>
          <table:table-cell office:value-type="float" office:value="90.9026461165631">
            <text:p>90,9026461166</text:p>
          </table:table-cell>
          <table:table-cell office:value-type="float" office:value="90.7002569722244">
            <text:p>90,7002569722</text:p>
          </table:table-cell>
          <table:table-cell office:value-type="float" office:value="87.5146470362088">
            <text:p>87,5146470362</text:p>
          </table:table-cell>
          <table:table-cell office:value-type="float" office:value="90.5708398864372">
            <text:p>90,5708398864</text:p>
          </table:table-cell>
          <table:table-cell office:value-type="float" office:value="90.8301810800331">
            <text:p>90,83018108</text:p>
          </table:table-cell>
          <table:table-cell office:value-type="float" office:value="91.1245179697871">
            <text:p>91,1245179698</text:p>
          </table:table-cell>
          <table:table-cell office:value-type="float" office:value="0.271082015242428">
            <text:p>0,2710820152</text:p>
          </table:table-cell>
          <table:table-cell office:value-type="float" office:value="0.271926949033514">
            <text:p>0,271926949</text:p>
          </table:table-cell>
          <table:table-cell office:value-type="float" office:value="0.271405905135907">
            <text:p>0,2714059051</text:p>
          </table:table-cell>
          <table:table-cell office:value-type="float" office:value="0.271394008188508">
            <text:p>0,2713940082</text:p>
          </table:table-cell>
          <table:table-cell office:value-type="float" office:value="0.272797011071816">
            <text:p>0,2727970111</text:p>
          </table:table-cell>
          <table:table-cell office:value-type="float" office:value="0.271830060635693">
            <text:p>0,2718300606</text:p>
          </table:table-cell>
          <table:table-cell office:value-type="float" office:value="0.270471988478675">
            <text:p>0,2704719885</text:p>
          </table:table-cell>
          <table:table-cell office:value-type="float" office:value="0.271568109514192">
            <text:p>0,2715681095</text:p>
          </table:table-cell>
          <table:table-cell office:value-type="float" office:value="0.271421917481348">
            <text:p>0,2714219175</text:p>
          </table:table-cell>
          <table:table-cell office:value-type="float" office:value="0.270950965001248">
            <text:p>0,270950965</text:p>
          </table:table-cell>
          <table:table-cell office:value-type="float" office:value="0.268087917938828">
            <text:p>0,2680879179</text:p>
          </table:table-cell>
          <table:table-cell office:value-type="float" office:value="0.26869408832863">
            <text:p>0,2686940883</text:p>
          </table:table-cell>
          <table:table-cell office:value-type="float" office:value="0.267669088440016">
            <text:p>0,2676690884</text:p>
          </table:table-cell>
          <table:table-cell office:value-type="float" office:value="0.268551112385467">
            <text:p>0,2685511124</text:p>
          </table:table-cell>
          <table:table-cell office:value-type="float" office:value="0.269052068353631">
            <text:p>0,2690520684</text:p>
          </table:table-cell>
          <table:table-cell office:value-type="float" office:value="0.268130097305402">
            <text:p>0,2681300973</text:p>
          </table:table-cell>
          <table:table-cell office:value-type="float" office:value="0.268096103682183">
            <text:p>0,2680961037</text:p>
          </table:table-cell>
          <table:table-cell office:value-type="float" office:value="0.267642022459768">
            <text:p>0,2676420225</text:p>
          </table:table-cell>
          <table:table-cell office:value-type="float" office:value="0.267678888281807">
            <text:p>0,2676788883</text:p>
          </table:table-cell>
          <table:table-cell office:value-type="float" office:value="0.268748097354546">
            <text:p>0,268748097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00266397371888161">
            <text:p>0,0026639737</text:p>
          </table:table-cell>
          <table:table-cell office:value-type="float" office:value="0.00273004453629255">
            <text:p>0,0027300445</text:p>
          </table:table-cell>
          <table:table-cell office:value-type="float" office:value="0.00270309881307185">
            <text:p>0,0027030988</text:p>
          </table:table-cell>
          <table:table-cell office:value-type="float" office:value="0.00258892762940377">
            <text:p>0,0025889276</text:p>
          </table:table-cell>
          <table:table-cell office:value-type="float" office:value="0.00275791983585805">
            <text:p>0,0027579198</text:p>
          </table:table-cell>
          <table:table-cell office:value-type="float" office:value="0.00271595979575068">
            <text:p>0,0027159598</text:p>
          </table:table-cell>
          <table:table-cell office:value-type="float" office:value="0.00266606011427939">
            <text:p>0,0026660601</text:p>
          </table:table-cell>
          <table:table-cell office:value-type="float" office:value="0.00274692778475583">
            <text:p>0,0027469278</text:p>
          </table:table-cell>
          <table:table-cell office:value-type="float" office:value="0.0026680309092626">
            <text:p>0,0026680309</text:p>
          </table:table-cell>
          <table:table-cell office:value-type="float" office:value="0.00266797887161374">
            <text:p>0,0026679789</text:p>
          </table:table-cell>
          <table:table-cell office:value-type="float" office:value="0.27561900310684">
            <text:p>0,2756190031</text:p>
          </table:table-cell>
          <table:table-cell office:value-type="float" office:value="0.275154893053696">
            <text:p>0,2751548931</text:p>
          </table:table-cell>
          <table:table-cell office:value-type="float" office:value="0.276045888662338">
            <text:p>0,2760458887</text:p>
          </table:table-cell>
          <table:table-cell office:value-type="float" office:value="0.275275919935666">
            <text:p>0,2752759199</text:p>
          </table:table-cell>
          <table:table-cell office:value-type="float" office:value="0.277332111727446">
            <text:p>0,2773321117</text:p>
          </table:table-cell>
          <table:table-cell office:value-type="float" office:value="0.275511113461107">
            <text:p>0,2755111135</text:p>
          </table:table-cell>
          <table:table-cell office:value-type="float" office:value="0.274177996790968">
            <text:p>0,2741779968</text:p>
          </table:table-cell>
          <table:table-cell office:value-type="float" office:value="0.27408589492552">
            <text:p>0,2740858949</text:p>
          </table:table-cell>
          <table:table-cell office:value-type="float" office:value="0.274444106617011">
            <text:p>0,2744441066</text:p>
          </table:table-cell>
          <table:table-cell office:value-type="float" office:value="0.276547054643743">
            <text:p>0,2765470546</text:p>
          </table:table-cell>
          <table:table-cell office:value-type="float" office:value="92.6681750386488">
            <text:p>92,6681750386</text:p>
          </table:table-cell>
          <table:table-cell office:value-type="float" office:value="92.7136568978895">
            <text:p>92,7136568979</text:p>
          </table:table-cell>
          <table:table-cell office:value-type="float" office:value="93.05756801588">
            <text:p>93,0575680159</text:p>
          </table:table-cell>
          <table:table-cell office:value-type="float" office:value="92.8602040929254">
            <text:p>92,8602040929</text:p>
          </table:table-cell>
          <table:table-cell office:value-type="float" office:value="92.9878239245154">
            <text:p>92,9878239245</text:p>
          </table:table-cell>
          <table:table-cell office:value-type="float" office:value="92.4871309672017">
            <text:p>92,4871309672</text:p>
          </table:table-cell>
          <table:table-cell office:value-type="float" office:value="89.8531188952038">
            <text:p>89,8531188952</text:p>
          </table:table-cell>
          <table:table-cell office:value-type="float" office:value="92.7844280613354">
            <text:p>92,7844280613</text:p>
          </table:table-cell>
          <table:table-cell office:value-type="float" office:value="93.2533368836157">
            <text:p>93,2533368836</text:p>
          </table:table-cell>
          <table:table-cell office:value-type="float" office:value="93.6681620259769">
            <text:p>93,668162026</text:p>
          </table:table-cell>
          <table:table-cell office:value-type="float" office:value="0.277228041784838">
            <text:p>0,2772280418</text:p>
          </table:table-cell>
          <table:table-cell office:value-type="float" office:value="0.277381908497773">
            <text:p>0,2773819085</text:p>
          </table:table-cell>
          <table:table-cell office:value-type="float" office:value="0.277063093963079">
            <text:p>0,277063094</text:p>
          </table:table-cell>
          <table:table-cell office:value-type="float" office:value="0.279359117033891">
            <text:p>0,279359117</text:p>
          </table:table-cell>
          <table:table-cell office:value-type="float" office:value="0.279666112619452">
            <text:p>0,2796661126</text:p>
          </table:table-cell>
          <table:table-cell office:value-type="float" office:value="0.277962999767624">
            <text:p>0,2779629998</text:p>
          </table:table-cell>
          <table:table-cell office:value-type="float" office:value="0.277004911680706">
            <text:p>0,2770049117</text:p>
          </table:table-cell>
          <table:table-cell office:value-type="float" office:value="0.278201900888234">
            <text:p>0,2782019009</text:p>
          </table:table-cell>
          <table:table-cell office:value-type="float" office:value="0.277907890034839">
            <text:p>0,27790789</text:p>
          </table:table-cell>
          <table:table-cell office:value-type="float" office:value="0.277313069906086">
            <text:p>0,2773130699</text:p>
          </table:table-cell>
          <table:table-cell office:value-type="float" office:value="0.27502999024">
            <text:p>0,2750299902</text:p>
          </table:table-cell>
          <table:table-cell office:value-type="float" office:value="0.274668938014656">
            <text:p>0,274668938</text:p>
          </table:table-cell>
          <table:table-cell office:value-type="float" office:value="0.275043935514987">
            <text:p>0,2750439355</text:p>
          </table:table-cell>
          <table:table-cell office:value-type="float" office:value="0.27617707347963">
            <text:p>0,2761770735</text:p>
          </table:table-cell>
          <table:table-cell office:value-type="float" office:value="0.276051092194393">
            <text:p>0,2760510922</text:p>
          </table:table-cell>
          <table:table-cell office:value-type="float" office:value="0.274155003251508">
            <text:p>0,2741550033</text:p>
          </table:table-cell>
          <table:table-cell office:value-type="float" office:value="0.274943927302957">
            <text:p>0,2749439273</text:p>
          </table:table-cell>
          <table:table-cell office:value-type="float" office:value="0.274515962577425">
            <text:p>0,2745159626</text:p>
          </table:table-cell>
          <table:table-cell office:value-type="float" office:value="0.274843968218192">
            <text:p>0,2748439682</text:p>
          </table:table-cell>
          <table:table-cell office:value-type="float" office:value="0.274553048773669">
            <text:p>0,2745530488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00275505858007818">
            <text:p>0,0027550586</text:p>
          </table:table-cell>
          <table:table-cell office:value-type="float" office:value="0.00278788630384952">
            <text:p>0,0027878863</text:p>
          </table:table-cell>
          <table:table-cell office:value-type="float" office:value="0.00280694395769388">
            <text:p>0,002806944</text:p>
          </table:table-cell>
          <table:table-cell office:value-type="float" office:value="0.00270302419085056">
            <text:p>0,0027030242</text:p>
          </table:table-cell>
          <table:table-cell office:value-type="float" office:value="0.00272092793602496">
            <text:p>0,0027209279</text:p>
          </table:table-cell>
          <table:table-cell office:value-type="float" office:value="0.00275302829686552">
            <text:p>0,0027530283</text:p>
          </table:table-cell>
          <table:table-cell office:value-type="float" office:value="0.0027970252558589">
            <text:p>0,0027970253</text:p>
          </table:table-cell>
          <table:table-cell office:value-type="float" office:value="0.00271602184511721">
            <text:p>0,0027160218</text:p>
          </table:table-cell>
          <table:table-cell office:value-type="float" office:value="0.00271396350581199">
            <text:p>0,0027139635</text:p>
          </table:table-cell>
          <table:table-cell office:value-type="float" office:value="0.00270010682288557">
            <text:p>0,0027001068</text:p>
          </table:table-cell>
          <table:table-cell office:value-type="float" office:value="0.281956058461219">
            <text:p>0,2819560585</text:p>
          </table:table-cell>
          <table:table-cell office:value-type="float" office:value="0.282377037452534">
            <text:p>0,2823770375</text:p>
          </table:table-cell>
          <table:table-cell office:value-type="float" office:value="0.282313067931682">
            <text:p>0,2823130679</text:p>
          </table:table-cell>
          <table:table-cell office:value-type="float" office:value="0.283851098734885">
            <text:p>0,2838510987</text:p>
          </table:table-cell>
          <table:table-cell office:value-type="float" office:value="0.283631028374657">
            <text:p>0,2836310284</text:p>
          </table:table-cell>
          <table:table-cell office:value-type="float" office:value="0.28154394228477">
            <text:p>0,2815439423</text:p>
          </table:table-cell>
          <table:table-cell office:value-type="float" office:value="0.281597116496414">
            <text:p>0,2815971165</text:p>
          </table:table-cell>
          <table:table-cell office:value-type="float" office:value="0.281874983455054">
            <text:p>0,2818749835</text:p>
          </table:table-cell>
          <table:table-cell office:value-type="float" office:value="0.28199107083492">
            <text:p>0,2819910708</text:p>
          </table:table-cell>
          <table:table-cell office:value-type="float" office:value="0.282599996076897">
            <text:p>0,2825999961</text:p>
          </table:table-cell>
          <table:table-cell office:value-type="float" office:value="94.7558610207634">
            <text:p>94,7558610208</text:p>
          </table:table-cell>
          <table:table-cell office:value-type="float" office:value="94.7234379593283">
            <text:p>94,7234379593</text:p>
          </table:table-cell>
          <table:table-cell office:value-type="float" office:value="95.2716460780939">
            <text:p>95,2716460781</text:p>
          </table:table-cell>
          <table:table-cell office:value-type="float" office:value="95.4553410706576">
            <text:p>95,4553410707</text:p>
          </table:table-cell>
          <table:table-cell office:value-type="float" office:value="94.9266520607052">
            <text:p>94,9266520607</text:p>
          </table:table-cell>
          <table:table-cell office:value-type="float" office:value="95.1246020908002">
            <text:p>95,1246020908</text:p>
          </table:table-cell>
          <table:table-cell office:value-type="float" office:value="92.170441951952">
            <text:p>92,170441952</text:p>
          </table:table-cell>
          <table:table-cell office:value-type="float" office:value="95.6348639684729">
            <text:p>95,6348639685</text:p>
          </table:table-cell>
          <table:table-cell office:value-type="float" office:value="95.7317529460415">
            <text:p>95,731752946</text:p>
          </table:table-cell>
          <table:table-cell office:value-type="float" office:value="95.8560749501921">
            <text:p>95,8560749502</text:p>
          </table:table-cell>
          <table:table-cell office:value-type="float" office:value="0.283516107825562">
            <text:p>0,2835161078</text:p>
          </table:table-cell>
          <table:table-cell office:value-type="float" office:value="0.285311894142069">
            <text:p>0,2853118941</text:p>
          </table:table-cell>
          <table:table-cell office:value-type="float" office:value="0.28450496820733">
            <text:p>0,2845049682</text:p>
          </table:table-cell>
          <table:table-cell office:value-type="float" office:value="0.286057975608855">
            <text:p>0,2860579756</text:p>
          </table:table-cell>
          <table:table-cell office:value-type="float" office:value="0.286185065284371">
            <text:p>0,2861850653</text:p>
          </table:table-cell>
          <table:table-cell office:value-type="float" office:value="0.285522970603779">
            <text:p>0,2855229706</text:p>
          </table:table-cell>
          <table:table-cell office:value-type="float" office:value="0.28461699897889">
            <text:p>0,284616999</text:p>
          </table:table-cell>
          <table:table-cell office:value-type="float" office:value="0.284228027914651">
            <text:p>0,2842280279</text:p>
          </table:table-cell>
          <table:table-cell office:value-type="float" office:value="0.284894986543804">
            <text:p>0,2848949865</text:p>
          </table:table-cell>
          <table:table-cell office:value-type="float" office:value="0.284886006847955">
            <text:p>0,2848860068</text:p>
          </table:table-cell>
          <table:table-cell office:value-type="float" office:value="0.282287051086314">
            <text:p>0,2822870511</text:p>
          </table:table-cell>
          <table:table-cell office:value-type="float" office:value="0.281767075415701">
            <text:p>0,2817670754</text:p>
          </table:table-cell>
          <table:table-cell office:value-type="float" office:value="0.281150958035141">
            <text:p>0,281150958</text:p>
          </table:table-cell>
          <table:table-cell office:value-type="float" office:value="0.282523953006603">
            <text:p>0,282523953</text:p>
          </table:table-cell>
          <table:table-cell office:value-type="float" office:value="0.281919965636916">
            <text:p>0,2819199656</text:p>
          </table:table-cell>
          <table:table-cell office:value-type="float" office:value="0.281375913065858">
            <text:p>0,2813759131</text:p>
          </table:table-cell>
          <table:table-cell office:value-type="float" office:value="0.280907885637134">
            <text:p>0,2809078856</text:p>
          </table:table-cell>
          <table:table-cell office:value-type="float" office:value="0.28137210640125">
            <text:p>0,2813721064</text:p>
          </table:table-cell>
          <table:table-cell office:value-type="float" office:value="0.280686969752423">
            <text:p>0,2806869698</text:p>
          </table:table-cell>
          <table:table-cell office:value-type="float" office:value="0.281406003632583">
            <text:p>0,2814060036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00284408836159855">
            <text:p>0,0028440884</text:p>
          </table:table-cell>
          <table:table-cell office:value-type="float" office:value="0.00281206401996315">
            <text:p>0,002812064</text:p>
          </table:table-cell>
          <table:table-cell office:value-type="float" office:value="0.00280111294705421">
            <text:p>0,0028011129</text:p>
          </table:table-cell>
          <table:table-cell office:value-type="float" office:value="0.00285796273965389">
            <text:p>0,0028579627</text:p>
          </table:table-cell>
          <table:table-cell office:value-type="float" office:value="0.00281593587715179">
            <text:p>0,0028159359</text:p>
          </table:table-cell>
          <table:table-cell office:value-type="float" office:value="0.00278490816708654">
            <text:p>0,0027849082</text:p>
          </table:table-cell>
          <table:table-cell office:value-type="float" office:value="0.00285594281740487">
            <text:p>0,0028559428</text:p>
          </table:table-cell>
          <table:table-cell office:value-type="float" office:value="0.00281596265267581">
            <text:p>0,0028159627</text:p>
          </table:table-cell>
          <table:table-cell office:value-type="float" office:value="0.00284204096533358">
            <text:p>0,002842041</text:p>
          </table:table-cell>
          <table:table-cell office:value-type="float" office:value="0.00283805071376264">
            <text:p>0,0028380507</text:p>
          </table:table-cell>
          <table:table-cell office:value-type="float" office:value="0.289033111766912">
            <text:p>0,2890331118</text:p>
          </table:table-cell>
          <table:table-cell office:value-type="float" office:value="0.28908489656169">
            <text:p>0,2890848966</text:p>
          </table:table-cell>
          <table:table-cell office:value-type="float" office:value="0.287837912677787">
            <text:p>0,2878379127</text:p>
          </table:table-cell>
          <table:table-cell office:value-type="float" office:value="0.290746018872596">
            <text:p>0,2907460189</text:p>
          </table:table-cell>
          <table:table-cell office:value-type="float" office:value="0.290601953747682">
            <text:p>0,2906019537</text:p>
          </table:table-cell>
          <table:table-cell office:value-type="float" office:value="0.288180112489499">
            <text:p>0,2881801125</text:p>
          </table:table-cell>
          <table:table-cell office:value-type="float" office:value="0.288127952604555">
            <text:p>0,2881279526</text:p>
          </table:table-cell>
          <table:table-cell office:value-type="float" office:value="0.288586980430409">
            <text:p>0,2885869804</text:p>
          </table:table-cell>
          <table:table-cell office:value-type="float" office:value="0.289693024824373">
            <text:p>0,2896930248</text:p>
          </table:table-cell>
          <table:table-cell office:value-type="float" office:value="0.288546895608306">
            <text:p>0,2885468956</text:p>
          </table:table-cell>
          <table:table-cell office:value-type="float" office:value="96.7248030026676">
            <text:p>96,7248030027</text:p>
          </table:table-cell>
          <table:table-cell office:value-type="float" office:value="96.8558229117189">
            <text:p>96,8558229117</text:p>
          </table:table-cell>
          <table:table-cell office:value-type="float" office:value="97.8432380954036">
            <text:p>97,8432380954</text:p>
          </table:table-cell>
          <table:table-cell office:value-type="float" office:value="97.4035569718108">
            <text:p>97,4035569718</text:p>
          </table:table-cell>
          <table:table-cell office:value-type="float" office:value="97.4006981035927">
            <text:p>97,4006981036</text:p>
          </table:table-cell>
          <table:table-cell office:value-type="float" office:value="97.2576270719292">
            <text:p>97,2576270719</text:p>
          </table:table-cell>
          <table:table-cell office:value-type="float" office:value="94.4444839799544">
            <text:p>94,44448398</text:p>
          </table:table-cell>
          <table:table-cell office:value-type="float" office:value="98.0686640982749">
            <text:p>98,0686640983</text:p>
          </table:table-cell>
          <table:table-cell office:value-type="float" office:value="97.6203301189235">
            <text:p>97,6203301189</text:p>
          </table:table-cell>
          <table:table-cell office:value-type="float" office:value="96.9886670215055">
            <text:p>96,9886670215</text:p>
          </table:table-cell>
          <table:table-cell office:value-type="float" office:value="0.290632070158608">
            <text:p>0,2906320702</text:p>
          </table:table-cell>
          <table:table-cell office:value-type="float" office:value="0.291153023019433">
            <text:p>0,291153023</text:p>
          </table:table-cell>
          <table:table-cell office:value-type="float" office:value="0.290943893138319">
            <text:p>0,2909438931</text:p>
          </table:table-cell>
          <table:table-cell office:value-type="float" office:value="0.2925070541678">
            <text:p>0,2925070542</text:p>
          </table:table-cell>
          <table:table-cell office:value-type="float" office:value="0.291166069917381">
            <text:p>0,2911660699</text:p>
          </table:table-cell>
          <table:table-cell office:value-type="float" office:value="0.291834974545054">
            <text:p>0,2918349745</text:p>
          </table:table-cell>
          <table:table-cell office:value-type="float" office:value="0.290128897409886">
            <text:p>0,2901288974</text:p>
          </table:table-cell>
          <table:table-cell office:value-type="float" office:value="0.291433937265538">
            <text:p>0,2914339373</text:p>
          </table:table-cell>
          <table:table-cell office:value-type="float" office:value="0.291570936562493">
            <text:p>0,2915709366</text:p>
          </table:table-cell>
          <table:table-cell office:value-type="float" office:value="0.2913459232077">
            <text:p>0,2913459232</text:p>
          </table:table-cell>
          <table:table-cell office:value-type="float" office:value="0.288125887745991">
            <text:p>0,2881258877</text:p>
          </table:table-cell>
          <table:table-cell office:value-type="float" office:value="0.28798199549783">
            <text:p>0,2879819955</text:p>
          </table:table-cell>
          <table:table-cell office:value-type="float" office:value="0.2882960048737">
            <text:p>0,2882960049</text:p>
          </table:table-cell>
          <table:table-cell office:value-type="float" office:value="0.288996093790047">
            <text:p>0,2889960938</text:p>
          </table:table-cell>
          <table:table-cell office:value-type="float" office:value="0.28747392934747">
            <text:p>0,2874739293</text:p>
          </table:table-cell>
          <table:table-cell office:value-type="float" office:value="0.288186023477465">
            <text:p>0,2881860235</text:p>
          </table:table-cell>
          <table:table-cell office:value-type="float" office:value="0.287971116020344">
            <text:p>0,287971116</text:p>
          </table:table-cell>
          <table:table-cell office:value-type="float" office:value="0.287710006348789">
            <text:p>0,2877100063</text:p>
          </table:table-cell>
          <table:table-cell office:value-type="float" office:value="0.287564007565379">
            <text:p>0,2875640076</text:p>
          </table:table-cell>
          <table:table-cell office:value-type="float" office:value="0.287749968585558">
            <text:p>0,2877499686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00292400771286339">
            <text:p>0,0029240077</text:p>
          </table:table-cell>
          <table:table-cell office:value-type="float" office:value="0.00293993495870382">
            <text:p>0,002939935</text:p>
          </table:table-cell>
          <table:table-cell office:value-type="float" office:value="0.00280590087641031">
            <text:p>0,0028059009</text:p>
          </table:table-cell>
          <table:table-cell office:value-type="float" office:value="0.00296808546409011">
            <text:p>0,0029680855</text:p>
          </table:table-cell>
          <table:table-cell office:value-type="float" office:value="0.00295189255848527">
            <text:p>0,0029518926</text:p>
          </table:table-cell>
          <table:table-cell office:value-type="float" office:value="0.00292511517181993">
            <text:p>0,0029251152</text:p>
          </table:table-cell>
          <table:table-cell office:value-type="float" office:value="0.00293002277612686">
            <text:p>0,0029300228</text:p>
          </table:table-cell>
          <table:table-cell office:value-type="float" office:value="0.0028189814183861">
            <text:p>0,0028189814</text:p>
          </table:table-cell>
          <table:table-cell office:value-type="float" office:value="0.00294208689592779">
            <text:p>0,0029420869</text:p>
          </table:table-cell>
          <table:table-cell office:value-type="float" office:value="0.00289588945452124">
            <text:p>0,0028958895</text:p>
          </table:table-cell>
          <table:table-cell office:value-type="float" office:value="0.295947922510095">
            <text:p>0,2959479225</text:p>
          </table:table-cell>
          <table:table-cell office:value-type="float" office:value="0.295823975116946">
            <text:p>0,2958239751</text:p>
          </table:table-cell>
          <table:table-cell office:value-type="float" office:value="0.295754932216369">
            <text:p>0,2957549322</text:p>
          </table:table-cell>
          <table:table-cell office:value-type="float" office:value="0.29715599224437">
            <text:p>0,2971559922</text:p>
          </table:table-cell>
          <table:table-cell office:value-type="float" office:value="0.295239058090374">
            <text:p>0,2952390581</text:p>
          </table:table-cell>
          <table:table-cell office:value-type="float" office:value="0.295344890910201">
            <text:p>0,2953448909</text:p>
          </table:table-cell>
          <table:table-cell office:value-type="float" office:value="0.295433884486556">
            <text:p>0,2954338845</text:p>
          </table:table-cell>
          <table:table-cell office:value-type="float" office:value="0.295465946081094">
            <text:p>0,2954659461</text:p>
          </table:table-cell>
          <table:table-cell office:value-type="float" office:value="0.296698981313966">
            <text:p>0,2966989813</text:p>
          </table:table-cell>
          <table:table-cell office:value-type="float" office:value="0.295416036969982">
            <text:p>0,295416037</text:p>
          </table:table-cell>
          <table:table-cell office:value-type="float" office:value="99.5094939593691">
            <text:p>99,5094939594</text:p>
          </table:table-cell>
          <table:table-cell office:value-type="float" office:value="99.2687010428636">
            <text:p>99,2687010429</text:p>
          </table:table-cell>
          <table:table-cell office:value-type="float" office:value="99.9127249028534">
            <text:p>99,9127249029</text:p>
          </table:table-cell>
          <table:table-cell office:value-type="float" office:value="99.8923470153241">
            <text:p>99,8923470153</text:p>
          </table:table-cell>
          <table:table-cell office:value-type="float" office:value="99.647090966464">
            <text:p>99,6470909665</text:p>
          </table:table-cell>
          <table:table-cell office:value-type="float" office:value="99.534781941562">
            <text:p>99,5347819416</text:p>
          </table:table-cell>
          <table:table-cell office:value-type="float" office:value="96.6472800512565">
            <text:p>96,6472800513</text:p>
          </table:table-cell>
          <table:table-cell office:value-type="float" office:value="100.288636118523">
            <text:p>100,2886361185</text:p>
          </table:table-cell>
          <table:table-cell office:value-type="float" office:value="99.9142470528605">
            <text:p>99,9142470529</text:p>
          </table:table-cell>
          <table:table-cell office:value-type="float" office:value="100.356524085277">
            <text:p>100,3565240853</text:p>
          </table:table-cell>
          <table:table-cell office:value-type="float" office:value="0.297569116810337">
            <text:p>0,2975691168</text:p>
          </table:table-cell>
          <table:table-cell office:value-type="float" office:value="0.298252925626002">
            <text:p>0,2982529256</text:p>
          </table:table-cell>
          <table:table-cell office:value-type="float" office:value="0.298089082469232">
            <text:p>0,2980890825</text:p>
          </table:table-cell>
          <table:table-cell office:value-type="float" office:value="0.298980069230311">
            <text:p>0,2989800692</text:p>
          </table:table-cell>
          <table:table-cell office:value-type="float" office:value="0.297115013934672">
            <text:p>0,2971150139</text:p>
          </table:table-cell>
          <table:table-cell office:value-type="float" office:value="0.297978967893869">
            <text:p>0,2979789679</text:p>
          </table:table-cell>
          <table:table-cell office:value-type="float" office:value="0.296668986440636">
            <text:p>0,2966689864</text:p>
          </table:table-cell>
          <table:table-cell office:value-type="float" office:value="0.298013062332757">
            <text:p>0,2980130623</text:p>
          </table:table-cell>
          <table:table-cell office:value-type="float" office:value="0.297608976135962">
            <text:p>0,2976089761</text:p>
          </table:table-cell>
          <table:table-cell office:value-type="float" office:value="0.29716100753285">
            <text:p>0,2971610075</text:p>
          </table:table-cell>
          <table:table-cell office:value-type="float" office:value="0.29506390739698">
            <text:p>0,2950639074</text:p>
          </table:table-cell>
          <table:table-cell office:value-type="float" office:value="0.294707077438943">
            <text:p>0,2947070774</text:p>
          </table:table-cell>
          <table:table-cell office:value-type="float" office:value="0.293978981557302">
            <text:p>0,2939789816</text:p>
          </table:table-cell>
          <table:table-cell office:value-type="float" office:value="0.29584199807141">
            <text:p>0,2958419981</text:p>
          </table:table-cell>
          <table:table-cell office:value-type="float" office:value="0.294448091299273">
            <text:p>0,2944480913</text:p>
          </table:table-cell>
          <table:table-cell office:value-type="float" office:value="0.294031016412191">
            <text:p>0,2940310164</text:p>
          </table:table-cell>
          <table:table-cell office:value-type="float" office:value="0.294371098629199">
            <text:p>0,2943710986</text:p>
          </table:table-cell>
          <table:table-cell office:value-type="float" office:value="0.293355016969144">
            <text:p>0,293355017</text:p>
          </table:table-cell>
          <table:table-cell office:value-type="float" office:value="0.293945003882982">
            <text:p>0,2939450039</text:p>
          </table:table-cell>
          <table:table-cell office:value-type="float" office:value="0.294033070211299">
            <text:p>0,2940330702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00292390096001327">
            <text:p>0,002923901</text:p>
          </table:table-cell>
          <table:table-cell office:value-type="float" office:value="0.00290489778853953">
            <text:p>0,0029048978</text:p>
          </table:table-cell>
          <table:table-cell office:value-type="float" office:value="0.00298902485519648">
            <text:p>0,0029890249</text:p>
          </table:table-cell>
          <table:table-cell office:value-type="float" office:value="0.00290094607044011">
            <text:p>0,0029009461</text:p>
          </table:table-cell>
          <table:table-cell office:value-type="float" office:value="0.00297411903738976">
            <text:p>0,002974119</text:p>
          </table:table-cell>
          <table:table-cell office:value-type="float" office:value="0.00290503818541765">
            <text:p>0,0029050382</text:p>
          </table:table-cell>
          <table:table-cell office:value-type="float" office:value="0.00298794347327203">
            <text:p>0,0029879435</text:p>
          </table:table-cell>
          <table:table-cell office:value-type="float" office:value="0.00300095533020794">
            <text:p>0,0030009553</text:p>
          </table:table-cell>
          <table:table-cell office:value-type="float" office:value="0.00305490265600383">
            <text:p>0,0030549027</text:p>
          </table:table-cell>
          <table:table-cell office:value-type="float" office:value="0.00288594618905336">
            <text:p>0,0028859462</text:p>
          </table:table-cell>
          <table:table-cell office:value-type="float" office:value="0.302467054105364">
            <text:p>0,3024670541</text:p>
          </table:table-cell>
          <table:table-cell office:value-type="float" office:value="0.301591985393316">
            <text:p>0,3015919854</text:p>
          </table:table-cell>
          <table:table-cell office:value-type="float" office:value="0.301625950844027">
            <text:p>0,3016259508</text:p>
          </table:table-cell>
          <table:table-cell office:value-type="float" office:value="0.303262086817995">
            <text:p>0,3032620868</text:p>
          </table:table-cell>
          <table:table-cell office:value-type="float" office:value="0.301581018953584">
            <text:p>0,301581019</text:p>
          </table:table-cell>
          <table:table-cell office:value-type="float" office:value="0.301614079507999">
            <text:p>0,3016140795</text:p>
          </table:table-cell>
          <table:table-cell office:value-type="float" office:value="0.301358061376959">
            <text:p>0,3013580614</text:p>
          </table:table-cell>
          <table:table-cell office:value-type="float" office:value="0.300365006667562">
            <text:p>0,3003650067</text:p>
          </table:table-cell>
          <table:table-cell office:value-type="float" office:value="0.302143024979159">
            <text:p>0,302143025</text:p>
          </table:table-cell>
          <table:table-cell office:value-type="float" office:value="0.301555107231252">
            <text:p>0,3015551072</text:p>
          </table:table-cell>
          <table:table-cell office:value-type="float" office:value="101.799254011829">
            <text:p>101,7992540118</text:p>
          </table:table-cell>
          <table:table-cell office:value-type="float" office:value="101.604432992404">
            <text:p>101,6044329924</text:p>
          </table:table-cell>
          <table:table-cell office:value-type="float" office:value="102.187646102393">
            <text:p>102,1876461024</text:p>
          </table:table-cell>
          <table:table-cell office:value-type="float" office:value="101.74191697163">
            <text:p>101,7419169716</text:p>
          </table:table-cell>
          <table:table-cell office:value-type="float" office:value="101.334004039527">
            <text:p>101,3340040395</text:p>
          </table:table-cell>
          <table:table-cell office:value-type="float" office:value="101.405423913617">
            <text:p>101,4054239136</text:p>
          </table:table-cell>
          <table:table-cell office:value-type="float" office:value="97.9406910033431">
            <text:p>97,9406910033</text:p>
          </table:table-cell>
          <table:table-cell office:value-type="float" office:value="102.405200915644">
            <text:p>102,4052009156</text:p>
          </table:table-cell>
          <table:table-cell office:value-type="float" office:value="102.374505046755">
            <text:p>102,3745050468</text:p>
          </table:table-cell>
          <table:table-cell office:value-type="float" office:value="102.365607115557">
            <text:p>102,3656071156</text:p>
          </table:table-cell>
          <table:table-cell office:value-type="float" office:value="0.304329102742486">
            <text:p>0,3043291027</text:p>
          </table:table-cell>
          <table:table-cell office:value-type="float" office:value="0.304848084109835">
            <text:p>0,3048480841</text:p>
          </table:table-cell>
          <table:table-cell office:value-type="float" office:value="0.305028103175573">
            <text:p>0,3050281032</text:p>
          </table:table-cell>
          <table:table-cell office:value-type="float" office:value="0.306002082303166">
            <text:p>0,3060020823</text:p>
          </table:table-cell>
          <table:table-cell office:value-type="float" office:value="0.304242073441856">
            <text:p>0,3042420734</text:p>
          </table:table-cell>
          <table:table-cell office:value-type="float" office:value="0.303061993210576">
            <text:p>0,3030619932</text:p>
          </table:table-cell>
          <table:table-cell office:value-type="float" office:value="0.304190968396142">
            <text:p>0,3041909684</text:p>
          </table:table-cell>
          <table:table-cell office:value-type="float" office:value="0.304684062488377">
            <text:p>0,3046840625</text:p>
          </table:table-cell>
          <table:table-cell office:value-type="float" office:value="0.304995916667394">
            <text:p>0,3049959167</text:p>
          </table:table-cell>
          <table:table-cell office:value-type="float" office:value="0.304458005237393">
            <text:p>0,3044580052</text:p>
          </table:table-cell>
          <table:table-cell office:value-type="float" office:value="0.301493057748303">
            <text:p>0,3014930577</text:p>
          </table:table-cell>
          <table:table-cell office:value-type="float" office:value="0.30142310122028">
            <text:p>0,3014231012</text:p>
          </table:table-cell>
          <table:table-cell office:value-type="float" office:value="0.300873114261776">
            <text:p>0,3008731143</text:p>
          </table:table-cell>
          <table:table-cell office:value-type="float" office:value="0.301945107174106">
            <text:p>0,3019451072</text:p>
          </table:table-cell>
          <table:table-cell office:value-type="float" office:value="0.301017912221141">
            <text:p>0,3010179122</text:p>
          </table:table-cell>
          <table:table-cell office:value-type="float" office:value="0.301290003932081">
            <text:p>0,3012900039</text:p>
          </table:table-cell>
          <table:table-cell office:value-type="float" office:value="0.301320974482223">
            <text:p>0,3013209745</text:p>
          </table:table-cell>
          <table:table-cell office:value-type="float" office:value="0.30051306518726">
            <text:p>0,3005130652</text:p>
          </table:table-cell>
          <table:table-cell office:value-type="float" office:value="0.300754021620378">
            <text:p>0,3007540216</text:p>
          </table:table-cell>
          <table:table-cell office:value-type="float" office:value="0.300970028853044">
            <text:p>0,3009700289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00295104796532542">
            <text:p>0,002951048</text:p>
          </table:table-cell>
          <table:table-cell office:value-type="float" office:value="0.00303690857253969">
            <text:p>0,0030369086</text:p>
          </table:table-cell>
          <table:table-cell office:value-type="float" office:value="0.00314899964723736">
            <text:p>0,0031489996</text:p>
          </table:table-cell>
          <table:table-cell office:value-type="float" office:value="0.00301606266293675">
            <text:p>0,0030160627</text:p>
          </table:table-cell>
          <table:table-cell office:value-type="float" office:value="0.00298403121996671">
            <text:p>0,0029840312</text:p>
          </table:table-cell>
          <table:table-cell office:value-type="float" office:value="0.00304389523807913">
            <text:p>0,0030438952</text:p>
          </table:table-cell>
          <table:table-cell office:value-type="float" office:value="0.00311104988213629">
            <text:p>0,0031110499</text:p>
          </table:table-cell>
          <table:table-cell office:value-type="float" office:value="0.00307996268384159">
            <text:p>0,0030799627</text:p>
          </table:table-cell>
          <table:table-cell office:value-type="float" office:value="0.00312411622144282">
            <text:p>0,0031241162</text:p>
          </table:table-cell>
          <table:table-cell office:value-type="float" office:value="0.00301006995141506">
            <text:p>0,00301007</text:p>
          </table:table-cell>
          <table:table-cell office:value-type="float" office:value="0.308146021445282">
            <text:p>0,3081460214</text:p>
          </table:table-cell>
          <table:table-cell office:value-type="float" office:value="0.307677912409417">
            <text:p>0,3076779124</text:p>
          </table:table-cell>
          <table:table-cell office:value-type="float" office:value="0.307934946613386">
            <text:p>0,3079349466</text:p>
          </table:table-cell>
          <table:table-cell office:value-type="float" office:value="0.309967047302052">
            <text:p>0,3099670473</text:p>
          </table:table-cell>
          <table:table-cell office:value-type="float" office:value="0.307606963906437">
            <text:p>0,3076069639</text:p>
          </table:table-cell>
          <table:table-cell office:value-type="float" office:value="0.309261984890327">
            <text:p>0,3092619849</text:p>
          </table:table-cell>
          <table:table-cell office:value-type="float" office:value="0.308201905456372">
            <text:p>0,3082019055</text:p>
          </table:table-cell>
          <table:table-cell office:value-type="float" office:value="0.309685051091947">
            <text:p>0,3096850511</text:p>
          </table:table-cell>
          <table:table-cell office:value-type="float" office:value="0.309168050880544">
            <text:p>0,3091680509</text:p>
          </table:table-cell>
          <table:table-cell office:value-type="float" office:value="0.308868014952168">
            <text:p>0,308868015</text:p>
          </table:table-cell>
          <table:table-cell office:value-type="float" office:value="103.828154894873">
            <text:p>103,8281548949</text:p>
          </table:table-cell>
          <table:table-cell office:value-type="float" office:value="103.517143046716">
            <text:p>103,5171430467</text:p>
          </table:table-cell>
          <table:table-cell office:value-type="float" office:value="104.382346112048">
            <text:p>104,382346112</text:p>
          </table:table-cell>
          <table:table-cell office:value-type="float" office:value="103.967978078523">
            <text:p>103,9679780785</text:p>
          </table:table-cell>
          <table:table-cell office:value-type="float" office:value="102.704715908505">
            <text:p>102,7047159085</text:p>
          </table:table-cell>
          <table:table-cell office:value-type="float" office:value="104.106333019794">
            <text:p>104,1063330198</text:p>
          </table:table-cell>
          <table:table-cell office:value-type="float" office:value="104.156536042108">
            <text:p>104,1565360421</text:p>
          </table:table-cell>
          <table:table-cell office:value-type="float" office:value="104.373082985752">
            <text:p>104,3730829858</text:p>
          </table:table-cell>
          <table:table-cell office:value-type="float" office:value="104.662736069178">
            <text:p>104,6627360692</text:p>
          </table:table-cell>
          <table:table-cell office:value-type="float" office:value="104.600852963748">
            <text:p>104,6008529637</text:p>
          </table:table-cell>
          <table:table-cell office:value-type="float" office:value="0.311617938801646">
            <text:p>0,3116179388</text:p>
          </table:table-cell>
          <table:table-cell office:value-type="float" office:value="0.311513948603533">
            <text:p>0,3115139486</text:p>
          </table:table-cell>
          <table:table-cell office:value-type="float" office:value="0.311616110149771">
            <text:p>0,3116161101</text:p>
          </table:table-cell>
          <table:table-cell office:value-type="float" office:value="0.312818037113175">
            <text:p>0,3128180371</text:p>
          </table:table-cell>
          <table:table-cell office:value-type="float" office:value="0.31122409272939">
            <text:p>0,3112240927</text:p>
          </table:table-cell>
          <table:table-cell office:value-type="float" office:value="0.310667961719446">
            <text:p>0,3106679617</text:p>
          </table:table-cell>
          <table:table-cell office:value-type="float" office:value="0.310806044843048">
            <text:p>0,3108060448</text:p>
          </table:table-cell>
          <table:table-cell office:value-type="float" office:value="0.310949022532441">
            <text:p>0,3109490225</text:p>
          </table:table-cell>
          <table:table-cell office:value-type="float" office:value="0.311530089355074">
            <text:p>0,3115300894</text:p>
          </table:table-cell>
          <table:table-cell office:value-type="float" office:value="0.311865910422057">
            <text:p>0,3118659104</text:p>
          </table:table-cell>
          <table:table-cell office:value-type="float" office:value="0.307858960935846">
            <text:p>0,3078589609</text:p>
          </table:table-cell>
          <table:table-cell office:value-type="float" office:value="0.30745797441341">
            <text:p>0,3074579744</text:p>
          </table:table-cell>
          <table:table-cell office:value-type="float" office:value="0.307998092845082">
            <text:p>0,3079980928</text:p>
          </table:table-cell>
          <table:table-cell office:value-type="float" office:value="0.308694913284853">
            <text:p>0,3086949133</text:p>
          </table:table-cell>
          <table:table-cell office:value-type="float" office:value="0.307375035481527">
            <text:p>0,3073750355</text:p>
          </table:table-cell>
          <table:table-cell office:value-type="float" office:value="0.307526896591298">
            <text:p>0,3075268966</text:p>
          </table:table-cell>
          <table:table-cell office:value-type="float" office:value="0.307417935342528">
            <text:p>0,3074179353</text:p>
          </table:table-cell>
          <table:table-cell office:value-type="float" office:value="0.307338100275956">
            <text:p>0,3073381003</text:p>
          </table:table-cell>
          <table:table-cell office:value-type="float" office:value="0.307247902615927">
            <text:p>0,3072479026</text:p>
          </table:table-cell>
          <table:table-cell office:value-type="float" office:value="0.307255030376837">
            <text:p>0,3072550304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00300293671898544">
            <text:p>0,0030029367</text:p>
          </table:table-cell>
          <table:table-cell office:value-type="float" office:value="0.0031769770430401">
            <text:p>0,003176977</text:p>
          </table:table-cell>
          <table:table-cell office:value-type="float" office:value="0.00316197110805661">
            <text:p>0,0031619711</text:p>
          </table:table-cell>
          <table:table-cell office:value-type="float" office:value="0.0030860003316775">
            <text:p>0,0030860003</text:p>
          </table:table-cell>
          <table:table-cell office:value-type="float" office:value="0.00306900776922703">
            <text:p>0,0030690078</text:p>
          </table:table-cell>
          <table:table-cell office:value-type="float" office:value="0.00297499634325504">
            <text:p>0,0029749963</text:p>
          </table:table-cell>
          <table:table-cell office:value-type="float" office:value="0.00308899232186377">
            <text:p>0,0030889923</text:p>
          </table:table-cell>
          <table:table-cell office:value-type="float" office:value="0.00319698115345091">
            <text:p>0,0031969812</text:p>
          </table:table-cell>
          <table:table-cell office:value-type="float" office:value="0.0030289520509541">
            <text:p>0,0030289521</text:p>
          </table:table-cell>
          <table:table-cell office:value-type="float" office:value="0.00314797356259078">
            <text:p>0,0031479736</text:p>
          </table:table-cell>
          <table:table-cell office:value-type="float" office:value="0.315405934932642">
            <text:p>0,3154059349</text:p>
          </table:table-cell>
          <table:table-cell office:value-type="float" office:value="0.315245075384155">
            <text:p>0,3152450754</text:p>
          </table:table-cell>
          <table:table-cell office:value-type="float" office:value="0.314443089882843">
            <text:p>0,3144430899</text:p>
          </table:table-cell>
          <table:table-cell office:value-type="float" office:value="0.31619688984938">
            <text:p>0,3161968898</text:p>
          </table:table-cell>
          <table:table-cell office:value-type="float" office:value="0.314320017118007">
            <text:p>0,3143200171</text:p>
          </table:table-cell>
          <table:table-cell office:value-type="float" office:value="0.314900942612439">
            <text:p>0,3149009426</text:p>
          </table:table-cell>
          <table:table-cell office:value-type="float" office:value="0.315294020809233">
            <text:p>0,3152940208</text:p>
          </table:table-cell>
          <table:table-cell office:value-type="float" office:value="0.314710006001405">
            <text:p>0,314710006</text:p>
          </table:table-cell>
          <table:table-cell office:value-type="float" office:value="0.313746062107384">
            <text:p>0,3137460621</text:p>
          </table:table-cell>
          <table:table-cell office:value-type="float" office:value="0.315159112680703">
            <text:p>0,3151591127</text:p>
          </table:table-cell>
          <table:table-cell office:value-type="float" office:value="105.645981916343">
            <text:p>105,6459819163</text:p>
          </table:table-cell>
          <table:table-cell office:value-type="float" office:value="106.309338996187">
            <text:p>106,3093389962</text:p>
          </table:table-cell>
          <table:table-cell office:value-type="float" office:value="106.138068904984">
            <text:p>106,138068905</text:p>
          </table:table-cell>
          <table:table-cell office:value-type="float" office:value="106.6677158979">
            <text:p>106,6677158979</text:p>
          </table:table-cell>
          <table:table-cell office:value-type="float" office:value="106.081114094588">
            <text:p>106,0811140946</text:p>
          </table:table-cell>
          <table:table-cell office:value-type="float" office:value="105.628846947686">
            <text:p>105,6288469477</text:p>
          </table:table-cell>
          <table:table-cell office:value-type="float" office:value="106.474755920004">
            <text:p>106,47475592</text:p>
          </table:table-cell>
          <table:table-cell office:value-type="float" office:value="106.277257030713">
            <text:p>106,2772570307</text:p>
          </table:table-cell>
          <table:table-cell office:value-type="float" office:value="106.961595906876">
            <text:p>106,9615959069</text:p>
          </table:table-cell>
          <table:table-cell office:value-type="float" office:value="107.045461102505">
            <text:p>107,0454611025</text:p>
          </table:table-cell>
          <table:table-cell office:value-type="float" office:value="0.317385059781372">
            <text:p>0,3173850598</text:p>
          </table:table-cell>
          <table:table-cell office:value-type="float" office:value="0.317143101012334">
            <text:p>0,317143101</text:p>
          </table:table-cell>
          <table:table-cell office:value-type="float" office:value="0.318091095541604">
            <text:p>0,3180910955</text:p>
          </table:table-cell>
          <table:table-cell office:value-type="float" office:value="0.317496069241315">
            <text:p>0,3174960692</text:p>
          </table:table-cell>
          <table:table-cell office:value-type="float" office:value="0.318078000098467">
            <text:p>0,3180780001</text:p>
          </table:table-cell>
          <table:table-cell office:value-type="float" office:value="0.318238023202866">
            <text:p>0,3182380232</text:p>
          </table:table-cell>
          <table:table-cell office:value-type="float" office:value="0.317717115278356">
            <text:p>0,3177171153</text:p>
          </table:table-cell>
          <table:table-cell office:value-type="float" office:value="0.317256024340168">
            <text:p>0,3172560243</text:p>
          </table:table-cell>
          <table:table-cell office:value-type="float" office:value="0.316583092440851">
            <text:p>0,3165830924</text:p>
          </table:table-cell>
          <table:table-cell office:value-type="float" office:value="0.316852029762231">
            <text:p>0,3168520298</text:p>
          </table:table-cell>
          <table:table-cell office:value-type="float" office:value="0.314505974994972">
            <text:p>0,314505975</text:p>
          </table:table-cell>
          <table:table-cell office:value-type="float" office:value="0.314350064145401">
            <text:p>0,3143500641</text:p>
          </table:table-cell>
          <table:table-cell office:value-type="float" office:value="0.31443001376465">
            <text:p>0,3144300138</text:p>
          </table:table-cell>
          <table:table-cell office:value-type="float" office:value="0.314168934477493">
            <text:p>0,3141689345</text:p>
          </table:table-cell>
          <table:table-cell office:value-type="float" office:value="0.313435931922868">
            <text:p>0,3134359319</text:p>
          </table:table-cell>
          <table:table-cell office:value-type="float" office:value="0.31414488342125">
            <text:p>0,3141448834</text:p>
          </table:table-cell>
          <table:table-cell office:value-type="float" office:value="0.313754966366105">
            <text:p>0,3137549664</text:p>
          </table:table-cell>
          <table:table-cell office:value-type="float" office:value="0.31403697701171">
            <text:p>0,314036977</text:p>
          </table:table-cell>
          <table:table-cell office:value-type="float" office:value="0.314353054389358">
            <text:p>0,3143530544</text:p>
          </table:table-cell>
          <table:table-cell office:value-type="float" office:value="0.315334101906046">
            <text:p>0,3153341019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00302407913841307">
            <text:p>0,0030240791</text:p>
          </table:table-cell>
          <table:table-cell office:value-type="float" office:value="0.00316905451472849">
            <text:p>0,0031690545</text:p>
          </table:table-cell>
          <table:table-cell office:value-type="float" office:value="0.00314589554909617">
            <text:p>0,0031458955</text:p>
          </table:table-cell>
          <table:table-cell office:value-type="float" office:value="0.00310188462026417">
            <text:p>0,0031018846</text:p>
          </table:table-cell>
          <table:table-cell office:value-type="float" office:value="0.0031510655535385">
            <text:p>0,0031510656</text:p>
          </table:table-cell>
          <table:table-cell office:value-type="float" office:value="0.00315700646024197">
            <text:p>0,0031570065</text:p>
          </table:table-cell>
          <table:table-cell office:value-type="float" office:value="0.00306990381795913">
            <text:p>0,0030699038</text:p>
          </table:table-cell>
          <table:table-cell office:value-type="float" office:value="0.00310005736537278">
            <text:p>0,0031000574</text:p>
          </table:table-cell>
          <table:table-cell office:value-type="float" office:value="0.00309994537383318">
            <text:p>0,0030999454</text:p>
          </table:table-cell>
          <table:table-cell office:value-type="float" office:value="0.0031159931095317">
            <text:p>0,0031159931</text:p>
          </table:table-cell>
          <table:table-cell office:value-type="float" office:value="0.32114509656094">
            <text:p>0,3211450966</text:p>
          </table:table-cell>
          <table:table-cell office:value-type="float" office:value="0.321063928073272">
            <text:p>0,3210639281</text:p>
          </table:table-cell>
          <table:table-cell office:value-type="float" office:value="0.321751942043193">
            <text:p>0,321751942</text:p>
          </table:table-cell>
          <table:table-cell office:value-type="float" office:value="0.321372992126271">
            <text:p>0,3213729921</text:p>
          </table:table-cell>
          <table:table-cell office:value-type="float" office:value="0.321880105184391">
            <text:p>0,3218801052</text:p>
          </table:table-cell>
          <table:table-cell office:value-type="float" office:value="0.320116893621162">
            <text:p>0,3201168936</text:p>
          </table:table-cell>
          <table:table-cell office:value-type="float" office:value="0.321399005828425">
            <text:p>0,3213990058</text:p>
          </table:table-cell>
          <table:table-cell office:value-type="float" office:value="0.32125507236924">
            <text:p>0,3212550724</text:p>
          </table:table-cell>
          <table:table-cell office:value-type="float" office:value="0.320951006724499">
            <text:p>0,3209510067</text:p>
          </table:table-cell>
          <table:table-cell office:value-type="float" office:value="0.319477034034207">
            <text:p>0,319477034</text:p>
          </table:table-cell>
          <table:table-cell office:value-type="float" office:value="108.280696104281">
            <text:p>108,2806961043</text:p>
          </table:table-cell>
          <table:table-cell office:value-type="float" office:value="107.46468605136">
            <text:p>107,4646860514</text:p>
          </table:table-cell>
          <table:table-cell office:value-type="float" office:value="107.935893989285">
            <text:p>107,9358939893</text:p>
          </table:table-cell>
          <table:table-cell office:value-type="float" office:value="108.599797886447">
            <text:p>108,5997978864</text:p>
          </table:table-cell>
          <table:table-cell office:value-type="float" office:value="108.405562929576">
            <text:p>108,4055629296</text:p>
          </table:table-cell>
          <table:table-cell office:value-type="float" office:value="107.8874450617">
            <text:p>107,8874450617</text:p>
          </table:table-cell>
          <table:table-cell office:value-type="float" office:value="109.280425958918">
            <text:p>109,2804259589</text:p>
          </table:table-cell>
          <table:table-cell office:value-type="float" office:value="108.589473030181">
            <text:p>108,5894730302</text:p>
          </table:table-cell>
          <table:table-cell office:value-type="float" office:value="108.912414994557">
            <text:p>108,9124149946</text:p>
          </table:table-cell>
          <table:table-cell office:value-type="float" office:value="108.79623311758">
            <text:p>108,7962331176</text:p>
          </table:table-cell>
          <table:table-cell office:value-type="float" office:value="0.324555081664585">
            <text:p>0,3245550817</text:p>
          </table:table-cell>
          <table:table-cell office:value-type="float" office:value="0.324506047414616">
            <text:p>0,3245060474</text:p>
          </table:table-cell>
          <table:table-cell office:value-type="float" office:value="0.323909889790229">
            <text:p>0,3239098898</text:p>
          </table:table-cell>
          <table:table-cell office:value-type="float" office:value="0.324315881705843">
            <text:p>0,3243158817</text:p>
          </table:table-cell>
          <table:table-cell office:value-type="float" office:value="0.324082918465137">
            <text:p>0,3240829185</text:p>
          </table:table-cell>
          <table:table-cell office:value-type="float" office:value="0.325140001717955">
            <text:p>0,3251400017</text:p>
          </table:table-cell>
          <table:table-cell office:value-type="float" office:value="0.323887084843591">
            <text:p>0,3238870848</text:p>
          </table:table-cell>
          <table:table-cell office:value-type="float" office:value="0.323585980338976">
            <text:p>0,3235859803</text:p>
          </table:table-cell>
          <table:table-cell office:value-type="float" office:value="0.323049926199019">
            <text:p>0,3230499262</text:p>
          </table:table-cell>
          <table:table-cell office:value-type="float" office:value="0.324252091813832">
            <text:p>0,3242520918</text:p>
          </table:table-cell>
          <table:table-cell office:value-type="float" office:value="0.320507081225514">
            <text:p>0,3205070812</text:p>
          </table:table-cell>
          <table:table-cell office:value-type="float" office:value="0.320348975830711">
            <text:p>0,3203489758</text:p>
          </table:table-cell>
          <table:table-cell office:value-type="float" office:value="0.32037410303019">
            <text:p>0,320374103</text:p>
          </table:table-cell>
          <table:table-cell office:value-type="float" office:value="0.320323021849617">
            <text:p>0,3203230218</text:p>
          </table:table-cell>
          <table:table-cell office:value-type="float" office:value="0.319882993586361">
            <text:p>0,3198829936</text:p>
          </table:table-cell>
          <table:table-cell office:value-type="float" office:value="0.320605928776786">
            <text:p>0,3206059288</text:p>
          </table:table-cell>
          <table:table-cell office:value-type="float" office:value="0.320356093696319">
            <text:p>0,3203560937</text:p>
          </table:table-cell>
          <table:table-cell office:value-type="float" office:value="0.320580966072157">
            <text:p>0,3205809661</text:p>
          </table:table-cell>
          <table:table-cell office:value-type="float" office:value="0.320161923300475">
            <text:p>0,3201619233</text:p>
          </table:table-cell>
          <table:table-cell office:value-type="float" office:value="0.320028889691457">
            <text:p>0,3200288897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328295130748302">
            <text:p>0,0032829513</text:p>
          </table:table-cell>
          <table:table-cell office:value-type="float" office:value="0.00322592433076352">
            <text:p>0,0032259243</text:p>
          </table:table-cell>
          <table:table-cell office:value-type="float" office:value="0.00318011024501175">
            <text:p>0,0031801102</text:p>
          </table:table-cell>
          <table:table-cell office:value-type="float" office:value="0.003216911572963">
            <text:p>0,0032169116</text:p>
          </table:table-cell>
          <table:table-cell office:value-type="float" office:value="0.00311100413091481">
            <text:p>0,0031110041</text:p>
          </table:table-cell>
          <table:table-cell office:value-type="float" office:value="0.00314510043244809">
            <text:p>0,0031451004</text:p>
          </table:table-cell>
          <table:table-cell office:value-type="float" office:value="0.0030418896349147">
            <text:p>0,0030418896</text:p>
          </table:table-cell>
          <table:table-cell office:value-type="float" office:value="0.00324193330015987">
            <text:p>0,0032419333</text:p>
          </table:table-cell>
          <table:table-cell office:value-type="float" office:value="0.00319198402576148">
            <text:p>0,003191984</text:p>
          </table:table-cell>
          <table:table-cell office:value-type="float" office:value="0.00334798800759018">
            <text:p>0,003347988</text:p>
          </table:table-cell>
          <table:table-cell office:value-type="float" office:value="0.327734046149999">
            <text:p>0,3277340461</text:p>
          </table:table-cell>
          <table:table-cell office:value-type="float" office:value="0.329353100503795">
            <text:p>0,3293531005</text:p>
          </table:table-cell>
          <table:table-cell office:value-type="float" office:value="0.327708062832244">
            <text:p>0,3277080628</text:p>
          </table:table-cell>
          <table:table-cell office:value-type="float" office:value="0.328305909293704">
            <text:p>0,3283059093</text:p>
          </table:table-cell>
          <table:table-cell office:value-type="float" office:value="0.328122098115273">
            <text:p>0,3281220981</text:p>
          </table:table-cell>
          <table:table-cell office:value-type="float" office:value="0.328036908525974">
            <text:p>0,3280369085</text:p>
          </table:table-cell>
          <table:table-cell office:value-type="float" office:value="0.328258932917379">
            <text:p>0,3282589329</text:p>
          </table:table-cell>
          <table:table-cell office:value-type="float" office:value="0.326940943370573">
            <text:p>0,3269409434</text:p>
          </table:table-cell>
          <table:table-cell office:value-type="float" office:value="0.327634015702642">
            <text:p>0,3276340157</text:p>
          </table:table-cell>
          <table:table-cell office:value-type="float" office:value="0.328933047596365">
            <text:p>0,3289330476</text:p>
          </table:table-cell>
          <table:table-cell office:value-type="float" office:value="110.824449071777">
            <text:p>110,8244490718</text:p>
          </table:table-cell>
          <table:table-cell office:value-type="float" office:value="110.246761886636">
            <text:p>110,2467618866</text:p>
          </table:table-cell>
          <table:table-cell office:value-type="float" office:value="110.389145937166">
            <text:p>110,3891459372</text:p>
          </table:table-cell>
          <table:table-cell office:value-type="float" office:value="110.313349068281">
            <text:p>110,3133490683</text:p>
          </table:table-cell>
          <table:table-cell office:value-type="float" office:value="110.255412077764">
            <text:p>110,2554120778</text:p>
          </table:table-cell>
          <table:table-cell office:value-type="float" office:value="110.777499003569">
            <text:p>110,7774990036</text:p>
          </table:table-cell>
          <table:table-cell office:value-type="float" office:value="111.438358060317">
            <text:p>111,4383580603</text:p>
          </table:table-cell>
          <table:table-cell office:value-type="float" office:value="110.699381095008">
            <text:p>110,699381095</text:p>
          </table:table-cell>
          <table:table-cell office:value-type="float" office:value="111.494002084481">
            <text:p>111,4940020845</text:p>
          </table:table-cell>
          <table:table-cell office:value-type="float" office:value="110.937925927225">
            <text:p>110,9379259272</text:p>
          </table:table-cell>
          <table:table-cell office:value-type="float" office:value="0.329781040898524">
            <text:p>0,3297810409</text:p>
          </table:table-cell>
          <table:table-cell office:value-type="float" office:value="0.330917000770569">
            <text:p>0,3309170008</text:p>
          </table:table-cell>
          <table:table-cell office:value-type="float" office:value="0.329810998984612">
            <text:p>0,329810999</text:p>
          </table:table-cell>
          <table:table-cell office:value-type="float" office:value="0.33125701895915">
            <text:p>0,331257019</text:p>
          </table:table-cell>
          <table:table-cell office:value-type="float" office:value="0.331370935193263">
            <text:p>0,3313709352</text:p>
          </table:table-cell>
          <table:table-cell office:value-type="float" office:value="0.330996002419852">
            <text:p>0,3309960024</text:p>
          </table:table-cell>
          <table:table-cell office:value-type="float" office:value="0.331066904705949">
            <text:p>0,3310669047</text:p>
          </table:table-cell>
          <table:table-cell office:value-type="float" office:value="0.330120894825086">
            <text:p>0,3301208948</text:p>
          </table:table-cell>
          <table:table-cell office:value-type="float" office:value="0.330060893553309">
            <text:p>0,3300608936</text:p>
          </table:table-cell>
          <table:table-cell office:value-type="float" office:value="0.330639024614356">
            <text:p>0,3306390246</text:p>
          </table:table-cell>
          <table:table-cell office:value-type="float" office:value="0.327389097306877">
            <text:p>0,3273890973</text:p>
          </table:table-cell>
          <table:table-cell office:value-type="float" office:value="0.328096999321133">
            <text:p>0,3280969993</text:p>
          </table:table-cell>
          <table:table-cell office:value-type="float" office:value="0.328179067699239">
            <text:p>0,3281790677</text:p>
          </table:table-cell>
          <table:table-cell office:value-type="float" office:value="0.32723403268028">
            <text:p>0,3272340327</text:p>
          </table:table-cell>
          <table:table-cell office:value-type="float" office:value="0.327391077531502">
            <text:p>0,3273910775</text:p>
          </table:table-cell>
          <table:table-cell office:value-type="float" office:value="0.327992892358452">
            <text:p>0,3279928924</text:p>
          </table:table-cell>
          <table:table-cell office:value-type="float" office:value="0.327670938102528">
            <text:p>0,3276709381</text:p>
          </table:table-cell>
          <table:table-cell office:value-type="float" office:value="0.327538973186165">
            <text:p>0,3275389732</text:p>
          </table:table-cell>
          <table:table-cell office:value-type="float" office:value="0.326618099701591">
            <text:p>0,3266180997</text:p>
          </table:table-cell>
          <table:table-cell office:value-type="float" office:value="0.327513065654784">
            <text:p>0,3275130657</text:p>
          </table:table-cell>
        </table:table-row>
      </table:table>
      <table:table table:name="Hoja2" table:style-name="ta1">
        <table:table-column table:style-name="co5" table:number-columns-repeated="11" table:default-cell-style-name="Default"/>
        <table:table-row table:style-name="ro1">
          <table:table-cell/>
          <table:table-cell table:style-name="ce2" office:value-type="string" table:number-columns-spanned="2" table:number-rows-spanned="1">
            <text:p>Carter</text:p>
          </table:table-cell>
          <table:covered-table-cell/>
          <table:table-cell table:style-name="ce2" office:value-type="string" table:number-columns-spanned="2" table:number-rows-spanned="1">
            <text:p>KalkerL</text:p>
          </table:table-cell>
          <table:covered-table-cell/>
          <table:table-cell table:style-name="ce2" office:value-type="string" table:number-columns-spanned="2" table:number-rows-spanned="1">
            <text:p>KalkerS</text:p>
          </table:table-cell>
          <table:covered-table-cell/>
          <table:table-cell table:style-name="ce2" office:value-type="string" table:number-columns-spanned="2" table:number-rows-spanned="1">
            <text:p>Shen</text:p>
          </table:table-cell>
          <table:covered-table-cell/>
          <table:table-cell table:style-name="ce2" office:value-type="string" table:number-columns-spanned="2" table:number-rows-spanned="1">
            <text:p>Polanch</text:p>
          </table:table-cell>
          <table:covered-table-cell/>
        </table:table-row>
        <table:table-row table:style-name="ro1">
          <table:table-cell/>
          <table:table-cell office:value-type="string">
            <text:p>Media</text:p>
          </table:table-cell>
          <table:table-cell office:value-type="string">
            <text:p>Dispercion</text:p>
          </table:table-cell>
          <table:table-cell office:value-type="string">
            <text:p>Media</text:p>
          </table:table-cell>
          <table:table-cell office:value-type="string">
            <text:p>Dispercion</text:p>
          </table:table-cell>
          <table:table-cell office:value-type="string">
            <text:p>Media</text:p>
          </table:table-cell>
          <table:table-cell office:value-type="string">
            <text:p>Dispercion</text:p>
          </table:table-cell>
          <table:table-cell office:value-type="string">
            <text:p>Media</text:p>
          </table:table-cell>
          <table:table-cell office:value-type="string">
            <text:p>Dispercion</text:p>
          </table:table-cell>
          <table:table-cell office:value-type="string">
            <text:p>Media</text:p>
          </table:table-cell>
          <table:table-cell office:value-type="string">
            <text:p>Dispercion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AVERAGE([Hoja1.B1:.K1])" office:value-type="float" office:value="0.000115284288767725">
            <text:p>0,0001152843</text:p>
          </table:table-cell>
          <table:table-cell table:formula="of:=STDEV([Hoja1.B1:.K1])" office:value-type="float" office:value="0.0000666934036621708">
            <text:p>6,66934036621708E-005</text:p>
          </table:table-cell>
          <table:table-cell table:formula="of:=AVERAGE([Hoja1.L1:.U1])" office:value-type="float" office:value="0.0074223056784831">
            <text:p>0,0074223057</text:p>
          </table:table-cell>
          <table:table-cell table:formula="of:=STDEV([Hoja1.L1:.U1])" office:value-type="float" office:value="0.00235624028030953">
            <text:p>0,0023562403</text:p>
          </table:table-cell>
          <table:table-cell table:formula="of:=AVERAGE([Hoja1.V1:.AE1])" office:value-type="float" office:value="2.21863774688682">
            <text:p>2,2186377469</text:p>
          </table:table-cell>
          <table:table-cell table:formula="of:=STDEV([Hoja1.V1:.AE1])" office:value-type="float" office:value="0.0188251637585419">
            <text:p>0,0188251638</text:p>
          </table:table-cell>
          <table:table-cell table:formula="of:=AVERAGE([Hoja1.AF1:.AO1])" office:value-type="float" office:value="0.00687900012126192">
            <text:p>0,0068790001</text:p>
          </table:table-cell>
          <table:table-cell table:formula="of:=STDEV([Hoja1.AF1:.AO1])" office:value-type="float" office:value="0.0000998671745834537">
            <text:p>9,98671745834537E-005</text:p>
          </table:table-cell>
          <table:table-cell table:formula="of:=AVERAGE([Hoja1.AP1:.AY1])" office:value-type="float" office:value="0.00670658586313948">
            <text:p>0,0067065859</text:p>
          </table:table-cell>
          <table:table-cell table:formula="of:=STDEV([Hoja1.AP1:.AY1])" office:value-type="float" office:value="0.0000879163764674763">
            <text:p>8,79163764674763E-005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AVERAGE([Hoja1.B2:.K2])" office:value-type="float" office:value="0.000153897400014102">
            <text:p>0,0001538974</text:p>
          </table:table-cell>
          <table:table-cell table:formula="of:=STDEV([Hoja1.B2:.K2])" office:value-type="float" office:value="0.00000427481130002203">
            <text:p>4,27481130002203E-006</text:p>
          </table:table-cell>
          <table:table-cell table:formula="of:=AVERAGE([Hoja1.L2:.U2])" office:value-type="float" office:value="0.0132626685663126">
            <text:p>0,0132626686</text:p>
          </table:table-cell>
          <table:table-cell table:formula="of:=STDEV([Hoja1.L2:.U2])" office:value-type="float" office:value="0.000045090590179365">
            <text:p>4,5090590179365E-005</text:p>
          </table:table-cell>
          <table:table-cell table:formula="of:=AVERAGE([Hoja1.V2:.AE2])" office:value-type="float" office:value="4.39248427224811">
            <text:p>4,3924842722</text:p>
          </table:table-cell>
          <table:table-cell table:formula="of:=STDEV([Hoja1.V2:.AE2])" office:value-type="float" office:value="0.0834062362938589">
            <text:p>0,0834062363</text:p>
          </table:table-cell>
          <table:table-cell table:formula="of:=AVERAGE([Hoja1.AF2:.AO2])" office:value-type="float" office:value="0.013534003100358">
            <text:p>0,0135340031</text:p>
          </table:table-cell>
          <table:table-cell table:formula="of:=STDEV([Hoja1.AF2:.AO2])" office:value-type="float" office:value="0.000114018766870023">
            <text:p>0,0001140188</text:p>
          </table:table-cell>
          <table:table-cell table:formula="of:=AVERAGE([Hoja1.AP2:.AY2])" office:value-type="float" office:value="0.0132307950058021">
            <text:p>0,013230795</text:p>
          </table:table-cell>
          <table:table-cell table:formula="of:=STDEV([Hoja1.AP2:.AY2])" office:value-type="float" office:value="0.0000937941792107933">
            <text:p>9,37941792107933E-005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AVERAGE([Hoja1.B3:.K3])" office:value-type="float" office:value="0.000219008338171989">
            <text:p>0,0002190083</text:p>
          </table:table-cell>
          <table:table-cell table:formula="of:=STDEV([Hoja1.B3:.K3])" office:value-type="float" office:value="0.00000412183693093105">
            <text:p>4,12183693093105E-006</text:p>
          </table:table-cell>
          <table:table-cell table:formula="of:=AVERAGE([Hoja1.L3:.U3])" office:value-type="float" office:value="0.0198285905760713">
            <text:p>0,0198285906</text:p>
          </table:table-cell>
          <table:table-cell table:formula="of:=STDEV([Hoja1.L3:.U3])" office:value-type="float" office:value="0.0000782999211197408">
            <text:p>7,82999211197408E-005</text:p>
          </table:table-cell>
          <table:table-cell table:formula="of:=AVERAGE([Hoja1.V3:.AE3])" office:value-type="float" office:value="6.64005051810527">
            <text:p>6,6400505181</text:p>
          </table:table-cell>
          <table:table-cell table:formula="of:=STDEV([Hoja1.V3:.AE3])" office:value-type="float" office:value="0.0900185150240783">
            <text:p>0,090018515</text:p>
          </table:table-cell>
          <table:table-cell table:formula="of:=AVERAGE([Hoja1.AF3:.AO3])" office:value-type="float" office:value="0.0201536913285963">
            <text:p>0,0201536913</text:p>
          </table:table-cell>
          <table:table-cell table:formula="of:=STDEV([Hoja1.AF3:.AO3])" office:value-type="float" office:value="0.0000684035179205899">
            <text:p>6,84035179205899E-005</text:p>
          </table:table-cell>
          <table:table-cell table:formula="of:=AVERAGE([Hoja1.AP3:.AY3])" office:value-type="float" office:value="0.0198123960173689">
            <text:p>0,019812396</text:p>
          </table:table-cell>
          <table:table-cell table:formula="of:=STDEV([Hoja1.AP3:.AY3])" office:value-type="float" office:value="0.000102208362397985">
            <text:p>0,0001022084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AVERAGE([Hoja1.B4:.K4])" office:value-type="float" office:value="0.000285916146822274">
            <text:p>0,0002859161</text:p>
          </table:table-cell>
          <table:table-cell table:formula="of:=STDEV([Hoja1.B4:.K4])" office:value-type="float" office:value="0.00000736809628520374">
            <text:p>7,36809628520374E-006</text:p>
          </table:table-cell>
          <table:table-cell table:formula="of:=AVERAGE([Hoja1.L4:.U4])" office:value-type="float" office:value="0.0264037987682968">
            <text:p>0,0264037988</text:p>
          </table:table-cell>
          <table:table-cell table:formula="of:=STDEV([Hoja1.L4:.U4])" office:value-type="float" office:value="0.0000759350201929196">
            <text:p>0,000075935</text:p>
          </table:table-cell>
          <table:table-cell table:formula="of:=AVERAGE([Hoja1.V4:.AE4])" office:value-type="float" office:value="8.80182432866422">
            <text:p>8,8018243287</text:p>
          </table:table-cell>
          <table:table-cell table:formula="of:=STDEV([Hoja1.V4:.AE4])" office:value-type="float" office:value="0.100682541109879">
            <text:p>0,1006825411</text:p>
          </table:table-cell>
          <table:table-cell table:formula="of:=AVERAGE([Hoja1.AF4:.AO4])" office:value-type="float" office:value="0.0267825156683102">
            <text:p>0,0267825157</text:p>
          </table:table-cell>
          <table:table-cell table:formula="of:=STDEV([Hoja1.AF4:.AO4])" office:value-type="float" office:value="0.000136529245490595">
            <text:p>0,0001365292</text:p>
          </table:table-cell>
          <table:table-cell table:formula="of:=AVERAGE([Hoja1.AP4:.AY4])" office:value-type="float" office:value="0.0262967639835551">
            <text:p>0,026296764</text:p>
          </table:table-cell>
          <table:table-cell table:formula="of:=STDEV([Hoja1.AP4:.AY4])" office:value-type="float" office:value="0.0000762315402636389">
            <text:p>7,62315402636389E-005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AVERAGE([Hoja1.B5:.K5])" office:value-type="float" office:value="0.000347018602769822">
            <text:p>0,0003470186</text:p>
          </table:table-cell>
          <table:table-cell table:formula="of:=STDEV([Hoja1.B5:.K5])" office:value-type="float" office:value="0.00000658062473827776">
            <text:p>6,58062473827776E-006</text:p>
          </table:table-cell>
          <table:table-cell table:formula="of:=AVERAGE([Hoja1.L5:.U5])" office:value-type="float" office:value="0.0329762991983443">
            <text:p>0,0329762992</text:p>
          </table:table-cell>
          <table:table-cell table:formula="of:=STDEV([Hoja1.L5:.U5])" office:value-type="float" office:value="0.0000888046973654083">
            <text:p>8,88046973654083E-005</text:p>
          </table:table-cell>
          <table:table-cell table:formula="of:=AVERAGE([Hoja1.V5:.AE5])" office:value-type="float" office:value="10.9910271858214">
            <text:p>10,9910271858</text:p>
          </table:table-cell>
          <table:table-cell table:formula="of:=STDEV([Hoja1.V5:.AE5])" office:value-type="float" office:value="0.116298820739961">
            <text:p>0,1162988207</text:p>
          </table:table-cell>
          <table:table-cell table:formula="of:=AVERAGE([Hoja1.AF5:.AO5])" office:value-type="float" office:value="0.0333995866007172">
            <text:p>0,0333995866</text:p>
          </table:table-cell>
          <table:table-cell table:formula="of:=STDEV([Hoja1.AF5:.AO5])" office:value-type="float" office:value="0.000112339377484472">
            <text:p>0,0001123394</text:p>
          </table:table-cell>
          <table:table-cell table:formula="of:=AVERAGE([Hoja1.AP5:.AY5])" office:value-type="float" office:value="0.032863408070989">
            <text:p>0,0328634081</text:p>
          </table:table-cell>
          <table:table-cell table:formula="of:=STDEV([Hoja1.AP5:.AY5])" office:value-type="float" office:value="0.0000830740204737319">
            <text:p>0,000083074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AVERAGE([Hoja1.B6:.K6])" office:value-type="float" office:value="0.000409504410345107">
            <text:p>0,0004095044</text:p>
          </table:table-cell>
          <table:table-cell table:formula="of:=STDEV([Hoja1.B6:.K6])" office:value-type="float" office:value="0.00000912034510182678">
            <text:p>9,12034510182678E-006</text:p>
          </table:table-cell>
          <table:table-cell table:formula="of:=AVERAGE([Hoja1.L6:.U6])" office:value-type="float" office:value="0.0395200848812237">
            <text:p>0,0395200849</text:p>
          </table:table-cell>
          <table:table-cell table:formula="of:=STDEV([Hoja1.L6:.U6])" office:value-type="float" office:value="0.000100565658303398">
            <text:p>0,0001005657</text:p>
          </table:table-cell>
          <table:table-cell table:formula="of:=AVERAGE([Hoja1.V6:.AE6])" office:value-type="float" office:value="13.2327370391227">
            <text:p>13,2327370391</text:p>
          </table:table-cell>
          <table:table-cell table:formula="of:=STDEV([Hoja1.V6:.AE6])" office:value-type="float" office:value="0.162250409715152">
            <text:p>0,1622504097</text:p>
          </table:table-cell>
          <table:table-cell table:formula="of:=AVERAGE([Hoja1.AF6:.AO6])" office:value-type="float" office:value="0.0400319055537693">
            <text:p>0,0400319056</text:p>
          </table:table-cell>
          <table:table-cell table:formula="of:=STDEV([Hoja1.AF6:.AO6])" office:value-type="float" office:value="0.000167596806255201">
            <text:p>0,0001675968</text:p>
          </table:table-cell>
          <table:table-cell table:formula="of:=AVERAGE([Hoja1.AP6:.AY6])" office:value-type="float" office:value="0.0393996843835339">
            <text:p>0,0393996844</text:p>
          </table:table-cell>
          <table:table-cell table:formula="of:=STDEV([Hoja1.AP6:.AY6])" office:value-type="float" office:value="0.000104896028846874">
            <text:p>0,000104896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AVERAGE([Hoja1.B7:.K7])" office:value-type="float" office:value="0.000474606221541762">
            <text:p>0,0004746062</text:p>
          </table:table-cell>
          <table:table-cell table:formula="of:=STDEV([Hoja1.B7:.K7])" office:value-type="float" office:value="0.00000765271494671901">
            <text:p>7,65271494671901E-006</text:p>
          </table:table-cell>
          <table:table-cell table:formula="of:=AVERAGE([Hoja1.L7:.U7])" office:value-type="float" office:value="0.0460814083577134">
            <text:p>0,0460814084</text:p>
          </table:table-cell>
          <table:table-cell table:formula="of:=STDEV([Hoja1.L7:.U7])" office:value-type="float" office:value="0.0000900122569548642">
            <text:p>9,00122569548642E-005</text:p>
          </table:table-cell>
          <table:table-cell table:formula="of:=AVERAGE([Hoja1.V7:.AE7])" office:value-type="float" office:value="15.400079302548">
            <text:p>15,4000793025</text:p>
          </table:table-cell>
          <table:table-cell table:formula="of:=STDEV([Hoja1.V7:.AE7])" office:value-type="float" office:value="0.191169310826787">
            <text:p>0,1911693108</text:p>
          </table:table-cell>
          <table:table-cell table:formula="of:=AVERAGE([Hoja1.AF7:.AO7])" office:value-type="float" office:value="0.046569620736409">
            <text:p>0,0465696207</text:p>
          </table:table-cell>
          <table:table-cell table:formula="of:=STDEV([Hoja1.AF7:.AO7])" office:value-type="float" office:value="0.000115518563943958">
            <text:p>0,0001155186</text:p>
          </table:table-cell>
          <table:table-cell table:formula="of:=AVERAGE([Hoja1.AP7:.AY7])" office:value-type="float" office:value="0.0459174236981198">
            <text:p>0,0459174237</text:p>
          </table:table-cell>
          <table:table-cell table:formula="of:=STDEV([Hoja1.AP7:.AY7])" office:value-type="float" office:value="0.0000609248902690538">
            <text:p>6,09248902690538E-005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AVERAGE([Hoja1.B8:.K8])" office:value-type="float" office:value="0.000540796853601932">
            <text:p>0,0005407969</text:p>
          </table:table-cell>
          <table:table-cell table:formula="of:=STDEV([Hoja1.B8:.K8])" office:value-type="float" office:value="0.00000924240143129208">
            <text:p>9,24240143129208E-006</text:p>
          </table:table-cell>
          <table:table-cell table:formula="of:=AVERAGE([Hoja1.L8:.U8])" office:value-type="float" office:value="0.0526540000922978">
            <text:p>0,0526540001</text:p>
          </table:table-cell>
          <table:table-cell table:formula="of:=STDEV([Hoja1.L8:.U8])" office:value-type="float" office:value="0.0000857183458086188">
            <text:p>8,57183458086188E-005</text:p>
          </table:table-cell>
          <table:table-cell table:formula="of:=AVERAGE([Hoja1.V8:.AE8])" office:value-type="float" office:value="17.6512374046724">
            <text:p>17,6512374047</text:p>
          </table:table-cell>
          <table:table-cell table:formula="of:=STDEV([Hoja1.V8:.AE8])" office:value-type="float" office:value="0.168179109479304">
            <text:p>0,1681791095</text:p>
          </table:table-cell>
          <table:table-cell table:formula="of:=AVERAGE([Hoja1.AF8:.AO8])" office:value-type="float" office:value="0.0532503900467418">
            <text:p>0,05325039</text:p>
          </table:table-cell>
          <table:table-cell table:formula="of:=STDEV([Hoja1.AF8:.AO8])" office:value-type="float" office:value="0.000103464200142187">
            <text:p>0,0001034642</text:p>
          </table:table-cell>
          <table:table-cell table:formula="of:=AVERAGE([Hoja1.AP8:.AY8])" office:value-type="float" office:value="0.0524687123252079">
            <text:p>0,0524687123</text:p>
          </table:table-cell>
          <table:table-cell table:formula="of:=STDEV([Hoja1.AP8:.AY8])" office:value-type="float" office:value="0.000104037671889179">
            <text:p>0,0001040377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AVERAGE([Hoja1.B9:.K9])" office:value-type="float" office:value="0.00059601510874927">
            <text:p>0,0005960151</text:p>
          </table:table-cell>
          <table:table-cell table:formula="of:=STDEV([Hoja1.B9:.K9])" office:value-type="float" office:value="0.00000744637355231941">
            <text:p>7,44637355231941E-006</text:p>
          </table:table-cell>
          <table:table-cell table:formula="of:=AVERAGE([Hoja1.L9:.U9])" office:value-type="float" office:value="0.0591902052634396">
            <text:p>0,0591902053</text:p>
          </table:table-cell>
          <table:table-cell table:formula="of:=STDEV([Hoja1.L9:.U9])" office:value-type="float" office:value="0.000123564045861432">
            <text:p>0,000123564</text:p>
          </table:table-cell>
          <table:table-cell table:formula="of:=AVERAGE([Hoja1.V9:.AE9])" office:value-type="float" office:value="19.8323142253794">
            <text:p>19,8323142254</text:p>
          </table:table-cell>
          <table:table-cell table:formula="of:=STDEV([Hoja1.V9:.AE9])" office:value-type="float" office:value="0.278036989508862">
            <text:p>0,2780369895</text:p>
          </table:table-cell>
          <table:table-cell table:formula="of:=AVERAGE([Hoja1.AF9:.AO9])" office:value-type="float" office:value="0.0598349767620675">
            <text:p>0,0598349768</text:p>
          </table:table-cell>
          <table:table-cell table:formula="of:=STDEV([Hoja1.AF9:.AO9])" office:value-type="float" office:value="0.000133701101089456">
            <text:p>0,0001337011</text:p>
          </table:table-cell>
          <table:table-cell table:formula="of:=AVERAGE([Hoja1.AP9:.AY9])" office:value-type="float" office:value="0.0590679938322865">
            <text:p>0,0590679938</text:p>
          </table:table-cell>
          <table:table-cell table:formula="of:=STDEV([Hoja1.AP9:.AY9])" office:value-type="float" office:value="0.0000698808569731912">
            <text:p>6,98808569731912E-00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AVERAGE([Hoja1.B10:.K10])" office:value-type="float" office:value="0.000662484264466912">
            <text:p>0,0006624843</text:p>
          </table:table-cell>
          <table:table-cell table:formula="of:=STDEV([Hoja1.B10:.K10])" office:value-type="float" office:value="0.0000138175798598748">
            <text:p>1,38175798598748E-005</text:p>
          </table:table-cell>
          <table:table-cell table:formula="of:=AVERAGE([Hoja1.L10:.U10])" office:value-type="float" office:value="0.065775079454761">
            <text:p>0,0657750795</text:p>
          </table:table-cell>
          <table:table-cell table:formula="of:=STDEV([Hoja1.L10:.U10])" office:value-type="float" office:value="0.000167702435537483">
            <text:p>0,0001677024</text:p>
          </table:table-cell>
          <table:table-cell table:formula="of:=AVERAGE([Hoja1.V10:.AE10])" office:value-type="float" office:value="22.0631869261037">
            <text:p>22,0631869261</text:p>
          </table:table-cell>
          <table:table-cell table:formula="of:=STDEV([Hoja1.V10:.AE10])" office:value-type="float" office:value="0.20083188592892">
            <text:p>0,2008318859</text:p>
          </table:table-cell>
          <table:table-cell table:formula="of:=AVERAGE([Hoja1.AF10:.AO10])" office:value-type="float" office:value="0.0664332676446065">
            <text:p>0,0664332676</text:p>
          </table:table-cell>
          <table:table-cell table:formula="of:=STDEV([Hoja1.AF10:.AO10])" office:value-type="float" office:value="0.00011017816966109">
            <text:p>0,0001101782</text:p>
          </table:table-cell>
          <table:table-cell table:formula="of:=AVERAGE([Hoja1.AP10:.AY10])" office:value-type="float" office:value="0.0655730167636648">
            <text:p>0,0655730168</text:p>
          </table:table-cell>
          <table:table-cell table:formula="of:=STDEV([Hoja1.AP10:.AY10])" office:value-type="float" office:value="0.000163162615234503">
            <text:p>0,000163162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AVERAGE([Hoja1.B11:.K11])" office:value-type="float" office:value="0.000729680096264929">
            <text:p>0,0007296801</text:p>
          </table:table-cell>
          <table:table-cell table:formula="of:=STDEV([Hoja1.B11:.K11])" office:value-type="float" office:value="0.0000155781311902335">
            <text:p>1,55781311902335E-005</text:p>
          </table:table-cell>
          <table:table-cell table:formula="of:=AVERAGE([Hoja1.L11:.U11])" office:value-type="float" office:value="0.0723981121089309">
            <text:p>0,0723981121</text:p>
          </table:table-cell>
          <table:table-cell table:formula="of:=STDEV([Hoja1.L11:.U11])" office:value-type="float" office:value="0.000239963769694834">
            <text:p>0,0002399638</text:p>
          </table:table-cell>
          <table:table-cell table:formula="of:=AVERAGE([Hoja1.V11:.AE11])" office:value-type="float" office:value="24.2819056628272">
            <text:p>24,2819056628</text:p>
          </table:table-cell>
          <table:table-cell table:formula="of:=STDEV([Hoja1.V11:.AE11])" office:value-type="float" office:value="0.288459919016448">
            <text:p>0,288459919</text:p>
          </table:table-cell>
          <table:table-cell table:formula="of:=AVERAGE([Hoja1.AF11:.AO11])" office:value-type="float" office:value="0.0730675027472898">
            <text:p>0,0730675027</text:p>
          </table:table-cell>
          <table:table-cell table:formula="of:=STDEV([Hoja1.AF11:.AO11])" office:value-type="float" office:value="0.000128547801975501">
            <text:p>0,0001285478</text:p>
          </table:table-cell>
          <table:table-cell table:formula="of:=AVERAGE([Hoja1.AP11:.AY11])" office:value-type="float" office:value="0.0721868641441688">
            <text:p>0,0721868641</text:p>
          </table:table-cell>
          <table:table-cell table:formula="of:=STDEV([Hoja1.AP11:.AY11])" office:value-type="float" office:value="0.0001270828765343">
            <text:p>0,000127082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AVERAGE([Hoja1.B12:.K12])" office:value-type="float" office:value="0.00079208220122382">
            <text:p>0,0007920822</text:p>
          </table:table-cell>
          <table:table-cell table:formula="of:=STDEV([Hoja1.B12:.K12])" office:value-type="float" office:value="0.0000204651285520465">
            <text:p>2,04651285520465E-005</text:p>
          </table:table-cell>
          <table:table-cell table:formula="of:=AVERAGE([Hoja1.L12:.U12])" office:value-type="float" office:value="0.078967483015731">
            <text:p>0,078967483</text:p>
          </table:table-cell>
          <table:table-cell table:formula="of:=STDEV([Hoja1.L12:.U12])" office:value-type="float" office:value="0.000154297193026716">
            <text:p>0,0001542972</text:p>
          </table:table-cell>
          <table:table-cell table:formula="of:=AVERAGE([Hoja1.V12:.AE12])" office:value-type="float" office:value="26.4473324773717">
            <text:p>26,4473324774</text:p>
          </table:table-cell>
          <table:table-cell table:formula="of:=STDEV([Hoja1.V12:.AE12])" office:value-type="float" office:value="0.3198142142744">
            <text:p>0,3198142143</text:p>
          </table:table-cell>
          <table:table-cell table:formula="of:=AVERAGE([Hoja1.AF12:.AO12])" office:value-type="float" office:value="0.0797505252645351">
            <text:p>0,0797505253</text:p>
          </table:table-cell>
          <table:table-cell table:formula="of:=STDEV([Hoja1.AF12:.AO12])" office:value-type="float" office:value="0.00017989652882345">
            <text:p>0,0001798965</text:p>
          </table:table-cell>
          <table:table-cell table:formula="of:=AVERAGE([Hoja1.AP12:.AY12])" office:value-type="float" office:value="0.0786117886891589">
            <text:p>0,0786117887</text:p>
          </table:table-cell>
          <table:table-cell table:formula="of:=STDEV([Hoja1.AP12:.AY12])" office:value-type="float" office:value="0.000178456012289253">
            <text:p>0,00017845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AVERAGE([Hoja1.B13:.K13])" office:value-type="float" office:value="0.00084989758906886">
            <text:p>0,0008498976</text:p>
          </table:table-cell>
          <table:table-cell table:formula="of:=STDEV([Hoja1.B13:.K13])" office:value-type="float" office:value="0.0000187529984082832">
            <text:p>0,000018753</text:p>
          </table:table-cell>
          <table:table-cell table:formula="of:=AVERAGE([Hoja1.L13:.U13])" office:value-type="float" office:value="0.0854654143215157">
            <text:p>0,0854654143</text:p>
          </table:table-cell>
          <table:table-cell table:formula="of:=STDEV([Hoja1.L13:.U13])" office:value-type="float" office:value="0.000262822131255907">
            <text:p>0,0002628221</text:p>
          </table:table-cell>
          <table:table-cell table:formula="of:=AVERAGE([Hoja1.V13:.AE13])" office:value-type="float" office:value="28.739355205663">
            <text:p>28,7393552057</text:p>
          </table:table-cell>
          <table:table-cell table:formula="of:=STDEV([Hoja1.V13:.AE13])" office:value-type="float" office:value="0.361655506830506">
            <text:p>0,3616555068</text:p>
          </table:table-cell>
          <table:table-cell table:formula="of:=AVERAGE([Hoja1.AF13:.AO13])" office:value-type="float" office:value="0.0863183915265836">
            <text:p>0,0863183915</text:p>
          </table:table-cell>
          <table:table-cell table:formula="of:=STDEV([Hoja1.AF13:.AO13])" office:value-type="float" office:value="0.000204388448244367">
            <text:p>0,0002043884</text:p>
          </table:table-cell>
          <table:table-cell table:formula="of:=AVERAGE([Hoja1.AP13:.AY13])" office:value-type="float" office:value="0.0852259012986906">
            <text:p>0,0852259013</text:p>
          </table:table-cell>
          <table:table-cell table:formula="of:=STDEV([Hoja1.AP13:.AY13])" office:value-type="float" office:value="0.000219089967673373">
            <text:p>0,0002190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AVERAGE([Hoja1.B14:.K14])" office:value-type="float" office:value="0.000914483435917646">
            <text:p>0,0009144834</text:p>
          </table:table-cell>
          <table:table-cell table:formula="of:=STDEV([Hoja1.B14:.K14])" office:value-type="float" office:value="0.0000161837385476543">
            <text:p>1,61837385476543E-005</text:p>
          </table:table-cell>
          <table:table-cell table:formula="of:=AVERAGE([Hoja1.L14:.U14])" office:value-type="float" office:value="0.0920706125441939">
            <text:p>0,0920706125</text:p>
          </table:table-cell>
          <table:table-cell table:formula="of:=STDEV([Hoja1.L14:.U14])" office:value-type="float" office:value="0.000269339453299001">
            <text:p>0,0002693395</text:p>
          </table:table-cell>
          <table:table-cell table:formula="of:=AVERAGE([Hoja1.V14:.AE14])" office:value-type="float" office:value="30.9325971171726">
            <text:p>30,9325971172</text:p>
          </table:table-cell>
          <table:table-cell table:formula="of:=STDEV([Hoja1.V14:.AE14])" office:value-type="float" office:value="0.310200031696532">
            <text:p>0,3102000317</text:p>
          </table:table-cell>
          <table:table-cell table:formula="of:=AVERAGE([Hoja1.AF14:.AO14])" office:value-type="float" office:value="0.0929330008337274">
            <text:p>0,0929330008</text:p>
          </table:table-cell>
          <table:table-cell table:formula="of:=STDEV([Hoja1.AF14:.AO14])" office:value-type="float" office:value="0.000200817369241071">
            <text:p>0,0002008174</text:p>
          </table:table-cell>
          <table:table-cell table:formula="of:=AVERAGE([Hoja1.AP14:.AY14])" office:value-type="float" office:value="0.0917457732721232">
            <text:p>0,0917457733</text:p>
          </table:table-cell>
          <table:table-cell table:formula="of:=STDEV([Hoja1.AP14:.AY14])" office:value-type="float" office:value="0.000198918592533864">
            <text:p>0,000198918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AVERAGE([Hoja1.B15:.K15])" office:value-type="float" office:value="0.000983323180116713">
            <text:p>0,0009833232</text:p>
          </table:table-cell>
          <table:table-cell table:formula="of:=STDEV([Hoja1.B15:.K15])" office:value-type="float" office:value="0.0000178136803094095">
            <text:p>1,78136803094095E-005</text:p>
          </table:table-cell>
          <table:table-cell table:formula="of:=AVERAGE([Hoja1.L15:.U15])" office:value-type="float" office:value="0.0986107639037073">
            <text:p>0,0986107639</text:p>
          </table:table-cell>
          <table:table-cell table:formula="of:=STDEV([Hoja1.L15:.U15])" office:value-type="float" office:value="0.00024457250210621">
            <text:p>0,0002445725</text:p>
          </table:table-cell>
          <table:table-cell table:formula="of:=AVERAGE([Hoja1.V15:.AE15])" office:value-type="float" office:value="33.0098635078059">
            <text:p>33,0098635078</text:p>
          </table:table-cell>
          <table:table-cell table:formula="of:=STDEV([Hoja1.V15:.AE15])" office:value-type="float" office:value="0.487605262298811">
            <text:p>0,4876052623</text:p>
          </table:table-cell>
          <table:table-cell table:formula="of:=AVERAGE([Hoja1.AF15:.AO15])" office:value-type="float" office:value="0.0996078374562785">
            <text:p>0,0996078375</text:p>
          </table:table-cell>
          <table:table-cell table:formula="of:=STDEV([Hoja1.AF15:.AO15])" office:value-type="float" office:value="0.00018393026309942">
            <text:p>0,0001839303</text:p>
          </table:table-cell>
          <table:table-cell table:formula="of:=AVERAGE([Hoja1.AP15:.AY15])" office:value-type="float" office:value="0.0983626049011946">
            <text:p>0,0983626049</text:p>
          </table:table-cell>
          <table:table-cell table:formula="of:=STDEV([Hoja1.AP15:.AY15])" office:value-type="float" office:value="0.000135112975644331">
            <text:p>0,00013511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AVERAGE([Hoja1.B16:.K16])" office:value-type="float" office:value="0.001042914041318">
            <text:p>0,001042914</text:p>
          </table:table-cell>
          <table:table-cell table:formula="of:=STDEV([Hoja1.B16:.K16])" office:value-type="float" office:value="0.0000113129281475585">
            <text:p>1,13129281475585E-005</text:p>
          </table:table-cell>
          <table:table-cell table:formula="of:=AVERAGE([Hoja1.L16:.U16])" office:value-type="float" office:value="0.105181097821333">
            <text:p>0,1051810978</text:p>
          </table:table-cell>
          <table:table-cell table:formula="of:=STDEV([Hoja1.L16:.U16])" office:value-type="float" office:value="0.000292330836228025">
            <text:p>0,0002923308</text:p>
          </table:table-cell>
          <table:table-cell table:formula="of:=AVERAGE([Hoja1.V16:.AE16])" office:value-type="float" office:value="35.2551631416078">
            <text:p>35,2551631416</text:p>
          </table:table-cell>
          <table:table-cell table:formula="of:=STDEV([Hoja1.V16:.AE16])" office:value-type="float" office:value="0.399363519722988">
            <text:p>0,3993635197</text:p>
          </table:table-cell>
          <table:table-cell table:formula="of:=AVERAGE([Hoja1.AF16:.AO16])" office:value-type="float" office:value="0.106098897499032">
            <text:p>0,1060988975</text:p>
          </table:table-cell>
          <table:table-cell table:formula="of:=STDEV([Hoja1.AF16:.AO16])" office:value-type="float" office:value="0.000179745414945754">
            <text:p>0,0001797454</text:p>
          </table:table-cell>
          <table:table-cell table:formula="of:=AVERAGE([Hoja1.AP16:.AY16])" office:value-type="float" office:value="0.104873976076487">
            <text:p>0,1048739761</text:p>
          </table:table-cell>
          <table:table-cell table:formula="of:=STDEV([Hoja1.AP16:.AY16])" office:value-type="float" office:value="0.000149487586871482">
            <text:p>0,000149487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AVERAGE([Hoja1.B17:.K17])" office:value-type="float" office:value="0.00110698310891166">
            <text:p>0,0011069831</text:p>
          </table:table-cell>
          <table:table-cell table:formula="of:=STDEV([Hoja1.B17:.K17])" office:value-type="float" office:value="0.0000122311731297947">
            <text:p>1,22311731297947E-005</text:p>
          </table:table-cell>
          <table:table-cell table:formula="of:=AVERAGE([Hoja1.L17:.U17])" office:value-type="float" office:value="0.111795185273513">
            <text:p>0,1117951853</text:p>
          </table:table-cell>
          <table:table-cell table:formula="of:=STDEV([Hoja1.L17:.U17])" office:value-type="float" office:value="0.000332135990624746">
            <text:p>0,000332136</text:p>
          </table:table-cell>
          <table:table-cell table:formula="of:=AVERAGE([Hoja1.V17:.AE17])" office:value-type="float" office:value="37.5181910254643">
            <text:p>37,5181910255</text:p>
          </table:table-cell>
          <table:table-cell table:formula="of:=STDEV([Hoja1.V17:.AE17])" office:value-type="float" office:value="0.442034474803669">
            <text:p>0,4420344748</text:p>
          </table:table-cell>
          <table:table-cell table:formula="of:=AVERAGE([Hoja1.AF17:.AO17])" office:value-type="float" office:value="0.112774104077835">
            <text:p>0,1127741041</text:p>
          </table:table-cell>
          <table:table-cell table:formula="of:=STDEV([Hoja1.AF17:.AO17])" office:value-type="float" office:value="0.0000966023966305352">
            <text:p>9,66023966305352E-005</text:p>
          </table:table-cell>
          <table:table-cell table:formula="of:=AVERAGE([Hoja1.AP17:.AY17])" office:value-type="float" office:value="0.111313767766114">
            <text:p>0,1113137678</text:p>
          </table:table-cell>
          <table:table-cell table:formula="of:=STDEV([Hoja1.AP17:.AY17])" office:value-type="float" office:value="0.00017029420400687">
            <text:p>0,000170294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AVERAGE([Hoja1.B18:.K18])" office:value-type="float" office:value="0.00116598894819617">
            <text:p>0,0011659889</text:p>
          </table:table-cell>
          <table:table-cell table:formula="of:=STDEV([Hoja1.B18:.K18])" office:value-type="float" office:value="0.0000101091867702266">
            <text:p>1,01091867702266E-005</text:p>
          </table:table-cell>
          <table:table-cell table:formula="of:=AVERAGE([Hoja1.L18:.U18])" office:value-type="float" office:value="0.118320363340899">
            <text:p>0,1183203633</text:p>
          </table:table-cell>
          <table:table-cell table:formula="of:=STDEV([Hoja1.L18:.U18])" office:value-type="float" office:value="0.00030625954638175">
            <text:p>0,0003062595</text:p>
          </table:table-cell>
          <table:table-cell table:formula="of:=AVERAGE([Hoja1.V18:.AE18])" office:value-type="float" office:value="39.5797710916493">
            <text:p>39,5797710916</text:p>
          </table:table-cell>
          <table:table-cell table:formula="of:=STDEV([Hoja1.V18:.AE18])" office:value-type="float" office:value="0.484242572917337">
            <text:p>0,4842425729</text:p>
          </table:table-cell>
          <table:table-cell table:formula="of:=AVERAGE([Hoja1.AF18:.AO18])" office:value-type="float" office:value="0.119341917615384">
            <text:p>0,1193419176</text:p>
          </table:table-cell>
          <table:table-cell table:formula="of:=STDEV([Hoja1.AF18:.AO18])" office:value-type="float" office:value="0.000314157658997971">
            <text:p>0,0003141577</text:p>
          </table:table-cell>
          <table:table-cell table:formula="of:=AVERAGE([Hoja1.AP18:.AY18])" office:value-type="float" office:value="0.117915621644352">
            <text:p>0,1179156216</text:p>
          </table:table-cell>
          <table:table-cell table:formula="of:=STDEV([Hoja1.AP18:.AY18])" office:value-type="float" office:value="0.000247214978651755">
            <text:p>0,00024721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AVERAGE([Hoja1.B19:.K19])" office:value-type="float" office:value="0.00124071321915835">
            <text:p>0,0012407132</text:p>
          </table:table-cell>
          <table:table-cell table:formula="of:=STDEV([Hoja1.B19:.K19])" office:value-type="float" office:value="0.0000295870253745213">
            <text:p>0,000029587</text:p>
          </table:table-cell>
          <table:table-cell table:formula="of:=AVERAGE([Hoja1.L19:.U19])" office:value-type="float" office:value="0.124725918809418">
            <text:p>0,1247259188</text:p>
          </table:table-cell>
          <table:table-cell table:formula="of:=STDEV([Hoja1.L19:.U19])" office:value-type="float" office:value="0.000403912630401851">
            <text:p>0,0004039126</text:p>
          </table:table-cell>
          <table:table-cell table:formula="of:=AVERAGE([Hoja1.V19:.AE19])" office:value-type="float" office:value="41.9846662114374">
            <text:p>41,9846662114</text:p>
          </table:table-cell>
          <table:table-cell table:formula="of:=STDEV([Hoja1.V19:.AE19])" office:value-type="float" office:value="0.442912349897296">
            <text:p>0,4429123499</text:p>
          </table:table-cell>
          <table:table-cell table:formula="of:=AVERAGE([Hoja1.AF19:.AO19])" office:value-type="float" office:value="0.126087607245427">
            <text:p>0,1260876072</text:p>
          </table:table-cell>
          <table:table-cell table:formula="of:=STDEV([Hoja1.AF19:.AO19])" office:value-type="float" office:value="0.000249734831218307">
            <text:p>0,0002497348</text:p>
          </table:table-cell>
          <table:table-cell table:formula="of:=AVERAGE([Hoja1.AP19:.AY19])" office:value-type="float" office:value="0.124622092035133">
            <text:p>0,124622092</text:p>
          </table:table-cell>
          <table:table-cell table:formula="of:=STDEV([Hoja1.AP19:.AY19])" office:value-type="float" office:value="0.000164277891578493">
            <text:p>0,000164277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AVERAGE([Hoja1.B20:.K20])" office:value-type="float" office:value="0.00129219741793349">
            <text:p>0,0012921974</text:p>
          </table:table-cell>
          <table:table-cell table:formula="of:=STDEV([Hoja1.B20:.K20])" office:value-type="float" office:value="0.0000171522381210593">
            <text:p>1,71522381210593E-005</text:p>
          </table:table-cell>
          <table:table-cell table:formula="of:=AVERAGE([Hoja1.L20:.U20])" office:value-type="float" office:value="0.131341847684234">
            <text:p>0,1313418477</text:p>
          </table:table-cell>
          <table:table-cell table:formula="of:=STDEV([Hoja1.L20:.U20])" office:value-type="float" office:value="0.000291411165798373">
            <text:p>0,0002914112</text:p>
          </table:table-cell>
          <table:table-cell table:formula="of:=AVERAGE([Hoja1.V20:.AE20])" office:value-type="float" office:value="44.1093168691499">
            <text:p>44,1093168691</text:p>
          </table:table-cell>
          <table:table-cell table:formula="of:=STDEV([Hoja1.V20:.AE20])" office:value-type="float" office:value="0.442650021561225">
            <text:p>0,4426500216</text:p>
          </table:table-cell>
          <table:table-cell table:formula="of:=AVERAGE([Hoja1.AF20:.AO20])" office:value-type="float" office:value="0.132570919708814">
            <text:p>0,1325709197</text:p>
          </table:table-cell>
          <table:table-cell table:formula="of:=STDEV([Hoja1.AF20:.AO20])" office:value-type="float" office:value="0.000224619319663355">
            <text:p>0,0002246193</text:p>
          </table:table-cell>
          <table:table-cell table:formula="of:=AVERAGE([Hoja1.AP20:.AY20])" office:value-type="float" office:value="0.131082001968753">
            <text:p>0,131082002</text:p>
          </table:table-cell>
          <table:table-cell table:formula="of:=STDEV([Hoja1.AP20:.AY20])" office:value-type="float" office:value="0.000238708788160594">
            <text:p>0,000238708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AVERAGE([Hoja1.B21:.K21])" office:value-type="float" office:value="0.00135614204918966">
            <text:p>0,001356142</text:p>
          </table:table-cell>
          <table:table-cell table:formula="of:=STDEV([Hoja1.B21:.K21])" office:value-type="float" office:value="0.0000251426373550795">
            <text:p>2,51426373550795E-005</text:p>
          </table:table-cell>
          <table:table-cell table:formula="of:=AVERAGE([Hoja1.L21:.U21])" office:value-type="float" office:value="0.137913986877538">
            <text:p>0,1379139869</text:p>
          </table:table-cell>
          <table:table-cell table:formula="of:=STDEV([Hoja1.L21:.U21])" office:value-type="float" office:value="0.000370828569278713">
            <text:p>0,0003708286</text:p>
          </table:table-cell>
          <table:table-cell table:formula="of:=AVERAGE([Hoja1.V21:.AE21])" office:value-type="float" office:value="46.260844394879">
            <text:p>46,2608443949</text:p>
          </table:table-cell>
          <table:table-cell table:formula="of:=STDEV([Hoja1.V21:.AE21])" office:value-type="float" office:value="0.579316990959922">
            <text:p>0,579316991</text:p>
          </table:table-cell>
          <table:table-cell table:formula="of:=AVERAGE([Hoja1.AF21:.AO21])" office:value-type="float" office:value="0.139094012207352">
            <text:p>0,1390940122</text:p>
          </table:table-cell>
          <table:table-cell table:formula="of:=STDEV([Hoja1.AF21:.AO21])" office:value-type="float" office:value="0.000263250988664191">
            <text:p>0,000263251</text:p>
          </table:table-cell>
          <table:table-cell table:formula="of:=AVERAGE([Hoja1.AP21:.AY21])" office:value-type="float" office:value="0.137536899896804">
            <text:p>0,1375368999</text:p>
          </table:table-cell>
          <table:table-cell table:formula="of:=STDEV([Hoja1.AP21:.AY21])" office:value-type="float" office:value="0.000100307646120737">
            <text:p>0,00010030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AVERAGE([Hoja1.B22:.K22])" office:value-type="float" office:value="0.00141588078113273">
            <text:p>0,0014158808</text:p>
          </table:table-cell>
          <table:table-cell table:formula="of:=STDEV([Hoja1.B22:.K22])" office:value-type="float" office:value="0.0000258177451470207">
            <text:p>2,58177451470207E-005</text:p>
          </table:table-cell>
          <table:table-cell table:formula="of:=AVERAGE([Hoja1.L22:.U22])" office:value-type="float" office:value="0.144525025587063">
            <text:p>0,1445250256</text:p>
          </table:table-cell>
          <table:table-cell table:formula="of:=STDEV([Hoja1.L22:.U22])" office:value-type="float" office:value="0.000299694571252261">
            <text:p>0,0002996946</text:p>
          </table:table-cell>
          <table:table-cell table:formula="of:=AVERAGE([Hoja1.V22:.AE22])" office:value-type="float" office:value="48.522710296337">
            <text:p>48,5227102963</text:p>
          </table:table-cell>
          <table:table-cell table:formula="of:=STDEV([Hoja1.V22:.AE22])" office:value-type="float" office:value="0.539989054090357">
            <text:p>0,5399890541</text:p>
          </table:table-cell>
          <table:table-cell table:formula="of:=AVERAGE([Hoja1.AF22:.AO22])" office:value-type="float" office:value="0.145927307743114">
            <text:p>0,1459273077</text:p>
          </table:table-cell>
          <table:table-cell table:formula="of:=STDEV([Hoja1.AF22:.AO22])" office:value-type="float" office:value="0.000373661481658586">
            <text:p>0,0003736615</text:p>
          </table:table-cell>
          <table:table-cell table:formula="of:=AVERAGE([Hoja1.AP22:.AY22])" office:value-type="float" office:value="0.144078990491107">
            <text:p>0,1440789905</text:p>
          </table:table-cell>
          <table:table-cell table:formula="of:=STDEV([Hoja1.AP22:.AY22])" office:value-type="float" office:value="0.000227385638425686">
            <text:p>0,000227385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AVERAGE([Hoja1.B23:.K23])" office:value-type="float" office:value="0.00150438875425607">
            <text:p>0,0015043888</text:p>
          </table:table-cell>
          <table:table-cell table:formula="of:=STDEV([Hoja1.B23:.K23])" office:value-type="float" office:value="0.0000370291606672845">
            <text:p>3,70291606672845E-005</text:p>
          </table:table-cell>
          <table:table-cell table:formula="of:=AVERAGE([Hoja1.L23:.U23])" office:value-type="float" office:value="0.151174496742897">
            <text:p>0,1511744967</text:p>
          </table:table-cell>
          <table:table-cell table:formula="of:=STDEV([Hoja1.L23:.U23])" office:value-type="float" office:value="0.000460950675958545">
            <text:p>0,0004609507</text:p>
          </table:table-cell>
          <table:table-cell table:formula="of:=AVERAGE([Hoja1.V23:.AE23])" office:value-type="float" office:value="50.7319271640619">
            <text:p>50,7319271641</text:p>
          </table:table-cell>
          <table:table-cell table:formula="of:=STDEV([Hoja1.V23:.AE23])" office:value-type="float" office:value="0.678751841171321">
            <text:p>0,6787518412</text:p>
          </table:table-cell>
          <table:table-cell table:formula="of:=AVERAGE([Hoja1.AF23:.AO23])" office:value-type="float" office:value="0.15247047545854">
            <text:p>0,1524704755</text:p>
          </table:table-cell>
          <table:table-cell table:formula="of:=STDEV([Hoja1.AF23:.AO23])" office:value-type="float" office:value="0.000299539867942299">
            <text:p>0,0002995399</text:p>
          </table:table-cell>
          <table:table-cell table:formula="of:=AVERAGE([Hoja1.AP23:.AY23])" office:value-type="float" office:value="0.150747489451896">
            <text:p>0,1507474895</text:p>
          </table:table-cell>
          <table:table-cell table:formula="of:=STDEV([Hoja1.AP23:.AY23])" office:value-type="float" office:value="0.000133481463815713">
            <text:p>0,000133481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AVERAGE([Hoja1.B24:.K24])" office:value-type="float" office:value="0.00154680681880564">
            <text:p>0,0015468068</text:p>
          </table:table-cell>
          <table:table-cell table:formula="of:=STDEV([Hoja1.B24:.K24])" office:value-type="float" office:value="0.0000204835018066168">
            <text:p>2,04835018066168E-005</text:p>
          </table:table-cell>
          <table:table-cell table:formula="of:=AVERAGE([Hoja1.L24:.U24])" office:value-type="float" office:value="0.157643364463001">
            <text:p>0,1576433645</text:p>
          </table:table-cell>
          <table:table-cell table:formula="of:=STDEV([Hoja1.L24:.U24])" office:value-type="float" office:value="0.000236071306749569">
            <text:p>0,0002360713</text:p>
          </table:table-cell>
          <table:table-cell table:formula="of:=AVERAGE([Hoja1.V24:.AE24])" office:value-type="float" office:value="52.9323683204711">
            <text:p>52,9323683205</text:p>
          </table:table-cell>
          <table:table-cell table:formula="of:=STDEV([Hoja1.V24:.AE24])" office:value-type="float" office:value="0.605530635020618">
            <text:p>0,605530635</text:p>
          </table:table-cell>
          <table:table-cell table:formula="of:=AVERAGE([Hoja1.AF24:.AO24])" office:value-type="float" office:value="0.158950305182952">
            <text:p>0,1589503052</text:p>
          </table:table-cell>
          <table:table-cell table:formula="of:=STDEV([Hoja1.AF24:.AO24])" office:value-type="float" office:value="0.000256234504409468">
            <text:p>0,0002562345</text:p>
          </table:table-cell>
          <table:table-cell table:formula="of:=AVERAGE([Hoja1.AP24:.AY24])" office:value-type="float" office:value="0.157208621420432">
            <text:p>0,1572086214</text:p>
          </table:table-cell>
          <table:table-cell table:formula="of:=STDEV([Hoja1.AP24:.AY24])" office:value-type="float" office:value="0.00025380160216768">
            <text:p>0,000253801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AVERAGE([Hoja1.B25:.K25])" office:value-type="float" office:value="0.00161901450483128">
            <text:p>0,0016190145</text:p>
          </table:table-cell>
          <table:table-cell table:formula="of:=STDEV([Hoja1.B25:.K25])" office:value-type="float" office:value="0.0000229134467439619">
            <text:p>2,29134467439619E-005</text:p>
          </table:table-cell>
          <table:table-cell table:formula="of:=AVERAGE([Hoja1.L25:.U25])" office:value-type="float" office:value="0.164134607440792">
            <text:p>0,1641346074</text:p>
          </table:table-cell>
          <table:table-cell table:formula="of:=STDEV([Hoja1.L25:.U25])" office:value-type="float" office:value="0.000209661845139664">
            <text:p>0,0002096618</text:p>
          </table:table-cell>
          <table:table-cell table:formula="of:=AVERAGE([Hoja1.V25:.AE25])" office:value-type="float" office:value="55.1032099838718">
            <text:p>55,1032099839</text:p>
          </table:table-cell>
          <table:table-cell table:formula="of:=STDEV([Hoja1.V25:.AE25])" office:value-type="float" office:value="0.73617158790609">
            <text:p>0,7361715879</text:p>
          </table:table-cell>
          <table:table-cell table:formula="of:=AVERAGE([Hoja1.AF25:.AO25])" office:value-type="float" office:value="0.16551587266149">
            <text:p>0,1655158727</text:p>
          </table:table-cell>
          <table:table-cell table:formula="of:=STDEV([Hoja1.AF25:.AO25])" office:value-type="float" office:value="0.000416863779430125">
            <text:p>0,0004168638</text:p>
          </table:table-cell>
          <table:table-cell table:formula="of:=AVERAGE([Hoja1.AP25:.AY25])" office:value-type="float" office:value="0.163622408779338">
            <text:p>0,1636224088</text:p>
          </table:table-cell>
          <table:table-cell table:formula="of:=STDEV([Hoja1.AP25:.AY25])" office:value-type="float" office:value="0.000181329605894705">
            <text:p>0,0001813296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AVERAGE([Hoja1.B26:.K26])" office:value-type="float" office:value="0.0016804969869554">
            <text:p>0,001680497</text:p>
          </table:table-cell>
          <table:table-cell table:formula="of:=STDEV([Hoja1.B26:.K26])" office:value-type="float" office:value="0.0000554155675469089">
            <text:p>5,54155675469089E-005</text:p>
          </table:table-cell>
          <table:table-cell table:formula="of:=AVERAGE([Hoja1.L26:.U26])" office:value-type="float" office:value="0.170664406439755">
            <text:p>0,1706644064</text:p>
          </table:table-cell>
          <table:table-cell table:formula="of:=STDEV([Hoja1.L26:.U26])" office:value-type="float" office:value="0.000278425389767726">
            <text:p>0,0002784254</text:p>
          </table:table-cell>
          <table:table-cell table:formula="of:=AVERAGE([Hoja1.V26:.AE26])" office:value-type="float" office:value="57.3368734364049">
            <text:p>57,3368734364</text:p>
          </table:table-cell>
          <table:table-cell table:formula="of:=STDEV([Hoja1.V26:.AE26])" office:value-type="float" office:value="0.741560532012748">
            <text:p>0,741560532</text:p>
          </table:table-cell>
          <table:table-cell table:formula="of:=AVERAGE([Hoja1.AF26:.AO26])" office:value-type="float" office:value="0.172149011341389">
            <text:p>0,1721490113</text:p>
          </table:table-cell>
          <table:table-cell table:formula="of:=STDEV([Hoja1.AF26:.AO26])" office:value-type="float" office:value="0.00035127015951581">
            <text:p>0,0003512702</text:p>
          </table:table-cell>
          <table:table-cell table:formula="of:=AVERAGE([Hoja1.AP26:.AY26])" office:value-type="float" office:value="0.170135016029235">
            <text:p>0,170135016</text:p>
          </table:table-cell>
          <table:table-cell table:formula="of:=STDEV([Hoja1.AP26:.AY26])" office:value-type="float" office:value="0.000165216046756119">
            <text:p>0,00016521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AVERAGE([Hoja1.B27:.K27])" office:value-type="float" office:value="0.00174708752892911">
            <text:p>0,0017470875</text:p>
          </table:table-cell>
          <table:table-cell table:formula="of:=STDEV([Hoja1.B27:.K27])" office:value-type="float" office:value="0.0000352960312125769">
            <text:p>0,000035296</text:p>
          </table:table-cell>
          <table:table-cell table:formula="of:=AVERAGE([Hoja1.L27:.U27])" office:value-type="float" office:value="0.177176549029537">
            <text:p>0,177176549</text:p>
          </table:table-cell>
          <table:table-cell table:formula="of:=STDEV([Hoja1.L27:.U27])" office:value-type="float" office:value="0.000301829885156007">
            <text:p>0,0003018299</text:p>
          </table:table-cell>
          <table:table-cell table:formula="of:=AVERAGE([Hoja1.V27:.AE27])" office:value-type="float" office:value="59.504951066908">
            <text:p>59,5049510669</text:p>
          </table:table-cell>
          <table:table-cell table:formula="of:=STDEV([Hoja1.V27:.AE27])" office:value-type="float" office:value="0.805449668035574">
            <text:p>0,805449668</text:p>
          </table:table-cell>
          <table:table-cell table:formula="of:=AVERAGE([Hoja1.AF27:.AO27])" office:value-type="float" office:value="0.178929386846721">
            <text:p>0,1789293868</text:p>
          </table:table-cell>
          <table:table-cell table:formula="of:=STDEV([Hoja1.AF27:.AO27])" office:value-type="float" office:value="0.000387470689674586">
            <text:p>0,0003874707</text:p>
          </table:table-cell>
          <table:table-cell table:formula="of:=AVERAGE([Hoja1.AP27:.AY27])" office:value-type="float" office:value="0.176729993708432">
            <text:p>0,1767299937</text:p>
          </table:table-cell>
          <table:table-cell table:formula="of:=STDEV([Hoja1.AP27:.AY27])" office:value-type="float" office:value="0.000205767028278106">
            <text:p>0,00020576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f:=AVERAGE([Hoja1.B28:.K28])" office:value-type="float" office:value="0.00181476825382561">
            <text:p>0,0018147683</text:p>
          </table:table-cell>
          <table:table-cell table:formula="of:=STDEV([Hoja1.B28:.K28])" office:value-type="float" office:value="0.0000394785710853417">
            <text:p>3,94785710853417E-005</text:p>
          </table:table-cell>
          <table:table-cell table:formula="of:=AVERAGE([Hoja1.L28:.U28])" office:value-type="float" office:value="0.183788110280875">
            <text:p>0,1837881103</text:p>
          </table:table-cell>
          <table:table-cell table:formula="of:=STDEV([Hoja1.L28:.U28])" office:value-type="float" office:value="0.00036646847486474">
            <text:p>0,0003664685</text:p>
          </table:table-cell>
          <table:table-cell table:formula="of:=AVERAGE([Hoja1.V28:.AE28])" office:value-type="float" office:value="61.8324926663772">
            <text:p>61,8324926664</text:p>
          </table:table-cell>
          <table:table-cell table:formula="of:=STDEV([Hoja1.V28:.AE28])" office:value-type="float" office:value="0.760364733195097">
            <text:p>0,7603647332</text:p>
          </table:table-cell>
          <table:table-cell table:formula="of:=AVERAGE([Hoja1.AF28:.AO28])" office:value-type="float" office:value="0.185353929700796">
            <text:p>0,1853539297</text:p>
          </table:table-cell>
          <table:table-cell table:formula="of:=STDEV([Hoja1.AF28:.AO28])" office:value-type="float" office:value="0.000321985704294366">
            <text:p>0,0003219857</text:p>
          </table:table-cell>
          <table:table-cell table:formula="of:=AVERAGE([Hoja1.AP28:.AY28])" office:value-type="float" office:value="0.183362070424482">
            <text:p>0,1833620704</text:p>
          </table:table-cell>
          <table:table-cell table:formula="of:=STDEV([Hoja1.AP28:.AY28])" office:value-type="float" office:value="0.000171503887171781">
            <text:p>0,0001715039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AVERAGE([Hoja1.B29:.K29])" office:value-type="float" office:value="0.00185656065586954">
            <text:p>0,0018565607</text:p>
          </table:table-cell>
          <table:table-cell table:formula="of:=STDEV([Hoja1.B29:.K29])" office:value-type="float" office:value="0.0000601712565679145">
            <text:p>6,01712565679145E-005</text:p>
          </table:table-cell>
          <table:table-cell table:formula="of:=AVERAGE([Hoja1.L29:.U29])" office:value-type="float" office:value="0.19017909335671">
            <text:p>0,1901790934</text:p>
          </table:table-cell>
          <table:table-cell table:formula="of:=STDEV([Hoja1.L29:.U29])" office:value-type="float" office:value="0.00036909979400826">
            <text:p>0,0003690998</text:p>
          </table:table-cell>
          <table:table-cell table:formula="of:=AVERAGE([Hoja1.V29:.AE29])" office:value-type="float" office:value="63.966388801008">
            <text:p>63,966388801</text:p>
          </table:table-cell>
          <table:table-cell table:formula="of:=STDEV([Hoja1.V29:.AE29])" office:value-type="float" office:value="0.8107761382272">
            <text:p>0,8107761382</text:p>
          </table:table-cell>
          <table:table-cell table:formula="of:=AVERAGE([Hoja1.AF29:.AO29])" office:value-type="float" office:value="0.192157023423351">
            <text:p>0,1921570234</text:p>
          </table:table-cell>
          <table:table-cell table:formula="of:=STDEV([Hoja1.AF29:.AO29])" office:value-type="float" office:value="0.000432375065038007">
            <text:p>0,0004323751</text:p>
          </table:table-cell>
          <table:table-cell table:formula="of:=AVERAGE([Hoja1.AP29:.AY29])" office:value-type="float" office:value="0.189795925142243">
            <text:p>0,1897959251</text:p>
          </table:table-cell>
          <table:table-cell table:formula="of:=STDEV([Hoja1.AP29:.AY29])" office:value-type="float" office:value="0.00023211405213887">
            <text:p>0,000232114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AVERAGE([Hoja1.B30:.K30])" office:value-type="float" office:value="0.00191569000016898">
            <text:p>0,00191569</text:p>
          </table:table-cell>
          <table:table-cell table:formula="of:=STDEV([Hoja1.B30:.K30])" office:value-type="float" office:value="0.0000406196665723712">
            <text:p>4,06196665723712E-005</text:p>
          </table:table-cell>
          <table:table-cell table:formula="of:=AVERAGE([Hoja1.L30:.U30])" office:value-type="float" office:value="0.19678861341672">
            <text:p>0,1967886134</text:p>
          </table:table-cell>
          <table:table-cell table:formula="of:=STDEV([Hoja1.L30:.U30])" office:value-type="float" office:value="0.00029034788559226">
            <text:p>0,0002903479</text:p>
          </table:table-cell>
          <table:table-cell table:formula="of:=AVERAGE([Hoja1.V30:.AE30])" office:value-type="float" office:value="66.2537446096889">
            <text:p>66,2537446097</text:p>
          </table:table-cell>
          <table:table-cell table:formula="of:=STDEV([Hoja1.V30:.AE30])" office:value-type="float" office:value="0.918548826145207">
            <text:p>0,9185488261</text:p>
          </table:table-cell>
          <table:table-cell table:formula="of:=AVERAGE([Hoja1.AF30:.AO30])" office:value-type="float" office:value="0.198609008453786">
            <text:p>0,1986090085</text:p>
          </table:table-cell>
          <table:table-cell table:formula="of:=STDEV([Hoja1.AF30:.AO30])" office:value-type="float" office:value="0.000280016049766776">
            <text:p>0,000280016</text:p>
          </table:table-cell>
          <table:table-cell table:formula="of:=AVERAGE([Hoja1.AP30:.AY30])" office:value-type="float" office:value="0.196265130548272">
            <text:p>0,1962651305</text:p>
          </table:table-cell>
          <table:table-cell table:formula="of:=STDEV([Hoja1.AP30:.AY30])" office:value-type="float" office:value="0.000169480008288095">
            <text:p>0,00016948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formula="of:=AVERAGE([Hoja1.B31:.K31])" office:value-type="float" office:value="0.00198821121593937">
            <text:p>0,0019882112</text:p>
          </table:table-cell>
          <table:table-cell table:formula="of:=STDEV([Hoja1.B31:.K31])" office:value-type="float" office:value="0.0000546304789849063">
            <text:p>5,46304789849063E-005</text:p>
          </table:table-cell>
          <table:table-cell table:formula="of:=AVERAGE([Hoja1.L31:.U31])" office:value-type="float" office:value="0.203187003056519">
            <text:p>0,2031870031</text:p>
          </table:table-cell>
          <table:table-cell table:formula="of:=STDEV([Hoja1.L31:.U31])" office:value-type="float" office:value="0.000442950973776435">
            <text:p>0,000442951</text:p>
          </table:table-cell>
          <table:table-cell table:formula="of:=AVERAGE([Hoja1.V31:.AE31])" office:value-type="float" office:value="68.4269758983632">
            <text:p>68,4269758984</text:p>
          </table:table-cell>
          <table:table-cell table:formula="of:=STDEV([Hoja1.V31:.AE31])" office:value-type="float" office:value="0.819566016765062">
            <text:p>0,8195660168</text:p>
          </table:table-cell>
          <table:table-cell table:formula="of:=AVERAGE([Hoja1.AF31:.AO31])" office:value-type="float" office:value="0.205230000056326">
            <text:p>0,2052300001</text:p>
          </table:table-cell>
          <table:table-cell table:formula="of:=STDEV([Hoja1.AF31:.AO31])" office:value-type="float" office:value="0.000362745142481139">
            <text:p>0,0003627451</text:p>
          </table:table-cell>
          <table:table-cell table:formula="of:=AVERAGE([Hoja1.AP31:.AY31])" office:value-type="float" office:value="0.202912485878915">
            <text:p>0,2029124859</text:p>
          </table:table-cell>
          <table:table-cell table:formula="of:=STDEV([Hoja1.AP31:.AY31])" office:value-type="float" office:value="0.000241355160553942">
            <text:p>0,000241355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AVERAGE([Hoja1.B32:.K32])" office:value-type="float" office:value="0.00203638569219038">
            <text:p>0,0020363857</text:p>
          </table:table-cell>
          <table:table-cell table:formula="of:=STDEV([Hoja1.B32:.K32])" office:value-type="float" office:value="0.0000441791252101835">
            <text:p>4,41791252101835E-005</text:p>
          </table:table-cell>
          <table:table-cell table:formula="of:=AVERAGE([Hoja1.L32:.U32])" office:value-type="float" office:value="0.210109717678279">
            <text:p>0,2101097177</text:p>
          </table:table-cell>
          <table:table-cell table:formula="of:=STDEV([Hoja1.L32:.U32])" office:value-type="float" office:value="0.000390655376394452">
            <text:p>0,0003906554</text:p>
          </table:table-cell>
          <table:table-cell table:formula="of:=AVERAGE([Hoja1.V32:.AE32])" office:value-type="float" office:value="70.4149230103241">
            <text:p>70,4149230103</text:p>
          </table:table-cell>
          <table:table-cell table:formula="of:=STDEV([Hoja1.V32:.AE32])" office:value-type="float" office:value="0.875420850846152">
            <text:p>0,8754208508</text:p>
          </table:table-cell>
          <table:table-cell table:formula="of:=AVERAGE([Hoja1.AF32:.AO32])" office:value-type="float" office:value="0.211858201003633">
            <text:p>0,211858201</text:p>
          </table:table-cell>
          <table:table-cell table:formula="of:=STDEV([Hoja1.AF32:.AO32])" office:value-type="float" office:value="0.000494889580278781">
            <text:p>0,0004948896</text:p>
          </table:table-cell>
          <table:table-cell table:formula="of:=AVERAGE([Hoja1.AP32:.AY32])" office:value-type="float" office:value="0.209439788060263">
            <text:p>0,2094397881</text:p>
          </table:table-cell>
          <table:table-cell table:formula="of:=STDEV([Hoja1.AP32:.AY32])" office:value-type="float" office:value="0.000362866027696302">
            <text:p>0,000362866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formula="of:=AVERAGE([Hoja1.B33:.K33])" office:value-type="float" office:value="0.00211611103732139">
            <text:p>0,002116111</text:p>
          </table:table-cell>
          <table:table-cell table:formula="of:=STDEV([Hoja1.B33:.K33])" office:value-type="float" office:value="0.0000527678589393765">
            <text:p>5,27678589393765E-005</text:p>
          </table:table-cell>
          <table:table-cell table:formula="of:=AVERAGE([Hoja1.L33:.U33])" office:value-type="float" office:value="0.21648269596044">
            <text:p>0,216482696</text:p>
          </table:table-cell>
          <table:table-cell table:formula="of:=STDEV([Hoja1.L33:.U33])" office:value-type="float" office:value="0.000339158656200839">
            <text:p>0,0003391587</text:p>
          </table:table-cell>
          <table:table-cell table:formula="of:=AVERAGE([Hoja1.V33:.AE33])" office:value-type="float" office:value="72.6829206785304">
            <text:p>72,6829206785</text:p>
          </table:table-cell>
          <table:table-cell table:formula="of:=STDEV([Hoja1.V33:.AE33])" office:value-type="float" office:value="1.15755790858356">
            <text:p>1,1575579086</text:p>
          </table:table-cell>
          <table:table-cell table:formula="of:=AVERAGE([Hoja1.AF33:.AO33])" office:value-type="float" office:value="0.218566417554393">
            <text:p>0,2185664176</text:p>
          </table:table-cell>
          <table:table-cell table:formula="of:=STDEV([Hoja1.AF33:.AO33])" office:value-type="float" office:value="0.000542444303703036">
            <text:p>0,0005424443</text:p>
          </table:table-cell>
          <table:table-cell table:formula="of:=AVERAGE([Hoja1.AP33:.AY33])" office:value-type="float" office:value="0.216117592598312">
            <text:p>0,2161175926</text:p>
          </table:table-cell>
          <table:table-cell table:formula="of:=STDEV([Hoja1.AP33:.AY33])" office:value-type="float" office:value="0.000251188866643877">
            <text:p>0,0002511889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formula="of:=AVERAGE([Hoja1.B34:.K34])" office:value-type="float" office:value="0.00219618937699124">
            <text:p>0,0021961894</text:p>
          </table:table-cell>
          <table:table-cell table:formula="of:=STDEV([Hoja1.B34:.K34])" office:value-type="float" office:value="0.0000477851975402819">
            <text:p>4,77851975402819E-005</text:p>
          </table:table-cell>
          <table:table-cell table:formula="of:=AVERAGE([Hoja1.L34:.U34])" office:value-type="float" office:value="0.223364799446426">
            <text:p>0,2233647994</text:p>
          </table:table-cell>
          <table:table-cell table:formula="of:=STDEV([Hoja1.L34:.U34])" office:value-type="float" office:value="0.00065087583588053">
            <text:p>0,0006508758</text:p>
          </table:table-cell>
          <table:table-cell table:formula="of:=AVERAGE([Hoja1.V34:.AE34])" office:value-type="float" office:value="74.7091578151449">
            <text:p>74,7091578151</text:p>
          </table:table-cell>
          <table:table-cell table:formula="of:=STDEV([Hoja1.V34:.AE34])" office:value-type="float" office:value="1.17522841362584">
            <text:p>1,1752284136</text:p>
          </table:table-cell>
          <table:table-cell table:formula="of:=AVERAGE([Hoja1.AF34:.AO34])" office:value-type="float" office:value="0.225018286250997">
            <text:p>0,2250182863</text:p>
          </table:table-cell>
          <table:table-cell table:formula="of:=STDEV([Hoja1.AF34:.AO34])" office:value-type="float" office:value="0.000558470032419965">
            <text:p>0,00055847</text:p>
          </table:table-cell>
          <table:table-cell table:formula="of:=AVERAGE([Hoja1.AP34:.AY34])" office:value-type="float" office:value="0.22255067700753">
            <text:p>0,222550677</text:p>
          </table:table-cell>
          <table:table-cell table:formula="of:=STDEV([Hoja1.AP34:.AY34])" office:value-type="float" office:value="0.000307447874206629">
            <text:p>0,0003074479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formula="of:=AVERAGE([Hoja1.B35:.K35])" office:value-type="float" office:value="0.00224910075776279">
            <text:p>0,0022491008</text:p>
          </table:table-cell>
          <table:table-cell table:formula="of:=STDEV([Hoja1.B35:.K35])" office:value-type="float" office:value="0.0000389982601720897">
            <text:p>3,89982601720897E-005</text:p>
          </table:table-cell>
          <table:table-cell table:formula="of:=AVERAGE([Hoja1.L35:.U35])" office:value-type="float" office:value="0.229726611031219">
            <text:p>0,229726611</text:p>
          </table:table-cell>
          <table:table-cell table:formula="of:=STDEV([Hoja1.L35:.U35])" office:value-type="float" office:value="0.000436348752410057">
            <text:p>0,0004363488</text:p>
          </table:table-cell>
          <table:table-cell table:formula="of:=AVERAGE([Hoja1.V35:.AE35])" office:value-type="float" office:value="76.9394582183682">
            <text:p>76,9394582184</text:p>
          </table:table-cell>
          <table:table-cell table:formula="of:=STDEV([Hoja1.V35:.AE35])" office:value-type="float" office:value="1.08980797798168">
            <text:p>1,089807978</text:p>
          </table:table-cell>
          <table:table-cell table:formula="of:=AVERAGE([Hoja1.AF35:.AO35])" office:value-type="float" office:value="0.231830544478726">
            <text:p>0,2318305445</text:p>
          </table:table-cell>
          <table:table-cell table:formula="of:=STDEV([Hoja1.AF35:.AO35])" office:value-type="float" office:value="0.000727564974378966">
            <text:p>0,000727565</text:p>
          </table:table-cell>
          <table:table-cell table:formula="of:=AVERAGE([Hoja1.AP35:.AY35])" office:value-type="float" office:value="0.229105378710665">
            <text:p>0,2291053787</text:p>
          </table:table-cell>
          <table:table-cell table:formula="of:=STDEV([Hoja1.AP35:.AY35])" office:value-type="float" office:value="0.000419441392546983">
            <text:p>0,000419441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formula="of:=AVERAGE([Hoja1.B36:.K36])" office:value-type="float" office:value="0.00230326046003029">
            <text:p>0,0023032605</text:p>
          </table:table-cell>
          <table:table-cell table:formula="of:=STDEV([Hoja1.B36:.K36])" office:value-type="float" office:value="0.0000580451230386151">
            <text:p>5,80451230386151E-005</text:p>
          </table:table-cell>
          <table:table-cell table:formula="of:=AVERAGE([Hoja1.L36:.U36])" office:value-type="float" office:value="0.236457796057221">
            <text:p>0,2364577961</text:p>
          </table:table-cell>
          <table:table-cell table:formula="of:=STDEV([Hoja1.L36:.U36])" office:value-type="float" office:value="0.000639453212238328">
            <text:p>0,0006394532</text:p>
          </table:table-cell>
          <table:table-cell table:formula="of:=AVERAGE([Hoja1.V36:.AE36])" office:value-type="float" office:value="79.0606177124428">
            <text:p>79,0606177124</text:p>
          </table:table-cell>
          <table:table-cell table:formula="of:=STDEV([Hoja1.V36:.AE36])" office:value-type="float" office:value="1.15190010839233">
            <text:p>1,1519001084</text:p>
          </table:table-cell>
          <table:table-cell table:formula="of:=AVERAGE([Hoja1.AF36:.AO36])" office:value-type="float" office:value="0.238155084324535">
            <text:p>0,2381550843</text:p>
          </table:table-cell>
          <table:table-cell table:formula="of:=STDEV([Hoja1.AF36:.AO36])" office:value-type="float" office:value="0.000422412575645389">
            <text:p>0,0004224126</text:p>
          </table:table-cell>
          <table:table-cell table:formula="of:=AVERAGE([Hoja1.AP36:.AY36])" office:value-type="float" office:value="0.235779798170552">
            <text:p>0,2357797982</text:p>
          </table:table-cell>
          <table:table-cell table:formula="of:=STDEV([Hoja1.AP36:.AY36])" office:value-type="float" office:value="0.000280278579940875">
            <text:p>0,0002802786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formula="of:=AVERAGE([Hoja1.B37:.K37])" office:value-type="float" office:value="0.00238640545867383">
            <text:p>0,0023864055</text:p>
          </table:table-cell>
          <table:table-cell table:formula="of:=STDEV([Hoja1.B37:.K37])" office:value-type="float" office:value="0.0000663522064863772">
            <text:p>6,63522064863772E-005</text:p>
          </table:table-cell>
          <table:table-cell table:formula="of:=AVERAGE([Hoja1.L37:.U37])" office:value-type="float" office:value="0.242878552852198">
            <text:p>0,2428785529</text:p>
          </table:table-cell>
          <table:table-cell table:formula="of:=STDEV([Hoja1.L37:.U37])" office:value-type="float" office:value="0.000575191002696364">
            <text:p>0,000575191</text:p>
          </table:table-cell>
          <table:table-cell table:formula="of:=AVERAGE([Hoja1.V37:.AE37])" office:value-type="float" office:value="81.4846375138615">
            <text:p>81,4846375139</text:p>
          </table:table-cell>
          <table:table-cell table:formula="of:=STDEV([Hoja1.V37:.AE37])" office:value-type="float" office:value="0.929655089912805">
            <text:p>0,9296550899</text:p>
          </table:table-cell>
          <table:table-cell table:formula="of:=AVERAGE([Hoja1.AF37:.AO37])" office:value-type="float" office:value="0.245018310635351">
            <text:p>0,2450183106</text:p>
          </table:table-cell>
          <table:table-cell table:formula="of:=STDEV([Hoja1.AF37:.AO37])" office:value-type="float" office:value="0.000502558802795851">
            <text:p>0,0005025588</text:p>
          </table:table-cell>
          <table:table-cell table:formula="of:=AVERAGE([Hoja1.AP37:.AY37])" office:value-type="float" office:value="0.242295078793541">
            <text:p>0,2422950788</text:p>
          </table:table-cell>
          <table:table-cell table:formula="of:=STDEV([Hoja1.AP37:.AY37])" office:value-type="float" office:value="0.000531042781922809">
            <text:p>0,0005310428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formula="of:=AVERAGE([Hoja1.B38:.K38])" office:value-type="float" office:value="0.00245791625929996">
            <text:p>0,0024579163</text:p>
          </table:table-cell>
          <table:table-cell table:formula="of:=STDEV([Hoja1.B38:.K38])" office:value-type="float" office:value="0.0000698321431683575">
            <text:p>6,98321431683575E-005</text:p>
          </table:table-cell>
          <table:table-cell table:formula="of:=AVERAGE([Hoja1.L38:.U38])" office:value-type="float" office:value="0.249590790399816">
            <text:p>0,2495907904</text:p>
          </table:table-cell>
          <table:table-cell table:formula="of:=STDEV([Hoja1.L38:.U38])" office:value-type="float" office:value="0.000782747707870619">
            <text:p>0,0007827477</text:p>
          </table:table-cell>
          <table:table-cell table:formula="of:=AVERAGE([Hoja1.V38:.AE38])" office:value-type="float" office:value="83.736306471657">
            <text:p>83,7363064717</text:p>
          </table:table-cell>
          <table:table-cell table:formula="of:=STDEV([Hoja1.V38:.AE38])" office:value-type="float" office:value="0.922323420414059">
            <text:p>0,9223234204</text:p>
          </table:table-cell>
          <table:table-cell table:formula="of:=AVERAGE([Hoja1.AF38:.AO38])" office:value-type="float" office:value="0.251618795341346">
            <text:p>0,2516187953</text:p>
          </table:table-cell>
          <table:table-cell table:formula="of:=STDEV([Hoja1.AF38:.AO38])" office:value-type="float" office:value="0.000857946935870191">
            <text:p>0,0008579469</text:p>
          </table:table-cell>
          <table:table-cell table:formula="of:=AVERAGE([Hoja1.AP38:.AY38])" office:value-type="float" office:value="0.248937802750152">
            <text:p>0,2489378028</text:p>
          </table:table-cell>
          <table:table-cell table:formula="of:=STDEV([Hoja1.AP38:.AY38])" office:value-type="float" office:value="0.000269912152228883">
            <text:p>0,0002699122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formula="of:=AVERAGE([Hoja1.B39:.K39])" office:value-type="float" office:value="0.00248749792808667">
            <text:p>0,0024874979</text:p>
          </table:table-cell>
          <table:table-cell table:formula="of:=STDEV([Hoja1.B39:.K39])" office:value-type="float" office:value="0.0000355573205235073">
            <text:p>3,55573205235073E-005</text:p>
          </table:table-cell>
          <table:table-cell table:formula="of:=AVERAGE([Hoja1.L39:.U39])" office:value-type="float" office:value="0.255992503534071">
            <text:p>0,2559925035</text:p>
          </table:table-cell>
          <table:table-cell table:formula="of:=STDEV([Hoja1.L39:.U39])" office:value-type="float" office:value="0.000850391580090636">
            <text:p>0,0008503916</text:p>
          </table:table-cell>
          <table:table-cell table:formula="of:=AVERAGE([Hoja1.V39:.AE39])" office:value-type="float" office:value="86.0312160598696">
            <text:p>86,0312160599</text:p>
          </table:table-cell>
          <table:table-cell table:formula="of:=STDEV([Hoja1.V39:.AE39])" office:value-type="float" office:value="0.935990564497942">
            <text:p>0,9359905645</text:p>
          </table:table-cell>
          <table:table-cell table:formula="of:=AVERAGE([Hoja1.AF39:.AO39])" office:value-type="float" office:value="0.258585510938428">
            <text:p>0,2585855109</text:p>
          </table:table-cell>
          <table:table-cell table:formula="of:=STDEV([Hoja1.AF39:.AO39])" office:value-type="float" office:value="0.000762327183607725">
            <text:p>0,0007623272</text:p>
          </table:table-cell>
          <table:table-cell table:formula="of:=AVERAGE([Hoja1.AP39:.AY39])" office:value-type="float" office:value="0.25550471288152">
            <text:p>0,2555047129</text:p>
          </table:table-cell>
          <table:table-cell table:formula="of:=STDEV([Hoja1.AP39:.AY39])" office:value-type="float" office:value="0.000359513573881358">
            <text:p>0,0003595136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f:=AVERAGE([Hoja1.B40:.K40])" office:value-type="float" office:value="0.00255989745492116">
            <text:p>0,0025598975</text:p>
          </table:table-cell>
          <table:table-cell table:formula="of:=STDEV([Hoja1.B40:.K40])" office:value-type="float" office:value="0.0000607199035618914">
            <text:p>6,07199035618914E-005</text:p>
          </table:table-cell>
          <table:table-cell table:formula="of:=AVERAGE([Hoja1.L40:.U40])" office:value-type="float" office:value="0.262516995321494">
            <text:p>0,2625169953</text:p>
          </table:table-cell>
          <table:table-cell table:formula="of:=STDEV([Hoja1.L40:.U40])" office:value-type="float" office:value="0.00056975648883566">
            <text:p>0,0005697565</text:p>
          </table:table-cell>
          <table:table-cell table:formula="of:=AVERAGE([Hoja1.V40:.AE40])" office:value-type="float" office:value="88.1868073610356">
            <text:p>88,186807361</text:p>
          </table:table-cell>
          <table:table-cell table:formula="of:=STDEV([Hoja1.V40:.AE40])" office:value-type="float" office:value="1.07117610127201">
            <text:p>1,0711761013</text:p>
          </table:table-cell>
          <table:table-cell table:formula="of:=AVERAGE([Hoja1.AF40:.AO40])" office:value-type="float" office:value="0.264810315624345">
            <text:p>0,2648103156</text:p>
          </table:table-cell>
          <table:table-cell table:formula="of:=STDEV([Hoja1.AF40:.AO40])" office:value-type="float" office:value="0.000693433618077661">
            <text:p>0,0006934336</text:p>
          </table:table-cell>
          <table:table-cell table:formula="of:=AVERAGE([Hoja1.AP40:.AY40])" office:value-type="float" office:value="0.261856983299367">
            <text:p>0,2618569833</text:p>
          </table:table-cell>
          <table:table-cell table:formula="of:=STDEV([Hoja1.AP40:.AY40])" office:value-type="float" office:value="0.000522612789095496">
            <text:p>0,000522612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formula="of:=AVERAGE([Hoja1.B41:.K41])" office:value-type="float" office:value="0.00261349092470482">
            <text:p>0,0026134909</text:p>
          </table:table-cell>
          <table:table-cell table:formula="of:=STDEV([Hoja1.B41:.K41])" office:value-type="float" office:value="0.0000454557745612838">
            <text:p>4,54557745612838E-005</text:p>
          </table:table-cell>
          <table:table-cell table:formula="of:=AVERAGE([Hoja1.L41:.U41])" office:value-type="float" office:value="0.268817167787347">
            <text:p>0,2688171678</text:p>
          </table:table-cell>
          <table:table-cell table:formula="of:=STDEV([Hoja1.L41:.U41])" office:value-type="float" office:value="0.000408365983782437">
            <text:p>0,000408366</text:p>
          </table:table-cell>
          <table:table-cell table:formula="of:=AVERAGE([Hoja1.V41:.AE41])" office:value-type="float" office:value="90.4101666986709">
            <text:p>90,4101666987</text:p>
          </table:table-cell>
          <table:table-cell table:formula="of:=STDEV([Hoja1.V41:.AE41])" office:value-type="float" office:value="1.04756092111613">
            <text:p>1,0475609211</text:p>
          </table:table-cell>
          <table:table-cell table:formula="of:=AVERAGE([Hoja1.AF41:.AO41])" office:value-type="float" office:value="0.271484892978333">
            <text:p>0,271484893</text:p>
          </table:table-cell>
          <table:table-cell table:formula="of:=STDEV([Hoja1.AF41:.AO41])" office:value-type="float" office:value="0.000626716599820728">
            <text:p>0,0006267166</text:p>
          </table:table-cell>
          <table:table-cell table:formula="of:=AVERAGE([Hoja1.AP41:.AY41])" office:value-type="float" office:value="0.268234948453028">
            <text:p>0,2682349485</text:p>
          </table:table-cell>
          <table:table-cell table:formula="of:=STDEV([Hoja1.AP41:.AY41])" office:value-type="float" office:value="0.000502728896691257">
            <text:p>0,0005027289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formula="of:=AVERAGE([Hoja1.B42:.K42])" office:value-type="float" office:value="0.00269089220091701">
            <text:p>0,0026908922</text:p>
          </table:table-cell>
          <table:table-cell table:formula="of:=STDEV([Hoja1.B42:.K42])" office:value-type="float" office:value="0.0000502534154947191">
            <text:p>5,02534154947191E-005</text:p>
          </table:table-cell>
          <table:table-cell table:formula="of:=AVERAGE([Hoja1.L42:.U42])" office:value-type="float" office:value="0.275419398292433">
            <text:p>0,2754193983</text:p>
          </table:table-cell>
          <table:table-cell table:formula="of:=STDEV([Hoja1.L42:.U42])" office:value-type="float" office:value="0.00103986523157513">
            <text:p>0,0010398652</text:p>
          </table:table-cell>
          <table:table-cell table:formula="of:=AVERAGE([Hoja1.V42:.AE42])" office:value-type="float" office:value="92.6333604803192">
            <text:p>92,6333604803</text:p>
          </table:table-cell>
          <table:table-cell table:formula="of:=STDEV([Hoja1.V42:.AE42])" office:value-type="float" office:value="1.0324645108192">
            <text:p>1,0324645108</text:p>
          </table:table-cell>
          <table:table-cell table:formula="of:=AVERAGE([Hoja1.AF42:.AO42])" office:value-type="float" office:value="0.277908904617652">
            <text:p>0,2779089046</text:p>
          </table:table-cell>
          <table:table-cell table:formula="of:=STDEV([Hoja1.AF42:.AO42])" office:value-type="float" office:value="0.000937407011532307">
            <text:p>0,000937407</text:p>
          </table:table-cell>
          <table:table-cell table:formula="of:=AVERAGE([Hoja1.AP42:.AY42])" office:value-type="float" office:value="0.274998293956742">
            <text:p>0,274998294</text:p>
          </table:table-cell>
          <table:table-cell table:formula="of:=STDEV([Hoja1.AP42:.AY42])" office:value-type="float" office:value="0.000647925462813717">
            <text:p>0,0006479255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formula="of:=AVERAGE([Hoja1.B43:.K43])" office:value-type="float" office:value="0.00274539866950363">
            <text:p>0,0027453987</text:p>
          </table:table-cell>
          <table:table-cell table:formula="of:=STDEV([Hoja1.B43:.K43])" office:value-type="float" office:value="0.0000404238419897987">
            <text:p>4,04238419897987E-005</text:p>
          </table:table-cell>
          <table:table-cell table:formula="of:=AVERAGE([Hoja1.L43:.U43])" office:value-type="float" office:value="0.282373540010303">
            <text:p>0,28237354</text:p>
          </table:table-cell>
          <table:table-cell table:formula="of:=STDEV([Hoja1.L43:.U43])" office:value-type="float" office:value="0.000794397482192335">
            <text:p>0,0007943975</text:p>
          </table:table-cell>
          <table:table-cell table:formula="of:=AVERAGE([Hoja1.V43:.AE43])" office:value-type="float" office:value="94.9650674097007">
            <text:p>94,9650674097</text:p>
          </table:table-cell>
          <table:table-cell table:formula="of:=STDEV([Hoja1.V43:.AE43])" office:value-type="float" office:value="1.05954381843218">
            <text:p>1,0595438184</text:p>
          </table:table-cell>
          <table:table-cell table:formula="of:=AVERAGE([Hoja1.AF43:.AO43])" office:value-type="float" office:value="0.284972500195727">
            <text:p>0,2849725002</text:p>
          </table:table-cell>
          <table:table-cell table:formula="of:=STDEV([Hoja1.AF43:.AO43])" office:value-type="float" office:value="0.000823309806790382">
            <text:p>0,0008233098</text:p>
          </table:table-cell>
          <table:table-cell table:formula="of:=AVERAGE([Hoja1.AP43:.AY43])" office:value-type="float" office:value="0.281539788166992">
            <text:p>0,2815397882</text:p>
          </table:table-cell>
          <table:table-cell table:formula="of:=STDEV([Hoja1.AP43:.AY43])" office:value-type="float" office:value="0.000584411969995621">
            <text:p>0,000584412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formula="of:=AVERAGE([Hoja1.B44:.K44])" office:value-type="float" office:value="0.0028268069261685">
            <text:p>0,0028268069</text:p>
          </table:table-cell>
          <table:table-cell table:formula="of:=STDEV([Hoja1.B44:.K44])" office:value-type="float" office:value="0.0000243710881176938">
            <text:p>2,43710881176938E-005</text:p>
          </table:table-cell>
          <table:table-cell table:formula="of:=AVERAGE([Hoja1.L44:.U44])" office:value-type="float" office:value="0.289043885958381">
            <text:p>0,289043886</text:p>
          </table:table-cell>
          <table:table-cell table:formula="of:=STDEV([Hoja1.L44:.U44])" office:value-type="float" office:value="0.00101342011969926">
            <text:p>0,0010134201</text:p>
          </table:table-cell>
          <table:table-cell table:formula="of:=AVERAGE([Hoja1.V44:.AE44])" office:value-type="float" office:value="97.0607891375781">
            <text:p>97,0607891376</text:p>
          </table:table-cell>
          <table:table-cell table:formula="of:=STDEV([Hoja1.V44:.AE44])" office:value-type="float" office:value="1.01204136924658">
            <text:p>1,0120413692</text:p>
          </table:table-cell>
          <table:table-cell table:formula="of:=AVERAGE([Hoja1.AF44:.AO44])" office:value-type="float" office:value="0.291271677939221">
            <text:p>0,2912716779</text:p>
          </table:table-cell>
          <table:table-cell table:formula="of:=STDEV([Hoja1.AF44:.AO44])" office:value-type="float" office:value="0.000650860459184437">
            <text:p>0,0006508605</text:p>
          </table:table-cell>
          <table:table-cell table:formula="of:=AVERAGE([Hoja1.AP44:.AY44])" office:value-type="float" office:value="0.288005503325257">
            <text:p>0,2880055033</text:p>
          </table:table-cell>
          <table:table-cell table:formula="of:=STDEV([Hoja1.AP44:.AY44])" office:value-type="float" office:value="0.000440275358727507">
            <text:p>0,0004402754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formula="of:=AVERAGE([Hoja1.B45:.K45])" office:value-type="float" office:value="0.00291019172873348">
            <text:p>0,0029101917</text:p>
          </table:table-cell>
          <table:table-cell table:formula="of:=STDEV([Hoja1.B45:.K45])" office:value-type="float" office:value="0.0000549746647367921">
            <text:p>5,49746647367921E-005</text:p>
          </table:table-cell>
          <table:table-cell table:formula="of:=AVERAGE([Hoja1.L45:.U45])" office:value-type="float" office:value="0.295828161993995">
            <text:p>0,295828162</text:p>
          </table:table-cell>
          <table:table-cell table:formula="of:=STDEV([Hoja1.L45:.U45])" office:value-type="float" office:value="0.000630544621636772">
            <text:p>0,0006305446</text:p>
          </table:table-cell>
          <table:table-cell table:formula="of:=AVERAGE([Hoja1.V45:.AE45])" office:value-type="float" office:value="99.4971827136353">
            <text:p>99,4971827136</text:p>
          </table:table-cell>
          <table:table-cell table:formula="of:=STDEV([Hoja1.V45:.AE45])" office:value-type="float" office:value="1.0575561816658">
            <text:p>1,0575561817</text:p>
          </table:table-cell>
          <table:table-cell table:formula="of:=AVERAGE([Hoja1.AF45:.AO45])" office:value-type="float" office:value="0.297743720840663">
            <text:p>0,2977437208</text:p>
          </table:table-cell>
          <table:table-cell table:formula="of:=STDEV([Hoja1.AF45:.AO45])" office:value-type="float" office:value="0.000664457291503177">
            <text:p>0,0006644573</text:p>
          </table:table-cell>
          <table:table-cell table:formula="of:=AVERAGE([Hoja1.AP45:.AY45])" office:value-type="float" office:value="0.294377526186872">
            <text:p>0,2943775262</text:p>
          </table:table-cell>
          <table:table-cell table:formula="of:=STDEV([Hoja1.AP45:.AY45])" office:value-type="float" office:value="0.000695986849415593">
            <text:p>0,0006959868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formula="of:=AVERAGE([Hoja1.B46:.K46])" office:value-type="float" office:value="0.0029527674545534">
            <text:p>0,0029527675</text:p>
          </table:table-cell>
          <table:table-cell table:formula="of:=STDEV([Hoja1.B46:.K46])" office:value-type="float" office:value="0.000056090118120865">
            <text:p>5,6090118120865E-005</text:p>
          </table:table-cell>
          <table:table-cell table:formula="of:=AVERAGE([Hoja1.L46:.U46])" office:value-type="float" office:value="0.301756337587722">
            <text:p>0,3017563376</text:p>
          </table:table-cell>
          <table:table-cell table:formula="of:=STDEV([Hoja1.L46:.U46])" office:value-type="float" office:value="0.000756588212444588">
            <text:p>0,0007565882</text:p>
          </table:table-cell>
          <table:table-cell table:formula="of:=AVERAGE([Hoja1.V46:.AE46])" office:value-type="float" office:value="101.51586821127">
            <text:p>101,5158682113</text:p>
          </table:table-cell>
          <table:table-cell table:formula="of:=STDEV([Hoja1.V46:.AE46])" office:value-type="float" office:value="1.31942434742431">
            <text:p>1,3194243474</text:p>
          </table:table-cell>
          <table:table-cell table:formula="of:=AVERAGE([Hoja1.AF46:.AO46])" office:value-type="float" office:value="0.30458403917728">
            <text:p>0,3045840392</text:p>
          </table:table-cell>
          <table:table-cell table:formula="of:=STDEV([Hoja1.AF46:.AO46])" office:value-type="float" office:value="0.000754715020920239">
            <text:p>0,000754715</text:p>
          </table:table-cell>
          <table:table-cell table:formula="of:=AVERAGE([Hoja1.AP46:.AY46])" office:value-type="float" office:value="0.301160038670059">
            <text:p>0,3011600387</text:p>
          </table:table-cell>
          <table:table-cell table:formula="of:=STDEV([Hoja1.AP46:.AY46])" office:value-type="float" office:value="0.000416504138836002">
            <text:p>0,000416504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formula="of:=AVERAGE([Hoja1.B47:.K47])" office:value-type="float" office:value="0.00305061440449208">
            <text:p>0,0030506144</text:p>
          </table:table-cell>
          <table:table-cell table:formula="of:=STDEV([Hoja1.B47:.K47])" office:value-type="float" office:value="0.0000641295653436154">
            <text:p>6,41295653436154E-005</text:p>
          </table:table-cell>
          <table:table-cell table:formula="of:=AVERAGE([Hoja1.L47:.U47])" office:value-type="float" office:value="0.308651789894793">
            <text:p>0,3086517899</text:p>
          </table:table-cell>
          <table:table-cell table:formula="of:=STDEV([Hoja1.L47:.U47])" office:value-type="float" office:value="0.000849529810302415">
            <text:p>0,0008495298</text:p>
          </table:table-cell>
          <table:table-cell table:formula="of:=AVERAGE([Hoja1.V47:.AE47])" office:value-type="float" office:value="104.029987912124">
            <text:p>104,0299879121</text:p>
          </table:table-cell>
          <table:table-cell table:formula="of:=STDEV([Hoja1.V47:.AE47])" office:value-type="float" office:value="0.582514491813787">
            <text:p>0,5825144918</text:p>
          </table:table-cell>
          <table:table-cell table:formula="of:=AVERAGE([Hoja1.AF47:.AO47])" office:value-type="float" office:value="0.311460915626958">
            <text:p>0,3114609156</text:p>
          </table:table-cell>
          <table:table-cell table:formula="of:=STDEV([Hoja1.AF47:.AO47])" office:value-type="float" office:value="0.000618051588916476">
            <text:p>0,0006180516</text:p>
          </table:table-cell>
          <table:table-cell table:formula="of:=AVERAGE([Hoja1.AP47:.AY47])" office:value-type="float" office:value="0.307617084216326">
            <text:p>0,3076170842</text:p>
          </table:table-cell>
          <table:table-cell table:formula="of:=STDEV([Hoja1.AP47:.AY47])" office:value-type="float" office:value="0.000452437239402773">
            <text:p>0,0004524372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formula="of:=AVERAGE([Hoja1.B48:.K48])" office:value-type="float" office:value="0.00309347884031013">
            <text:p>0,0030934788</text:p>
          </table:table-cell>
          <table:table-cell table:formula="of:=STDEV([Hoja1.B48:.K48])" office:value-type="float" office:value="0.000076318134460806">
            <text:p>7,6318134460806E-005</text:p>
          </table:table-cell>
          <table:table-cell table:formula="of:=AVERAGE([Hoja1.L48:.U48])" office:value-type="float" office:value="0.314942115137819">
            <text:p>0,3149421151</text:p>
          </table:table-cell>
          <table:table-cell table:formula="of:=STDEV([Hoja1.L48:.U48])" office:value-type="float" office:value="0.000681048509931215">
            <text:p>0,0006810485</text:p>
          </table:table-cell>
          <table:table-cell table:formula="of:=AVERAGE([Hoja1.V48:.AE48])" office:value-type="float" office:value="106.323013671779">
            <text:p>106,3230136718</text:p>
          </table:table-cell>
          <table:table-cell table:formula="of:=STDEV([Hoja1.V48:.AE48])" office:value-type="float" office:value="0.483827675200013">
            <text:p>0,4838276752</text:p>
          </table:table-cell>
          <table:table-cell table:formula="of:=AVERAGE([Hoja1.AF48:.AO48])" office:value-type="float" office:value="0.317483961069956">
            <text:p>0,3174839611</text:p>
          </table:table-cell>
          <table:table-cell table:formula="of:=STDEV([Hoja1.AF48:.AO48])" office:value-type="float" office:value="0.00055110348778061">
            <text:p>0,0005511035</text:p>
          </table:table-cell>
          <table:table-cell table:formula="of:=AVERAGE([Hoja1.AP48:.AY48])" office:value-type="float" office:value="0.314251490239985">
            <text:p>0,3142514902</text:p>
          </table:table-cell>
          <table:table-cell table:formula="of:=STDEV([Hoja1.AP48:.AY48])" office:value-type="float" office:value="0.000501617491379027">
            <text:p>0,0005016175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formula="of:=AVERAGE([Hoja1.B49:.K49])" office:value-type="float" office:value="0.00311348855029792">
            <text:p>0,0031134886</text:p>
          </table:table-cell>
          <table:table-cell table:formula="of:=STDEV([Hoja1.B49:.K49])" office:value-type="float" office:value="0.0000445246995444607">
            <text:p>4,45246995444607E-005</text:p>
          </table:table-cell>
          <table:table-cell table:formula="of:=AVERAGE([Hoja1.L49:.U49])" office:value-type="float" office:value="0.32104130765656">
            <text:p>0,3210413077</text:p>
          </table:table-cell>
          <table:table-cell table:formula="of:=STDEV([Hoja1.L49:.U49])" office:value-type="float" office:value="0.000731298069556678">
            <text:p>0,0007312981</text:p>
          </table:table-cell>
          <table:table-cell table:formula="of:=AVERAGE([Hoja1.V49:.AE49])" office:value-type="float" office:value="108.415262912388">
            <text:p>108,4152629124</text:p>
          </table:table-cell>
          <table:table-cell table:formula="of:=STDEV([Hoja1.V49:.AE49])" office:value-type="float" office:value="0.541129768898698">
            <text:p>0,5411297689</text:p>
          </table:table-cell>
          <table:table-cell table:formula="of:=AVERAGE([Hoja1.AF49:.AO49])" office:value-type="float" office:value="0.324128490395378">
            <text:p>0,3241284904</text:p>
          </table:table-cell>
          <table:table-cell table:formula="of:=STDEV([Hoja1.AF49:.AO49])" office:value-type="float" office:value="0.000573859732776201">
            <text:p>0,0005738597</text:p>
          </table:table-cell>
          <table:table-cell table:formula="of:=AVERAGE([Hoja1.AP49:.AY49])" office:value-type="float" office:value="0.320316997705959">
            <text:p>0,3203169977</text:p>
          </table:table-cell>
          <table:table-cell table:formula="of:=STDEV([Hoja1.AP49:.AY49])" office:value-type="float" office:value="0.000233465316677084">
            <text:p>0,000233465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AVERAGE([Hoja1.B50:.K50])" office:value-type="float" office:value="0.00319857969880104">
            <text:p>0,0031985797</text:p>
          </table:table-cell>
          <table:table-cell table:formula="of:=STDEV([Hoja1.B50:.K50])" office:value-type="float" office:value="0.0000868399831824285">
            <text:p>0,00008684</text:p>
          </table:table-cell>
          <table:table-cell table:formula="of:=AVERAGE([Hoja1.L50:.U50])" office:value-type="float" office:value="0.328102706500795">
            <text:p>0,3281027065</text:p>
          </table:table-cell>
          <table:table-cell table:formula="of:=STDEV([Hoja1.L50:.U50])" office:value-type="float" office:value="0.000681858056963156">
            <text:p>0,0006818581</text:p>
          </table:table-cell>
          <table:table-cell table:formula="of:=AVERAGE([Hoja1.V50:.AE50])" office:value-type="float" office:value="110.737628421222">
            <text:p>110,7376284212</text:p>
          </table:table-cell>
          <table:table-cell table:formula="of:=STDEV([Hoja1.V50:.AE50])" office:value-type="float" office:value="0.458108205419087">
            <text:p>0,4581082054</text:p>
          </table:table-cell>
          <table:table-cell table:formula="of:=AVERAGE([Hoja1.AF50:.AO50])" office:value-type="float" office:value="0.330602071492467">
            <text:p>0,3306020715</text:p>
          </table:table-cell>
          <table:table-cell table:formula="of:=STDEV([Hoja1.AF50:.AO50])" office:value-type="float" office:value="0.000607014236130118">
            <text:p>0,0006070142</text:p>
          </table:table-cell>
          <table:table-cell table:formula="of:=AVERAGE([Hoja1.AP50:.AY50])" office:value-type="float" office:value="0.327562424354255">
            <text:p>0,3275624244</text:p>
          </table:table-cell>
          <table:table-cell table:formula="of:=STDEV([Hoja1.AP50:.AY50])" office:value-type="float" office:value="0.00046249032722746">
            <text:p>0,000462490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DejaVu Sans Condensed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8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7">07/02/2012</text:date>, <text:time>18:16:4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2-07T18:16:42</dc:date>
    <dc:creator>Alejandro Gómez</dc:creator>
    <meta:document-statistic meta:table-count="2" meta:cell-count="3115" meta:object-count="0"/>
    <meta:generator>LibreOffice/3.4$Linux LibreOffice_project/340m1$Build-402</meta:generator>
  </office:meta>
</office:document-meta>
</file>